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3.46604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3.54541666666667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3.33375cm"/>
    </style:style>
    <style:style style:name="ro1" style:family="table-row">
      <style:table-row-properties style:row-height="13.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losed_Discovery_Approach_1_and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26" table:default-cell-style-name="ce1"/>
        <table:table-column table:style-name="co11" table:number-columns-repeated="16344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5">
            <text:p>Cancer Discovery Cases: Mean (average) Rank</text:p>
          </table:table-cell>
          <table:covered-table-cell table:number-columns-repeated="5"/>
          <table:table-cell table:style-name="ce3"/>
          <table:table-cell office:value-type="string" table:number-columns-spanned="6" table:number-rows-spanned="1" table:style-name="ce5">
            <text:p>Cancer Discovery Cases: Mean (average) Standard Deviation</text:p>
          </table:table-cell>
          <table:covered-table-cell table:number-columns-repeated="5"/>
          <table:table-cell office:value-type="string" table:number-columns-spanned="6" table:number-rows-spanned="1" table:style-name="ce5">
            <text:p>Cancer Discovery Cases: Median (average) Rank</text:p>
          </table:table-cell>
          <table:covered-table-cell table:number-columns-repeated="5"/>
          <table:table-cell table:number-columns-repeated="16365" table:style-name="ce1"/>
        </table:table-row>
        <table:table-row table:style-name="ro2">
          <table:table-cell office:value-type="string" table:number-columns-spanned="6" table:number-rows-spanned="1" table:style-name="ce5">
            <text:p>Closed Discovery</text:p>
          </table:table-cell>
          <table:covered-table-cell table:number-columns-repeated="5"/>
          <table:table-cell table:style-name="ce3"/>
          <table:table-cell office:value-type="string" table:number-columns-spanned="6" table:number-rows-spanned="1" table:style-name="ce5">
            <text:p>Closed Discovery</text:p>
          </table:table-cell>
          <table:covered-table-cell table:number-columns-repeated="5"/>
          <table:table-cell office:value-type="string" table:number-columns-spanned="6" table:number-rows-spanned="1" table:style-name="ce5">
            <text:p>Closed Discovery</text:p>
          </table:table-cell>
          <table:covered-table-cell table:number-columns-repeated="5"/>
          <table:table-cell table:number-columns-repeated="16365" table:style-name="ce1"/>
        </table:table-row>
        <table:table-row table:style-name="ro2">
          <table:table-cell office:value-type="string" table:style-name="ce3">
            <text:p>Aggregation Funcs</text:p>
          </table:table-cell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3"/>
          <table:table-cell table:style-name="ce1"/>
          <table:table-cell office:value-type="string" table:style-name="ce3">
            <text:p>Aggregation Funcs</text:p>
          </table:table-cell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3"/>
          <table:table-cell office:value-type="string" table:style-name="ce3">
            <text:p>Aggregation Funcs</text:p>
          </table:table-cell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3"/>
          <table:table-cell table:number-columns-repeated="16365" table:style-name="ce1"/>
        </table:table-row>
        <table:table-row table:style-name="ro2"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3" table:style-name="ce3"/>
          <table:table-cell office:value-type="string" table:style-name="ce3">
            <text:p>Min Rank</text:p>
          </table:table-cell>
          <table:table-cell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3" table:style-name="ce3"/>
          <table:table-cell office:value-type="string" table:style-name="ce3">
            <text:p>Min Rank</text:p>
          </table:table-cell>
          <table:table-cell table:number-columns-repeated="16365" table:style-name="ce1"/>
        </table:table-row>
        <table:table-row table:style-name="ro2">
          <table:table-cell office:value-type="string" table:number-columns-spanned="1" table:number-rows-spanned="5" table:style-name="ce6">
            <text:p>Separate links, Weighted LINE, uncapped model, ReLu? activation</text:p>
          </table:table-cell>
          <table:table-cell office:value-type="string" table:style-name="ce1">
            <text:p>Average</text:p>
          </table:table-cell>
          <table:table-cell office:value-type="float" office:value="112.88" table:formula="of:=AVERAGE([.C45];[.H45]; [.M45];[.R45]; [.W45])" table:style-name="ce1">
            <text:p>112.88</text:p>
          </table:table-cell>
          <table:table-cell office:value-type="float" office:value="86.320000000000007" table:formula="of:=AVERAGE([.D45];[.I45]; [.N45];[.S45]; [.X45])" table:style-name="ce1">
            <text:p>86.32</text:p>
          </table:table-cell>
          <table:table-cell office:value-type="float" office:value="97.2" table:formula="of:=AVERAGE([.E45];[.J45]; [.O45];[.T45]; [.Y45])" table:style-name="ce1">
            <text:p>97.2</text:p>
          </table:table-cell>
          <table:table-cell office:value-type="float" office:value="86.320000000000007" table:formula="of:=MIN([.C6:.E6])" table:style-name="ce3">
            <text:p>86.32</text:p>
          </table:table-cell>
          <table:table-cell table:style-name="ce1"/>
          <table:table-cell office:value-type="string" table:number-columns-spanned="1" table:number-rows-spanned="5" table:style-name="ce6">
            <text:p>Separate links, Weighted LINE, uncapped model, ReLu? activation</text:p>
          </table:table-cell>
          <table:table-cell office:value-type="string" table:style-name="ce1">
            <text:p>Average</text:p>
          </table:table-cell>
          <table:table-cell office:value-type="float" office:value="43.156732194624411" table:formula="of:=AVERAGE([.C54];[.H54]; [.M54];[.R54]; [.W54])" table:style-name="ce1">
            <text:p>43.15673219</text:p>
          </table:table-cell>
          <table:table-cell office:value-type="float" office:value="51.961593396569739" table:formula="of:=AVERAGE([.D54];[.I54]; [.N54];[.S54]; [.X54])" table:style-name="ce1">
            <text:p>51.9615934</text:p>
          </table:table-cell>
          <table:table-cell office:value-type="float" office:value="41.654821091810341" table:formula="of:=AVERAGE([.E54];[.J54]; [.O54];[.T54]; [.Y54])" table:style-name="ce1">
            <text:p>41.65482109</text:p>
          </table:table-cell>
          <table:table-cell table:style-name="ce1"/>
          <table:table-cell office:value-type="string" table:number-columns-spanned="1" table:number-rows-spanned="5" table:style-name="ce6">
            <text:p>Separate links, Weighted LINE, uncapped model, ReLu? activation</text:p>
          </table:table-cell>
          <table:table-cell office:value-type="string" table:style-name="ce1">
            <text:p>Average</text:p>
          </table:table-cell>
          <table:table-cell office:value-type="float" office:value="96" table:formula="of:=MEDIAN([.C45];[.H45]; [.M45];[.R45]; [.W45])" table:style-name="ce1">
            <text:p>96</text:p>
          </table:table-cell>
          <table:table-cell office:value-type="float" office:value="93.8" table:formula="of:=MEDIAN([.D45];[.I45]; [.N45];[.S45]; [.X45])" table:style-name="ce1">
            <text:p>93.8</text:p>
          </table:table-cell>
          <table:table-cell office:value-type="float" office:value="89.4" table:formula="of:=MEDIAN([.E45];[.J45]; [.O45];[.T45]; [.Y45])" table:style-name="ce1">
            <text:p>89.4</text:p>
          </table:table-cell>
          <table:table-cell office:value-type="float" office:value="89.4" table:formula="of:=MIN([.P6:.R6])" table:style-name="ce3">
            <text:p>89.4</text:p>
          </table:table-cell>
          <table:table-cell table:number-columns-repeated="16365" table:style-name="ce1"/>
        </table:table-row>
        <table:table-row table:style-name="ro2">
          <table:covered-table-cell/>
          <table:table-cell office:value-type="string" table:style-name="ce1">
            <text:p>Concatenation</text:p>
          </table:table-cell>
          <table:table-cell office:value-type="float" office:value="151.16" table:formula="of:=AVERAGE([.C46];[.H46]; [.M46];[.R46]; [.W46])" table:style-name="ce1">
            <text:p>151.16</text:p>
          </table:table-cell>
          <table:table-cell office:value-type="float" office:value="94.48" table:formula="of:=AVERAGE([.D46];[.I46]; [.N46];[.S46]; [.X46])" table:style-name="ce1">
            <text:p>94.48</text:p>
          </table:table-cell>
          <table:table-cell office:value-type="float" office:value="89.72" table:formula="of:=AVERAGE([.E46];[.J46]; [.O46];[.T46]; [.Y46])" table:style-name="ce1">
            <text:p>89.72</text:p>
          </table:table-cell>
          <table:table-cell office:value-type="float" office:value="89.72" table:formula="of:=MIN([.C7:.E7])" table:style-name="ce3">
            <text:p>89.72</text:p>
          </table:table-cell>
          <table:table-cell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144.42864153376144" table:formula="of:=AVERAGE([.C55];[.H55]; [.M55];[.R55]; [.W55])" table:style-name="ce1">
            <text:p>144.4286415</text:p>
          </table:table-cell>
          <table:table-cell office:value-type="float" office:value="79.966440553535477" table:formula="of:=AVERAGE([.D55];[.I55]; [.N55];[.S55]; [.X55])" table:style-name="ce1">
            <text:p>79.96644055</text:p>
          </table:table-cell>
          <table:table-cell office:value-type="float" office:value="54.451366124591345" table:formula="of:=AVERAGE([.E55];[.J55]; [.O55];[.T55]; [.Y55])" table:style-name="ce1">
            <text:p>54.45136612</text:p>
          </table:table-cell>
          <table:table-cell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158.6" table:formula="of:=MEDIAN([.C46];[.H46]; [.M46];[.R46]; [.W46])" table:style-name="ce1">
            <text:p>158.6</text:p>
          </table:table-cell>
          <table:table-cell office:value-type="float" office:value="36.4" table:formula="of:=MEDIAN([.D46];[.I46]; [.N46];[.S46]; [.X46])" table:style-name="ce1">
            <text:p>36.4</text:p>
          </table:table-cell>
          <table:table-cell office:value-type="float" office:value="38.799999999999997" table:formula="of:=MEDIAN([.E46];[.J46]; [.O46];[.T46]; [.Y46])" table:style-name="ce1">
            <text:p>38.8</text:p>
          </table:table-cell>
          <table:table-cell office:value-type="float" office:value="36.4" table:formula="of:=MIN([.P7:.R7])" table:style-name="ce3">
            <text:p>36.4</text:p>
          </table:table-cell>
          <table:table-cell table:number-columns-repeated="16365" table:style-name="ce1"/>
        </table:table-row>
        <table:table-row table:style-name="ro2">
          <table:covered-table-cell/>
          <table:table-cell office:value-type="string" table:style-name="ce1">
            <text:p>Hadamard</text:p>
          </table:table-cell>
          <table:table-cell office:value-type="float" office:value="357.15999999999997" table:formula="of:=AVERAGE([.C47];[.H47]; [.M47];[.R47]; [.W47])" table:style-name="ce1">
            <text:p>357.16</text:p>
          </table:table-cell>
          <table:table-cell office:value-type="float" office:value="251.24" table:formula="of:=AVERAGE([.D47];[.I47]; [.N47];[.S47]; [.X47])" table:style-name="ce1">
            <text:p>251.24</text:p>
          </table:table-cell>
          <table:table-cell office:value-type="float" office:value="287.03999999999996" table:formula="of:=AVERAGE([.E47];[.J47]; [.O47];[.T47]; [.Y47])" table:style-name="ce1">
            <text:p>287.04</text:p>
          </table:table-cell>
          <table:table-cell office:value-type="float" office:value="251.24" table:formula="of:=MIN([.C8:.E8])" table:style-name="ce3">
            <text:p>251.24</text:p>
          </table:table-cell>
          <table:table-cell table:style-name="ce1"/>
          <table:covered-table-cell/>
          <table:table-cell office:value-type="string" table:style-name="ce1">
            <text:p>Hadamard</text:p>
          </table:table-cell>
          <table:table-cell office:value-type="float" office:value="140.02736458636869" table:formula="of:=AVERAGE([.C56];[.H56]; [.M56];[.R56]; [.W56])" table:style-name="ce1">
            <text:p>140.0273646</text:p>
          </table:table-cell>
          <table:table-cell office:value-type="float" office:value="85.174087678998291" table:formula="of:=AVERAGE([.D56];[.I56]; [.N56];[.S56]; [.X56])" table:style-name="ce1">
            <text:p>85.17408768</text:p>
          </table:table-cell>
          <table:table-cell office:value-type="float" office:value="110.2052661893683" table:formula="of:=AVERAGE([.E56];[.J56]; [.O56];[.T56]; [.Y56])" table:style-name="ce1">
            <text:p>110.2052662</text:p>
          </table:table-cell>
          <table:table-cell table:style-name="ce1"/>
          <table:covered-table-cell/>
          <table:table-cell office:value-type="string" table:style-name="ce1">
            <text:p>Hadamard</text:p>
          </table:table-cell>
          <table:table-cell office:value-type="float" office:value="282.8" table:formula="of:=MEDIAN([.C47];[.H47]; [.M47];[.R47]; [.W47])" table:style-name="ce1">
            <text:p>282.8</text:p>
          </table:table-cell>
          <table:table-cell office:value-type="float" office:value="176" table:formula="of:=MEDIAN([.D47];[.I47]; [.N47];[.S47]; [.X47])" table:style-name="ce1">
            <text:p>176</text:p>
          </table:table-cell>
          <table:table-cell office:value-type="float" office:value="238.8" table:formula="of:=MEDIAN([.E47];[.J47]; [.O47];[.T47]; [.Y47])" table:style-name="ce1">
            <text:p>238.8</text:p>
          </table:table-cell>
          <table:table-cell office:value-type="float" office:value="176" table:formula="of:=MIN([.P8:.R8])" table:style-name="ce3">
            <text:p>176</text:p>
          </table:table-cell>
          <table:table-cell table:number-columns-repeated="16365" table:style-name="ce1"/>
        </table:table-row>
        <table:table-row table:style-name="ro2">
          <table:covered-table-cell/>
          <table:table-cell office:value-type="string" table:style-name="ce1">
            <text:p>Weighted-L1</text:p>
          </table:table-cell>
          <table:table-cell office:value-type="float" office:value="228.68" table:formula="of:=AVERAGE([.C48];[.H48]; [.M48];[.R48]; [.W48])" table:style-name="ce1">
            <text:p>228.68</text:p>
          </table:table-cell>
          <table:table-cell office:value-type="float" office:value="195.8" table:formula="of:=AVERAGE([.D48];[.I48]; [.N48];[.S48]; [.X48])" table:style-name="ce1">
            <text:p>195.8</text:p>
          </table:table-cell>
          <table:table-cell office:value-type="float" office:value="189" table:formula="of:=AVERAGE([.E48];[.J48]; [.O48];[.T48]; [.Y48])" table:style-name="ce1">
            <text:p>189</text:p>
          </table:table-cell>
          <table:table-cell office:value-type="float" office:value="189" table:formula="of:=MIN([.C9:.E9])" table:style-name="ce3">
            <text:p>189</text:p>
          </table:table-cell>
          <table:table-cell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52.44582171102185" table:formula="of:=AVERAGE([.C57];[.H57]; [.M57];[.R57]; [.W57])" table:style-name="ce1">
            <text:p>52.44582171</text:p>
          </table:table-cell>
          <table:table-cell office:value-type="float" office:value="84.874709488068035" table:formula="of:=AVERAGE([.D57];[.I57]; [.N57];[.S57]; [.X57])" table:style-name="ce1">
            <text:p>84.87470949</text:p>
          </table:table-cell>
          <table:table-cell office:value-type="float" office:value="58.593258294932909" table:formula="of:=AVERAGE([.E57];[.J57]; [.O57];[.T57]; [.Y57])" table:style-name="ce1">
            <text:p>58.59325829</text:p>
          </table:table-cell>
          <table:table-cell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109.4" table:formula="of:=MEDIAN([.C48];[.H48]; [.M48];[.R48]; [.W48])" table:style-name="ce1">
            <text:p>109.4</text:p>
          </table:table-cell>
          <table:table-cell office:value-type="float" office:value="158.4" table:formula="of:=MEDIAN([.D48];[.I48]; [.N48];[.S48]; [.X48])" table:style-name="ce1">
            <text:p>158.4</text:p>
          </table:table-cell>
          <table:table-cell office:value-type="float" office:value="114.8" table:formula="of:=MEDIAN([.E48];[.J48]; [.O48];[.T48]; [.Y48])" table:style-name="ce1">
            <text:p>114.8</text:p>
          </table:table-cell>
          <table:table-cell office:value-type="float" office:value="109.4" table:formula="of:=MIN([.P9:.R9])" table:style-name="ce3">
            <text:p>109.4</text:p>
          </table:table-cell>
          <table:table-cell table:number-columns-repeated="16365" table:style-name="ce1"/>
        </table:table-row>
        <table:table-row table:style-name="ro2">
          <table:covered-table-cell/>
          <table:table-cell office:value-type="string" table:style-name="ce1">
            <text:p>Weighted-L2</text:p>
          </table:table-cell>
          <table:table-cell office:value-type="float" office:value="614.28" table:formula="of:=AVERAGE([.C49];[.H49]; [.M49];[.R49]; [.W49])" table:style-name="ce1">
            <text:p>614.28</text:p>
          </table:table-cell>
          <table:table-cell office:value-type="float" office:value="482.92000000000007" table:formula="of:=AVERAGE([.D49];[.I49]; [.N49];[.S49]; [.X49])" table:style-name="ce1">
            <text:p>482.92</text:p>
          </table:table-cell>
          <table:table-cell office:value-type="float" office:value="565.16" table:formula="of:=AVERAGE([.E49];[.J49]; [.O49];[.T49]; [.Y49])" table:style-name="ce1">
            <text:p>565.16</text:p>
          </table:table-cell>
          <table:table-cell office:value-type="float" office:value="482.92000000000007" table:formula="of:=MIN([.C10:.E10])" table:style-name="ce3">
            <text:p>482.92</text:p>
          </table:table-cell>
          <table:table-cell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76.028394933222458" table:formula="of:=AVERAGE([.C58];[.H58]; [.M58];[.R58]; [.W58])" table:style-name="ce1">
            <text:p>76.02839493</text:p>
          </table:table-cell>
          <table:table-cell office:value-type="float" office:value="166.97328260797667" table:formula="of:=AVERAGE([.D58];[.I58]; [.N58];[.S58]; [.X58])" table:style-name="ce1">
            <text:p>166.9732826</text:p>
          </table:table-cell>
          <table:table-cell office:value-type="float" office:value="109.22437160311529" table:formula="of:=AVERAGE([.E58];[.J58]; [.O58];[.T58]; [.Y58])" table:style-name="ce1">
            <text:p>109.2243716</text:p>
          </table:table-cell>
          <table:table-cell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300.2" table:formula="of:=MEDIAN([.C49];[.H49]; [.M49];[.R49]; [.W49])" table:style-name="ce1">
            <text:p>300.2</text:p>
          </table:table-cell>
          <table:table-cell office:value-type="float" office:value="240" table:formula="of:=MEDIAN([.D49];[.I49]; [.N49];[.S49]; [.X49])" table:style-name="ce1">
            <text:p>240</text:p>
          </table:table-cell>
          <table:table-cell office:value-type="float" office:value="256" table:formula="of:=MEDIAN([.E49];[.J49]; [.O49];[.T49]; [.Y49])" table:style-name="ce1">
            <text:p>256</text:p>
          </table:table-cell>
          <table:table-cell office:value-type="float" office:value="240" table:formula="of:=MIN([.P10:.R10])" table:style-name="ce3">
            <text:p>240</text:p>
          </table:table-cell>
          <table:table-cell table:number-columns-repeated="16365" table:style-name="ce1"/>
        </table:table-row>
        <table:table-row table:style-name="ro2">
          <table:table-cell table:number-columns-repeated="2" table:style-name="ce1"/>
          <table:table-cell office:value-type="float" office:value="112.88" table:formula="of:=MIN([.C6:.C10])" table:style-name="ce3">
            <text:p>112.88</text:p>
          </table:table-cell>
          <table:table-cell office:value-type="float" office:value="86.320000000000007" table:formula="of:=MIN([.D6:.D10])" table:style-name="ce3">
            <text:p>86.32</text:p>
          </table:table-cell>
          <table:table-cell office:value-type="float" office:value="89.72" table:formula="of:=MIN([.E6:.E10])" table:style-name="ce3">
            <text:p>89.72</text:p>
          </table:table-cell>
          <table:table-cell office:value-type="float" office:value="86.320000000000007" table:formula="of:=MIN([.C11:.E11])" table:style-name="ce3">
            <text:p>86.32</text:p>
          </table:table-cell>
          <table:table-cell table:number-columns-repeated="9" table:style-name="ce1"/>
          <table:table-cell office:value-type="float" office:value="96" table:formula="of:=MIN([.P6:.P10])" table:style-name="ce3">
            <text:p>96</text:p>
          </table:table-cell>
          <table:table-cell office:value-type="float" office:value="36.4" table:formula="of:=MIN([.Q6:.Q10])" table:style-name="ce3">
            <text:p>36.4</text:p>
          </table:table-cell>
          <table:table-cell office:value-type="float" office:value="38.799999999999997" table:formula="of:=MIN([.R6:.R10])" table:style-name="ce3">
            <text:p>38.8</text:p>
          </table:table-cell>
          <table:table-cell office:value-type="float" office:value="36.4" table:formula="of:=MIN([.P11:.R11])" table:style-name="ce3">
            <text:p>36.4</text:p>
          </table:table-cell>
          <table:table-cell table:number-columns-repeated="16365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4" table:number-rows-spanned="1" table:style-name="ce5">
            <text:p>Case 1 Ranks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2 Ranks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3 Ranks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4 Ranks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5 Ranks</text:p>
          </table:table-cell>
          <table:covered-table-cell table:number-columns-repeated="3"/>
          <table:table-cell table:style-name="ce2"/>
          <table:table-cell table:number-columns-repeated="7" table:style-name="ce1"/>
          <table:table-cell table:style-name="ce2"/>
          <table:table-cell table:number-columns-repeated="16350" table:style-name="ce1"/>
        </table:table-row>
        <table:table-row table:style-name="ro2">
          <table:table-cell table:style-name="ce1"/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number-columns-repeated="2"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2"/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number-columns-repeated="2"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2"/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style-name="ce1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number-columns-repeated="16344"/>
        </table:table-row>
        <table:table-row table:style-name="ro2">
          <table:table-cell table:style-name="ce1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10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3">
          <table:table-cell table:style-name="ce1"/>
          <table:table-cell office:value-type="string" table:style-name="ce1">
            <text:p>Average</text:p>
          </table:table-cell>
          <table:table-cell office:value-type="float" office:value="98" table:style-name="ce1">
            <text:p>98</text:p>
          </table:table-cell>
          <table:table-cell office:value-type="float" office:value="205" table:style-name="ce1">
            <text:p>205</text:p>
          </table:table-cell>
          <table:table-cell office:value-type="float" office:value="147" table:style-name="ce1">
            <text:p>147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90" table:style-name="ce1">
            <text:p>90</text:p>
          </table:table-cell>
          <table:table-cell office:value-type="float" office:value="32" table:style-name="ce1">
            <text:p>32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90" table:style-name="ce1">
            <text:p>190</text:p>
          </table:table-cell>
          <table:table-cell office:value-type="float" office:value="380" table:style-name="ce1">
            <text:p>380</text:p>
          </table:table-cell>
          <table:table-cell office:value-type="float" office:value="326" table:style-name="ce1">
            <text:p>32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68" table:style-name="ce1">
            <text:p>68</text:p>
          </table:table-cell>
          <table:table-cell office:value-type="float" office:value="123" table:style-name="ce1">
            <text:p>123</text:p>
          </table:table-cell>
          <table:table-cell office:value-type="float" office:value="87" table:style-name="ce1">
            <text:p>87</text:p>
          </table:table-cell>
          <table:table-cell table:number-columns-repeated="16359" table:style-name="ce1"/>
        </table:table-row>
        <table:table-row table:style-name="ro3">
          <table:table-cell/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104" table:style-name="ce1">
            <text:p>104</text:p>
          </table:table-cell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float" office:value="190" table:style-name="ce1">
            <text:p>190</text:p>
          </table:table-cell>
          <table:table-cell office:value-type="float" office:value="171" table:style-name="ce1">
            <text:p>171</text:p>
          </table:table-cell>
          <table:table-cell office:value-type="float" office:value="178" table:style-name="ce1">
            <text:p>178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79" table:style-name="ce1">
            <text:p>79</text:p>
          </table:table-cell>
          <table:table-cell office:value-type="float" office:value="116" table:style-name="ce1">
            <text:p>116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106" table:style-name="ce1">
            <text:p>106</text:p>
          </table:table-cell>
          <table:table-cell office:value-type="float" office:value="190" table:style-name="ce1">
            <text:p>190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70" table:style-name="ce1">
            <text:p>70</text:p>
          </table:table-cell>
          <table:table-cell office:value-type="float" office:value="54" table:style-name="ce1">
            <text:p>54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92" table:style-name="ce1">
            <text:p>92</text:p>
          </table:table-cell>
          <table:table-cell office:value-type="float" office:value="104" table:style-name="ce1">
            <text:p>104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table:number-columns-repeated="2" table:style-name="ce1"/>
          <table:table-cell office:value-type="float" office:value="257" table:style-name="ce1">
            <text:p>257</text:p>
          </table:table-cell>
          <table:table-cell office:value-type="float" office:value="171" table:style-name="ce1">
            <text:p>171</text:p>
          </table:table-cell>
          <table:table-cell office:value-type="float" office:value="217" table:style-name="ce1">
            <text:p>217</text:p>
          </table:table-cell>
          <table:table-cell table:number-columns-repeated="2" table:style-name="ce1"/>
          <table:table-cell office:value-type="float" office:value="155" table:style-name="ce1">
            <text:p>155</text:p>
          </table:table-cell>
          <table:table-cell office:value-type="float" office:value="145" table:style-name="ce1">
            <text:p>145</text:p>
          </table:table-cell>
          <table:table-cell office:value-type="float" office:value="146" table:style-name="ce1">
            <text:p>146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82" table:style-name="ce1">
            <text:p>82</text:p>
          </table:table-cell>
          <table:table-cell office:value-type="float" office:value="132" table:style-name="ce1">
            <text:p>132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office:value-type="float" office:value="76" table:style-name="ce1">
            <text:p>76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float" office:value="192" table:style-name="ce1">
            <text:p>192</text:p>
          </table:table-cell>
          <table:table-cell office:value-type="float" office:value="66" table:style-name="ce1">
            <text:p>66</text:p>
          </table:table-cell>
          <table:table-cell office:value-type="float" office:value="121" table:style-name="ce1">
            <text:p>121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table:number-columns-repeated="16359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35" table:style-name="ce1">
            <text:p>235</text:p>
          </table:table-cell>
          <table:table-cell office:value-type="float" office:value="32" table:style-name="ce1">
            <text:p>32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95" table:style-name="ce1">
            <text:p>95</text:p>
          </table:table-cell>
          <table:table-cell office:value-type="float" office:value="888" table:style-name="ce1">
            <text:p>888</text:p>
          </table:table-cell>
          <table:table-cell office:value-type="float" office:value="552" table:style-name="ce1">
            <text:p>552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40" table:style-name="ce1">
            <text:p>240</text:p>
          </table:table-cell>
          <table:table-cell office:value-type="float" office:value="55" table:style-name="ce1">
            <text:p>55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257" table:style-name="ce1">
            <text:p>257</text:p>
          </table:table-cell>
          <table:table-cell office:value-type="float" office:value="142" table:style-name="ce1">
            <text:p>142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626" table:style-name="ce1">
            <text:p>626</text:p>
          </table:table-cell>
          <table:table-cell office:value-type="float" office:value="29" table:style-name="ce1">
            <text:p>29</text:p>
          </table:table-cell>
          <table:table-cell office:value-type="float" office:value="118" table:style-name="ce1">
            <text:p>118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float" office:value="148" table:style-name="ce1">
            <text:p>148</text:p>
          </table:table-cell>
          <table:table-cell office:value-type="float" office:value="20" table:style-name="ce1">
            <text:p>20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61" table:style-name="ce1">
            <text:p>61</text:p>
          </table:table-cell>
          <table:table-cell office:value-type="float" office:value="502" table:style-name="ce1">
            <text:p>502</text:p>
          </table:table-cell>
          <table:table-cell office:value-type="float" office:value="187" table:style-name="ce1">
            <text:p>187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float" office:value="174" table:style-name="ce1">
            <text:p>174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float" office:value="101" table:style-name="ce1">
            <text:p>101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float" office:value="136" table:style-name="ce1">
            <text:p>136</text:p>
          </table:table-cell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606" table:style-name="ce1">
            <text:p>606</text:p>
          </table:table-cell>
          <table:table-cell office:value-type="float" office:value="77" table:style-name="ce1">
            <text:p>77</text:p>
          </table:table-cell>
          <table:table-cell office:value-type="float" office:value="298" table:style-name="ce1">
            <text:p>298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float" office:value="606" table:style-name="ce1">
            <text:p>606</text:p>
          </table:table-cell>
          <table:table-cell office:value-type="float" office:value="89" table:style-name="ce1">
            <text:p>89</text:p>
          </table:table-cell>
          <table:table-cell office:value-type="float" office:value="287" table:style-name="ce1">
            <text:p>287</text:p>
          </table:table-cell>
          <table:table-cell table:number-columns-repeated="16359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743" table:style-name="ce1">
            <text:p>743</text:p>
          </table:table-cell>
          <table:table-cell office:value-type="float" office:value="368" table:style-name="ce1">
            <text:p>368</text:p>
          </table:table-cell>
          <table:table-cell office:value-type="float" office:value="528" table:style-name="ce1">
            <text:p>528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19" table:style-name="ce1">
            <text:p>219</text:p>
          </table:table-cell>
          <table:table-cell office:value-type="float" office:value="52" table:style-name="ce1">
            <text:p>52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70" table:style-name="ce1">
            <text:p>170</text:p>
          </table:table-cell>
          <table:table-cell office:value-type="float" office:value="49" table:style-name="ce1">
            <text:p>49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48" table:style-name="ce1">
            <text:p>248</text:p>
          </table:table-cell>
          <table:table-cell office:value-type="float" office:value="168" table:style-name="ce1">
            <text:p>168</text:p>
          </table:table-cell>
          <table:table-cell office:value-type="float" office:value="209" table:style-name="ce1">
            <text:p>209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604" table:style-name="ce1">
            <text:p>604</text:p>
          </table:table-cell>
          <table:table-cell office:value-type="float" office:value="957" table:style-name="ce1">
            <text:p>957</text:p>
          </table:table-cell>
          <table:table-cell office:value-type="float" office:value="810" table:style-name="ce1">
            <text:p>810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271" table:style-name="ce1">
            <text:p>271</text:p>
          </table:table-cell>
          <table:table-cell office:value-type="float" office:value="413" table:style-name="ce1">
            <text:p>413</text:p>
          </table:table-cell>
          <table:table-cell table:number-columns-repeated="2" table:style-name="ce1"/>
          <table:table-cell office:value-type="float" office:value="202" table:style-name="ce1">
            <text:p>202</text:p>
          </table:table-cell>
          <table:table-cell office:value-type="float" office:value="46" table:style-name="ce1">
            <text:p>46</text:p>
          </table:table-cell>
          <table:table-cell office:value-type="float" office:value="82" table:style-name="ce1">
            <text:p>82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73" table:style-name="ce1">
            <text:p>73</text:p>
          </table:table-cell>
          <table:table-cell office:value-type="float" office:value="151" table:style-name="ce1">
            <text:p>151</text:p>
          </table:table-cell>
          <table:table-cell table:number-columns-repeated="2" table:style-name="ce1"/>
          <table:table-cell office:value-type="float" office:value="373" table:style-name="ce1">
            <text:p>373</text:p>
          </table:table-cell>
          <table:table-cell office:value-type="float" office:value="194" table:style-name="ce1">
            <text:p>194</text:p>
          </table:table-cell>
          <table:table-cell office:value-type="float" office:value="306" table:style-name="ce1">
            <text:p>306</text:p>
          </table:table-cell>
          <table:table-cell table:number-columns-repeated="2" table:style-name="ce1"/>
          <table:table-cell office:value-type="float" office:value="512" table:style-name="ce1">
            <text:p>512</text:p>
          </table:table-cell>
          <table:table-cell office:value-type="float" office:value="596" table:style-name="ce1">
            <text:p>596</text:p>
          </table:table-cell>
          <table:table-cell office:value-type="float" office:value="551" table:style-name="ce1">
            <text:p>551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float" office:value="269" table:style-name="ce1">
            <text:p>269</text:p>
          </table:table-cell>
          <table:table-cell office:value-type="float" office:value="66" table:style-name="ce1">
            <text:p>66</text:p>
          </table:table-cell>
          <table:table-cell office:value-type="float" office:value="119" table:style-name="ce1">
            <text:p>119</text:p>
          </table:table-cell>
          <table:table-cell table:number-columns-repeated="2" table:style-name="ce1"/>
          <table:table-cell office:value-type="float" office:value="174" table:style-name="ce1">
            <text:p>174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table:number-columns-repeated="2" table:style-name="ce1"/>
          <table:table-cell office:value-type="float" office:value="386" table:style-name="ce1">
            <text:p>386</text:p>
          </table:table-cell>
          <table:table-cell office:value-type="float" office:value="226" table:style-name="ce1">
            <text:p>226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886" table:style-name="ce1">
            <text:p>886</text:p>
          </table:table-cell>
          <table:table-cell office:value-type="float" office:value="591" table:style-name="ce1">
            <text:p>591</text:p>
          </table:table-cell>
          <table:table-cell office:value-type="float" office:value="786" table:style-name="ce1">
            <text:p>786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740" table:style-name="ce1">
            <text:p>740</text:p>
          </table:table-cell>
          <table:table-cell office:value-type="float" office:value="482" table:style-name="ce1">
            <text:p>482</text:p>
          </table:table-cell>
          <table:table-cell office:value-type="float" office:value="592" table:style-name="ce1">
            <text:p>592</text:p>
          </table:table-cell>
          <table:table-cell table:number-columns-repeated="2" table:style-name="ce1"/>
          <table:table-cell office:value-type="float" office:value="281" table:style-name="ce1">
            <text:p>281</text:p>
          </table:table-cell>
          <table:table-cell office:value-type="float" office:value="88" table:style-name="ce1">
            <text:p>88</text:p>
          </table:table-cell>
          <table:table-cell office:value-type="float" office:value="144" table:style-name="ce1">
            <text:p>144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336" table:style-name="ce1">
            <text:p>336</text:p>
          </table:table-cell>
          <table:table-cell office:value-type="float" office:value="130" table:style-name="ce1">
            <text:p>130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499" table:style-name="ce1">
            <text:p>499</text:p>
          </table:table-cell>
          <table:table-cell office:value-type="float" office:value="594" table:style-name="ce1">
            <text:p>594</text:p>
          </table:table-cell>
          <table:table-cell office:value-type="float" office:value="543" table:style-name="ce1">
            <text:p>543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585" table:style-name="ce1">
            <text:p>585</text:p>
          </table:table-cell>
          <table:table-cell office:value-type="float" office:value="260" table:style-name="ce1">
            <text:p>260</text:p>
          </table:table-cell>
          <table:table-cell office:value-type="float" office:value="385" table:style-name="ce1">
            <text:p>385</text:p>
          </table:table-cell>
          <table:table-cell table:number-columns-repeated="2" table:style-name="ce1"/>
          <table:table-cell office:value-type="float" office:value="179" table:style-name="ce1">
            <text:p>179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111" table:style-name="ce1">
            <text:p>111</text:p>
          </table:table-cell>
          <table:table-cell office:value-type="float" office:value="27" table:style-name="ce1">
            <text:p>27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71" table:style-name="ce1">
            <text:p>71</text:p>
          </table:table-cell>
          <table:table-cell office:value-type="float" office:value="162" table:style-name="ce1">
            <text:p>162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290" table:style-name="ce1">
            <text:p>290</text:p>
          </table:table-cell>
          <table:table-cell office:value-type="float" office:value="812" table:style-name="ce1">
            <text:p>812</text:p>
          </table:table-cell>
          <table:table-cell office:value-type="float" office:value="497" table:style-name="ce1">
            <text:p>497</text:p>
          </table:table-cell>
          <table:table-cell table:number-columns-repeated="16359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7" table:style-name="ce1">
            <text:p>17</text:p>
          </table:table-cell>
          <table:table-cell office:value-type="float" office:value="160" table:style-name="ce1">
            <text:p>160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5" table:style-name="ce1">
            <text:p>45</text:p>
          </table:table-cell>
          <table:table-cell office:value-type="float" office:value="50" table:style-name="ce1">
            <text:p>50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372" table:style-name="ce1">
            <text:p>372</text:p>
          </table:table-cell>
          <table:table-cell office:value-type="float" office:value="128" table:style-name="ce1">
            <text:p>128</text:p>
          </table:table-cell>
          <table:table-cell office:value-type="float" office:value="254" table:style-name="ce1">
            <text:p>25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594" table:style-name="ce1">
            <text:p>594</text:p>
          </table:table-cell>
          <table:table-cell office:value-type="float" office:value="384" table:style-name="ce1">
            <text:p>384</text:p>
          </table:table-cell>
          <table:table-cell office:value-type="float" office:value="474" table:style-name="ce1">
            <text:p>474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191" table:style-name="ce1">
            <text:p>191</text:p>
          </table:table-cell>
          <table:table-cell office:value-type="float" office:value="112" table:style-name="ce1">
            <text:p>112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132" table:style-name="ce1">
            <text:p>132</text:p>
          </table:table-cell>
          <table:table-cell office:value-type="float" office:value="92" table:style-name="ce1">
            <text:p>92</text:p>
          </table:table-cell>
          <table:table-cell table:number-columns-repeated="2" table:style-name="ce1"/>
          <table:table-cell office:value-type="float" office:value="321" table:style-name="ce1">
            <text:p>321</text:p>
          </table:table-cell>
          <table:table-cell office:value-type="float" office:value="97" table:style-name="ce1">
            <text:p>97</text:p>
          </table:table-cell>
          <table:table-cell office:value-type="float" office:value="223" table:style-name="ce1">
            <text:p>223</text:p>
          </table:table-cell>
          <table:table-cell table:number-columns-repeated="2" table:style-name="ce1"/>
          <table:table-cell office:value-type="float" office:value="624" table:style-name="ce1">
            <text:p>624</text:p>
          </table:table-cell>
          <table:table-cell office:value-type="float" office:value="344" table:style-name="ce1">
            <text:p>344</text:p>
          </table:table-cell>
          <table:table-cell office:value-type="float" office:value="468" table:style-name="ce1">
            <text:p>468</text:p>
          </table:table-cell>
          <table:table-cell table:number-columns-repeated="16359"/>
        </table:table-row>
        <table:table-row table:style-name="ro3">
          <table:table-cell/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2" table:style-name="ce1">
            <text:p>162</text:p>
          </table:table-cell>
          <table:table-cell office:value-type="float" office:value="93" table:style-name="ce1">
            <text:p>93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78" table:style-name="ce1">
            <text:p>178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float" office:value="92" table:style-name="ce1">
            <text:p>92</text:p>
          </table:table-cell>
          <table:table-cell office:value-type="float" office:value="244" table:style-name="ce1">
            <text:p>244</text:p>
          </table:table-cell>
          <table:table-cell office:value-type="float" office:value="152" table:style-name="ce1">
            <text:p>152</text:p>
          </table:table-cell>
          <table:table-cell table:number-columns-repeated="2" table:style-name="ce1"/>
          <table:table-cell office:value-type="float" office:value="288" table:style-name="ce1">
            <text:p>288</text:p>
          </table:table-cell>
          <table:table-cell office:value-type="float" office:value="81" table:style-name="ce1">
            <text:p>81</text:p>
          </table:table-cell>
          <table:table-cell office:value-type="float" office:value="181" table:style-name="ce1">
            <text:p>181</text:p>
          </table:table-cell>
          <table:table-cell table:number-columns-repeated="2" table:style-name="ce1"/>
          <table:table-cell office:value-type="float" office:value="399" table:style-name="ce1">
            <text:p>399</text:p>
          </table:table-cell>
          <table:table-cell office:value-type="float" office:value="224" table:style-name="ce1">
            <text:p>224</text:p>
          </table:table-cell>
          <table:table-cell office:value-type="float" office:value="283" table:style-name="ce1">
            <text:p>283</text:p>
          </table:table-cell>
          <table:table-cell table:number-columns-repeated="16359" table:style-name="ce1"/>
        </table:table-row>
        <table:table-row table:style-name="ro3">
          <table:table-cell/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294" table:style-name="ce1">
            <text:p>294</text:p>
          </table:table-cell>
          <table:table-cell office:value-type="float" office:value="94" table:style-name="ce1">
            <text:p>94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249" table:style-name="ce1">
            <text:p>249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float" office:value="154" table:style-name="ce1">
            <text:p>154</text:p>
          </table:table-cell>
          <table:table-cell office:value-type="float" office:value="235" table:style-name="ce1">
            <text:p>235</text:p>
          </table:table-cell>
          <table:table-cell office:value-type="float" office:value="190" table:style-name="ce1">
            <text:p>190</text:p>
          </table:table-cell>
          <table:table-cell table:number-columns-repeated="2" table:style-name="ce1"/>
          <table:table-cell office:value-type="float" office:value="300" table:style-name="ce1">
            <text:p>300</text:p>
          </table:table-cell>
          <table:table-cell office:value-type="float" office:value="98" table:style-name="ce1">
            <text:p>98</text:p>
          </table:table-cell>
          <table:table-cell office:value-type="float" office:value="199" table:style-name="ce1">
            <text:p>199</text:p>
          </table:table-cell>
          <table:table-cell table:number-columns-repeated="2" table:style-name="ce1"/>
          <table:table-cell office:value-type="float" office:value="625" table:style-name="ce1">
            <text:p>625</text:p>
          </table:table-cell>
          <table:table-cell office:value-type="float" office:value="344" table:style-name="ce1">
            <text:p>344</text:p>
          </table:table-cell>
          <table:table-cell office:value-type="float" office:value="470" table:style-name="ce1">
            <text:p>470</text:p>
          </table:table-cell>
          <table:table-cell table:number-columns-repeated="16359" table:style-name="ce1"/>
        </table:table-row>
        <table:table-row table:style-name="ro3">
          <table:table-cell/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429" table:style-name="ce1">
            <text:p>429</text:p>
          </table:table-cell>
          <table:table-cell office:value-type="float" office:value="221" table:style-name="ce1">
            <text:p>22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float" office:value="77" table:style-name="ce1">
            <text:p>77</text:p>
          </table:table-cell>
          <table:table-cell office:value-type="float" office:value="131" table:style-name="ce1">
            <text:p>131</text:p>
          </table:table-cell>
          <table:table-cell office:value-type="float" office:value="96" table:style-name="ce1">
            <text:p>96</text:p>
          </table:table-cell>
          <table:table-cell table:number-columns-repeated="2" table:style-name="ce1"/>
          <table:table-cell office:value-type="float" office:value="362" table:style-name="ce1">
            <text:p>362</text:p>
          </table:table-cell>
          <table:table-cell office:value-type="float" office:value="72" table:style-name="ce1">
            <text:p>72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1"/>
          <table:table-cell office:value-type="float" office:value="748" table:style-name="ce1">
            <text:p>748</text:p>
          </table:table-cell>
          <table:table-cell office:value-type="float" office:value="491" table:style-name="ce1">
            <text:p>491</text:p>
          </table:table-cell>
          <table:table-cell office:value-type="float" office:value="619" table:style-name="ce1">
            <text:p>619</text:p>
          </table:table-cell>
          <table:table-cell table:number-columns-repeated="16359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2047" table:style-name="ce1">
            <text:p>2047</text:p>
          </table:table-cell>
          <table:table-cell office:value-type="float" office:value="1723" table:style-name="ce1">
            <text:p>1723</text:p>
          </table:table-cell>
          <table:table-cell office:value-type="float" office:value="1997" table:style-name="ce1">
            <text:p>1997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55" table:style-name="ce1">
            <text:p>155</text:p>
          </table:table-cell>
          <table:table-cell office:value-type="float" office:value="48" table:style-name="ce1">
            <text:p>48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328" table:style-name="ce1">
            <text:p>328</text:p>
          </table:table-cell>
          <table:table-cell office:value-type="float" office:value="373" table:style-name="ce1">
            <text:p>373</text:p>
          </table:table-cell>
          <table:table-cell office:value-type="float" office:value="362" table:style-name="ce1">
            <text:p>36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28" table:style-name="ce1">
            <text:p>228</text:p>
          </table:table-cell>
          <table:table-cell office:value-type="float" office:value="321" table:style-name="ce1">
            <text:p>321</text:p>
          </table:table-cell>
          <table:table-cell office:value-type="float" office:value="292" table:style-name="ce1">
            <text:p>29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348" table:style-name="ce1">
            <text:p>348</text:p>
          </table:table-cell>
          <table:table-cell office:value-type="float" office:value="93" table:style-name="ce1">
            <text:p>93</text:p>
          </table:table-cell>
          <table:table-cell office:value-type="float" office:value="188" table:style-name="ce1">
            <text:p>188</text:p>
          </table:table-cell>
          <table:table-cell table:number-columns-repeated="16359" table:style-name="ce1"/>
        </table:table-row>
        <table:table-row table:style-name="ro3">
          <table:table-cell/>
          <table:table-cell table:style-name="ce1"/>
          <table:table-cell office:value-type="float" office:value="2063" table:style-name="ce1">
            <text:p>2063</text:p>
          </table:table-cell>
          <table:table-cell office:value-type="float" office:value="1793" table:style-name="ce1">
            <text:p>1793</text:p>
          </table:table-cell>
          <table:table-cell office:value-type="float" office:value="2021" table:style-name="ce1">
            <text:p>2021</text:p>
          </table:table-cell>
          <table:table-cell table:number-columns-repeated="2" table:style-name="ce1"/>
          <table:table-cell office:value-type="float" office:value="250" table:style-name="ce1">
            <text:p>250</text:p>
          </table:table-cell>
          <table:table-cell office:value-type="float" office:value="113" table:style-name="ce1">
            <text:p>113</text:p>
          </table:table-cell>
          <table:table-cell office:value-type="float" office:value="181" table:style-name="ce1">
            <text:p>181</text:p>
          </table:table-cell>
          <table:table-cell table:number-columns-repeated="2" table:style-name="ce1"/>
          <table:table-cell office:value-type="float" office:value="405" table:style-name="ce1">
            <text:p>405</text:p>
          </table:table-cell>
          <table:table-cell office:value-type="float" office:value="276" table:style-name="ce1">
            <text:p>276</text:p>
          </table:table-cell>
          <table:table-cell office:value-type="float" office:value="369" table:style-name="ce1">
            <text:p>369</text:p>
          </table:table-cell>
          <table:table-cell table:number-columns-repeated="2" table:style-name="ce1"/>
          <table:table-cell office:value-type="float" office:value="274" table:style-name="ce1">
            <text:p>274</text:p>
          </table:table-cell>
          <table:table-cell office:value-type="float" office:value="200" table:style-name="ce1">
            <text:p>200</text:p>
          </table:table-cell>
          <table:table-cell office:value-type="float" office:value="259" table:style-name="ce1">
            <text:p>259</text:p>
          </table:table-cell>
          <table:table-cell table:number-columns-repeated="2" table:style-name="ce1"/>
          <table:table-cell office:value-type="float" office:value="200" table:style-name="ce1">
            <text:p>200</text:p>
          </table:table-cell>
          <table:table-cell office:value-type="float" office:value="101" table:style-name="ce1">
            <text:p>101</text:p>
          </table:table-cell>
          <table:table-cell office:value-type="float" office:value="135" table:style-name="ce1">
            <text:p>135</text:p>
          </table:table-cell>
          <table:table-cell table:number-columns-repeated="16359" table:style-name="ce1"/>
        </table:table-row>
        <table:table-row table:style-name="ro3">
          <table:table-cell/>
          <table:table-cell table:style-name="ce1"/>
          <table:table-cell office:value-type="float" office:value="1874" table:style-name="ce1">
            <text:p>1874</text:p>
          </table:table-cell>
          <table:table-cell office:value-type="float" office:value="1152" table:style-name="ce1">
            <text:p>1152</text:p>
          </table:table-cell>
          <table:table-cell office:value-type="float" office:value="1619" table:style-name="ce1">
            <text:p>1619</text:p>
          </table:table-cell>
          <table:table-cell table:number-columns-repeated="2" table:style-name="ce1"/>
          <table:table-cell office:value-type="float" office:value="224" table:style-name="ce1">
            <text:p>224</text:p>
          </table:table-cell>
          <table:table-cell office:value-type="float" office:value="467" table:style-name="ce1">
            <text:p>467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1"/>
          <table:table-cell office:value-type="float" office:value="389" table:style-name="ce1">
            <text:p>389</text:p>
          </table:table-cell>
          <table:table-cell office:value-type="float" office:value="266" table:style-name="ce1">
            <text:p>266</text:p>
          </table:table-cell>
          <table:table-cell office:value-type="float" office:value="354" table:style-name="ce1">
            <text:p>354</text:p>
          </table:table-cell>
          <table:table-cell table:number-columns-repeated="2" table:style-name="ce1"/>
          <table:table-cell office:value-type="float" office:value="165" table:style-name="ce1">
            <text:p>165</text:p>
          </table:table-cell>
          <table:table-cell office:value-type="float" office:value="280" table:style-name="ce1">
            <text:p>280</text:p>
          </table:table-cell>
          <table:table-cell office:value-type="float" office:value="206" table:style-name="ce1">
            <text:p>206</text:p>
          </table:table-cell>
          <table:table-cell table:number-columns-repeated="2" table:style-name="ce1"/>
          <table:table-cell office:value-type="float" office:value="267" table:style-name="ce1">
            <text:p>267</text:p>
          </table:table-cell>
          <table:table-cell office:value-type="float" office:value="142" table:style-name="ce1">
            <text:p>142</text:p>
          </table:table-cell>
          <table:table-cell office:value-type="float" office:value="203" table:style-name="ce1">
            <text:p>203</text:p>
          </table:table-cell>
          <table:table-cell table:number-columns-repeated="16359" table:style-name="ce1"/>
        </table:table-row>
        <table:table-row table:style-name="ro3">
          <table:table-cell/>
          <table:table-cell table:style-name="ce1"/>
          <table:table-cell office:value-type="float" office:value="1738" table:style-name="ce1">
            <text:p>1738</text:p>
          </table:table-cell>
          <table:table-cell office:value-type="float" office:value="961" table:style-name="ce1">
            <text:p>961</text:p>
          </table:table-cell>
          <table:table-cell office:value-type="float" office:value="1385" table:style-name="ce1">
            <text:p>1385</text:p>
          </table:table-cell>
          <table:table-cell table:number-columns-repeated="2" table:style-name="ce1"/>
          <table:table-cell office:value-type="float" office:value="318" table:style-name="ce1">
            <text:p>318</text:p>
          </table:table-cell>
          <table:table-cell office:value-type="float" office:value="186" table:style-name="ce1">
            <text:p>186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375" table:style-name="ce1">
            <text:p>375</text:p>
          </table:table-cell>
          <table:table-cell office:value-type="float" office:value="329" table:style-name="ce1">
            <text:p>329</text:p>
          </table:table-cell>
          <table:table-cell office:value-type="float" office:value="357" table:style-name="ce1">
            <text:p>357</text:p>
          </table:table-cell>
          <table:table-cell table:number-columns-repeated="2" table:style-name="ce1"/>
          <table:table-cell office:value-type="float" office:value="184" table:style-name="ce1">
            <text:p>184</text:p>
          </table:table-cell>
          <table:table-cell office:value-type="float" office:value="205" table:style-name="ce1">
            <text:p>205</text:p>
          </table:table-cell>
          <table:table-cell office:value-type="float" office:value="196" table:style-name="ce1">
            <text:p>196</text:p>
          </table:table-cell>
          <table:table-cell table:number-columns-repeated="2" table:style-name="ce1"/>
          <table:table-cell office:value-type="float" office:value="353" table:style-name="ce1">
            <text:p>353</text:p>
          </table:table-cell>
          <table:table-cell office:value-type="float" office:value="68" table:style-name="ce1">
            <text:p>68</text:p>
          </table:table-cell>
          <table:table-cell office:value-type="float" office:value="154" table:style-name="ce1">
            <text:p>154</text:p>
          </table:table-cell>
          <table:table-cell table:number-columns-repeated="16359" table:style-name="ce1"/>
        </table:table-row>
        <table:table-row table:style-name="ro3">
          <table:table-cell/>
          <table:table-cell table:style-name="ce1"/>
          <table:table-cell office:value-type="float" office:value="1827" table:style-name="ce1">
            <text:p>1827</text:p>
          </table:table-cell>
          <table:table-cell office:value-type="float" office:value="1571" table:style-name="ce1">
            <text:p>1571</text:p>
          </table:table-cell>
          <table:table-cell office:value-type="float" office:value="1774" table:style-name="ce1">
            <text:p>1774</text:p>
          </table:table-cell>
          <table:table-cell table:number-columns-repeated="2" table:style-name="ce1"/>
          <table:table-cell office:value-type="float" office:value="231" table:style-name="ce1">
            <text:p>231</text:p>
          </table:table-cell>
          <table:table-cell office:value-type="float" office:value="350" table:style-name="ce1">
            <text:p>350</text:p>
          </table:table-cell>
          <table:table-cell office:value-type="float" office:value="282" table:style-name="ce1">
            <text:p>282</text:p>
          </table:table-cell>
          <table:table-cell table:number-columns-repeated="2" table:style-name="ce1"/>
          <table:table-cell office:value-type="float" office:value="414" table:style-name="ce1">
            <text:p>414</text:p>
          </table:table-cell>
          <table:table-cell office:value-type="float" office:value="326" table:style-name="ce1">
            <text:p>326</text:p>
          </table:table-cell>
          <table:table-cell office:value-type="float" office:value="388" table:style-name="ce1">
            <text:p>388</text:p>
          </table:table-cell>
          <table:table-cell table:number-columns-repeated="2" table:style-name="ce1"/>
          <table:table-cell office:value-type="float" office:value="367" table:style-name="ce1">
            <text:p>367</text:p>
          </table:table-cell>
          <table:table-cell office:value-type="float" office:value="194" table:style-name="ce1">
            <text:p>194</text:p>
          </table:table-cell>
          <table:table-cell office:value-type="float" office:value="327" table:style-name="ce1">
            <text:p>327</text:p>
          </table:table-cell>
          <table:table-cell table:number-columns-repeated="2" table:style-name="ce1"/>
          <table:table-cell office:value-type="float" office:value="333" table:style-name="ce1">
            <text:p>333</text:p>
          </table:table-cell>
          <table:table-cell office:value-type="float" office:value="535" table:style-name="ce1">
            <text:p>535</text:p>
          </table:table-cell>
          <table:table-cell office:value-type="float" office:value="413" table:style-name="ce1">
            <text:p>413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5">
            <text:p>Case 1 Mean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2 Mean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3 Mean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4 Mean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5 Mean</text:p>
          </table:table-cell>
          <table:covered-table-cell table:number-columns-repeated="3"/>
          <table:table-cell table:style-name="ce2"/>
          <table:table-cell table:number-columns-repeated="7" table:style-name="ce1"/>
          <table:table-cell table:style-name="ce2"/>
          <table:table-cell table:number-columns-repeated="16350" table:style-name="ce1"/>
        </table:table-row>
        <table:table-row table:style-name="ro2">
          <table:table-cell/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number-columns-repeated="2"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2"/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number-columns-repeated="2"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2"/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style-name="ce1"/>
          <table:table-cell table:style-name="ce3"/>
          <table:table-cell table:style-name="ce2"/>
          <table:table-cell table:style-name="ce4"/>
          <table:table-cell table:style-name="ce2"/>
          <table:table-cell table:style-name="ce3"/>
          <table:table-cell table:style-name="ce2"/>
          <table:table-cell table:style-name="ce3"/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10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25" table:formula="of:=AVERAGE([.C16:.C20])" table:style-name="ce1">
            <text:p>125</text:p>
          </table:table-cell>
          <table:table-cell office:value-type="float" office:value="97.2" table:formula="of:=AVERAGE([.D16:.D20])" table:style-name="ce1">
            <text:p>97.2</text:p>
          </table:table-cell>
          <table:table-cell office:value-type="float" office:value="105.6" table:formula="of:=AVERAGE([.E16:.E20])" table:style-name="ce1">
            <text:p>105.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55.6" table:formula="of:=AVERAGE([.H16:.H20])" table:style-name="ce1">
            <text:p>55.6</text:p>
          </table:table-cell>
          <table:table-cell office:value-type="float" office:value="41.2" table:formula="of:=AVERAGE([.I16:.I20])" table:style-name="ce1">
            <text:p>41.2</text:p>
          </table:table-cell>
          <table:table-cell office:value-type="float" office:value="45" table:formula="of:=AVERAGE([.J16:.J20])" table:style-name="ce1">
            <text:p>4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2" table:formula="of:=AVERAGE([.M16:.M20])" table:style-name="ce1">
            <text:p>72</text:p>
          </table:table-cell>
          <table:table-cell office:value-type="float" office:value="20.6" table:formula="of:=AVERAGE([.N16:.N20])" table:style-name="ce1">
            <text:p>20.6</text:p>
          </table:table-cell>
          <table:table-cell office:value-type="float" office:value="39.6" table:formula="of:=AVERAGE([.O16:.O20])" table:style-name="ce1">
            <text:p>39.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15.8" table:formula="of:=AVERAGE([.R16:.R20])" table:style-name="ce1">
            <text:p>215.8</text:p>
          </table:table-cell>
          <table:table-cell office:value-type="float" office:value="178.8" table:formula="of:=AVERAGE([.S16:.S20])" table:style-name="ce1">
            <text:p>178.8</text:p>
          </table:table-cell>
          <table:table-cell office:value-type="float" office:value="206.4" table:formula="of:=AVERAGE([.T16:.T20])" table:style-name="ce1">
            <text:p>206.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96" table:formula="of:=AVERAGE([.W16:.W20])" table:style-name="ce1">
            <text:p>96</text:p>
          </table:table-cell>
          <table:table-cell office:value-type="float" office:value="93.8" table:formula="of:=AVERAGE([.X16:.X20])" table:style-name="ce1">
            <text:p>93.8</text:p>
          </table:table-cell>
          <table:table-cell office:value-type="float" office:value="89.4" table:formula="of:=AVERAGE([.Y16:.Y20])" table:style-name="ce1">
            <text:p>89.4</text:p>
          </table:table-cell>
          <table:table-cell table:number-columns-repeated="16359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70.6" table:formula="of:=AVERAGE([.C21:.C25])" table:style-name="ce1">
            <text:p>170.6</text:p>
          </table:table-cell>
          <table:table-cell office:value-type="float" office:value="16.600000000000001" table:formula="of:=AVERAGE([.D21:.D25])" table:style-name="ce1">
            <text:p>16.6</text:p>
          </table:table-cell>
          <table:table-cell office:value-type="float" office:value="34.200000000000003" table:formula="of:=AVERAGE([.E21:.E25])" table:style-name="ce1">
            <text:p>34.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56.8" table:formula="of:=AVERAGE([.H21:.H25])" table:style-name="ce1">
            <text:p>56.8</text:p>
          </table:table-cell>
          <table:table-cell office:value-type="float" office:value="51.8" table:formula="of:=AVERAGE([.I21:.I25])" table:style-name="ce1">
            <text:p>51.8</text:p>
          </table:table-cell>
          <table:table-cell office:value-type="float" office:value="38.799999999999997" table:formula="of:=AVERAGE([.J21:.J25])" table:style-name="ce1">
            <text:p>38.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76.2" table:formula="of:=AVERAGE([.M21:.M25])" table:style-name="ce1">
            <text:p>76.2</text:p>
          </table:table-cell>
          <table:table-cell office:value-type="float" office:value="5" table:formula="of:=AVERAGE([.N21:.N25])" table:style-name="ce1">
            <text:p>5</text:p>
          </table:table-cell>
          <table:table-cell office:value-type="float" office:value="16" table:formula="of:=AVERAGE([.O21:.O25])" table:style-name="ce1">
            <text:p>16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58.6" table:formula="of:=AVERAGE([.R21:.R25])" table:style-name="ce1">
            <text:p>158.6</text:p>
          </table:table-cell>
          <table:table-cell office:value-type="float" office:value="36.4" table:formula="of:=AVERAGE([.S21:.S25])" table:style-name="ce1">
            <text:p>36.4</text:p>
          </table:table-cell>
          <table:table-cell office:value-type="float" office:value="66.400000000000006" table:formula="of:=AVERAGE([.T21:.T25])" table:style-name="ce1">
            <text:p>66.4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93.60000000000002" table:formula="of:=AVERAGE([.W21:.W25])" table:style-name="ce1">
            <text:p>293.6</text:p>
          </table:table-cell>
          <table:table-cell office:value-type="float" office:value="362.6" table:formula="of:=AVERAGE([.X21:.X25])" table:style-name="ce1">
            <text:p>362.6</text:p>
          </table:table-cell>
          <table:table-cell office:value-type="float" office:value="293.2" table:formula="of:=AVERAGE([.Y21:.Y25])" table:style-name="ce1">
            <text:p>293.2</text:p>
          </table:table-cell>
          <table:table-cell table:number-columns-repeated="16359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566.6" table:formula="of:=AVERAGE([.C26:.C30])" table:style-name="ce1">
            <text:p>566.6</text:p>
          </table:table-cell>
          <table:table-cell office:value-type="float" office:value="277" table:formula="of:=AVERAGE([.D26:.D30])" table:style-name="ce1">
            <text:p>277</text:p>
          </table:table-cell>
          <table:table-cell office:value-type="float" office:value="387.4" table:formula="of:=AVERAGE([.E26:.E30])" table:style-name="ce1">
            <text:p>387.4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30" table:formula="of:=AVERAGE([.H26:.H30])" table:style-name="ce1">
            <text:p>230</text:p>
          </table:table-cell>
          <table:table-cell office:value-type="float" office:value="58" table:formula="of:=AVERAGE([.I26:.I30])" table:style-name="ce1">
            <text:p>58</text:p>
          </table:table-cell>
          <table:table-cell office:value-type="float" office:value="97" table:formula="of:=AVERAGE([.J26:.J30])" table:style-name="ce1">
            <text:p>97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48.19999999999999" table:formula="of:=AVERAGE([.M26:.M30])" table:style-name="ce1">
            <text:p>148.2</text:p>
          </table:table-cell>
          <table:table-cell office:value-type="float" office:value="35.200000000000003" table:formula="of:=AVERAGE([.N26:.N30])" table:style-name="ce1">
            <text:p>35.2</text:p>
          </table:table-cell>
          <table:table-cell office:value-type="float" office:value="74.599999999999994" table:formula="of:=AVERAGE([.O26:.O30])" table:style-name="ce1">
            <text:p>74.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82.8" table:formula="of:=AVERAGE([.R26:.R30])" table:style-name="ce1">
            <text:p>282.8</text:p>
          </table:table-cell>
          <table:table-cell office:value-type="float" office:value="176" table:formula="of:=AVERAGE([.S26:.S30])" table:style-name="ce1">
            <text:p>176</text:p>
          </table:table-cell>
          <table:table-cell office:value-type="float" office:value="238.8" table:formula="of:=AVERAGE([.T26:.T30])" table:style-name="ce1">
            <text:p>238.8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558.20000000000005" table:formula="of:=AVERAGE([.W26:.W30])" table:style-name="ce1">
            <text:p>558.2</text:p>
          </table:table-cell>
          <table:table-cell office:value-type="float" office:value="710" table:formula="of:=AVERAGE([.X26:.X30])" table:style-name="ce1">
            <text:p>710</text:p>
          </table:table-cell>
          <table:table-cell office:value-type="float" office:value="637.4" table:formula="of:=AVERAGE([.Y26:.Y30])" table:style-name="ce1">
            <text:p>637.4</text:p>
          </table:table-cell>
          <table:table-cell table:number-columns-repeated="16359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09.4" table:formula="of:=AVERAGE([.C31:.C35])" table:style-name="ce1">
            <text:p>109.4</text:p>
          </table:table-cell>
          <table:table-cell office:value-type="float" office:value="232.8" table:formula="of:=AVERAGE([.D31:.D35])" table:style-name="ce1">
            <text:p>232.8</text:p>
          </table:table-cell>
          <table:table-cell office:value-type="float" office:value="114.6" table:formula="of:=AVERAGE([.E31:.E35])" table:style-name="ce1">
            <text:p>114.6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8.2" table:formula="of:=AVERAGE([.H31:.H35])" table:style-name="ce1">
            <text:p>18.2</text:p>
          </table:table-cell>
          <table:table-cell office:value-type="float" office:value="135.19999999999999" table:formula="of:=AVERAGE([.I31:.I35])" table:style-name="ce1">
            <text:p>135.2</text:p>
          </table:table-cell>
          <table:table-cell office:value-type="float" office:value="42.4" table:formula="of:=AVERAGE([.J31:.J35])" table:style-name="ce1">
            <text:p>42.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89.2" table:formula="of:=AVERAGE([.M31:.M35])" table:style-name="ce1">
            <text:p>89.2</text:p>
          </table:table-cell>
          <table:table-cell office:value-type="float" office:value="158.4" table:formula="of:=AVERAGE([.N31:.N35])" table:style-name="ce1">
            <text:p>158.4</text:p>
          </table:table-cell>
          <table:table-cell office:value-type="float" office:value="114.8" table:formula="of:=AVERAGE([.O31:.O35])" table:style-name="ce1">
            <text:p>114.8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328.6" table:formula="of:=AVERAGE([.R31:.R35])" table:style-name="ce1">
            <text:p>328.6</text:p>
          </table:table-cell>
          <table:table-cell office:value-type="float" office:value="95.2" table:formula="of:=AVERAGE([.S31:.S35])" table:style-name="ce1">
            <text:p>95.2</text:p>
          </table:table-cell>
          <table:table-cell office:value-type="float" office:value="210.4" table:formula="of:=AVERAGE([.T31:.T35])" table:style-name="ce1">
            <text:p>210.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598" table:formula="of:=AVERAGE([.W31:.W35])" table:style-name="ce1">
            <text:p>598</text:p>
          </table:table-cell>
          <table:table-cell office:value-type="float" office:value="357.4" table:formula="of:=AVERAGE([.X31:.X35])" table:style-name="ce1">
            <text:p>357.4</text:p>
          </table:table-cell>
          <table:table-cell office:value-type="float" office:value="462.8" table:formula="of:=AVERAGE([.Y31:.Y35])" table:style-name="ce1">
            <text:p>462.8</text:p>
          </table:table-cell>
          <table:table-cell table:number-columns-repeated="16359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909.8" table:formula="of:=AVERAGE([.C36:.C40])" table:style-name="ce1">
            <text:p>1909.8</text:p>
          </table:table-cell>
          <table:table-cell office:value-type="float" office:value="1440" table:formula="of:=AVERAGE([.D36:.D40])" table:style-name="ce1">
            <text:p>1440</text:p>
          </table:table-cell>
          <table:table-cell office:value-type="float" office:value="1759.2" table:formula="of:=AVERAGE([.E36:.E40])" table:style-name="ce1">
            <text:p>1759.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35.6" table:formula="of:=AVERAGE([.H36:.H40])" table:style-name="ce1">
            <text:p>235.6</text:p>
          </table:table-cell>
          <table:table-cell office:value-type="float" office:value="232.8" table:formula="of:=AVERAGE([.I36:.I40])" table:style-name="ce1">
            <text:p>232.8</text:p>
          </table:table-cell>
          <table:table-cell office:value-type="float" office:value="226" table:formula="of:=AVERAGE([.J36:.J40])" table:style-name="ce1">
            <text:p>22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382.2" table:formula="of:=AVERAGE([.M36:.M40])" table:style-name="ce1">
            <text:p>382.2</text:p>
          </table:table-cell>
          <table:table-cell office:value-type="float" office:value="314" table:formula="of:=AVERAGE([.N36:.N40])" table:style-name="ce1">
            <text:p>314</text:p>
          </table:table-cell>
          <table:table-cell office:value-type="float" office:value="366" table:formula="of:=AVERAGE([.O36:.O40])" table:style-name="ce1">
            <text:p>36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43.6" table:formula="of:=AVERAGE([.R36:.R40])" table:style-name="ce1">
            <text:p>243.6</text:p>
          </table:table-cell>
          <table:table-cell office:value-type="float" office:value="240" table:formula="of:=AVERAGE([.S36:.S40])" table:style-name="ce1">
            <text:p>240</text:p>
          </table:table-cell>
          <table:table-cell office:value-type="float" office:value="256" table:formula="of:=AVERAGE([.T36:.T40])" table:style-name="ce1">
            <text:p>25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300.2" table:formula="of:=AVERAGE([.W36:.W40])" table:style-name="ce1">
            <text:p>300.2</text:p>
          </table:table-cell>
          <table:table-cell office:value-type="float" office:value="187.8" table:formula="of:=AVERAGE([.X36:.X40])" table:style-name="ce1">
            <text:p>187.8</text:p>
          </table:table-cell>
          <table:table-cell office:value-type="float" office:value="218.6" table:formula="of:=AVERAGE([.Y36:.Y40])" table:style-name="ce1">
            <text:p>218.6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4" table:number-rows-spanned="1" table:style-name="ce5">
            <text:p>Case 1 Standard Deviation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2 Standard Deviation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3 Standard Deviation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4 Standard Deviation</text:p>
          </table:table-cell>
          <table:covered-table-cell table:number-columns-repeated="3"/>
          <table:table-cell table:style-name="ce1"/>
          <table:table-cell office:value-type="string" table:number-columns-spanned="4" table:number-rows-spanned="1" table:style-name="ce5">
            <text:p>Case 5 Standard Deviation</text:p>
          </table:table-cell>
          <table:covered-table-cell table:number-columns-repeated="3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number-columns-repeated="2"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2"/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number-columns-repeated="2"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2"/>
          <table:table-cell table:style-name="ce3"/>
          <table:table-cell office:value-type="string" table:style-name="ce3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Avg</text:p>
          </table:table-cell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Node Combination</text:p>
          </table:table-cell>
          <table:table-cell table:number-columns-repeated="10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58.064619175535803" table:formula="of:=STDEV([.C16:.C20])" table:style-name="ce1">
            <text:p>58.06461918</text:p>
          </table:table-cell>
          <table:table-cell office:value-type="float" office:value="65.189723116454488" table:formula="of:=STDEV([.D16:.D20])" table:style-name="ce1">
            <text:p>65.18972312</text:p>
          </table:table-cell>
          <table:table-cell office:value-type="float" office:value="45.796288059186622" table:formula="of:=STDEV([.E16:.E20])" table:style-name="ce1">
            <text:p>45.7962880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2.910371706616573" table:formula="of:=STDEV([.H16:.H20])" table:style-name="ce1">
            <text:p>42.91037171</text:p>
          </table:table-cell>
          <table:table-cell office:value-type="float" office:value="21.924871721403523" table:formula="of:=STDEV([.I16:.I20])" table:style-name="ce1">
            <text:p>21.92487172</text:p>
          </table:table-cell>
          <table:table-cell office:value-type="float" office:value="25.971137826441105" table:formula="of:=STDEV([.J16:.J20])" table:style-name="ce1">
            <text:p>25.97113783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36.551333764994133" table:formula="of:=STDEV([.M16:.M20])" table:style-name="ce1">
            <text:p>36.55133376</text:p>
          </table:table-cell>
          <table:table-cell office:value-type="float" office:value="12.300406497347963" table:formula="of:=STDEV([.N16:.N20])" table:style-name="ce1">
            <text:p>12.3004065</text:p>
          </table:table-cell>
          <table:table-cell office:value-type="float" office:value="26.38749703931769" table:formula="of:=STDEV([.O16:.O20])" table:style-name="ce1">
            <text:p>26.3874970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34.513765369776692" table:formula="of:=STDEV([.R16:.R20])" table:style-name="ce1">
            <text:p>34.51376537</text:p>
          </table:table-cell>
          <table:table-cell office:value-type="float" office:value="121.06485865022928" table:formula="of:=STDEV([.S16:.S20])" table:style-name="ce1">
            <text:p>121.0648587</text:p>
          </table:table-cell>
          <table:table-cell office:value-type="float" office:value="75.473836526308929" table:formula="of:=STDEV([.T16:.T20])" table:style-name="ce1">
            <text:p>75.47383653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3.743570956198809" table:formula="of:=STDEV([.W16:.W20])" table:style-name="ce1">
            <text:p>43.74357096</text:p>
          </table:table-cell>
          <table:table-cell office:value-type="float" office:value="39.32810699741345" table:formula="of:=STDEV([.X16:.X20])" table:style-name="ce1">
            <text:p>39.328107</text:p>
          </table:table-cell>
          <table:table-cell office:value-type="float" office:value="34.645346007797343" table:formula="of:=STDEV([.Y16:.Y20])" table:style-name="ce1">
            <text:p>34.64534601</text:p>
          </table:table-cell>
          <table:table-cell table:number-columns-repeated="16359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260.95746779887332" table:formula="of:=STDEV([.C21:.C25])" table:style-name="ce1">
            <text:p>260.9574678</text:p>
          </table:table-cell>
          <table:table-cell office:value-type="float" office:value="14.363147287415806" table:formula="of:=STDEV([.D21:.D25])" table:style-name="ce1">
            <text:p>14.36314729</text:p>
          </table:table-cell>
          <table:table-cell office:value-type="float" office:value="48.25142484942802" table:formula="of:=STDEV([.E21:.E25])" table:style-name="ce1">
            <text:p>48.25142485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68.448520802132748" table:formula="of:=STDEV([.H21:.H25])" table:style-name="ce1">
            <text:p>68.4485208</text:p>
          </table:table-cell>
          <table:table-cell office:value-type="float" office:value="27.851391347650836" table:formula="of:=STDEV([.I21:.I25])" table:style-name="ce1">
            <text:p>27.85139135</text:p>
          </table:table-cell>
          <table:table-cell office:value-type="float" office:value="26.480181268261742" table:formula="of:=STDEV([.J21:.J25])" table:style-name="ce1">
            <text:p>26.48018127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2.587607221660285" table:formula="of:=STDEV([.M21:.M25])" table:style-name="ce1">
            <text:p>22.58760722</text:p>
          </table:table-cell>
          <table:table-cell office:value-type="float" office:value="2.7386127875258306" table:formula="of:=STDEV([.N21:.N25])" table:style-name="ce1">
            <text:p>2.738612788</text:p>
          </table:table-cell>
          <table:table-cell office:value-type="float" office:value="9.2195444572928871" table:formula="of:=STDEV([.O21:.O25])" table:style-name="ce1">
            <text:p>9.219544457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84.574227752903539" table:formula="of:=STDEV([.R21:.R25])" table:style-name="ce1">
            <text:p>84.57422775</text:p>
          </table:table-cell>
          <table:table-cell office:value-type="float" office:value="14.638989036132241" table:formula="of:=STDEV([.S21:.S25])" table:style-name="ce1">
            <text:p>14.63898904</text:p>
          </table:table-cell>
          <table:table-cell office:value-type="float" office:value="29.262604121984772" table:formula="of:=STDEV([.T21:.T25])" table:style-name="ce1">
            <text:p>29.2626041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85.57538409323729" table:formula="of:=STDEV([.W21:.W25])" table:style-name="ce1">
            <text:p>285.5753841</text:p>
          </table:table-cell>
          <table:table-cell office:value-type="float" office:value="340.24006230895264" table:formula="of:=STDEV([.X21:.X25])" table:style-name="ce1">
            <text:p>340.2400623</text:p>
          </table:table-cell>
          <table:table-cell office:value-type="float" office:value="159.04307592598931" table:formula="of:=STDEV([.Y21:.Y25])" table:style-name="ce1">
            <text:p>159.0430759</text:p>
          </table:table-cell>
          <table:table-cell table:number-columns-repeated="16359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230.28960028624826" table:formula="of:=STDEV([.C26:.C30])" table:style-name="ce1">
            <text:p>230.2896003</text:p>
          </table:table-cell>
          <table:table-cell office:value-type="float" office:value="176.88979620091149" table:formula="of:=STDEV([.D26:.D30])" table:style-name="ce1">
            <text:p>176.8897962</text:p>
          </table:table-cell>
          <table:table-cell office:value-type="float" office:value="222.49112341844111" table:formula="of:=STDEV([.E26:.E30])" table:style-name="ce1">
            <text:p>222.4911234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43.669211121796096" table:formula="of:=STDEV([.H26:.H30])" table:style-name="ce1">
            <text:p>43.66921112</text:p>
          </table:table-cell>
          <table:table-cell office:value-type="float" office:value="19.646882704388499" table:formula="of:=STDEV([.I26:.I30])" table:style-name="ce1">
            <text:p>19.6468827</text:p>
          </table:table-cell>
          <table:table-cell office:value-type="float" office:value="34.957116585897069" table:formula="of:=STDEV([.J26:.J30])" table:style-name="ce1">
            <text:p>34.95711659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79.807267839464345" table:formula="of:=STDEV([.M26:.M30])" table:style-name="ce1">
            <text:p>79.80726784</text:p>
          </table:table-cell>
          <table:table-cell office:value-type="float" office:value="25.926820090400597" table:formula="of:=STDEV([.N26:.N30])" table:style-name="ce1">
            <text:p>25.92682009</text:p>
          </table:table-cell>
          <table:table-cell office:value-type="float" office:value="50.747413727203877" table:formula="of:=STDEV([.O26:.O30])" table:style-name="ce1">
            <text:p>50.74741373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30.0834347640006" table:formula="of:=STDEV([.R26:.R30])" table:style-name="ce1">
            <text:p>130.0834348</text:p>
          </table:table-cell>
          <table:table-cell office:value-type="float" office:value="36.055512754639892" table:formula="of:=STDEV([.S26:.S30])" table:style-name="ce1">
            <text:p>36.05551275</text:p>
          </table:table-cell>
          <table:table-cell office:value-type="float" office:value="94.539409771798333" table:formula="of:=STDEV([.T26:.T30])" table:style-name="ce1">
            <text:p>94.53940977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16.28730892033406" table:formula="of:=STDEV([.W26:.W30])" table:style-name="ce1">
            <text:p>216.2873089</text:p>
          </table:table-cell>
          <table:table-cell office:value-type="float" office:value="167.35142664465099" table:formula="of:=STDEV([.X26:.X30])" table:style-name="ce1">
            <text:p>167.3514266</text:p>
          </table:table-cell>
          <table:table-cell office:value-type="float" office:value="148.29126744350117" table:formula="of:=STDEV([.Y26:.Y30])" table:style-name="ce1">
            <text:p>148.2912674</text:p>
          </table:table-cell>
          <table:table-cell table:number-columns-repeated="16359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50.899901768078095" table:formula="of:=STDEV([.C31:.C35])" table:style-name="ce1">
            <text:p>50.89990177</text:p>
          </table:table-cell>
          <table:table-cell office:value-type="float" office:value="132.25619078137703" table:formula="of:=STDEV([.D31:.D35])" table:style-name="ce1">
            <text:p>132.2561908</text:p>
          </table:table-cell>
          <table:table-cell office:value-type="float" office:value="63.271636615469333" table:formula="of:=STDEV([.E31:.E35])" table:style-name="ce1">
            <text:p>63.2716366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8.0436310208760808" table:formula="of:=STDEV([.H31:.H35])" table:style-name="ce1">
            <text:p>8.043631021</text:p>
          </table:table-cell>
          <table:table-cell office:value-type="float" office:value="93.716060523263565" table:formula="of:=STDEV([.I31:.I35])" table:style-name="ce1">
            <text:p>93.71606052</text:p>
          </table:table-cell>
          <table:table-cell office:value-type="float" office:value="24.865638942122523" table:formula="of:=STDEV([.J31:.J35])" table:style-name="ce1">
            <text:p>24.8656389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0.108602568526379" table:formula="of:=STDEV([.M31:.M35])" table:style-name="ce1">
            <text:p>40.10860257</text:p>
          </table:table-cell>
          <table:table-cell office:value-type="float" office:value="81.229920595800166" table:formula="of:=STDEV([.N31:.N35])" table:style-name="ce1">
            <text:p>81.2299206</text:p>
          </table:table-cell>
          <table:table-cell office:value-type="float" office:value="56.843645203311873" table:formula="of:=STDEV([.O31:.O35])" table:style-name="ce1">
            <text:p>56.843645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37.159117319979337" table:formula="of:=STDEV([.R31:.R35])" table:style-name="ce1">
            <text:p>37.15911732</text:p>
          </table:table-cell>
          <table:table-cell office:value-type="float" office:value="21.370540470470107" table:formula="of:=STDEV([.S31:.S35])" table:style-name="ce1">
            <text:p>21.37054047</text:p>
          </table:table-cell>
          <table:table-cell office:value-type="float" office:value="28.684490582891705" table:formula="of:=STDEV([.T31:.T35])" table:style-name="ce1">
            <text:p>28.68449058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26.01785587764934" table:formula="of:=STDEV([.W31:.W35])" table:style-name="ce1">
            <text:p>126.0178559</text:p>
          </table:table-cell>
          <table:table-cell office:value-type="float" office:value="95.800835069429269" table:formula="of:=STDEV([.X31:.X35])" table:style-name="ce1">
            <text:p>95.80083507</text:p>
          </table:table-cell>
          <table:table-cell office:value-type="float" office:value="119.30088013086916" table:formula="of:=STDEV([.Y31:.Y35])" table:style-name="ce1">
            <text:p>119.3008801</text:p>
          </table:table-cell>
          <table:table-cell table:number-columns-repeated="16359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41.37432581625279" table:formula="of:=STDEV([.C36:.C40])" table:style-name="ce1">
            <text:p>141.3743258</text:p>
          </table:table-cell>
          <table:table-cell office:value-type="float" office:value="365.45998412958977" table:formula="of:=STDEV([.D36:.D40])" table:style-name="ce1">
            <text:p>365.4599841</text:p>
          </table:table-cell>
          <table:table-cell office:value-type="float" office:value="266.9217113687086" table:formula="of:=STDEV([.E36:.E40])" table:style-name="ce1">
            <text:p>266.9217114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58.414895360686927" table:formula="of:=STDEV([.H36:.H40])" table:style-name="ce1">
            <text:p>58.41489536</text:p>
          </table:table-cell>
          <table:table-cell office:value-type="float" office:value="172.68381510726473" table:formula="of:=STDEV([.I36:.I40])" table:style-name="ce1">
            <text:p>172.6838151</text:p>
          </table:table-cell>
          <table:table-cell office:value-type="float" office:value="97.920886433896214" table:formula="of:=STDEV([.J36:.J40])" table:style-name="ce1">
            <text:p>97.92088643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33.789051481212077" table:formula="of:=STDEV([.M36:.M40])" table:style-name="ce1">
            <text:p>33.78905148</text:p>
          </table:table-cell>
          <table:table-cell office:value-type="float" office:value="43.583253664681806" table:formula="of:=STDEV([.N36:.N40])" table:style-name="ce1">
            <text:p>43.58325366</text:p>
          </table:table-cell>
          <table:table-cell office:value-type="float" office:value="13.546217184144066" table:formula="of:=STDEV([.O36:.O40])" table:style-name="ce1">
            <text:p>13.54621718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80.81645871974348" table:formula="of:=STDEV([.R36:.R40])" table:style-name="ce1">
            <text:p>80.81645872</text:p>
          </table:table-cell>
          <table:table-cell office:value-type="float" office:value="57.231984064856604" table:formula="of:=STDEV([.S36:.S40])" table:style-name="ce1">
            <text:p>57.23198406</text:p>
          </table:table-cell>
          <table:table-cell office:value-type="float" office:value="55.780821076782296" table:formula="of:=STDEV([.T36:.T40])" table:style-name="ce1">
            <text:p>55.78082108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65.747243288217007" table:formula="of:=STDEV([.W36:.W40])" table:style-name="ce1">
            <text:p>65.74724329</text:p>
          </table:table-cell>
          <table:table-cell office:value-type="float" office:value="195.90737607349038" table:formula="of:=STDEV([.X36:.X40])" table:style-name="ce1">
            <text:p>195.9073761</text:p>
          </table:table-cell>
          <table:table-cell office:value-type="float" office:value="111.95222195204525" table:formula="of:=STDEV([.Y36:.Y40])" table:style-name="ce1">
            <text:p>111.952222</text:p>
          </table:table-cell>
          <table:table-cell table:number-columns-repeated="16359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5">
            <text:p>Cancer Discovery Cases: Mean (average) Rank</text:p>
          </table:table-cell>
          <table:covered-table-cell table:number-columns-repeated="3"/>
          <table:table-cell table:number-columns-repeated="3" table:style-name="ce3"/>
          <table:table-cell office:value-type="string" table:number-columns-spanned="6" table:number-rows-spanned="1" table:style-name="ce5">
            <text:p>Cancer Discovery Cases: Mean (average) Standard Deviation</text:p>
          </table:table-cell>
          <table:covered-table-cell table:number-columns-repeated="5"/>
          <table:table-cell office:value-type="string" table:number-columns-spanned="5" table:number-rows-spanned="1" table:style-name="ce5">
            <text:p>Cancer Discovery Cases: Median (average) Rank</text:p>
          </table:table-cell>
          <table:covered-table-cell table:number-columns-repeated="4"/>
          <table:table-cell table:style-name="ce3"/>
          <table:table-cell table:number-columns-repeated="16365" table:style-name="ce1"/>
        </table:table-row>
        <table:table-row table:style-name="ro2">
          <table:table-cell office:value-type="string" table:number-columns-spanned="4" table:number-rows-spanned="1" table:style-name="ce5">
            <text:p>Closed Discovery</text:p>
          </table:table-cell>
          <table:covered-table-cell table:number-columns-repeated="3"/>
          <table:table-cell table:number-columns-repeated="3" table:style-name="ce3"/>
          <table:table-cell office:value-type="string" table:number-columns-spanned="4" table:number-rows-spanned="1" table:style-name="ce5">
            <text:p>Closed Discovery</text:p>
          </table:table-cell>
          <table:covered-table-cell table:number-columns-repeated="3"/>
          <table:table-cell table:number-columns-repeated="2" table:style-name="ce3"/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2" table:style-name="ce3"/>
          <table:table-cell table:number-columns-repeated="16365" table:style-name="ce1"/>
        </table:table-row>
        <table:table-row table:style-name="ro2"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2" table:style-name="ce2"/>
          <table:table-cell table:style-name="ce3"/>
          <table:table-cell table:style-name="ce1"/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2" table:style-name="ce2"/>
          <table:table-cell table:number-columns-repeated="3" table:style-name="ce3"/>
          <table:table-cell office:value-type="string" table:style-name="ce3">
            <text:p>Rank</text:p>
          </table:table-cell>
          <table:table-cell table:style-name="ce2"/>
          <table:table-cell table:number-columns-repeated="2" table:style-name="ce3"/>
          <table:table-cell table:number-columns-repeated="16365" table:style-name="ce1"/>
        </table:table-row>
        <table:table-row table:style-name="ro2"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style-name="ce3"/>
          <table:table-cell office:value-type="string" table:style-name="ce3">
            <text:p>Min Rank</text:p>
          </table:table-cell>
          <table:table-cell table:style-name="ce3"/>
          <table:table-cell table:style-name="ce1"/>
          <table:table-cell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style-name="ce3"/>
          <table:table-cell office:value-type="string" table:style-name="ce3">
            <text:p>Min Rank</text:p>
          </table:table-cell>
          <table:table-cell table:number-columns-repeated="2"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4" table:style-name="ce3"/>
          <table:table-cell table:number-columns-repeated="16365" table:style-name="ce1"/>
        </table:table-row>
        <table:table-row table:style-name="ro2">
          <table:table-cell office:value-type="string" table:number-columns-spanned="1" table:number-rows-spanned="5" table:style-name="ce6">
            <text:p>ABC Combined, Weighted LINE, capped model, ReLu? activation</text:p>
          </table:table-cell>
          <table:table-cell office:value-type="string" table:style-name="ce1">
            <text:p>Average</text:p>
          </table:table-cell>
          <table:table-cell office:value-type="float" office:value="86.919999999999987" table:formula="of:=AVERAGE([.C109];[.F109]; [.I109];[.L109]; [.O109])" table:style-name="ce1">
            <text:p>86.92</text:p>
          </table:table-cell>
          <table:table-cell table:style-name="ce3"/>
          <table:table-cell table:number-columns-repeated="3" table:style-name="ce1"/>
          <table:table-cell office:value-type="string" table:number-columns-spanned="1" table:number-rows-spanned="5" table:style-name="ce6">
            <text:p>ABC Combined, Weighted LINE, capped model, ReLu? activation</text:p>
          </table:table-cell>
          <table:table-cell office:value-type="string" table:style-name="ce1">
            <text:p>Average</text:p>
          </table:table-cell>
          <table:table-cell office:value-type="float" office:value="17.690618643294769" table:formula="of:=AVERAGE([.C118];[.F118]; [.I118];[.L118]; [.O118])" table:style-name="ce1">
            <text:p>17.69061864</text:p>
          </table:table-cell>
          <table:table-cell table:style-name="ce3"/>
          <table:table-cell table:number-columns-repeated="2" table:style-name="ce1"/>
          <table:table-cell office:value-type="string" table:number-columns-spanned="1" table:number-rows-spanned="5" table:style-name="ce6">
            <text:p>ABC Combined, Weighted LINE, capped model, ReLu? activation</text:p>
          </table:table-cell>
          <table:table-cell office:value-type="string" table:style-name="ce1">
            <text:p>Average</text:p>
          </table:table-cell>
          <table:table-cell office:value-type="float" office:value="52.4" table:formula="of:=IF(ISNUMBER(MEDIAN([.C109];[.F109]; [.I109];[.L109]; [.O109]));MEDIAN([.C109];[.F109]; [.I109];[.L109]; [.O109]);&quot;*&quot;)" table:style-name="ce1">
            <text:p>52.4</text:p>
          </table:table-cell>
          <table:table-cell table:style-name="ce3"/>
          <table:table-cell table:number-columns-repeated="16367" table:style-name="ce1"/>
        </table:table-row>
        <table:table-row table:style-name="ro2">
          <table:covered-table-cell/>
          <table:table-cell office:value-type="string" table:style-name="ce1">
            <text:p>Concatenation</text:p>
          </table:table-cell>
          <table:table-cell office:value-type="float" office:value="48.679999999999993" table:formula="of:=AVERAGE([.C110];[.F110]; [.I110];[.L110]; [.O110])" table:style-name="ce1">
            <text:p>48.68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19.502801745208068" table:formula="of:=AVERAGE([.C119];[.F119]; [.I119];[.L119]; [.O119])" table:style-name="ce1">
            <text:p>19.50280175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42" table:formula="of:=IF(ISNUMBER(MEDIAN([.C110];[.F110]; [.I110];[.L110]; [.O110]));MEDIAN([.C110];[.F110]; [.I110];[.L110]; [.O110]);&quot;*&quot;)" table:style-name="ce1">
            <text:p>42</text:p>
          </table:table-cell>
          <table:table-cell table:style-name="ce3"/>
          <table:table-cell table:number-columns-repeated="16367" table:style-name="ce1"/>
        </table:table-row>
        <table:table-row table:style-name="ro2">
          <table:covered-table-cell/>
          <table:table-cell office:value-type="string" table:style-name="ce1">
            <text:p>Hadamard</text:p>
          </table:table-cell>
          <table:table-cell office:value-type="float" office:value="143.11999999999998" table:formula="of:=AVERAGE([.C111];[.F111]; [.I111];[.L111]; [.O111])" table:style-name="ce1">
            <text:p>143.12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Hadamard</text:p>
          </table:table-cell>
          <table:table-cell office:value-type="float" office:value="37.911625196714489" table:formula="of:=AVERAGE([.C120];[.F120]; [.I120];[.L120]; [.O120])" table:style-name="ce1">
            <text:p>37.9116252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Hadamard</text:p>
          </table:table-cell>
          <table:table-cell office:value-type="float" office:value="62.2" table:formula="of:=IF(ISNUMBER(MEDIAN([.C111];[.F111]; [.I111];[.L111]; [.O111]));MEDIAN([.C111];[.F111]; [.I111];[.L111]; [.O111]);&quot;*&quot;)" table:style-name="ce1">
            <text:p>62.2</text:p>
          </table:table-cell>
          <table:table-cell table:style-name="ce3"/>
          <table:table-cell table:number-columns-repeated="16367" table:style-name="ce1"/>
        </table:table-row>
        <table:table-row table:style-name="ro2">
          <table:covered-table-cell/>
          <table:table-cell office:value-type="string" table:style-name="ce1">
            <text:p>Weighted-L1</text:p>
          </table:table-cell>
          <table:table-cell office:value-type="float" office:value="402.6" table:formula="of:=AVERAGE([.C112];[.F112]; [.I112];[.L112]; [.O112])" table:style-name="ce1">
            <text:p>402.6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115.03391886410142" table:formula="of:=AVERAGE([.C121];[.F121]; [.I121];[.L121]; [.O121])" table:style-name="ce1">
            <text:p>115.0339189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180.6" table:formula="of:=IF(ISNUMBER(MEDIAN([.C112];[.F112]; [.I112];[.L112]; [.O112]));MEDIAN([.C112];[.F112]; [.I112];[.L112]; [.O112]);&quot;*&quot;)" table:style-name="ce1">
            <text:p>180.6</text:p>
          </table:table-cell>
          <table:table-cell table:style-name="ce3"/>
          <table:table-cell table:number-columns-repeated="16367" table:style-name="ce1"/>
        </table:table-row>
        <table:table-row table:style-name="ro2">
          <table:covered-table-cell/>
          <table:table-cell office:value-type="string" table:style-name="ce1">
            <text:p>Weighted-L2</text:p>
          </table:table-cell>
          <table:table-cell office:value-type="float" office:value="63.839999999999996" table:formula="of:=AVERAGE([.C113];[.F113]; [.I113];[.L113]; [.O113])" table:style-name="ce1">
            <text:p>63.84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33.05838731134088" table:formula="of:=AVERAGE([.C122];[.F122]; [.I122];[.L122]; [.O122])" table:style-name="ce1">
            <text:p>33.05838731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48.8" table:formula="of:=IF(ISNUMBER(MEDIAN([.C113];[.F113]; [.I113];[.L113]; [.O113]));MEDIAN([.C113];[.F113]; [.I113];[.L113]; [.O113]);&quot;*&quot;)" table:style-name="ce1">
            <text:p>48.8</text:p>
          </table:table-cell>
          <table:table-cell table:style-name="ce3"/>
          <table:table-cell table:number-columns-repeated="16367" table:style-name="ce1"/>
        </table:table-row>
        <table:table-row table:style-name="ro2">
          <table:table-cell table:number-columns-repeated="2" table:style-name="ce1"/>
          <table:table-cell office:value-type="float" office:value="48.679999999999993" table:formula="of:=MIN([.C70:.C74])" table:style-name="ce3">
            <text:p>48.68</text:p>
          </table:table-cell>
          <table:table-cell table:number-columns-repeated="2" table:style-name="ce3"/>
          <table:table-cell table:number-columns-repeated="4" table:style-name="ce1"/>
          <table:table-cell table:number-columns-repeated="2" table:style-name="ce3"/>
          <table:table-cell table:number-columns-repeated="4" table:style-name="ce1"/>
          <table:table-cell office:value-type="float" office:value="42" table:formula="of:=MIN([.P70:.P74])" table:style-name="ce3">
            <text:p>42</text:p>
          </table:table-cell>
          <table:table-cell table:style-name="ce3"/>
          <table:table-cell table:number-columns-repeated="16367" table:style-name="ce1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2" table:number-rows-spanned="1" table:style-name="ce5">
            <text:p>Case 1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2 Ranks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Case 3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4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5 Ranks</text:p>
          </table:table-cell>
          <table:covered-table-cell/>
          <table:table-cell table:style-name="ce1"/>
          <table:table-cell table:number-columns-spanned="4" table:number-rows-spanned="1" table:style-name="ce7"/>
          <table:covered-table-cell table:number-columns-repeated="3"/>
          <table:table-cell table:style-name="ce1"/>
          <table:table-cell table:number-columns-spanned="4" table:number-rows-spanned="1" table:style-name="ce7"/>
          <table:covered-table-cell table:number-columns-repeated="3"/>
          <table:table-cell table:number-columns-repeated="16359"/>
        </table:table-row>
        <table:table-row table:style-name="ro2">
          <table:table-cell table:style-name="ce1"/>
          <table:table-cell table:style-name="ce3"/>
          <table:table-cell office:value-type="string" table:style-name="ce3">
            <text:p>Rank</text:p>
          </table:table-cell>
          <table:table-cell office:value-type="string" table:style-name="ce2">
            <text:p>Epoch</text:p>
          </table:table-cell>
          <table:table-cell table:style-name="ce3"/>
          <table:table-cell office:value-type="string" table:style-name="ce3">
            <text:p>Rank</text:p>
          </table:table-cell>
          <table:table-cell office:value-type="string" table:style-name="ce2">
            <text:p>Epoch</text:p>
          </table:table-cell>
          <table:table-cell table:style-name="ce3"/>
          <table:table-cell office:value-type="string" table:style-name="ce3">
            <text:p>Rank</text:p>
          </table:table-cell>
          <table:table-cell office:value-type="string" table:style-name="ce2">
            <text:p>Epoch</text:p>
          </table:table-cell>
          <table:table-cell table:style-name="ce3"/>
          <table:table-cell office:value-type="string" table:style-name="ce3">
            <text:p>Rank</text:p>
          </table:table-cell>
          <table:table-cell office:value-type="string" table:style-name="ce2">
            <text:p>Epoch</text:p>
          </table:table-cell>
          <table:table-cell table:style-name="ce3"/>
          <table:table-cell office:value-type="string" table:style-name="ce3">
            <text:p>Rank</text:p>
          </table:table-cell>
          <table:table-cell office:value-type="string" table:style-name="ce2">
            <text:p>Epoch</text:p>
          </table:table-cell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16359"/>
        </table:table-row>
        <table:table-row table:style-name="ro2">
          <table:table-cell table:style-name="ce1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11" table:style-name="ce3"/>
          <table:table-cell table:number-columns-repeated="16359"/>
        </table:table-row>
        <table:table-row table:style-name="ro2">
          <table:table-cell table:style-name="ce1"/>
          <table:table-cell office:value-type="string" table:style-name="ce3">
            <text:p>Average</text:p>
          </table:table-cell>
          <table:table-cell office:value-type="float" office:value="120" table:style-name="ce1">
            <text:p>120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Average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string" table:style-name="ce3">
            <text:p>Average</text:p>
          </table:table-cell>
          <table:table-cell office:value-type="float" office:value="15" table:style-name="ce1">
            <text:p>15</text:p>
          </table:table-cell>
          <table:table-cell office:value-type="float" office:value="145" table:style-name="ce1">
            <text:p>145</text:p>
          </table:table-cell>
          <table:table-cell office:value-type="string" table:style-name="ce3">
            <text:p>Average</text:p>
          </table:table-cell>
          <table:table-cell office:value-type="float" office:value="190" table:style-name="ce1">
            <text:p>190</text:p>
          </table:table-cell>
          <table:table-cell office:value-type="float" office:value="125" table:style-name="ce1">
            <text:p>125</text:p>
          </table:table-cell>
          <table:table-cell office:value-type="string" table:style-name="ce3">
            <text:p>Average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table:number-columns-repeated="16368" table:style-name="ce1"/>
        </table:table-row>
        <table:table-row table:style-name="ro2">
          <table:table-cell/>
          <table:table-cell table:style-name="ce3"/>
          <table:table-cell office:value-type="float" office:value="89" table:style-name="ce1">
            <text:p>89</text:p>
          </table:table-cell>
          <table:table-cell office:value-type="float" office:value="85" table:style-name="ce1">
            <text:p>85</text:p>
          </table:table-cell>
          <table:table-cell table:style-name="ce3"/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13" table:style-name="ce1">
            <text:p>13</text:p>
          </table:table-cell>
          <table:table-cell office:value-type="float" office:value="145" table:style-name="ce1">
            <text:p>145</text:p>
          </table:table-cell>
          <table:table-cell table:style-name="ce3"/>
          <table:table-cell office:value-type="float" office:value="180" table:style-name="ce1">
            <text:p>180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122" table:style-name="ce1">
            <text:p>122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49" table:style-name="ce1">
            <text:p>49</text:p>
          </table:table-cell>
          <table:table-cell office:value-type="float" office:value="85" table:style-name="ce1">
            <text:p>85</text:p>
          </table:table-cell>
          <table:table-cell table:style-name="ce3"/>
          <table:table-cell office:value-type="float" office:value="25" table:style-name="ce1">
            <text:p>25</text:p>
          </table:table-cell>
          <table:table-cell office:value-type="float" office:value="110" table:style-name="ce1">
            <text:p>110</text:p>
          </table:table-cell>
          <table:table-cell table:style-name="ce3"/>
          <table:table-cell office:value-type="float" office:value="209" table:style-name="ce1">
            <text:p>209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143" table:style-name="ce1">
            <text:p>143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21" table:style-name="ce1">
            <text:p>21</text:p>
          </table:table-cell>
          <table:table-cell office:value-type="float" office:value="125" table:style-name="ce1">
            <text:p>125</text:p>
          </table:table-cell>
          <table:table-cell table:style-name="ce3"/>
          <table:table-cell office:value-type="float" office:value="198" table:style-name="ce1">
            <text:p>198</text:p>
          </table:table-cell>
          <table:table-cell office:value-type="float" office:value="140" table:style-name="ce1">
            <text:p>140</text:p>
          </table:table-cell>
          <table:table-cell table:style-name="ce3"/>
          <table:table-cell office:value-type="float" office:value="76" table:style-name="ce1">
            <text:p>76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103" table:style-name="ce1">
            <text:p>103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46" table:style-name="ce1">
            <text:p>46</text:p>
          </table:table-cell>
          <table:table-cell office:value-type="float" office:value="150" table:style-name="ce1">
            <text:p>150</text:p>
          </table:table-cell>
          <table:table-cell table:style-name="ce3"/>
          <table:table-cell office:value-type="float" office:value="193" table:style-name="ce1">
            <text:p>193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3">
            <text:p>Concatenation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oncatenation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Concatenation</text:p>
          </table:table-cell>
          <table:table-cell office:value-type="float" office:value="17" table:style-name="ce1">
            <text:p>17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Concatenation</text:p>
          </table:table-cell>
          <table:table-cell office:value-type="float" office:value="115" table:style-name="ce1">
            <text:p>115</text:p>
          </table:table-cell>
          <table:table-cell office:value-type="float" office:value="15" table:style-name="ce1">
            <text:p>15</text:p>
          </table:table-cell>
          <table:table-cell office:value-type="string" table:style-name="ce3">
            <text:p>Concatenation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59" table:style-name="ce1">
            <text:p>59</text:p>
          </table:table-cell>
          <table:table-cell office:value-type="float" office:value="120" table:style-name="ce1">
            <text:p>120</text:p>
          </table:table-cell>
          <table:table-cell table:style-name="ce3"/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36" table:style-name="ce1">
            <text:p>36</text:p>
          </table:table-cell>
          <table:table-cell office:value-type="float" office:value="85" table:style-name="ce1">
            <text:p>85</text:p>
          </table:table-cell>
          <table:table-cell table:style-name="ce3"/>
          <table:table-cell office:value-type="float" office:value="111" table:style-name="ce1">
            <text:p>111</text:p>
          </table:table-cell>
          <table:table-cell office:value-type="float" office:value="105" table:style-name="ce1">
            <text:p>105</text:p>
          </table:table-cell>
          <table:table-cell table:style-name="ce3"/>
          <table:table-cell office:value-type="float" office:value="68" table:style-name="ce1">
            <text:p>68</text:p>
          </table:table-cell>
          <table:table-cell office:value-type="float" office:value="25" table:style-name="ce1">
            <text:p>2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42" table:style-name="ce1">
            <text:p>42</text:p>
          </table:table-cell>
          <table:table-cell office:value-type="float" office:value="45" table:style-name="ce1">
            <text:p>45</text:p>
          </table:table-cell>
          <table:table-cell table:style-name="ce3"/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41" table:style-name="ce1">
            <text:p>41</text:p>
          </table:table-cell>
          <table:table-cell office:value-type="float" office:value="40" table:style-name="ce1">
            <text:p>40</text:p>
          </table:table-cell>
          <table:table-cell table:style-name="ce3"/>
          <table:table-cell office:value-type="float" office:value="104" table:style-name="ce1">
            <text:p>104</text:p>
          </table:table-cell>
          <table:table-cell office:value-type="float" office:value="85" table:style-name="ce1">
            <text:p>85</text:p>
          </table:table-cell>
          <table:table-cell table:style-name="ce3"/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29" table:style-name="ce1">
            <text:p>29</text:p>
          </table:table-cell>
          <table:table-cell office:value-type="float" office:value="115" table:style-name="ce1">
            <text:p>115</text:p>
          </table:table-cell>
          <table:table-cell table:style-name="ce3"/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53" table:style-name="ce1">
            <text:p>53</text:p>
          </table:table-cell>
          <table:table-cell office:value-type="float" office:value="150" table:style-name="ce1">
            <text:p>150</text:p>
          </table:table-cell>
          <table:table-cell table:style-name="ce3"/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table:style-name="ce3"/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table:style-name="ce3"/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table:style-name="ce3"/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table:style-name="ce3"/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3">
            <text:p>Hadamard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string" table:style-name="ce3">
            <text:p>Hadamard</text:p>
          </table:table-cell>
          <table:table-cell office:value-type="float" office:value="50" table:style-name="ce1">
            <text:p>50</text:p>
          </table:table-cell>
          <table:table-cell office:value-type="float" office:value="5" table:style-name="ce1">
            <text:p>5</text:p>
          </table:table-cell>
          <table:table-cell office:value-type="string" table:style-name="ce3">
            <text:p>Hadamard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Hadamard</text:p>
          </table:table-cell>
          <table:table-cell office:value-type="float" office:value="193" table:style-name="ce1">
            <text:p>193</text:p>
          </table:table-cell>
          <table:table-cell office:value-type="float" office:value="145" table:style-name="ce1">
            <text:p>145</text:p>
          </table:table-cell>
          <table:table-cell office:value-type="string" table:style-name="ce3">
            <text:p>Hadamard</text:p>
          </table:table-cell>
          <table:table-cell office:value-type="float" office:value="239" table:style-name="ce1">
            <text:p>239</text:p>
          </table:table-cell>
          <table:table-cell office:value-type="float" office:value="140" table:style-name="ce1">
            <text:p>140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52" table:style-name="ce1">
            <text:p>52</text:p>
          </table:table-cell>
          <table:table-cell office:value-type="float" office:value="40" table:style-name="ce1">
            <text:p>40</text:p>
          </table:table-cell>
          <table:table-cell table:style-name="ce3"/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table:style-name="ce3"/>
          <table:table-cell office:value-type="float" office:value="123" table:style-name="ce1">
            <text:p>123</text:p>
          </table:table-cell>
          <table:table-cell office:value-type="float" office:value="145" table:style-name="ce1">
            <text:p>145</text:p>
          </table:table-cell>
          <table:table-cell table:style-name="ce3"/>
          <table:table-cell office:value-type="float" office:value="474" table:style-name="ce1">
            <text:p>474</text:p>
          </table:table-cell>
          <table:table-cell office:value-type="float" office:value="25" table:style-name="ce1">
            <text:p>2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35" table:style-name="ce1">
            <text:p>35</text:p>
          </table:table-cell>
          <table:table-cell office:value-type="float" office:value="125" table:style-name="ce1">
            <text:p>125</text:p>
          </table:table-cell>
          <table:table-cell table:style-name="ce3"/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table:style-name="ce3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3"/>
          <table:table-cell office:value-type="float" office:value="182" table:style-name="ce1">
            <text:p>182</text:p>
          </table:table-cell>
          <table:table-cell office:value-type="float" office:value="50" table:style-name="ce1">
            <text:p>50</text:p>
          </table:table-cell>
          <table:table-cell table:style-name="ce3"/>
          <table:table-cell office:value-type="float" office:value="564" table:style-name="ce1">
            <text:p>564</text:p>
          </table:table-cell>
          <table:table-cell office:value-type="float" office:value="45" table:style-name="ce1">
            <text:p>4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54" table:style-name="ce1">
            <text:p>54</text:p>
          </table:table-cell>
          <table:table-cell office:value-type="float" office:value="75" table:style-name="ce1">
            <text:p>75</text:p>
          </table:table-cell>
          <table:table-cell table:style-name="ce3"/>
          <table:table-cell office:value-type="float" office:value="63" table:style-name="ce1">
            <text:p>63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table:style-name="ce3"/>
          <table:table-cell office:value-type="float" office:value="149" table:style-name="ce1">
            <text:p>149</text:p>
          </table:table-cell>
          <table:table-cell office:value-type="float" office:value="115" table:style-name="ce1">
            <text:p>115</text:p>
          </table:table-cell>
          <table:table-cell table:style-name="ce3"/>
          <table:table-cell office:value-type="float" office:value="392" table:style-name="ce1">
            <text:p>392</text:p>
          </table:table-cell>
          <table:table-cell office:value-type="float" office:value="115" table:style-name="ce1">
            <text:p>11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62" table:style-name="ce1">
            <text:p>62</text:p>
          </table:table-cell>
          <table:table-cell office:value-type="float" office:value="65" table:style-name="ce1">
            <text:p>65</text:p>
          </table:table-cell>
          <table:table-cell table:style-name="ce3"/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3"/>
          <table:table-cell office:value-type="float" office:value="211" table:style-name="ce1">
            <text:p>211</text:p>
          </table:table-cell>
          <table:table-cell office:value-type="float" office:value="45" table:style-name="ce1">
            <text:p>45</text:p>
          </table:table-cell>
          <table:table-cell table:style-name="ce3"/>
          <table:table-cell office:value-type="float" office:value="497" table:style-name="ce1">
            <text:p>497</text:p>
          </table:table-cell>
          <table:table-cell office:value-type="float" office:value="45" table:style-name="ce1">
            <text:p>45</text:p>
          </table:table-cell>
          <table:table-cell table:number-columns-repeated="16368"/>
        </table:table-row>
        <table:table-row table:style-name="ro2">
          <table:table-cell/>
          <table:table-cell office:value-type="string" table:style-name="ce3">
            <text:p>Weighted-L1</text:p>
          </table:table-cell>
          <table:table-cell office:value-type="float" office:value="1017" table:style-name="ce1">
            <text:p>1017</text:p>
          </table:table-cell>
          <table:table-cell office:value-type="float" office:value="150" table:style-name="ce1">
            <text:p>150</text:p>
          </table:table-cell>
          <table:table-cell office:value-type="string" table:style-name="ce3">
            <text:p>Weighted-L1</text:p>
          </table:table-cell>
          <table:table-cell office:value-type="float" office:value="186" table:style-name="ce1">
            <text:p>186</text:p>
          </table:table-cell>
          <table:table-cell office:value-type="float" office:value="75" table:style-name="ce1">
            <text:p>75</text:p>
          </table:table-cell>
          <table:table-cell office:value-type="string" table:style-name="ce3">
            <text:p>Weighted-L1</text:p>
          </table:table-cell>
          <table:table-cell office:value-type="float" office:value="19" table:style-name="ce1">
            <text:p>19</text:p>
          </table:table-cell>
          <table:table-cell office:value-type="float" office:value="150" table:style-name="ce1">
            <text:p>150</text:p>
          </table:table-cell>
          <table:table-cell office:value-type="string" table:style-name="ce3">
            <text:p>Weighted-L1</text:p>
          </table:table-cell>
          <table:table-cell office:value-type="float" office:value="149" table:style-name="ce1">
            <text:p>149</text:p>
          </table:table-cell>
          <table:table-cell office:value-type="float" office:value="20" table:style-name="ce1">
            <text:p>20</text:p>
          </table:table-cell>
          <table:table-cell office:value-type="string" table:style-name="ce3">
            <text:p>Weighted-L1</text:p>
          </table:table-cell>
          <table:table-cell office:value-type="float" office:value="324" table:style-name="ce1">
            <text:p>324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1171" table:style-name="ce1">
            <text:p>1171</text:p>
          </table:table-cell>
          <table:table-cell office:value-type="float" office:value="145" table:style-name="ce1">
            <text:p>145</text:p>
          </table:table-cell>
          <table:table-cell table:style-name="ce3"/>
          <table:table-cell office:value-type="float" office:value="216" table:style-name="ce1">
            <text:p>216</text:p>
          </table:table-cell>
          <table:table-cell office:value-type="float" office:value="20" table:style-name="ce1">
            <text:p>20</text:p>
          </table:table-cell>
          <table:table-cell table:style-name="ce3"/>
          <table:table-cell office:value-type="float" office:value="19" table:style-name="ce1">
            <text:p>19</text:p>
          </table:table-cell>
          <table:table-cell office:value-type="float" office:value="150" table:style-name="ce1">
            <text:p>150</text:p>
          </table:table-cell>
          <table:table-cell table:style-name="ce3"/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style-name="ce3"/>
          <table:table-cell office:value-type="float" office:value="457" table:style-name="ce1">
            <text:p>457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2">
          <table:table-cell/>
          <table:table-cell table:style-name="ce3"/>
          <table:table-cell office:value-type="float" office:value="916" table:style-name="ce1">
            <text:p>916</text:p>
          </table:table-cell>
          <table:table-cell office:value-type="float" office:value="150" table:style-name="ce1">
            <text:p>150</text:p>
          </table:table-cell>
          <table:table-cell table:style-name="ce3"/>
          <table:table-cell office:value-type="float" office:value="236" table:style-name="ce1">
            <text:p>236</text:p>
          </table:table-cell>
          <table:table-cell office:value-type="float" office:value="5" table:style-name="ce1">
            <text:p>5</text:p>
          </table:table-cell>
          <table:table-cell table:style-name="ce3"/>
          <table:table-cell office:value-type="float" office:value="53" table:style-name="ce1">
            <text:p>53</text:p>
          </table:table-cell>
          <table:table-cell office:value-type="float" office:value="145" table:style-name="ce1">
            <text:p>145</text:p>
          </table:table-cell>
          <table:table-cell table:style-name="ce3"/>
          <table:table-cell office:value-type="float" office:value="270" table:style-name="ce1">
            <text:p>270</text:p>
          </table:table-cell>
          <table:table-cell office:value-type="float" office:value="20" table:style-name="ce1">
            <text:p>20</text:p>
          </table:table-cell>
          <table:table-cell table:style-name="ce3"/>
          <table:table-cell office:value-type="float" office:value="591" table:style-name="ce1">
            <text:p>591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2">
          <table:table-cell/>
          <table:table-cell table:style-name="ce3"/>
          <table:table-cell office:value-type="float" office:value="1358" table:style-name="ce1">
            <text:p>1358</text:p>
          </table:table-cell>
          <table:table-cell office:value-type="float" office:value="150" table:style-name="ce1">
            <text:p>150</text:p>
          </table:table-cell>
          <table:table-cell table:style-name="ce3"/>
          <table:table-cell office:value-type="float" office:value="103" table:style-name="ce1">
            <text:p>103</text:p>
          </table:table-cell>
          <table:table-cell office:value-type="float" office:value="90" table:style-name="ce1">
            <text:p>90</text:p>
          </table:table-cell>
          <table:table-cell table:style-name="ce3"/>
          <table:table-cell office:value-type="float" office:value="24" table:style-name="ce1">
            <text:p>24</text:p>
          </table:table-cell>
          <table:table-cell office:value-type="float" office:value="150" table:style-name="ce1">
            <text:p>150</text:p>
          </table:table-cell>
          <table:table-cell table:style-name="ce3"/>
          <table:table-cell office:value-type="float" office:value="249" table:style-name="ce1">
            <text:p>249</text:p>
          </table:table-cell>
          <table:table-cell office:value-type="float" office:value="15" table:style-name="ce1">
            <text:p>15</text:p>
          </table:table-cell>
          <table:table-cell table:style-name="ce3"/>
          <table:table-cell office:value-type="float" office:value="382" table:style-name="ce1">
            <text:p>382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2">
          <table:table-cell/>
          <table:table-cell table:style-name="ce3"/>
          <table:table-cell office:value-type="float" office:value="1655" table:style-name="ce1">
            <text:p>1655</text:p>
          </table:table-cell>
          <table:table-cell office:value-type="float" office:value="150" table:style-name="ce1">
            <text:p>150</text:p>
          </table:table-cell>
          <table:table-cell table:style-name="ce3"/>
          <table:table-cell office:value-type="float" office:value="162" table:style-name="ce1">
            <text:p>162</text:p>
          </table:table-cell>
          <table:table-cell office:value-type="float" office:value="20" table:style-name="ce1">
            <text:p>20</text:p>
          </table:table-cell>
          <table:table-cell table:style-name="ce3"/>
          <table:table-cell office:value-type="float" office:value="48" table:style-name="ce1">
            <text:p>48</text:p>
          </table:table-cell>
          <table:table-cell office:value-type="float" office:value="150" table:style-name="ce1">
            <text:p>150</text:p>
          </table:table-cell>
          <table:table-cell table:style-name="ce3"/>
          <table:table-cell office:value-type="float" office:value="141" table:style-name="ce1">
            <text:p>141</text:p>
          </table:table-cell>
          <table:table-cell office:value-type="float" office:value="140" table:style-name="ce1">
            <text:p>140</text:p>
          </table:table-cell>
          <table:table-cell table:style-name="ce3"/>
          <table:table-cell office:value-type="float" office:value="239" table:style-name="ce1">
            <text:p>239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2">
          <table:table-cell/>
          <table:table-cell office:value-type="string" table:style-name="ce3">
            <text:p>Weighted-L2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office:value-type="string" table:style-name="ce3">
            <text:p>Weighted-L2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string" table:style-name="ce3">
            <text:p>Weighted-L2</text:p>
          </table:table-cell>
          <table:table-cell office:value-type="float" office:value="8" table:style-name="ce1">
            <text:p>8</text:p>
          </table:table-cell>
          <table:table-cell office:value-type="float" office:value="150" table:style-name="ce1">
            <text:p>150</text:p>
          </table:table-cell>
          <table:table-cell office:value-type="string" table:style-name="ce3">
            <text:p>Weighted-L2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office:value-type="string" table:style-name="ce3">
            <text:p>Weighted-L2</text:p>
          </table:table-cell>
          <table:table-cell office:value-type="float" office:value="29" table:style-name="ce1">
            <text:p>29</text:p>
          </table:table-cell>
          <table:table-cell office:value-type="float" office:value="120" table:style-name="ce1">
            <text:p>12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45" table:style-name="ce1">
            <text:p>45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table:number-columns-repeated="16368" table:style-name="ce1"/>
        </table:table-row>
        <table:table-row table:style-name="ro3">
          <table:table-cell/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5">
            <text:p>Case 1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2 Mean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Case 3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4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5 Mean</text:p>
          </table:table-cell>
          <table:covered-table-cell/>
          <table:table-cell table:style-name="ce1"/>
          <table:table-cell table:number-columns-spanned="4" table:number-rows-spanned="1" table:style-name="ce7"/>
          <table:covered-table-cell table:number-columns-repeated="3"/>
          <table:table-cell table:style-name="ce1"/>
          <table:table-cell table:number-columns-spanned="4" table:number-rows-spanned="1" table:style-name="ce7"/>
          <table:covered-table-cell table:number-columns-repeated="3"/>
          <table:table-cell table:number-columns-repeated="16359"/>
        </table:table-row>
        <table:table-row table:style-name="ro2">
          <table:table-cell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8"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16359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11" table:style-name="ce3"/>
          <table:table-cell table:number-columns-repeated="16359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15.4" table:formula="of:=AVERAGE([.C80:.C84])" table:style-name="ce1">
            <text:p>115.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8.8" table:formula="of:=AVERAGE([.F80:.F84])" table:style-name="ce1">
            <text:p>48.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4" table:formula="of:=AVERAGE([.I80:.I84])" table:style-name="ce1">
            <text:p>2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94" table:formula="of:=AVERAGE([.L80:.L84])" table:style-name="ce1">
            <text:p>19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52.4" table:formula="of:=AVERAGE([.O80:.O84])" table:style-name="ce1">
            <text:p>52.4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42" table:formula="of:=AVERAGE([.C85:.C89])" table:style-name="ce1">
            <text:p>4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8" table:formula="of:=AVERAGE([.F85:.F89])" table:style-name="ce1">
            <text:p>2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40" table:formula="of:=AVERAGE([.I85:.I89])" table:style-name="ce1">
            <text:p>40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82.2" table:formula="of:=AVERAGE([.L85:.L89])" table:style-name="ce1">
            <text:p>82.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51.2" table:formula="of:=AVERAGE([.O85:.O89])" table:style-name="ce1">
            <text:p>51.2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47.6" table:formula="of:=AVERAGE([.C90:.C94])" table:style-name="ce1">
            <text:p>47.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62.2" table:formula="of:=AVERAGE([.F90:.F94])" table:style-name="ce1">
            <text:p>62.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" table:formula="of:=AVERAGE([.I90:.I94])" table:style-name="ce1">
            <text:p>1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71.6" table:formula="of:=AVERAGE([.L90:.L94])" table:style-name="ce1">
            <text:p>171.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433.2" table:formula="of:=AVERAGE([.O90:.O94])" table:style-name="ce1">
            <text:p>433.2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223.4000000000001" table:formula="of:=AVERAGE([.C95:.C99])" table:style-name="ce1">
            <text:p>1223.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80.6" table:formula="of:=AVERAGE([.F95:.F99])" table:style-name="ce1">
            <text:p>180.6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32.6" table:formula="of:=AVERAGE([.I95:.I99])" table:style-name="ce1">
            <text:p>32.6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77.8" table:formula="of:=AVERAGE([.L95:.L99])" table:style-name="ce1">
            <text:p>177.8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398.6" table:formula="of:=AVERAGE([.O95:.O99])" table:style-name="ce1">
            <text:p>398.6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80.599999999999994" table:formula="of:=AVERAGE([.C100:.C104])" table:style-name="ce1">
            <text:p>80.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7" table:formula="of:=AVERAGE([.F100:.F104])" table:style-name="ce1">
            <text:p>47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5.4" table:formula="of:=AVERAGE([.I100:.I104])" table:style-name="ce1">
            <text:p>25.4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17.4" table:formula="of:=AVERAGE([.L100:.L104])" table:style-name="ce1">
            <text:p>117.4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8.8" table:formula="of:=AVERAGE([.O100:.O104])" table:style-name="ce1">
            <text:p>48.8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5">
            <text:p>Case 1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2 Standard Deviation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Case 3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4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5 Standard Deviation</text:p>
          </table:table-cell>
          <table:covered-table-cell/>
          <table:table-cell table:style-name="ce1"/>
          <table:table-cell table:number-columns-spanned="4" table:number-rows-spanned="1" table:style-name="ce7"/>
          <table:covered-table-cell table:number-columns-repeated="3"/>
          <table:table-cell table:style-name="ce1"/>
          <table:table-cell table:number-columns-spanned="4" table:number-rows-spanned="1" table:style-name="ce7"/>
          <table:covered-table-cell table:number-columns-repeated="3"/>
          <table:table-cell table:number-columns-repeated="16359"/>
        </table:table-row>
        <table:table-row table:style-name="ro2">
          <table:table-cell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8"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16359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11" table:style-name="ce3"/>
          <table:table-cell table:number-columns-repeated="16359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20.476816158768415" table:formula="of:=STDEV([.C80:.C84])" table:style-name="ce1">
            <text:p>20.4768161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5.820534463871962" table:formula="of:=STDEV([.F80:.F84])" table:style-name="ce1">
            <text:p>25.8205344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3.19090595827292" table:formula="of:=STDEV([.I80:.I84])" table:style-name="ce1">
            <text:p>13.1909059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0.653637876331258" table:formula="of:=STDEV([.L80:.L84])" table:style-name="ce1">
            <text:p>10.6536378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8.311198759229288" table:formula="of:=STDEV([.O80:.O84])" table:style-name="ce1">
            <text:p>18.31119876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1.874342087037917" table:formula="of:=STDEV([.C85:.C89])" table:style-name="ce1">
            <text:p>11.87434209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2.747548783981962" table:formula="of:=STDEV([.F85:.F89])" table:style-name="ce1">
            <text:p>12.7475487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4.866068747318506" table:formula="of:=STDEV([.I85:.I89])" table:style-name="ce1">
            <text:p>14.86606875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8.310572953167913" table:formula="of:=STDEV([.L85:.L89])" table:style-name="ce1">
            <text:p>38.31057295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9.715476154534027" table:formula="of:=STDEV([.O85:.O89])" table:style-name="ce1">
            <text:p>19.71547615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2.09545369136686" table:formula="of:=STDEV([.C90:.C94])" table:style-name="ce1">
            <text:p>12.09545369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7.38390059796707" table:formula="of:=STDEV([.F90:.F94])" table:style-name="ce1">
            <text:p>17.383900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STDEV([.I90:.I94])" table:style-name="ce1">
            <text:p>0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35.324212659307818" table:formula="of:=STDEV([.L90:.L94])" table:style-name="ce1">
            <text:p>35.3242126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24.75455903493071" table:formula="of:=STDEV([.O90:.O94])" table:style-name="ce1">
            <text:p>124.754559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293.35865421016649" table:formula="of:=STDEV([.C95:.C99])" table:style-name="ce1">
            <text:p>293.358654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51.766784717616012" table:formula="of:=STDEV([.F95:.F99])" table:style-name="ce1">
            <text:p>51.7667847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6.562004709575469" table:formula="of:=STDEV([.I95:.I99])" table:style-name="ce1">
            <text:p>16.56200471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79.559411762531255" table:formula="of:=STDEV([.L95:.L99])" table:style-name="ce1">
            <text:p>79.55941176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33.92273892061792" table:formula="of:=STDEV([.O95:.O99])" table:style-name="ce1">
            <text:p>133.9227389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31.627519662471165" table:formula="of:=STDEV([.C100:.C104])" table:style-name="ce1">
            <text:p>31.6275196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7.358728040608906" table:formula="of:=STDEV([.F100:.F104])" table:style-name="ce1">
            <text:p>27.35872804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7.854971296532515" table:formula="of:=STDEV([.I100:.I104])" table:style-name="ce1">
            <text:p>17.8549713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2.258726909361563" table:formula="of:=STDEV([.L100:.L104])" table:style-name="ce1">
            <text:p>42.25872691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6.191990647730258" table:formula="of:=STDEV([.O100:.O104])" table:style-name="ce1">
            <text:p>46.19199065</text:p>
          </table:table-cell>
          <table:table-cell table:number-columns-repeated="16369" table:style-name="ce1"/>
        </table:table-row>
        <table:table-row table:number-rows-repeated="1048454" table:style-name="ro1">
          <table:table-cell table:number-columns-repeated="16384"/>
        </table:table-row>
      </table:table>
      <table:table table:name="Open_Discovery_Approach_1_and_2" table:style-name="ta1">
        <table:table-column table:style-name="co1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3" table:number-columns-repeated="30" table:default-cell-style-name="ce1"/>
        <table:table-column table:style-name="co11" table:number-columns-repeated="16344" table:default-cell-style-name="ce1"/>
        <table:table-row table:style-name="ro3">
          <table:table-cell table:number-columns-repeated="16384" table:style-name="ce1"/>
        </table:table-row>
        <table:table-row table:style-name="ro2">
          <table:table-cell office:value-type="string" table:number-columns-spanned="9" table:number-rows-spanned="1" table:style-name="ce9">
            <text:p>Cancer Discovery Cases: Mean (average) Rank</text:p>
          </table:table-cell>
          <table:covered-table-cell table:number-columns-repeated="8"/>
          <table:table-cell table:style-name="ce1"/>
          <table:table-cell office:value-type="string" table:number-columns-spanned="9" table:number-rows-spanned="1" table:style-name="ce9">
            <text:p>Cancer Discovery Cases: Mean (average) Standard Deviation</text:p>
          </table:table-cell>
          <table:covered-table-cell table:number-columns-repeated="8"/>
          <table:table-cell office:value-type="string" table:number-columns-spanned="9" table:number-rows-spanned="1" table:style-name="ce9">
            <text:p>Cancer Cases: Median Rank</text:p>
          </table:table-cell>
          <table:covered-table-cell table:number-columns-repeated="8"/>
          <table:table-cell table:number-columns-repeated="16356" table:style-name="ce1"/>
        </table:table-row>
        <table:table-row table:style-name="ro2">
          <table:table-cell office:value-type="string" table:number-columns-spanned="9" table:number-rows-spanned="1" table:style-name="ce5">
            <text:p>Open Discovery</text:p>
          </table:table-cell>
          <table:covered-table-cell table:number-columns-repeated="8"/>
          <table:table-cell table:style-name="ce1"/>
          <table:table-cell office:value-type="string" table:number-columns-spanned="9" table:number-rows-spanned="1" table:style-name="ce5">
            <text:p>Open Discovery</text:p>
          </table:table-cell>
          <table:covered-table-cell table:number-columns-repeated="8"/>
          <table:table-cell office:value-type="string" table:number-columns-spanned="9" table:number-rows-spanned="1" table:style-name="ce5">
            <text:p>Open Discovery</text:p>
          </table:table-cell>
          <table:covered-table-cell table:number-columns-repeated="8"/>
          <table:table-cell table:number-columns-repeated="16356" table:style-name="ce1"/>
        </table:table-row>
        <table:table-row table:style-name="ro2">
          <table:table-cell office:value-type="string" table:style-name="ce3">
            <text:p>Aggregation Funcs</text:p>
          </table:table-cell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3"/>
          <table:table-cell table:style-name="ce1"/>
          <table:table-cell office:value-type="string" table:style-name="ce3">
            <text:p>Aggregation Funcs</text:p>
          </table:table-cell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3"/>
          <table:table-cell office:value-type="string" table:style-name="ce3">
            <text:p>Aggregation Funcs</text:p>
          </table:table-cell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3"/>
          <table:table-cell table:number-columns-repeated="16356" table:style-name="ce1"/>
        </table:table-row>
        <table:table-row table:style-name="ro2">
          <table:table-cell office:value-type="string" table:style-name="ce3">
            <text:p>Accumulation Funcs</text:p>
          </table:table-cell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3"/>
          <table:table-cell table:style-name="ce1"/>
          <table:table-cell office:value-type="string" table:style-name="ce3">
            <text:p>Accumulation Funcs</text:p>
          </table:table-cell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3"/>
          <table:table-cell office:value-type="string" table:style-name="ce3">
            <text:p>Accumulation Funcs</text:p>
          </table:table-cell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3"/>
          <table:table-cell table:number-columns-repeated="16356" table:style-name="ce1"/>
        </table:table-row>
        <table:table-row table:style-name="ro2"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6" table:style-name="ce3"/>
          <table:table-cell office:value-type="string" table:style-name="ce3">
            <text:p>Min Rank</text:p>
          </table:table-cell>
          <table:table-cell table:style-name="ce1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7"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6" table:style-name="ce3"/>
          <table:table-cell office:value-type="string" table:style-name="ce3">
            <text:p>Min Rank</text:p>
          </table:table-cell>
          <table:table-cell table:number-columns-repeated="16356" table:style-name="ce1"/>
        </table:table-row>
        <table:table-row table:style-name="ro2">
          <table:table-cell office:value-type="string" table:number-columns-spanned="1" table:number-rows-spanned="5" table:style-name="ce6">
            <text:p>Score AB &amp; BC links, Weighted LINE, softplus output, ReLu activation</text:p>
          </table:table-cell>
          <table:table-cell office:value-type="string" table:style-name="ce1">
            <text:p>Average</text:p>
          </table:table-cell>
          <table:table-cell office:value-type="float" office:value="218.32" table:formula="of:=IF(ISNUMBER(AVERAGE([.C48];[.K48]; [.S48];[.AA48]; [.AI48]));AVERAGE([.C48];[.K48]; [.S48];[.AA48]; [.AI48]);&quot;*&quot;)" table:style-name="ce1">
            <text:p>218.32</text:p>
          </table:table-cell>
          <table:table-cell office:value-type="string" office:string-value="*" table:formula="of:=IF(ISNUMBER(AVERAGE([.D48];[.L48]; [.T48];[.AB48]; [.AJ48]));AVERAGE([.D48];[.L48]; [.T48];[.AB48]; [.AJ48]);&quot;*&quot;)" table:style-name="ce1">
            <text:p>*</text:p>
          </table:table-cell>
          <table:table-cell office:value-type="float" office:value="239.11999999999998" table:formula="of:=IF(ISNUMBER(AVERAGE([.E48];[.M48]; [.U48];[.AC48]; [.AK48]));AVERAGE([.E48];[.M48]; [.U48];[.AC48]; [.AK48]);&quot;*&quot;)" table:style-name="ce1">
            <text:p>239.12</text:p>
          </table:table-cell>
          <table:table-cell office:value-type="float" office:value="2097.96" table:formula="of:=IF(ISNUMBER(AVERAGE([.F48];[.N48]; [.V48];[.AD48]; [.AL48]));AVERAGE([.F48];[.N48]; [.V48];[.AD48]; [.AL48]);&quot;*&quot;)" table:style-name="ce1">
            <text:p>2097.96</text:p>
          </table:table-cell>
          <table:table-cell office:value-type="float" office:value="264.2" table:formula="of:=IF(ISNUMBER(AVERAGE([.G48];[.O48]; [.W48];[.AE48]; [.AM48]));AVERAGE([.G48];[.O48]; [.W48];[.AE48]; [.AM48]);&quot;*&quot;)" table:style-name="ce1">
            <text:p>264.2</text:p>
          </table:table-cell>
          <table:table-cell office:value-type="string" office:string-value="*" table:formula="of:=IF(ISNUMBER(AVERAGE([.H48];[.P48]; [.X48];[.AF48]; [.AN48]));AVERAGE([.H48];[.P48]; [.X48];[.AF48]; [.AN48]);&quot;*&quot;)" table:style-name="ce1">
            <text:p>*</text:p>
          </table:table-cell>
          <table:table-cell office:value-type="float" office:value="218.32" table:formula="of:=MIN([.C7:.H7])" table:style-name="ce3">
            <text:p>218.32</text:p>
          </table:table-cell>
          <table:table-cell table:style-name="ce1"/>
          <table:table-cell office:value-type="string" table:number-columns-spanned="1" table:number-rows-spanned="5" table:style-name="ce6">
            <text:p>Score AB &amp; BC links, Weighted LINE, softplus output, ReLu activation</text:p>
          </table:table-cell>
          <table:table-cell office:value-type="string" table:style-name="ce1">
            <text:p>Average</text:p>
          </table:table-cell>
          <table:table-cell office:value-type="float" office:value="368.66664074743727" table:formula="of:=IF(ISNUMBER(STDEV([.C48];[.K48]; [.S48];[.AA48]; [.AI48]));STDEV([.C48];[.K48]; [.S48];[.AA48]; [.AI48]);&quot;*&quot;)" table:style-name="ce1">
            <text:p>368.6666407</text:p>
          </table:table-cell>
          <table:table-cell office:value-type="string" office:string-value="*" table:formula="of:=IF(ISNUMBER(STDEV([.D48];[.L48]; [.T48];[.AB48]; [.AJ48]));STDEV([.D48];[.L48]; [.T48];[.AB48]; [.AJ48]);&quot;*&quot;)" table:style-name="ce1">
            <text:p>*</text:p>
          </table:table-cell>
          <table:table-cell office:value-type="float" office:value="394.97902729132335" table:formula="of:=IF(ISNUMBER(STDEV([.E48];[.M48]; [.U48];[.AC48]; [.AK48]));STDEV([.E48];[.M48]; [.U48];[.AC48]; [.AK48]);&quot;*&quot;)" table:style-name="ce1">
            <text:p>394.9790273</text:p>
          </table:table-cell>
          <table:table-cell office:value-type="float" office:value="2735.033408936717" table:formula="of:=IF(ISNUMBER(STDEV([.F48];[.N48]; [.V48];[.AD48]; [.AL48]));STDEV([.F48];[.N48]; [.V48];[.AD48]; [.AL48]);&quot;*&quot;)" table:style-name="ce1">
            <text:p>2735.033409</text:p>
          </table:table-cell>
          <table:table-cell office:value-type="float" office:value="431.63419697702363" table:formula="of:=IF(ISNUMBER(STDEV([.G48];[.O48]; [.W48];[.AE48]; [.AM48]));STDEV([.G48];[.O48]; [.W48];[.AE48]; [.AM48]);&quot;*&quot;)" table:style-name="ce1">
            <text:p>431.634197</text:p>
          </table:table-cell>
          <table:table-cell office:value-type="string" office:string-value="*" table:formula="of:=IF(ISNUMBER(STDEV([.H48];[.P48]; [.X48];[.AF48]; [.AN48]));STDEV([.H48];[.P48]; [.X48];[.AF48]; [.AN48]);&quot;*&quot;)" table:style-name="ce1">
            <text:p>*</text:p>
          </table:table-cell>
          <table:table-cell table:style-name="ce1"/>
          <table:table-cell office:value-type="string" table:number-columns-spanned="1" table:number-rows-spanned="5" table:style-name="ce6">
            <text:p>Score AB &amp; BC links, Weighted LINE, softplus output, ReLu activation</text:p>
          </table:table-cell>
          <table:table-cell office:value-type="string" table:style-name="ce1">
            <text:p>Average</text:p>
          </table:table-cell>
          <table:table-cell office:value-type="float" office:value="26.8" table:formula="of:=IF(ISNUMBER(MEDIAN([.C48];[.K48]; [.S48];[.AA48]; [.AI48]));MEDIAN([.C48];[.K48]; [.S48];[.AA48]; [.AI48]);&quot;*&quot;)" table:style-name="ce1">
            <text:p>26.8</text:p>
          </table:table-cell>
          <table:table-cell office:value-type="string" office:string-value="*" table:formula="of:=IF(ISNUMBER(MEDIAN([.D48];[.L48]; [.T48];[.AB48]; [.AJ48]));MEDIAN([.D48];[.L48]; [.T48];[.AB48]; [.AJ48]);&quot;*&quot;)" table:style-name="ce1">
            <text:p>*</text:p>
          </table:table-cell>
          <table:table-cell office:value-type="float" office:value="38.6" table:formula="of:=IF(ISNUMBER(MEDIAN([.E48];[.M48]; [.U48];[.AC48]; [.AK48]));MEDIAN([.E48];[.M48]; [.U48];[.AC48]; [.AK48]);&quot;*&quot;)" table:style-name="ce1">
            <text:p>38.6</text:p>
          </table:table-cell>
          <table:table-cell office:value-type="float" office:value="1212.5999999999999" table:formula="of:=IF(ISNUMBER(MEDIAN([.F48];[.N48]; [.V48];[.AD48]; [.AL48]));MEDIAN([.F48];[.N48]; [.V48];[.AD48]; [.AL48]);&quot;*&quot;)" table:style-name="ce1">
            <text:p>1212.6</text:p>
          </table:table-cell>
          <table:table-cell office:value-type="float" office:value="48.6" table:formula="of:=IF(ISNUMBER(MEDIAN([.G48];[.O48]; [.W48];[.AE48]; [.AM48]));MEDIAN([.G48];[.O48]; [.W48];[.AE48]; [.AM48]);&quot;*&quot;)" table:style-name="ce1">
            <text:p>48.6</text:p>
          </table:table-cell>
          <table:table-cell office:value-type="string" office:string-value="*" table:formula="of:=IF(ISNUMBER(MEDIAN([.H48];[.P48]; [.X48];[.AF48]; [.AN48]));MEDIAN([.H48];[.P48]; [.X48];[.AF48]; [.AN48]);&quot;*&quot;)" table:style-name="ce1">
            <text:p>*</text:p>
          </table:table-cell>
          <table:table-cell office:value-type="float" office:value="26.8" table:formula="of:=MIN([.V7:.AA7])" table:style-name="ce3">
            <text:p>26.8</text:p>
          </table:table-cell>
          <table:table-cell table:number-columns-repeated="16356" table:style-name="ce1"/>
        </table:table-row>
        <table:table-row table:style-name="ro2">
          <table:covered-table-cell/>
          <table:table-cell office:value-type="string" table:style-name="ce1">
            <text:p>Concatenation</text:p>
          </table:table-cell>
          <table:table-cell office:value-type="float" office:value="93.44" table:formula="of:=IF(ISNUMBER(AVERAGE([.C49];[.K49]; [.S49];[.AA49]; [.AI49]));AVERAGE([.C49];[.K49]; [.S49];[.AA49]; [.AI49]);&quot;*&quot;)" table:style-name="ce1">
            <text:p>93.44</text:p>
          </table:table-cell>
          <table:table-cell office:value-type="string" office:string-value="*" table:formula="of:=IF(ISNUMBER(AVERAGE([.D49];[.L49]; [.T49];[.AB49]; [.AJ49]));AVERAGE([.D49];[.L49]; [.T49];[.AB49]; [.AJ49]);&quot;*&quot;)" table:style-name="ce1">
            <text:p>*</text:p>
          </table:table-cell>
          <table:table-cell office:value-type="float" office:value="123.2" table:formula="of:=IF(ISNUMBER(AVERAGE([.E49];[.M49]; [.U49];[.AC49]; [.AK49]));AVERAGE([.E49];[.M49]; [.U49];[.AC49]; [.AK49]);&quot;*&quot;)" table:style-name="ce1">
            <text:p>123.2</text:p>
          </table:table-cell>
          <table:table-cell office:value-type="float" office:value="37248" table:formula="of:=IF(ISNUMBER(AVERAGE([.F49];[.N49]; [.V49];[.AD49]; [.AL49]));AVERAGE([.F49];[.N49]; [.V49];[.AD49]; [.AL49]);&quot;*&quot;)" table:style-name="ce1">
            <text:p>37248</text:p>
          </table:table-cell>
          <table:table-cell office:value-type="float" office:value="156.92000000000002" table:formula="of:=IF(ISNUMBER(AVERAGE([.G49];[.O49]; [.W49];[.AE49]; [.AM49]));AVERAGE([.G49];[.O49]; [.W49];[.AE49]; [.AM49]);&quot;*&quot;)" table:style-name="ce1">
            <text:p>156.92</text:p>
          </table:table-cell>
          <table:table-cell office:value-type="string" office:string-value="*" table:formula="of:=IF(ISNUMBER(AVERAGE([.H49];[.P49]; [.X49];[.AF49]; [.AN49]));AVERAGE([.H49];[.P49]; [.X49];[.AF49]; [.AN49]);&quot;*&quot;)" table:style-name="ce1">
            <text:p>*</text:p>
          </table:table-cell>
          <table:table-cell office:value-type="float" office:value="93.44" table:formula="of:=MIN([.C8:.H8])" table:style-name="ce3">
            <text:p>93.44</text:p>
          </table:table-cell>
          <table:table-cell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145.83774545706609" table:formula="of:=IF(ISNUMBER(STDEV([.C49];[.K49]; [.S49];[.AA49]; [.AI49]));STDEV([.C49];[.K49]; [.S49];[.AA49]; [.AI49]);&quot;*&quot;)" table:style-name="ce1">
            <text:p>145.8377455</text:p>
          </table:table-cell>
          <table:table-cell office:value-type="string" office:string-value="*" table:formula="of:=IF(ISNUMBER(STDEV([.D49];[.L49]; [.T49];[.AB49]; [.AJ49]));STDEV([.D49];[.L49]; [.T49];[.AB49]; [.AJ49]);&quot;*&quot;)" table:style-name="ce1">
            <text:p>*</text:p>
          </table:table-cell>
          <table:table-cell office:value-type="float" office:value="193.0654811197486" table:formula="of:=IF(ISNUMBER(STDEV([.E49];[.M49]; [.U49];[.AC49]; [.AK49]));STDEV([.E49];[.M49]; [.U49];[.AC49]; [.AK49]);&quot;*&quot;)" table:style-name="ce1">
            <text:p>193.0654811</text:p>
          </table:table-cell>
          <table:table-cell office:value-type="float" office:value="21432.88188321859" table:formula="of:=IF(ISNUMBER(STDEV([.F49];[.N49]; [.V49];[.AD49]; [.AL49]));STDEV([.F49];[.N49]; [.V49];[.AD49]; [.AL49]);&quot;*&quot;)" table:style-name="ce1">
            <text:p>21432.88188</text:p>
          </table:table-cell>
          <table:table-cell office:value-type="float" office:value="247.21078455439604" table:formula="of:=IF(ISNUMBER(STDEV([.G49];[.O49]; [.W49];[.AE49]; [.AM49]));STDEV([.G49];[.O49]; [.W49];[.AE49]; [.AM49]);&quot;*&quot;)" table:style-name="ce1">
            <text:p>247.2107846</text:p>
          </table:table-cell>
          <table:table-cell office:value-type="string" office:string-value="*" table:formula="of:=IF(ISNUMBER(STDEV([.H49];[.P49]; [.X49];[.AF49]; [.AN49]));STDEV([.H49];[.P49]; [.X49];[.AF49]; [.AN49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31.4" table:formula="of:=IF(ISNUMBER(MEDIAN([.C49];[.K49]; [.S49];[.AA49]; [.AI49]));MEDIAN([.C49];[.K49]; [.S49];[.AA49]; [.AI49]);&quot;*&quot;)" table:style-name="ce1">
            <text:p>31.4</text:p>
          </table:table-cell>
          <table:table-cell office:value-type="string" office:string-value="*" table:formula="of:=IF(ISNUMBER(MEDIAN([.D49];[.L49]; [.T49];[.AB49]; [.AJ49]));MEDIAN([.D49];[.L49]; [.T49];[.AB49]; [.AJ49]);&quot;*&quot;)" table:style-name="ce1">
            <text:p>*</text:p>
          </table:table-cell>
          <table:table-cell office:value-type="float" office:value="32" table:formula="of:=IF(ISNUMBER(MEDIAN([.E49];[.M49]; [.U49];[.AC49]; [.AK49]));MEDIAN([.E49];[.M49]; [.U49];[.AC49]; [.AK49]);&quot;*&quot;)" table:style-name="ce1">
            <text:p>32</text:p>
          </table:table-cell>
          <table:table-cell office:value-type="float" office:value="30573.200000000001" table:formula="of:=IF(ISNUMBER(MEDIAN([.F49];[.N49]; [.V49];[.AD49]; [.AL49]));MEDIAN([.F49];[.N49]; [.V49];[.AD49]; [.AL49]);&quot;*&quot;)" table:style-name="ce1">
            <text:p>30573.2</text:p>
          </table:table-cell>
          <table:table-cell office:value-type="float" office:value="34.4" table:formula="of:=IF(ISNUMBER(MEDIAN([.G49];[.O49]; [.W49];[.AE49]; [.AM49]));MEDIAN([.G49];[.O49]; [.W49];[.AE49]; [.AM49]);&quot;*&quot;)" table:style-name="ce1">
            <text:p>34.4</text:p>
          </table:table-cell>
          <table:table-cell office:value-type="string" office:string-value="*" table:formula="of:=IF(ISNUMBER(MEDIAN([.H49];[.P49]; [.X49];[.AF49]; [.AN49]));MEDIAN([.H49];[.P49]; [.X49];[.AF49]; [.AN49]);&quot;*&quot;)" table:style-name="ce1">
            <text:p>*</text:p>
          </table:table-cell>
          <table:table-cell office:value-type="float" office:value="31.4" table:formula="of:=MIN([.V8:.AA8])" table:style-name="ce3">
            <text:p>31.4</text:p>
          </table:table-cell>
          <table:table-cell table:number-columns-repeated="16356" table:style-name="ce1"/>
        </table:table-row>
        <table:table-row table:style-name="ro2">
          <table:covered-table-cell/>
          <table:table-cell office:value-type="string" table:style-name="ce1">
            <text:p>Hadamard</text:p>
          </table:table-cell>
          <table:table-cell office:value-type="float" office:value="257.88" table:formula="of:=IF(ISNUMBER(AVERAGE([.C50];[.K50]; [.S50];[.AA50]; [.AI50]));AVERAGE([.C50];[.K50]; [.S50];[.AA50]; [.AI50]);&quot;*&quot;)" table:style-name="ce1">
            <text:p>257.88</text:p>
          </table:table-cell>
          <table:table-cell office:value-type="float" office:value="4762.55" table:formula="of:=IF(ISNUMBER(AVERAGE([.D50];[.L50]; [.T50];[.AB50]; [.AJ50]));AVERAGE([.D50];[.L50]; [.T50];[.AB50]; [.AJ50]);&quot;*&quot;)" table:style-name="ce1">
            <text:p>4762.55</text:p>
          </table:table-cell>
          <table:table-cell office:value-type="float" office:value="270.56" table:formula="of:=IF(ISNUMBER(AVERAGE([.E50];[.M50]; [.U50];[.AC50]; [.AK50]));AVERAGE([.E50];[.M50]; [.U50];[.AC50]; [.AK50]);&quot;*&quot;)" table:style-name="ce1">
            <text:p>270.56</text:p>
          </table:table-cell>
          <table:table-cell office:value-type="float" office:value="7820.92" table:formula="of:=IF(ISNUMBER(AVERAGE([.F50];[.N50]; [.V50];[.AD50]; [.AL50]));AVERAGE([.F50];[.N50]; [.V50];[.AD50]; [.AL50]);&quot;*&quot;)" table:style-name="ce1">
            <text:p>7820.92</text:p>
          </table:table-cell>
          <table:table-cell office:value-type="float" office:value="280.56" table:formula="of:=IF(ISNUMBER(AVERAGE([.G50];[.O50]; [.W50];[.AE50]; [.AM50]));AVERAGE([.G50];[.O50]; [.W50];[.AE50]; [.AM50]);&quot;*&quot;)" table:style-name="ce1">
            <text:p>280.56</text:p>
          </table:table-cell>
          <table:table-cell office:value-type="string" office:string-value="*" table:formula="of:=IF(ISNUMBER(AVERAGE([.H50];[.P50]; [.X50];[.AF50]; [.AN50]));AVERAGE([.H50];[.P50]; [.X50];[.AF50]; [.AN50]);&quot;*&quot;)" table:style-name="ce1">
            <text:p>*</text:p>
          </table:table-cell>
          <table:table-cell office:value-type="float" office:value="257.88" table:formula="of:=MIN([.C9:.H9])" table:style-name="ce3">
            <text:p>257.88</text:p>
          </table:table-cell>
          <table:table-cell table:style-name="ce1"/>
          <table:covered-table-cell/>
          <table:table-cell office:value-type="string" table:style-name="ce1">
            <text:p>Hadamard</text:p>
          </table:table-cell>
          <table:table-cell office:value-type="float" office:value="440.52472348325693" table:formula="of:=IF(ISNUMBER(STDEV([.C50];[.K50]; [.S50];[.AA50]; [.AI50]));STDEV([.C50];[.K50]; [.S50];[.AA50]; [.AI50]);&quot;*&quot;)" table:style-name="ce1">
            <text:p>440.5247235</text:p>
          </table:table-cell>
          <table:table-cell office:value-type="float" office:value="5742.1500732642726" table:formula="of:=IF(ISNUMBER(STDEV([.D50];[.L50]; [.T50];[.AB50]; [.AJ50]));STDEV([.D50];[.L50]; [.T50];[.AB50]; [.AJ50]);&quot;*&quot;)" table:style-name="ce1">
            <text:p>5742.150073</text:p>
          </table:table-cell>
          <table:table-cell office:value-type="float" office:value="455.40141413921856" table:formula="of:=IF(ISNUMBER(STDEV([.E50];[.M50]; [.U50];[.AC50]; [.AK50]));STDEV([.E50];[.M50]; [.U50];[.AC50]; [.AK50]);&quot;*&quot;)" table:style-name="ce1">
            <text:p>455.4014141</text:p>
          </table:table-cell>
          <table:table-cell office:value-type="float" office:value="6859.7388559623769" table:formula="of:=IF(ISNUMBER(STDEV([.F50];[.N50]; [.V50];[.AD50]; [.AL50]));STDEV([.F50];[.N50]; [.V50];[.AD50]; [.AL50]);&quot;*&quot;)" table:style-name="ce1">
            <text:p>6859.738856</text:p>
          </table:table-cell>
          <table:table-cell office:value-type="float" office:value="464.55812122919565" table:formula="of:=IF(ISNUMBER(STDEV([.G50];[.O50]; [.W50];[.AE50]; [.AM50]));STDEV([.G50];[.O50]; [.W50];[.AE50]; [.AM50]);&quot;*&quot;)" table:style-name="ce1">
            <text:p>464.5581212</text:p>
          </table:table-cell>
          <table:table-cell office:value-type="string" office:string-value="*" table:formula="of:=IF(ISNUMBER(STDEV([.H50];[.P50]; [.X50];[.AF50]; [.AN50]));STDEV([.H50];[.P50]; [.X50];[.AF50]; [.AN50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Hadamard</text:p>
          </table:table-cell>
          <table:table-cell office:value-type="float" office:value="46.2" table:formula="of:=IF(ISNUMBER(MEDIAN([.C50];[.K50]; [.S50];[.AA50]; [.AI50]));MEDIAN([.C50];[.K50]; [.S50];[.AA50]; [.AI50]);&quot;*&quot;)" table:style-name="ce1">
            <text:p>46.2</text:p>
          </table:table-cell>
          <table:table-cell office:value-type="float" office:value="1750.3333333333333" table:formula="of:=IF(ISNUMBER(MEDIAN([.D50];[.L50]; [.T50];[.AB50]; [.AJ50]));MEDIAN([.D50];[.L50]; [.T50];[.AB50]; [.AJ50]);&quot;*&quot;)" table:style-name="ce1">
            <text:p>1750.333333</text:p>
          </table:table-cell>
          <table:table-cell office:value-type="float" office:value="46.6" table:formula="of:=IF(ISNUMBER(MEDIAN([.E50];[.M50]; [.U50];[.AC50]; [.AK50]));MEDIAN([.E50];[.M50]; [.U50];[.AC50]; [.AK50]);&quot;*&quot;)" table:style-name="ce1">
            <text:p>46.6</text:p>
          </table:table-cell>
          <table:table-cell office:value-type="float" office:value="8120.4" table:formula="of:=IF(ISNUMBER(MEDIAN([.F50];[.N50]; [.V50];[.AD50]; [.AL50]));MEDIAN([.F50];[.N50]; [.V50];[.AD50]; [.AL50]);&quot;*&quot;)" table:style-name="ce1">
            <text:p>8120.4</text:p>
          </table:table-cell>
          <table:table-cell office:value-type="float" office:value="49.4" table:formula="of:=IF(ISNUMBER(MEDIAN([.G50];[.O50]; [.W50];[.AE50]; [.AM50]));MEDIAN([.G50];[.O50]; [.W50];[.AE50]; [.AM50]);&quot;*&quot;)" table:style-name="ce1">
            <text:p>49.4</text:p>
          </table:table-cell>
          <table:table-cell office:value-type="string" office:string-value="*" table:formula="of:=IF(ISNUMBER(MEDIAN([.H50];[.P50]; [.X50];[.AF50]; [.AN50]));MEDIAN([.H50];[.P50]; [.X50];[.AF50]; [.AN50]);&quot;*&quot;)" table:style-name="ce1">
            <text:p>*</text:p>
          </table:table-cell>
          <table:table-cell office:value-type="float" office:value="46.2" table:formula="of:=MIN([.V9:.AA9])" table:style-name="ce3">
            <text:p>46.2</text:p>
          </table:table-cell>
          <table:table-cell table:number-columns-repeated="16356" table:style-name="ce1"/>
        </table:table-row>
        <table:table-row table:style-name="ro2">
          <table:covered-table-cell/>
          <table:table-cell office:value-type="string" table:style-name="ce1">
            <text:p>Weighted-L1</text:p>
          </table:table-cell>
          <table:table-cell office:value-type="float" office:value="212.23999999999995" table:formula="of:=IF(ISNUMBER(AVERAGE([.C51];[.K51]; [.S51];[.AA51]; [.AI51]));AVERAGE([.C51];[.K51]; [.S51];[.AA51]; [.AI51]);&quot;*&quot;)" table:style-name="ce1">
            <text:p>212.24</text:p>
          </table:table-cell>
          <table:table-cell office:value-type="float" office:value="14932.12" table:formula="of:=IF(ISNUMBER(AVERAGE([.D51];[.L51]; [.T51];[.AB51]; [.AJ51]));AVERAGE([.D51];[.L51]; [.T51];[.AB51]; [.AJ51]);&quot;*&quot;)" table:style-name="ce1">
            <text:p>14932.12</text:p>
          </table:table-cell>
          <table:table-cell office:value-type="float" office:value="225.11999999999998" table:formula="of:=IF(ISNUMBER(AVERAGE([.E51];[.M51]; [.U51];[.AC51]; [.AK51]));AVERAGE([.E51];[.M51]; [.U51];[.AC51]; [.AK51]);&quot;*&quot;)" table:style-name="ce1">
            <text:p>225.12</text:p>
          </table:table-cell>
          <table:table-cell office:value-type="float" office:value="23456.68" table:formula="of:=IF(ISNUMBER(AVERAGE([.F51];[.N51]; [.V51];[.AD51]; [.AL51]));AVERAGE([.F51];[.N51]; [.V51];[.AD51]; [.AL51]);&quot;*&quot;)" table:style-name="ce1">
            <text:p>23456.68</text:p>
          </table:table-cell>
          <table:table-cell office:value-type="float" office:value="236.72000000000003" table:formula="of:=IF(ISNUMBER(AVERAGE([.G51];[.O51]; [.W51];[.AE51]; [.AM51]));AVERAGE([.G51];[.O51]; [.W51];[.AE51]; [.AM51]);&quot;*&quot;)" table:style-name="ce1">
            <text:p>236.72</text:p>
          </table:table-cell>
          <table:table-cell office:value-type="string" office:string-value="*" table:formula="of:=IF(ISNUMBER(AVERAGE([.H51];[.P51]; [.X51];[.AF51]; [.AN51]));AVERAGE([.H51];[.P51]; [.X51];[.AF51]; [.AN51]);&quot;*&quot;)" table:style-name="ce1">
            <text:p>*</text:p>
          </table:table-cell>
          <table:table-cell office:value-type="float" office:value="212.23999999999995" table:formula="of:=MIN([.C10:.H10])" table:style-name="ce3">
            <text:p>212.24</text:p>
          </table:table-cell>
          <table:table-cell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361.59774335579033" table:formula="of:=IF(ISNUMBER(STDEV([.C51];[.K51]; [.S51];[.AA51]; [.AI51]));STDEV([.C51];[.K51]; [.S51];[.AA51]; [.AI51]);&quot;*&quot;)" table:style-name="ce1">
            <text:p>361.5977434</text:p>
          </table:table-cell>
          <table:table-cell office:value-type="float" office:value="18412.825650942334" table:formula="of:=IF(ISNUMBER(STDEV([.D51];[.L51]; [.T51];[.AB51]; [.AJ51]));STDEV([.D51];[.L51]; [.T51];[.AB51]; [.AJ51]);&quot;*&quot;)" table:style-name="ce1">
            <text:p>18412.82565</text:p>
          </table:table-cell>
          <table:table-cell office:value-type="float" office:value="365.3103502503044" table:formula="of:=IF(ISNUMBER(STDEV([.E51];[.M51]; [.U51];[.AC51]; [.AK51]));STDEV([.E51];[.M51]; [.U51];[.AC51]; [.AK51]);&quot;*&quot;)" table:style-name="ce1">
            <text:p>365.3103503</text:p>
          </table:table-cell>
          <table:table-cell office:value-type="float" office:value="16196.029427362746" table:formula="of:=IF(ISNUMBER(STDEV([.F51];[.N51]; [.V51];[.AD51]; [.AL51]));STDEV([.F51];[.N51]; [.V51];[.AD51]; [.AL51]);&quot;*&quot;)" table:style-name="ce1">
            <text:p>16196.02943</text:p>
          </table:table-cell>
          <table:table-cell office:value-type="float" office:value="367.02775371897962" table:formula="of:=IF(ISNUMBER(STDEV([.G51];[.O51]; [.W51];[.AE51]; [.AM51]));STDEV([.G51];[.O51]; [.W51];[.AE51]; [.AM51]);&quot;*&quot;)" table:style-name="ce1">
            <text:p>367.0277537</text:p>
          </table:table-cell>
          <table:table-cell office:value-type="string" office:string-value="*" table:formula="of:=IF(ISNUMBER(STDEV([.H51];[.P51]; [.X51];[.AF51]; [.AN51]));STDEV([.H51];[.P51]; [.X51];[.AF51]; [.AN51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28.6" table:formula="of:=IF(ISNUMBER(MEDIAN([.C51];[.K51]; [.S51];[.AA51]; [.AI51]));MEDIAN([.C51];[.K51]; [.S51];[.AA51]; [.AI51]);&quot;*&quot;)" table:style-name="ce1">
            <text:p>28.6</text:p>
          </table:table-cell>
          <table:table-cell office:value-type="float" office:value="8905" table:formula="of:=IF(ISNUMBER(MEDIAN([.D51];[.L51]; [.T51];[.AB51]; [.AJ51]));MEDIAN([.D51];[.L51]; [.T51];[.AB51]; [.AJ51]);&quot;*&quot;)" table:style-name="ce1">
            <text:p>8905</text:p>
          </table:table-cell>
          <table:table-cell office:value-type="float" office:value="33.4" table:formula="of:=IF(ISNUMBER(MEDIAN([.E51];[.M51]; [.U51];[.AC51]; [.AK51]));MEDIAN([.E51];[.M51]; [.U51];[.AC51]; [.AK51]);&quot;*&quot;)" table:style-name="ce1">
            <text:p>33.4</text:p>
          </table:table-cell>
          <table:table-cell office:value-type="float" office:value="21335.200000000001" table:formula="of:=IF(ISNUMBER(MEDIAN([.F51];[.N51]; [.V51];[.AD51]; [.AL51]));MEDIAN([.F51];[.N51]; [.V51];[.AD51]; [.AL51]);&quot;*&quot;)" table:style-name="ce1">
            <text:p>21335.2</text:p>
          </table:table-cell>
          <table:table-cell office:value-type="float" office:value="39.200000000000003" table:formula="of:=IF(ISNUMBER(MEDIAN([.G51];[.O51]; [.W51];[.AE51]; [.AM51]));MEDIAN([.G51];[.O51]; [.W51];[.AE51]; [.AM51]);&quot;*&quot;)" table:style-name="ce1">
            <text:p>39.2</text:p>
          </table:table-cell>
          <table:table-cell office:value-type="string" office:string-value="*" table:formula="of:=IF(ISNUMBER(MEDIAN([.H51];[.P51]; [.X51];[.AF51]; [.AN51]));MEDIAN([.H51];[.P51]; [.X51];[.AF51]; [.AN51]);&quot;*&quot;)" table:style-name="ce1">
            <text:p>*</text:p>
          </table:table-cell>
          <table:table-cell office:value-type="float" office:value="28.6" table:formula="of:=MIN([.V10:.AA10])" table:style-name="ce3">
            <text:p>28.6</text:p>
          </table:table-cell>
          <table:table-cell table:number-columns-repeated="16356" table:style-name="ce1"/>
        </table:table-row>
        <table:table-row table:style-name="ro2">
          <table:covered-table-cell/>
          <table:table-cell office:value-type="string" table:style-name="ce1">
            <text:p>Weighted-L2</text:p>
          </table:table-cell>
          <table:table-cell office:value-type="float" office:value="247.8" table:formula="of:=IF(ISNUMBER(AVERAGE([.C52];[.K52]; [.S52];[.AA52]; [.AI52]));AVERAGE([.C52];[.K52]; [.S52];[.AA52]; [.AI52]);&quot;*&quot;)" table:style-name="ce1">
            <text:p>247.8</text:p>
          </table:table-cell>
          <table:table-cell office:value-type="float" office:value="8777.6733333333341" table:formula="of:=IF(ISNUMBER(AVERAGE([.D52];[.L52]; [.T52];[.AB52]; [.AJ52]));AVERAGE([.D52];[.L52]; [.T52];[.AB52]; [.AJ52]);&quot;*&quot;)" table:style-name="ce1">
            <text:p>8777.673333</text:p>
          </table:table-cell>
          <table:table-cell office:value-type="float" office:value="281.47999999999996" table:formula="of:=IF(ISNUMBER(AVERAGE([.E52];[.M52]; [.U52];[.AC52]; [.AK52]));AVERAGE([.E52];[.M52]; [.U52];[.AC52]; [.AK52]);&quot;*&quot;)" table:style-name="ce1">
            <text:p>281.48</text:p>
          </table:table-cell>
          <table:table-cell office:value-type="float" office:value="20546.88" table:formula="of:=IF(ISNUMBER(AVERAGE([.F52];[.N52]; [.V52];[.AD52]; [.AL52]));AVERAGE([.F52];[.N52]; [.V52];[.AD52]; [.AL52]);&quot;*&quot;)" table:style-name="ce1">
            <text:p>20546.88</text:p>
          </table:table-cell>
          <table:table-cell office:value-type="float" office:value="311.91999999999996" table:formula="of:=IF(ISNUMBER(AVERAGE([.G52];[.O52]; [.W52];[.AE52]; [.AM52]));AVERAGE([.G52];[.O52]; [.W52];[.AE52]; [.AM52]);&quot;*&quot;)" table:style-name="ce1">
            <text:p>311.92</text:p>
          </table:table-cell>
          <table:table-cell office:value-type="string" office:string-value="*" table:formula="of:=IF(ISNUMBER(AVERAGE([.H52];[.P52]; [.X52];[.AF52]; [.AN52]));AVERAGE([.H52];[.P52]; [.X52];[.AF52]; [.AN52]);&quot;*&quot;)" table:style-name="ce1">
            <text:p>*</text:p>
          </table:table-cell>
          <table:table-cell office:value-type="float" office:value="247.8" table:formula="of:=MIN([.C11:.H11])" table:style-name="ce3">
            <text:p>247.8</text:p>
          </table:table-cell>
          <table:table-cell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428.96566296150087" table:formula="of:=IF(ISNUMBER(STDEV([.C52];[.K52]; [.S52];[.AA52]; [.AI52]));STDEV([.C52];[.K52]; [.S52];[.AA52]; [.AI52]);&quot;*&quot;)" table:style-name="ce1">
            <text:p>428.965663</text:p>
          </table:table-cell>
          <table:table-cell office:value-type="float" office:value="8646.946835939003" table:formula="of:=IF(ISNUMBER(STDEV([.D52];[.L52]; [.T52];[.AB52]; [.AJ52]));STDEV([.D52];[.L52]; [.T52];[.AB52]; [.AJ52]);&quot;*&quot;)" table:style-name="ce1">
            <text:p>8646.946836</text:p>
          </table:table-cell>
          <table:table-cell office:value-type="float" office:value="439.79824010561936" table:formula="of:=IF(ISNUMBER(STDEV([.E52];[.M52]; [.U52];[.AC52]; [.AK52]));STDEV([.E52];[.M52]; [.U52];[.AC52]; [.AK52]);&quot;*&quot;)" table:style-name="ce1">
            <text:p>439.7982401</text:p>
          </table:table-cell>
          <table:table-cell office:value-type="float" office:value="16589.038457125836" table:formula="of:=IF(ISNUMBER(STDEV([.F52];[.N52]; [.V52];[.AD52]; [.AL52]));STDEV([.F52];[.N52]; [.V52];[.AD52]; [.AL52]);&quot;*&quot;)" table:style-name="ce1">
            <text:p>16589.03846</text:p>
          </table:table-cell>
          <table:table-cell office:value-type="float" office:value="455.27447984704787" table:formula="of:=IF(ISNUMBER(STDEV([.G52];[.O52]; [.W52];[.AE52]; [.AM52]));STDEV([.G52];[.O52]; [.W52];[.AE52]; [.AM52]);&quot;*&quot;)" table:style-name="ce1">
            <text:p>455.2744798</text:p>
          </table:table-cell>
          <table:table-cell office:value-type="string" office:string-value="*" table:formula="of:=IF(ISNUMBER(STDEV([.H52];[.P52]; [.X52];[.AF52]; [.AN52]));STDEV([.H52];[.P52]; [.X52];[.AF52]; [.AN52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43.8" table:formula="of:=IF(ISNUMBER(MEDIAN([.C52];[.K52]; [.S52];[.AA52]; [.AI52]));MEDIAN([.C52];[.K52]; [.S52];[.AA52]; [.AI52]);&quot;*&quot;)" table:style-name="ce1">
            <text:p>43.8</text:p>
          </table:table-cell>
          <table:table-cell office:value-type="float" office:value="8370.2000000000007" table:formula="of:=IF(ISNUMBER(MEDIAN([.D52];[.L52]; [.T52];[.AB52]; [.AJ52]));MEDIAN([.D52];[.L52]; [.T52];[.AB52]; [.AJ52]);&quot;*&quot;)" table:style-name="ce1">
            <text:p>8370.2</text:p>
          </table:table-cell>
          <table:table-cell office:value-type="float" office:value="49" table:formula="of:=IF(ISNUMBER(MEDIAN([.E52];[.M52]; [.U52];[.AC52]; [.AK52]));MEDIAN([.E52];[.M52]; [.U52];[.AC52]; [.AK52]);&quot;*&quot;)" table:style-name="ce1">
            <text:p>49</text:p>
          </table:table-cell>
          <table:table-cell office:value-type="float" office:value="18442.8" table:formula="of:=IF(ISNUMBER(MEDIAN([.F52];[.N52]; [.V52];[.AD52]; [.AL52]));MEDIAN([.F52];[.N52]; [.V52];[.AD52]; [.AL52]);&quot;*&quot;)" table:style-name="ce1">
            <text:p>18442.8</text:p>
          </table:table-cell>
          <table:table-cell office:value-type="float" office:value="55.2" table:formula="of:=IF(ISNUMBER(MEDIAN([.G52];[.O52]; [.W52];[.AE52]; [.AM52]));MEDIAN([.G52];[.O52]; [.W52];[.AE52]; [.AM52]);&quot;*&quot;)" table:style-name="ce1">
            <text:p>55.2</text:p>
          </table:table-cell>
          <table:table-cell office:value-type="string" office:string-value="*" table:formula="of:=IF(ISNUMBER(MEDIAN([.H52];[.P52]; [.X52];[.AF52]; [.AN52]));MEDIAN([.H52];[.P52]; [.X52];[.AF52]; [.AN52]);&quot;*&quot;)" table:style-name="ce1">
            <text:p>*</text:p>
          </table:table-cell>
          <table:table-cell office:value-type="float" office:value="43.8" table:formula="of:=MIN([.V11:.AA11])" table:style-name="ce3">
            <text:p>43.8</text:p>
          </table:table-cell>
          <table:table-cell table:number-columns-repeated="16356" table:style-name="ce1"/>
        </table:table-row>
        <table:table-row table:style-name="ro2">
          <table:table-cell table:number-columns-repeated="2" table:style-name="ce1"/>
          <table:table-cell office:value-type="float" office:value="93.44" table:formula="of:=MIN([.C7:.C11])" table:style-name="ce3">
            <text:p>93.44</text:p>
          </table:table-cell>
          <table:table-cell office:value-type="float" office:value="4762.55" table:formula="of:=MIN([.D7:.D11])" table:style-name="ce3">
            <text:p>4762.55</text:p>
          </table:table-cell>
          <table:table-cell office:value-type="float" office:value="123.2" table:formula="of:=MIN([.E7:.E11])" table:style-name="ce3">
            <text:p>123.2</text:p>
          </table:table-cell>
          <table:table-cell office:value-type="float" office:value="2097.96" table:formula="of:=MIN([.F7:.F11])" table:style-name="ce3">
            <text:p>2097.96</text:p>
          </table:table-cell>
          <table:table-cell office:value-type="float" office:value="156.92000000000002" table:formula="of:=MIN([.G7:.G11])" table:style-name="ce3">
            <text:p>156.92</text:p>
          </table:table-cell>
          <table:table-cell office:value-type="string" table:style-name="ce3">
            <text:p>*</text:p>
          </table:table-cell>
          <table:table-cell office:value-type="float" office:value="93.44" table:formula="of:=MIN([.C12:.H12])" table:style-name="ce3">
            <text:p>93.44</text:p>
          </table:table-cell>
          <table:table-cell table:number-columns-repeated="12" table:style-name="ce1"/>
          <table:table-cell office:value-type="float" office:value="26.8" table:formula="of:=MIN([.V7:.V11])" table:style-name="ce3">
            <text:p>26.8</text:p>
          </table:table-cell>
          <table:table-cell office:value-type="float" office:value="1750.3333333333333" table:formula="of:=MIN([.W7:.W11])" table:style-name="ce3">
            <text:p>1750.333333</text:p>
          </table:table-cell>
          <table:table-cell office:value-type="float" office:value="32" table:formula="of:=MIN([.X7:.X11])" table:style-name="ce3">
            <text:p>32</text:p>
          </table:table-cell>
          <table:table-cell office:value-type="float" office:value="1212.5999999999999" table:formula="of:=MIN([.Y7:.Y11])" table:style-name="ce3">
            <text:p>1212.6</text:p>
          </table:table-cell>
          <table:table-cell office:value-type="float" office:value="34.4" table:formula="of:=MIN([.Z7:.Z11])" table:style-name="ce3">
            <text:p>34.4</text:p>
          </table:table-cell>
          <table:table-cell office:value-type="float" office:value="0" table:formula="of:=MIN([.AA7:.AA11])" table:style-name="ce3">
            <text:p>0</text:p>
          </table:table-cell>
          <table:table-cell office:value-type="float" office:value="26.8" table:formula="of:=MIN([.AB7:.AB11])" table:style-name="ce3">
            <text:p>26.8</text:p>
          </table:table-cell>
          <table:table-cell table:number-columns-repeated="16356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7" table:number-rows-spanned="1" table:style-name="ce5">
            <text:p>Case 1 Ranks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2 Ranks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3 Ranks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4 Ranks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5 Ranks</text:p>
          </table:table-cell>
          <table:covered-table-cell table:number-columns-repeated="6"/>
          <table:table-cell table:number-columns-repeated="16344"/>
        </table:table-row>
        <table:table-row table:style-name="ro2"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number-columns-repeated="16344"/>
        </table:table-row>
        <table:table-row table:style-name="ro2"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number-columns-repeated="2"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number-columns-repeated="16344"/>
        </table:table-row>
        <table:table-row table:style-name="ro2">
          <table:table-cell/>
          <table:table-cell office:value-type="string" table:style-name="ce1">
            <text:p>Average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table:style-name="ce1"/>
          <table:table-cell table:style-name="ce3"/>
          <table:table-cell office:value-type="string" table:style-name="ce1">
            <text:p>Average</text:p>
          </table:table-cell>
          <table:table-cell office:value-type="float" office:value="187" table:style-name="ce1">
            <text:p>187</text:p>
          </table:table-cell>
          <table:table-cell office:value-type="float" office:value="16588" table:style-name="ce1">
            <text:p>16588</text:p>
          </table:table-cell>
          <table:table-cell office:value-type="float" office:value="207" table:style-name="ce1">
            <text:p>207</text:p>
          </table:table-cell>
          <table:table-cell office:value-type="float" office:value="14524" table:style-name="ce1">
            <text:p>14524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*</text:p>
          </table:table-cell>
          <table:table-cell office:value-type="float" office:value="892" table:style-name="ce1">
            <text:p>892</text:p>
          </table:table-cell>
          <table:table-cell office:value-type="float" office:value="727" table:style-name="ce1">
            <text:p>727</text:p>
          </table:table-cell>
          <table:table-cell office:value-type="float" office:value="1021" table:style-name="ce1">
            <text:p>1021</text:p>
          </table:table-cell>
          <table:table-cell office:value-type="float" office:value="844" table:style-name="ce1">
            <text:p>84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02" table:style-name="ce1">
            <text:p>102</text:p>
          </table:table-cell>
          <table:table-cell office:value-type="float" office:value="53" table:style-name="ce1">
            <text:p>53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28" table:style-name="ce1">
            <text:p>62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9" table:style-name="ce1">
            <text:p>169</text:p>
          </table:table-cell>
          <table:table-cell office:value-type="float" office:value="4263" table:style-name="ce1">
            <text:p>4263</text:p>
          </table:table-cell>
          <table:table-cell office:value-type="float" office:value="178" table:style-name="ce1">
            <text:p>178</text:p>
          </table:table-cell>
          <table:table-cell office:value-type="float" office:value="6762" table:style-name="ce1">
            <text:p>6762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963" table:style-name="ce1">
            <text:p>963</text:p>
          </table:table-cell>
          <table:table-cell office:value-type="string" table:style-name="ce1">
            <text:p>*</text:p>
          </table:table-cell>
          <table:table-cell office:value-type="float" office:value="1011" table:style-name="ce1">
            <text:p>1011</text:p>
          </table:table-cell>
          <table:table-cell office:value-type="float" office:value="1027" table:style-name="ce1">
            <text:p>1027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04" table:style-name="ce1">
            <text:p>104</text:p>
          </table:table-cell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1081" table:style-name="ce1">
            <text:p>1081</text:p>
          </table:table-cell>
          <table:table-cell office:value-type="float" office:value="47" table:style-name="ce1">
            <text:p>47</text:p>
          </table:table-cell>
          <table:table-cell office:value-type="float" office:value="4942" table:style-name="ce1">
            <text:p>4942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606" table:style-name="ce1">
            <text:p>3606</text:p>
          </table:table-cell>
          <table:table-cell office:value-type="float" office:value="1" table:style-name="ce1">
            <text:p>1</text:p>
          </table:table-cell>
          <table:table-cell office:value-type="float" office:value="2770" table:style-name="ce1">
            <text:p>277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52" table:style-name="ce1">
            <text:p>152</text:p>
          </table:table-cell>
          <table:table-cell office:value-type="float" office:value="4438" table:style-name="ce1">
            <text:p>4438</text:p>
          </table:table-cell>
          <table:table-cell office:value-type="float" office:value="177" table:style-name="ce1">
            <text:p>177</text:p>
          </table:table-cell>
          <table:table-cell office:value-type="float" office:value="6071" table:style-name="ce1">
            <text:p>6071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936" table:style-name="ce1">
            <text:p>936</text:p>
          </table:table-cell>
          <table:table-cell office:value-type="string" table:style-name="ce1">
            <text:p>*</text:p>
          </table:table-cell>
          <table:table-cell office:value-type="float" office:value="959" table:style-name="ce1">
            <text:p>959</text:p>
          </table:table-cell>
          <table:table-cell office:value-type="float" office:value="827" table:style-name="ce1">
            <text:p>827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35" table:style-name="ce1">
            <text:p>135</text:p>
          </table:table-cell>
          <table:table-cell office:value-type="float" office:value="50" table:style-name="ce1">
            <text:p>50</text:p>
          </table:table-cell>
          <table:table-cell office:value-type="float" office:value="206" table:style-name="ce1">
            <text:p>206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103" table:style-name="ce1">
            <text:p>103</text:p>
          </table:table-cell>
          <table:table-cell office:value-type="float" office:value="47" table:style-name="ce1">
            <text:p>47</text:p>
          </table:table-cell>
          <table:table-cell office:value-type="float" office:value="333" table:style-name="ce1">
            <text:p>333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410" table:style-name="ce1">
            <text:p>410</text:p>
          </table:table-cell>
          <table:table-cell office:value-type="float" office:value="1" table:style-name="ce1">
            <text:p>1</text:p>
          </table:table-cell>
          <table:table-cell office:value-type="float" office:value="1004" table:style-name="ce1">
            <text:p>100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8" table:style-name="ce1">
            <text:p>148</text:p>
          </table:table-cell>
          <table:table-cell office:value-type="string" table:style-name="ce1">
            <text:p>*</text:p>
          </table:table-cell>
          <table:table-cell office:value-type="float" office:value="162" table:style-name="ce1">
            <text:p>162</text:p>
          </table:table-cell>
          <table:table-cell office:value-type="float" office:value="3077" table:style-name="ce1">
            <text:p>3077</text:p>
          </table:table-cell>
          <table:table-cell office:value-type="float" office:value="178" table:style-name="ce1">
            <text:p>178</text:p>
          </table:table-cell>
          <table:table-cell office:value-type="float" office:value="7201" table:style-name="ce1">
            <text:p>7201</text:p>
          </table:table-cell>
          <table:table-cell table:number-columns-repeated="2" table:style-name="ce1"/>
          <table:table-cell office:value-type="float" office:value="835" table:style-name="ce1">
            <text:p>835</text:p>
          </table:table-cell>
          <table:table-cell office:value-type="float" office:value="1134" table:style-name="ce1">
            <text:p>1134</text:p>
          </table:table-cell>
          <table:table-cell office:value-type="float" office:value="920" table:style-name="ce1">
            <text:p>920</text:p>
          </table:table-cell>
          <table:table-cell office:value-type="float" office:value="955" table:style-name="ce1">
            <text:p>955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51" table:style-name="ce1">
            <text:p>51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530" table:style-name="ce1">
            <text:p>530</text:p>
          </table:table-cell>
          <table:table-cell office:value-type="float" office:value="30" table:style-name="ce1">
            <text:p>30</text:p>
          </table:table-cell>
          <table:table-cell office:value-type="float" office:value="324" table:style-name="ce1">
            <text:p>324</text:p>
          </table:table-cell>
          <table:table-cell office:value-type="float" office:value="43" table:style-name="ce1">
            <text:p>43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70" table:style-name="ce1">
            <text:p>570</text:p>
          </table:table-cell>
          <table:table-cell office:value-type="float" office:value="1" table:style-name="ce1">
            <text:p>1</text:p>
          </table:table-cell>
          <table:table-cell office:value-type="float" office:value="1495" table:style-name="ce1">
            <text:p>149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99" table:style-name="ce1">
            <text:p>199</text:p>
          </table:table-cell>
          <table:table-cell office:value-type="string" table:style-name="ce1">
            <text:p>*</text:p>
          </table:table-cell>
          <table:table-cell office:value-type="float" office:value="215" table:style-name="ce1">
            <text:p>215</text:p>
          </table:table-cell>
          <table:table-cell office:value-type="float" office:value="3630" table:style-name="ce1">
            <text:p>3630</text:p>
          </table:table-cell>
          <table:table-cell office:value-type="float" office:value="232" table:style-name="ce1">
            <text:p>232</text:p>
          </table:table-cell>
          <table:table-cell office:value-type="float" office:value="5112" table:style-name="ce1">
            <text:p>5112</text:p>
          </table:table-cell>
          <table:table-cell table:number-columns-repeated="2" table:style-name="ce1"/>
          <table:table-cell office:value-type="float" office:value="810" table:style-name="ce1">
            <text:p>810</text:p>
          </table:table-cell>
          <table:table-cell office:value-type="float" office:value="5509" table:style-name="ce1">
            <text:p>5509</text:p>
          </table:table-cell>
          <table:table-cell office:value-type="float" office:value="887" table:style-name="ce1">
            <text:p>887</text:p>
          </table:table-cell>
          <table:table-cell office:value-type="float" office:value="6362" table:style-name="ce1">
            <text:p>6362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507" table:style-name="ce1">
            <text:p>507</text:p>
          </table:table-cell>
          <table:table-cell office:value-type="float" office:value="54" table:style-name="ce1">
            <text:p>54</text:p>
          </table:table-cell>
          <table:table-cell office:value-type="float" office:value="435" table:style-name="ce1">
            <text:p>435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" table:style-name="ce1">
            <text:p>1</text:p>
          </table:table-cell>
          <table:table-cell office:value-type="float" office:value="27340" table:style-name="ce1">
            <text:p>27340</text:p>
          </table:table-cell>
          <table:table-cell office:value-type="float" office:value="1" table:style-name="ce1">
            <text:p>1</text:p>
          </table:table-cell>
          <table:table-cell office:value-type="float" office:value="38191" table:style-name="ce1">
            <text:p>3819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Concatenation</text:p>
          </table:table-cell>
          <table:table-cell office:value-type="float" office:value="53" table:style-name="ce1">
            <text:p>53</text:p>
          </table:table-cell>
          <table:table-cell office:value-type="float" office:value="968" table:style-name="ce1">
            <text:p>968</text:p>
          </table:table-cell>
          <table:table-cell office:value-type="float" office:value="92" table:style-name="ce1">
            <text:p>92</text:p>
          </table:table-cell>
          <table:table-cell office:value-type="float" office:value="5356" table:style-name="ce1">
            <text:p>5356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09" table:style-name="ce1">
            <text:p>309</text:p>
          </table:table-cell>
          <table:table-cell office:value-type="float" office:value="7522" table:style-name="ce1">
            <text:p>7522</text:p>
          </table:table-cell>
          <table:table-cell office:value-type="float" office:value="412" table:style-name="ce1">
            <text:p>412</text:p>
          </table:table-cell>
          <table:table-cell office:value-type="float" office:value="35059" table:style-name="ce1">
            <text:p>35059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46345" table:style-name="ce1">
            <text:p>46345</text:p>
          </table:table-cell>
          <table:table-cell office:value-type="float" office:value="33" table:style-name="ce1">
            <text:p>33</text:p>
          </table:table-cell>
          <table:table-cell office:value-type="float" office:value="69619" table:style-name="ce1">
            <text:p>69619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1" table:style-name="ce1">
            <text:p>21</text:p>
          </table:table-cell>
          <table:table-cell office:value-type="float" office:value="54720" table:style-name="ce1">
            <text:p>54720</text:p>
          </table:table-cell>
          <table:table-cell office:value-type="float" office:value="31" table:style-name="ce1">
            <text:p>31</text:p>
          </table:table-cell>
          <table:table-cell office:value-type="float" office:value="75781" table:style-name="ce1">
            <text:p>75781</text:p>
          </table:table-cell>
          <table:table-cell office:value-type="float" office:value="38" table:style-name="ce1">
            <text:p>38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1222" table:style-name="ce1">
            <text:p>9122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51" table:style-name="ce1">
            <text:p>51</text:p>
          </table:table-cell>
          <table:table-cell office:value-type="string" table:style-name="ce1">
            <text:p>*</text:p>
          </table:table-cell>
          <table:table-cell office:value-type="float" office:value="81" table:style-name="ce1">
            <text:p>81</text:p>
          </table:table-cell>
          <table:table-cell office:value-type="float" office:value="9827" table:style-name="ce1">
            <text:p>9827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371" table:style-name="ce1">
            <text:p>371</text:p>
          </table:table-cell>
          <table:table-cell office:value-type="float" office:value="19075" table:style-name="ce1">
            <text:p>19075</text:p>
          </table:table-cell>
          <table:table-cell office:value-type="float" office:value="484" table:style-name="ce1">
            <text:p>484</text:p>
          </table:table-cell>
          <table:table-cell office:value-type="float" office:value="31097" table:style-name="ce1">
            <text:p>31097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24572" table:style-name="ce1">
            <text:p>24572</text:p>
          </table:table-cell>
          <table:table-cell office:value-type="float" office:value="27" table:style-name="ce1">
            <text:p>27</text:p>
          </table:table-cell>
          <table:table-cell office:value-type="float" office:value="21024" table:style-name="ce1">
            <text:p>21024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51502" table:style-name="ce1">
            <text:p>51502</text:p>
          </table:table-cell>
          <table:table-cell office:value-type="float" office:value="30" table:style-name="ce1">
            <text:p>30</text:p>
          </table:table-cell>
          <table:table-cell office:value-type="float" office:value="77816" table:style-name="ce1">
            <text:p>77816</text:p>
          </table:table-cell>
          <table:table-cell office:value-type="float" office:value="39" table:style-name="ce1">
            <text:p>39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348" table:style-name="ce1">
            <text:p>17348</text:p>
          </table:table-cell>
          <table:table-cell office:value-type="float" office:value="1" table:style-name="ce1">
            <text:p>1</text:p>
          </table:table-cell>
          <table:table-cell office:value-type="float" office:value="14078" table:style-name="ce1">
            <text:p>1407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string" table:style-name="ce1">
            <text:p>*</text:p>
          </table:table-cell>
          <table:table-cell office:value-type="float" office:value="89" table:style-name="ce1">
            <text:p>89</text:p>
          </table:table-cell>
          <table:table-cell office:value-type="float" office:value="9536" table:style-name="ce1">
            <text:p>9536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382" table:style-name="ce1">
            <text:p>382</text:p>
          </table:table-cell>
          <table:table-cell office:value-type="string" table:style-name="ce1">
            <text:p>*</text:p>
          </table:table-cell>
          <table:table-cell office:value-type="float" office:value="527" table:style-name="ce1">
            <text:p>527</text:p>
          </table:table-cell>
          <table:table-cell office:value-type="float" office:value="28197" table:style-name="ce1">
            <text:p>28197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5655" table:style-name="ce1">
            <text:p>25655</text:p>
          </table:table-cell>
          <table:table-cell office:value-type="float" office:value="37" table:style-name="ce1">
            <text:p>37</text:p>
          </table:table-cell>
          <table:table-cell office:value-type="float" office:value="34891" table:style-name="ce1">
            <text:p>34891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54564" table:style-name="ce1">
            <text:p>54564</text:p>
          </table:table-cell>
          <table:table-cell office:value-type="float" office:value="26" table:style-name="ce1">
            <text:p>26</text:p>
          </table:table-cell>
          <table:table-cell office:value-type="float" office:value="59139" table:style-name="ce1">
            <text:p>59139</text:p>
          </table:table-cell>
          <table:table-cell office:value-type="float" office:value="35" table:style-name="ce1">
            <text:p>35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3551" table:style-name="ce1">
            <text:p>53551</text:p>
          </table:table-cell>
          <table:table-cell office:value-type="float" office:value="1" table:style-name="ce1">
            <text:p>1</text:p>
          </table:table-cell>
          <table:table-cell office:value-type="float" office:value="95361" table:style-name="ce1">
            <text:p>9536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string" table:style-name="ce1">
            <text:p>*</text:p>
          </table:table-cell>
          <table:table-cell office:value-type="float" office:value="93" table:style-name="ce1">
            <text:p>93</text:p>
          </table:table-cell>
          <table:table-cell office:value-type="float" office:value="15367" table:style-name="ce1">
            <text:p>15367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360" table:style-name="ce1">
            <text:p>360</text:p>
          </table:table-cell>
          <table:table-cell office:value-type="string" table:style-name="ce1">
            <text:p>*</text:p>
          </table:table-cell>
          <table:table-cell office:value-type="float" office:value="454" table:style-name="ce1">
            <text:p>454</text:p>
          </table:table-cell>
          <table:table-cell office:value-type="float" office:value="13568" table:style-name="ce1">
            <text:p>13568</text:p>
          </table:table-cell>
          <table:table-cell office:value-type="float" office:value="539" table:style-name="ce1">
            <text:p>539</text:p>
          </table:table-cell>
          <table:table-cell office:value-type="float" office:value="43350" table:style-name="ce1">
            <text:p>43350</text:p>
          </table:table-cell>
          <table:table-cell table:number-columns-repeated="2"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5999" table:style-name="ce1">
            <text:p>5999</text:p>
          </table:table-cell>
          <table:table-cell office:value-type="float" office:value="38" table:style-name="ce1">
            <text:p>38</text:p>
          </table:table-cell>
          <table:table-cell office:value-type="float" office:value="15739" table:style-name="ce1">
            <text:p>15739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25922" table:style-name="ce1">
            <text:p>25922</text:p>
          </table:table-cell>
          <table:table-cell office:value-type="float" office:value="18" table:style-name="ce1">
            <text:p>18</text:p>
          </table:table-cell>
          <table:table-cell office:value-type="float" office:value="46839" table:style-name="ce1">
            <text:p>46839</text:p>
          </table:table-cell>
          <table:table-cell office:value-type="float" office:value="27" table:style-name="ce1">
            <text:p>27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8391" table:style-name="ce1">
            <text:p>28391</text:p>
          </table:table-cell>
          <table:table-cell office:value-type="float" office:value="1" table:style-name="ce1">
            <text:p>1</text:p>
          </table:table-cell>
          <table:table-cell office:value-type="float" office:value="38779" table:style-name="ce1">
            <text:p>38779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4898" table:style-name="ce1">
            <text:p>4898</text:p>
          </table:table-cell>
          <table:table-cell office:value-type="float" office:value="118" table:style-name="ce1">
            <text:p>118</text:p>
          </table:table-cell>
          <table:table-cell office:value-type="float" office:value="30204" table:style-name="ce1">
            <text:p>30204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333" table:style-name="ce1">
            <text:p>333</text:p>
          </table:table-cell>
          <table:table-cell office:value-type="string" table:style-name="ce1">
            <text:p>*</text:p>
          </table:table-cell>
          <table:table-cell office:value-type="float" office:value="438" table:style-name="ce1">
            <text:p>438</text:p>
          </table:table-cell>
          <table:table-cell office:value-type="float" office:value="44945" table:style-name="ce1">
            <text:p>44945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9320" table:style-name="ce1">
            <text:p>9320</text:p>
          </table:table-cell>
          <table:table-cell office:value-type="float" office:value="36" table:style-name="ce1">
            <text:p>36</text:p>
          </table:table-cell>
          <table:table-cell office:value-type="float" office:value="21033" table:style-name="ce1">
            <text:p>21033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39959" table:style-name="ce1">
            <text:p>39959</text:p>
          </table:table-cell>
          <table:table-cell office:value-type="float" office:value="22" table:style-name="ce1">
            <text:p>22</text:p>
          </table:table-cell>
          <table:table-cell office:value-type="float" office:value="58947" table:style-name="ce1">
            <text:p>58947</text:p>
          </table:table-cell>
          <table:table-cell office:value-type="float" office:value="33" table:style-name="ce1">
            <text:p>33</text:p>
          </table:table-cell>
          <table:table-cell table:number-columns-repeated="16345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" table:style-name="ce1">
            <text:p>1</text:p>
          </table:table-cell>
          <table:table-cell office:value-type="float" office:value="1655" table:style-name="ce1">
            <text:p>1655</text:p>
          </table:table-cell>
          <table:table-cell office:value-type="float" office:value="1" table:style-name="ce1">
            <text:p>1</text:p>
          </table:table-cell>
          <table:table-cell office:value-type="float" office:value="685" table:style-name="ce1">
            <text:p>685</text:p>
          </table:table-cell>
          <table:table-cell office:value-type="float" office:value="1" table:style-name="ce1">
            <text:p>1</text:p>
          </table:table-cell>
          <table:table-cell office:value-type="float" office:value="1187" table:style-name="ce1">
            <text:p>1187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55" table:style-name="ce1">
            <text:p>255</text:p>
          </table:table-cell>
          <table:table-cell office:value-type="float" office:value="92" table:style-name="ce1">
            <text:p>92</text:p>
          </table:table-cell>
          <table:table-cell office:value-type="float" office:value="262" table:style-name="ce1">
            <text:p>262</text:p>
          </table:table-cell>
          <table:table-cell office:value-type="float" office:value="467" table:style-name="ce1">
            <text:p>467</text:p>
          </table:table-cell>
          <table:table-cell office:value-type="float" office:value="257" table:style-name="ce1">
            <text:p>257</text:p>
          </table:table-cell>
          <table:table-cell office:value-type="float" office:value="7067" table:style-name="ce1">
            <text:p>7067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*</text:p>
          </table:table-cell>
          <table:table-cell office:value-type="float" office:value="1231" table:style-name="ce1">
            <text:p>1231</text:p>
          </table:table-cell>
          <table:table-cell office:value-type="float" office:value="24255" table:style-name="ce1">
            <text:p>24255</text:p>
          </table:table-cell>
          <table:table-cell office:value-type="float" office:value="1214" table:style-name="ce1">
            <text:p>1214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012" table:style-name="ce1">
            <text:p>3012</text:p>
          </table:table-cell>
          <table:table-cell office:value-type="float" office:value="23" table:style-name="ce1">
            <text:p>23</text:p>
          </table:table-cell>
          <table:table-cell office:value-type="float" office:value="2455" table:style-name="ce1">
            <text:p>2455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5" table:style-name="ce1">
            <text:p>25</text:p>
          </table:table-cell>
          <table:table-cell office:value-type="float" office:value="518" table:style-name="ce1">
            <text:p>518</text:p>
          </table:table-cell>
          <table:table-cell office:value-type="float" office:value="34" table:style-name="ce1">
            <text:p>34</text:p>
          </table:table-cell>
          <table:table-cell office:value-type="float" office:value="902" table:style-name="ce1">
            <text:p>902</text:p>
          </table:table-cell>
          <table:table-cell office:value-type="float" office:value="43" table:style-name="ce1">
            <text:p>43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726" table:style-name="ce1">
            <text:p>1726</text:p>
          </table:table-cell>
          <table:table-cell office:value-type="float" office:value="1" table:style-name="ce1">
            <text:p>1</text:p>
          </table:table-cell>
          <table:table-cell office:value-type="float" office:value="2888" table:style-name="ce1">
            <text:p>2888</text:p>
          </table:table-cell>
          <table:table-cell office:value-type="float" office:value="1" table:style-name="ce1">
            <text:p>1</text:p>
          </table:table-cell>
          <table:table-cell office:value-type="float" office:value="3263" table:style-name="ce1">
            <text:p>3263</text:p>
          </table:table-cell>
          <table:table-cell table:number-columns-repeated="2" table:style-name="ce1"/>
          <table:table-cell office:value-type="float" office:value="145" table:style-name="ce1">
            <text:p>145</text:p>
          </table:table-cell>
          <table:table-cell office:value-type="float" office:value="55" table:style-name="ce1">
            <text:p>55</text:p>
          </table:table-cell>
          <table:table-cell office:value-type="float" office:value="170" table:style-name="ce1">
            <text:p>170</text:p>
          </table:table-cell>
          <table:table-cell office:value-type="float" office:value="160" table:style-name="ce1">
            <text:p>160</text:p>
          </table:table-cell>
          <table:table-cell office:value-type="float" office:value="195" table:style-name="ce1">
            <text:p>195</text:p>
          </table:table-cell>
          <table:table-cell office:value-type="float" office:value="2351" table:style-name="ce1">
            <text:p>2351</text:p>
          </table:table-cell>
          <table:table-cell table:number-columns-repeated="2" table:style-name="ce1"/>
          <table:table-cell office:value-type="float" office:value="643" table:style-name="ce1">
            <text:p>643</text:p>
          </table:table-cell>
          <table:table-cell office:value-type="float" office:value="386" table:style-name="ce1">
            <text:p>386</text:p>
          </table:table-cell>
          <table:table-cell office:value-type="float" office:value="791" table:style-name="ce1">
            <text:p>791</text:p>
          </table:table-cell>
          <table:table-cell office:value-type="float" office:value="1472" table:style-name="ce1">
            <text:p>1472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2342" table:style-name="ce1">
            <text:p>12342</text:p>
          </table:table-cell>
          <table:table-cell office:value-type="float" office:value="25" table:style-name="ce1">
            <text:p>25</text:p>
          </table:table-cell>
          <table:table-cell office:value-type="float" office:value="6478" table:style-name="ce1">
            <text:p>6478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805" table:style-name="ce1">
            <text:p>805</text:p>
          </table:table-cell>
          <table:table-cell office:value-type="float" office:value="34" table:style-name="ce1">
            <text:p>34</text:p>
          </table:table-cell>
          <table:table-cell office:value-type="float" office:value="475" table:style-name="ce1">
            <text:p>475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760" table:style-name="ce1">
            <text:p>2760</text:p>
          </table:table-cell>
          <table:table-cell office:value-type="float" office:value="1" table:style-name="ce1">
            <text:p>1</text:p>
          </table:table-cell>
          <table:table-cell office:value-type="float" office:value="5988" table:style-name="ce1">
            <text:p>5988</text:p>
          </table:table-cell>
          <table:table-cell table:number-columns-repeated="2" table:style-name="ce1"/>
          <table:table-cell office:value-type="float" office:value="161" table:style-name="ce1">
            <text:p>161</text:p>
          </table:table-cell>
          <table:table-cell office:value-type="float" office:value="89" table:style-name="ce1">
            <text:p>89</text:p>
          </table:table-cell>
          <table:table-cell office:value-type="float" office:value="178" table:style-name="ce1">
            <text:p>178</text:p>
          </table:table-cell>
          <table:table-cell office:value-type="float" office:value="223" table:style-name="ce1">
            <text:p>223</text:p>
          </table:table-cell>
          <table:table-cell office:value-type="float" office:value="188" table:style-name="ce1">
            <text:p>188</text:p>
          </table:table-cell>
          <table:table-cell office:value-type="float" office:value="1972" table:style-name="ce1">
            <text:p>1972</text:p>
          </table:table-cell>
          <table:table-cell table:number-columns-repeated="2" table:style-name="ce1"/>
          <table:table-cell office:value-type="float" office:value="1106" table:style-name="ce1">
            <text:p>1106</text:p>
          </table:table-cell>
          <table:table-cell office:value-type="float" office:value="10520" table:style-name="ce1">
            <text:p>10520</text:p>
          </table:table-cell>
          <table:table-cell office:value-type="float" office:value="1115" table:style-name="ce1">
            <text:p>1115</text:p>
          </table:table-cell>
          <table:table-cell office:value-type="float" office:value="23004" table:style-name="ce1">
            <text:p>23004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4236" table:style-name="ce1">
            <text:p>14236</text:p>
          </table:table-cell>
          <table:table-cell office:value-type="float" office:value="28" table:style-name="ce1">
            <text:p>28</text:p>
          </table:table-cell>
          <table:table-cell office:value-type="float" office:value="13118" table:style-name="ce1">
            <text:p>13118</text:p>
          </table:table-cell>
          <table:table-cell office:value-type="float" office:value="33" table:style-name="ce1">
            <text:p>33</text:p>
          </table:table-cell>
          <table:table-cell office:value-type="float" office:value="4800" table:style-name="ce1">
            <text:p>4800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12491" table:style-name="ce1">
            <text:p>12491</text:p>
          </table:table-cell>
          <table:table-cell office:value-type="float" office:value="64" table:style-name="ce1">
            <text:p>64</text:p>
          </table:table-cell>
          <table:table-cell office:value-type="float" office:value="33090" table:style-name="ce1">
            <text:p>33090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995" table:style-name="ce1">
            <text:p>2995</text:p>
          </table:table-cell>
          <table:table-cell office:value-type="float" office:value="1" table:style-name="ce1">
            <text:p>1</text:p>
          </table:table-cell>
          <table:table-cell office:value-type="float" office:value="3125" table:style-name="ce1">
            <text:p>3125</text:p>
          </table:table-cell>
          <table:table-cell table:number-columns-repeated="2" table:style-name="ce1"/>
          <table:table-cell office:value-type="float" office:value="217" table:style-name="ce1">
            <text:p>217</text:p>
          </table:table-cell>
          <table:table-cell office:value-type="string" table:style-name="ce1">
            <text:p>*</text:p>
          </table:table-cell>
          <table:table-cell office:value-type="float" office:value="261" table:style-name="ce1">
            <text:p>261</text:p>
          </table:table-cell>
          <table:table-cell office:value-type="float" office:value="7787" table:style-name="ce1">
            <text:p>7787</text:p>
          </table:table-cell>
          <table:table-cell office:value-type="float" office:value="309" table:style-name="ce1">
            <text:p>309</text:p>
          </table:table-cell>
          <table:table-cell office:value-type="float" office:value="14390" table:style-name="ce1">
            <text:p>14390</text:p>
          </table:table-cell>
          <table:table-cell table:number-columns-repeated="2" table:style-name="ce1"/>
          <table:table-cell office:value-type="float" office:value="930" table:style-name="ce1">
            <text:p>930</text:p>
          </table:table-cell>
          <table:table-cell office:value-type="float" office:value="7270" table:style-name="ce1">
            <text:p>7270</text:p>
          </table:table-cell>
          <table:table-cell office:value-type="float" office:value="967" table:style-name="ce1">
            <text:p>967</text:p>
          </table:table-cell>
          <table:table-cell office:value-type="float" office:value="3586" table:style-name="ce1">
            <text:p>3586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6008" table:style-name="ce1">
            <text:p>6008</text:p>
          </table:table-cell>
          <table:table-cell office:value-type="float" office:value="23" table:style-name="ce1">
            <text:p>23</text:p>
          </table:table-cell>
          <table:table-cell office:value-type="float" office:value="9823" table:style-name="ce1">
            <text:p>9823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82" table:style-name="ce1">
            <text:p>382</text:p>
          </table:table-cell>
          <table:table-cell office:value-type="float" office:value="43" table:style-name="ce1">
            <text:p>43</text:p>
          </table:table-cell>
          <table:table-cell office:value-type="float" office:value="2504" table:style-name="ce1">
            <text:p>2504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738" table:style-name="ce1">
            <text:p>738</text:p>
          </table:table-cell>
          <table:table-cell table:number-columns-repeated="2" table:style-name="ce1"/>
          <table:table-cell office:value-type="float" office:value="145" table:style-name="ce1">
            <text:p>145</text:p>
          </table:table-cell>
          <table:table-cell office:value-type="float" office:value="73" table:style-name="ce1">
            <text:p>73</text:p>
          </table:table-cell>
          <table:table-cell office:value-type="float" office:value="179" table:style-name="ce1">
            <text:p>179</text:p>
          </table:table-cell>
          <table:table-cell office:value-type="float" office:value="126" table:style-name="ce1">
            <text:p>126</text:p>
          </table:table-cell>
          <table:table-cell office:value-type="float" office:value="201" table:style-name="ce1">
            <text:p>201</text:p>
          </table:table-cell>
          <table:table-cell office:value-type="float" office:value="1414" table:style-name="ce1">
            <text:p>1414</text:p>
          </table:table-cell>
          <table:table-cell table:number-columns-repeated="2" table:style-name="ce1"/>
          <table:table-cell office:value-type="float" office:value="1267" table:style-name="ce1">
            <text:p>1267</text:p>
          </table:table-cell>
          <table:table-cell office:value-type="string" table:style-name="ce1">
            <text:p>*</text:p>
          </table:table-cell>
          <table:table-cell office:value-type="float" office:value="1255" table:style-name="ce1">
            <text:p>1255</text:p>
          </table:table-cell>
          <table:table-cell office:value-type="float" office:value="40475" table:style-name="ce1">
            <text:p>40475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6122" table:style-name="ce1">
            <text:p>6122</text:p>
          </table:table-cell>
          <table:table-cell office:value-type="float" office:value="29" table:style-name="ce1">
            <text:p>29</text:p>
          </table:table-cell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4731" table:style-name="ce1">
            <text:p>4731</text:p>
          </table:table-cell>
          <table:table-cell office:value-type="float" office:value="62" table:style-name="ce1">
            <text:p>62</text:p>
          </table:table-cell>
          <table:table-cell office:value-type="float" office:value="29305" table:style-name="ce1">
            <text:p>29305</text:p>
          </table:table-cell>
          <table:table-cell office:value-type="float" office:value="63" table:style-name="ce1">
            <text:p>63</text:p>
          </table:table-cell>
          <table:table-cell office:value-type="float" office:value="15747" table:style-name="ce1">
            <text:p>15747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Weighted-L1</text:p>
          </table:table-cell>
          <table:table-cell office:value-type="float" office:value="170" table:style-name="ce1">
            <text:p>170</text:p>
          </table:table-cell>
          <table:table-cell office:value-type="float" office:value="26845" table:style-name="ce1">
            <text:p>26845</text:p>
          </table:table-cell>
          <table:table-cell office:value-type="float" office:value="201" table:style-name="ce1">
            <text:p>201</text:p>
          </table:table-cell>
          <table:table-cell office:value-type="float" office:value="49555" table:style-name="ce1">
            <text:p>49555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*</text:p>
          </table:table-cell>
          <table:table-cell office:value-type="float" office:value="885" table:style-name="ce1">
            <text:p>885</text:p>
          </table:table-cell>
          <table:table-cell office:value-type="float" office:value="23059" table:style-name="ce1">
            <text:p>23059</text:p>
          </table:table-cell>
          <table:table-cell office:value-type="float" office:value="869" table:style-name="ce1">
            <text:p>869</text:p>
          </table:table-cell>
          <table:table-cell office:value-type="float" office:value="14199" table:style-name="ce1">
            <text:p>14199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8" table:style-name="ce1">
            <text:p>18</text:p>
          </table:table-cell>
          <table:table-cell office:value-type="float" office:value="63892" table:style-name="ce1">
            <text:p>63892</text:p>
          </table:table-cell>
          <table:table-cell office:value-type="float" office:value="27" table:style-name="ce1">
            <text:p>27</text:p>
          </table:table-cell>
          <table:table-cell office:value-type="float" office:value="34442" table:style-name="ce1">
            <text:p>34442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Weighted-L1</text:p>
          </table:table-cell>
          <table:table-cell office:value-type="float" office:value="31" table:style-name="ce1">
            <text:p>31</text:p>
          </table:table-cell>
          <table:table-cell office:value-type="float" office:value="1252" table:style-name="ce1">
            <text:p>1252</text:p>
          </table:table-cell>
          <table:table-cell office:value-type="float" office:value="34" table:style-name="ce1">
            <text:p>34</text:p>
          </table:table-cell>
          <table:table-cell office:value-type="float" office:value="26901" table:style-name="ce1">
            <text:p>26901</text:p>
          </table:table-cell>
          <table:table-cell office:value-type="float" office:value="40" table:style-name="ce1">
            <text:p>40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9" table:style-name="ce1">
            <text:p>169</text:p>
          </table:table-cell>
          <table:table-cell office:value-type="float" office:value="43871" table:style-name="ce1">
            <text:p>43871</text:p>
          </table:table-cell>
          <table:table-cell office:value-type="float" office:value="254" table:style-name="ce1">
            <text:p>254</text:p>
          </table:table-cell>
          <table:table-cell office:value-type="float" office:value="37417" table:style-name="ce1">
            <text:p>37417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839" table:style-name="ce1">
            <text:p>839</text:p>
          </table:table-cell>
          <table:table-cell office:value-type="float" office:value="1845" table:style-name="ce1">
            <text:p>1845</text:p>
          </table:table-cell>
          <table:table-cell office:value-type="float" office:value="863" table:style-name="ce1">
            <text:p>863</text:p>
          </table:table-cell>
          <table:table-cell office:value-type="float" office:value="27252" table:style-name="ce1">
            <text:p>27252</text:p>
          </table:table-cell>
          <table:table-cell office:value-type="float" office:value="877" table:style-name="ce1">
            <text:p>877</text:p>
          </table:table-cell>
          <table:table-cell office:value-type="float" office:value="15229" table:style-name="ce1">
            <text:p>15229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8483" table:style-name="ce1">
            <text:p>28483</text:p>
          </table:table-cell>
          <table:table-cell office:value-type="float" office:value="19" table:style-name="ce1">
            <text:p>19</text:p>
          </table:table-cell>
          <table:table-cell office:value-type="float" office:value="46100" table:style-name="ce1">
            <text:p>46100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1751" table:style-name="ce1">
            <text:p>1751</text:p>
          </table:table-cell>
          <table:table-cell office:value-type="float" office:value="31" table:style-name="ce1">
            <text:p>31</text:p>
          </table:table-cell>
          <table:table-cell office:value-type="float" office:value="13776" table:style-name="ce1">
            <text:p>13776</text:p>
          </table:table-cell>
          <table:table-cell office:value-type="float" office:value="38" table:style-name="ce1">
            <text:p>38</text:p>
          </table:table-cell>
          <table:table-cell office:value-type="float" office:value="27852" table:style-name="ce1">
            <text:p>27852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320" table:style-name="ce1">
            <text:p>32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74" table:style-name="ce1">
            <text:p>174</text:p>
          </table:table-cell>
          <table:table-cell office:value-type="string" table:style-name="ce1">
            <text:p>*</text:p>
          </table:table-cell>
          <table:table-cell office:value-type="float" office:value="201" table:style-name="ce1">
            <text:p>201</text:p>
          </table:table-cell>
          <table:table-cell office:value-type="float" office:value="33137" table:style-name="ce1">
            <text:p>33137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873" table:style-name="ce1">
            <text:p>873</text:p>
          </table:table-cell>
          <table:table-cell office:value-type="float" office:value="10877" table:style-name="ce1">
            <text:p>10877</text:p>
          </table:table-cell>
          <table:table-cell office:value-type="float" office:value="890" table:style-name="ce1">
            <text:p>890</text:p>
          </table:table-cell>
          <table:table-cell office:value-type="float" office:value="27980" table:style-name="ce1">
            <text:p>27980</text:p>
          </table:table-cell>
          <table:table-cell office:value-type="float" office:value="907" table:style-name="ce1">
            <text:p>907</text:p>
          </table:table-cell>
          <table:table-cell office:value-type="float" office:value="25164" table:style-name="ce1">
            <text:p>25164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27129" table:style-name="ce1">
            <text:p>27129</text:p>
          </table:table-cell>
          <table:table-cell office:value-type="float" office:value="22" table:style-name="ce1">
            <text:p>22</text:p>
          </table:table-cell>
          <table:table-cell office:value-type="float" office:value="29868" table:style-name="ce1">
            <text:p>29868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float" office:value="621" table:style-name="ce1">
            <text:p>621</text:p>
          </table:table-cell>
          <table:table-cell office:value-type="float" office:value="28" table:style-name="ce1">
            <text:p>28</text:p>
          </table:table-cell>
          <table:table-cell office:value-type="float" office:value="15807" table:style-name="ce1">
            <text:p>15807</text:p>
          </table:table-cell>
          <table:table-cell office:value-type="float" office:value="29" table:style-name="ce1">
            <text:p>29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1" table:style-name="ce1">
            <text:p>1</text:p>
          </table:table-cell>
          <table:table-cell office:value-type="float" office:value="1755" table:style-name="ce1">
            <text:p>175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1" table:style-name="ce1">
            <text:p>161</text:p>
          </table:table-cell>
          <table:table-cell office:value-type="float" office:value="8913" table:style-name="ce1">
            <text:p>8913</text:p>
          </table:table-cell>
          <table:table-cell office:value-type="float" office:value="188" table:style-name="ce1">
            <text:p>188</text:p>
          </table:table-cell>
          <table:table-cell office:value-type="float" office:value="19808" table:style-name="ce1">
            <text:p>19808</text:p>
          </table:table-cell>
          <table:table-cell office:value-type="float" office:value="209" table:style-name="ce1">
            <text:p>209</text:p>
          </table:table-cell>
          <table:table-cell office:value-type="float" office:value="42237" table:style-name="ce1">
            <text:p>42237</text:p>
          </table:table-cell>
          <table:table-cell table:number-columns-repeated="2" table:style-name="ce1"/>
          <table:table-cell office:value-type="float" office:value="790" table:style-name="ce1">
            <text:p>790</text:p>
          </table:table-cell>
          <table:table-cell office:value-type="string" table:style-name="ce1">
            <text:p>*</text:p>
          </table:table-cell>
          <table:table-cell office:value-type="float" office:value="799" table:style-name="ce1">
            <text:p>799</text:p>
          </table:table-cell>
          <table:table-cell office:value-type="float" office:value="16061" table:style-name="ce1">
            <text:p>16061</text:p>
          </table:table-cell>
          <table:table-cell office:value-type="float" office:value="798" table:style-name="ce1">
            <text:p>798</text:p>
          </table:table-cell>
          <table:table-cell office:value-type="float" office:value="4400" table:style-name="ce1">
            <text:p>440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1776" table:style-name="ce1">
            <text:p>51776</text:p>
          </table:table-cell>
          <table:table-cell office:value-type="float" office:value="19" table:style-name="ce1">
            <text:p>19</text:p>
          </table:table-cell>
          <table:table-cell office:value-type="float" office:value="53758" table:style-name="ce1">
            <text:p>53758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office:value-type="float" office:value="354" table:style-name="ce1">
            <text:p>354</text:p>
          </table:table-cell>
          <table:table-cell office:value-type="float" office:value="38" table:style-name="ce1">
            <text:p>38</text:p>
          </table:table-cell>
          <table:table-cell office:value-type="float" office:value="27354" table:style-name="ce1">
            <text:p>27354</text:p>
          </table:table-cell>
          <table:table-cell office:value-type="float" office:value="45" table:style-name="ce1">
            <text:p>45</text:p>
          </table:table-cell>
          <table:table-cell office:value-type="float" office:value="45679" table:style-name="ce1">
            <text:p>45679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69" table:style-name="ce1">
            <text:p>169</text:p>
          </table:table-cell>
          <table:table-cell office:value-type="float" office:value="1551" table:style-name="ce1">
            <text:p>1551</text:p>
          </table:table-cell>
          <table:table-cell office:value-type="float" office:value="196" table:style-name="ce1">
            <text:p>196</text:p>
          </table:table-cell>
          <table:table-cell office:value-type="float" office:value="17010" table:style-name="ce1">
            <text:p>17010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835" table:style-name="ce1">
            <text:p>835</text:p>
          </table:table-cell>
          <table:table-cell office:value-type="float" office:value="13993" table:style-name="ce1">
            <text:p>13993</text:p>
          </table:table-cell>
          <table:table-cell office:value-type="float" office:value="871" table:style-name="ce1">
            <text:p>871</text:p>
          </table:table-cell>
          <table:table-cell office:value-type="float" office:value="12324" table:style-name="ce1">
            <text:p>12324</text:p>
          </table:table-cell>
          <table:table-cell office:value-type="float" office:value="898" table:style-name="ce1">
            <text:p>898</text:p>
          </table:table-cell>
          <table:table-cell office:value-type="float" office:value="7343" table:style-name="ce1">
            <text:p>7343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51154" table:style-name="ce1">
            <text:p>51154</text:p>
          </table:table-cell>
          <table:table-cell office:value-type="float" office:value="21" table:style-name="ce1">
            <text:p>21</text:p>
          </table:table-cell>
          <table:table-cell office:value-type="float" office:value="57945" table:style-name="ce1">
            <text:p>57945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float" office:value="167" table:style-name="ce1">
            <text:p>167</text:p>
          </table:table-cell>
          <table:table-cell office:value-type="float" office:value="36" table:style-name="ce1">
            <text:p>36</text:p>
          </table:table-cell>
          <table:table-cell office:value-type="float" office:value="14459" table:style-name="ce1">
            <text:p>14459</text:p>
          </table:table-cell>
          <table:table-cell office:value-type="float" office:value="44" table:style-name="ce1">
            <text:p>44</text:p>
          </table:table-cell>
          <table:table-cell office:value-type="float" office:value="57491" table:style-name="ce1">
            <text:p>57491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" table:style-name="ce1">
            <text:p>1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11754" table:style-name="ce1">
            <text:p>11754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02" table:style-name="ce1">
            <text:p>202</text:p>
          </table:table-cell>
          <table:table-cell office:value-type="float" office:value="2750" table:style-name="ce1">
            <text:p>2750</text:p>
          </table:table-cell>
          <table:table-cell office:value-type="float" office:value="223" table:style-name="ce1">
            <text:p>223</text:p>
          </table:table-cell>
          <table:table-cell office:value-type="float" office:value="14512" table:style-name="ce1">
            <text:p>14512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959" table:style-name="ce1">
            <text:p>959</text:p>
          </table:table-cell>
          <table:table-cell office:value-type="float" office:value="16331" table:style-name="ce1">
            <text:p>16331</text:p>
          </table:table-cell>
          <table:table-cell office:value-type="float" office:value="966" table:style-name="ce1">
            <text:p>966</text:p>
          </table:table-cell>
          <table:table-cell office:value-type="float" office:value="21098" table:style-name="ce1">
            <text:p>21098</text:p>
          </table:table-cell>
          <table:table-cell office:value-type="float" office:value="955" table:style-name="ce1">
            <text:p>955</text:p>
          </table:table-cell>
          <table:table-cell office:value-type="float" office:value="32056" table:style-name="ce1">
            <text:p>3205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4" table:style-name="ce1">
            <text:p>24</text:p>
          </table:table-cell>
          <table:table-cell office:value-type="float" office:value="19211" table:style-name="ce1">
            <text:p>19211</text:p>
          </table:table-cell>
          <table:table-cell office:value-type="float" office:value="28" table:style-name="ce1">
            <text:p>28</text:p>
          </table:table-cell>
          <table:table-cell office:value-type="float" office:value="10299" table:style-name="ce1">
            <text:p>1029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*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8591" table:style-name="ce1">
            <text:p>8591</text:p>
          </table:table-cell>
          <table:table-cell office:value-type="float" office:value="53" table:style-name="ce1">
            <text:p>53</text:p>
          </table:table-cell>
          <table:table-cell office:value-type="float" office:value="39779" table:style-name="ce1">
            <text:p>39779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225" table:style-name="ce1">
            <text:p>225</text:p>
          </table:table-cell>
          <table:table-cell office:value-type="float" office:value="1" table:style-name="ce1">
            <text:p>1</text:p>
          </table:table-cell>
          <table:table-cell office:value-type="float" office:value="22245" table:style-name="ce1">
            <text:p>22245</text:p>
          </table:table-cell>
          <table:table-cell table:number-columns-repeated="2" table:style-name="ce1"/>
          <table:table-cell office:value-type="float" office:value="190" table:style-name="ce1">
            <text:p>190</text:p>
          </table:table-cell>
          <table:table-cell office:value-type="float" office:value="10935" table:style-name="ce1">
            <text:p>10935</text:p>
          </table:table-cell>
          <table:table-cell office:value-type="float" office:value="309" table:style-name="ce1">
            <text:p>309</text:p>
          </table:table-cell>
          <table:table-cell office:value-type="float" office:value="12743" table:style-name="ce1">
            <text:p>12743</text:p>
          </table:table-cell>
          <table:table-cell office:value-type="float" office:value="390" table:style-name="ce1">
            <text:p>390</text:p>
          </table:table-cell>
          <table:table-cell office:value-type="float" office:value="15056" table:style-name="ce1">
            <text:p>15056</text:p>
          </table:table-cell>
          <table:table-cell table:number-columns-repeated="2" table:style-name="ce1"/>
          <table:table-cell office:value-type="float" office:value="1009" table:style-name="ce1">
            <text:p>1009</text:p>
          </table:table-cell>
          <table:table-cell office:value-type="float" office:value="24965" table:style-name="ce1">
            <text:p>24965</text:p>
          </table:table-cell>
          <table:table-cell office:value-type="float" office:value="1072" table:style-name="ce1">
            <text:p>1072</text:p>
          </table:table-cell>
          <table:table-cell office:value-type="float" office:value="69572" table:style-name="ce1">
            <text:p>69572</text:p>
          </table:table-cell>
          <table:table-cell office:value-type="float" office:value="1141" table:style-name="ce1">
            <text:p>1141</text:p>
          </table:table-cell>
          <table:table-cell office:value-type="float" office:value="70636" table:style-name="ce1">
            <text:p>70636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5719" table:style-name="ce1">
            <text:p>15719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float" office:value="47" table:style-name="ce1">
            <text:p>47</text:p>
          </table:table-cell>
          <table:table-cell office:value-type="float" office:value="476" table:style-name="ce1">
            <text:p>476</text:p>
          </table:table-cell>
          <table:table-cell office:value-type="float" office:value="52" table:style-name="ce1">
            <text:p>52</text:p>
          </table:table-cell>
          <table:table-cell office:value-type="float" office:value="8467" table:style-name="ce1">
            <text:p>8467</text:p>
          </table:table-cell>
          <table:table-cell office:value-type="float" office:value="58" table:style-name="ce1">
            <text:p>58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235" table:style-name="ce1">
            <text:p>235</text:p>
          </table:table-cell>
          <table:table-cell office:value-type="float" office:value="1" table:style-name="ce1">
            <text:p>1</text:p>
          </table:table-cell>
          <table:table-cell office:value-type="float" office:value="10451" table:style-name="ce1">
            <text:p>10451</text:p>
          </table:table-cell>
          <table:table-cell table:number-columns-repeated="2" table:style-name="ce1"/>
          <table:table-cell office:value-type="float" office:value="136" table:style-name="ce1">
            <text:p>136</text:p>
          </table:table-cell>
          <table:table-cell office:value-type="float" office:value="7655" table:style-name="ce1">
            <text:p>7655</text:p>
          </table:table-cell>
          <table:table-cell office:value-type="float" office:value="310" table:style-name="ce1">
            <text:p>310</text:p>
          </table:table-cell>
          <table:table-cell office:value-type="float" office:value="47417" table:style-name="ce1">
            <text:p>47417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1006" table:style-name="ce1">
            <text:p>1006</text:p>
          </table:table-cell>
          <table:table-cell office:value-type="float" office:value="6706" table:style-name="ce1">
            <text:p>6706</text:p>
          </table:table-cell>
          <table:table-cell office:value-type="float" office:value="968" table:style-name="ce1">
            <text:p>968</text:p>
          </table:table-cell>
          <table:table-cell office:value-type="float" office:value="39553" table:style-name="ce1">
            <text:p>39553</text:p>
          </table:table-cell>
          <table:table-cell office:value-type="float" office:value="961" table:style-name="ce1">
            <text:p>961</text:p>
          </table:table-cell>
          <table:table-cell office:value-type="float" office:value="32018" table:style-name="ce1">
            <text:p>32018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8806" table:style-name="ce1">
            <text:p>18806</text:p>
          </table:table-cell>
          <table:table-cell office:value-type="float" office:value="24" table:style-name="ce1">
            <text:p>24</text:p>
          </table:table-cell>
          <table:table-cell office:value-type="float" office:value="12674" table:style-name="ce1">
            <text:p>12674</text:p>
          </table:table-cell>
          <table:table-cell office:value-type="float" office:value="34" table:style-name="ce1">
            <text:p>34</text:p>
          </table:table-cell>
          <table:table-cell table:number-columns-repeated="3" table:style-name="ce1"/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13626" table:style-name="ce1">
            <text:p>13626</text:p>
          </table:table-cell>
          <table:table-cell office:value-type="float" office:value="64" table:style-name="ce1">
            <text:p>64</text:p>
          </table:table-cell>
          <table:table-cell office:value-type="float" office:value="52415" table:style-name="ce1">
            <text:p>52415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49" table:style-name="ce1">
            <text:p>149</text:p>
          </table:table-cell>
          <table:table-cell office:value-type="float" office:value="9931" table:style-name="ce1">
            <text:p>9931</text:p>
          </table:table-cell>
          <table:table-cell office:value-type="float" office:value="291" table:style-name="ce1">
            <text:p>291</text:p>
          </table:table-cell>
          <table:table-cell office:value-type="float" office:value="17665" table:style-name="ce1">
            <text:p>17665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991" table:style-name="ce1">
            <text:p>991</text:p>
          </table:table-cell>
          <table:table-cell office:value-type="string" table:style-name="ce1">
            <text:p>*</text:p>
          </table:table-cell>
          <table:table-cell office:value-type="float" office:value="1058" table:style-name="ce1">
            <text:p>1058</text:p>
          </table:table-cell>
          <table:table-cell office:value-type="float" office:value="50695" table:style-name="ce1">
            <text:p>50695</text:p>
          </table:table-cell>
          <table:table-cell office:value-type="float" office:value="1110" table:style-name="ce1">
            <text:p>1110</text:p>
          </table:table-cell>
          <table:table-cell office:value-type="float" office:value="71400" table:style-name="ce1">
            <text:p>7140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615" table:style-name="ce1">
            <text:p>615</text:p>
          </table:table-cell>
          <table:table-cell office:value-type="float" office:value="35" table:style-name="ce1">
            <text:p>35</text:p>
          </table:table-cell>
          <table:table-cell office:value-type="float" office:value="21804" table:style-name="ce1">
            <text:p>21804</text:p>
          </table:table-cell>
          <table:table-cell office:value-type="float" office:value="41" table:style-name="ce1">
            <text:p>41</text:p>
          </table:table-cell>
          <table:table-cell table:number-columns-repeated="3" table:style-name="ce1"/>
          <table:table-cell office:value-type="float" office:value="42" table:style-name="ce1">
            <text:p>42</text:p>
          </table:table-cell>
          <table:table-cell office:value-type="float" office:value="627" table:style-name="ce1">
            <text:p>627</text:p>
          </table:table-cell>
          <table:table-cell office:value-type="float" office:value="48" table:style-name="ce1">
            <text:p>48</text:p>
          </table:table-cell>
          <table:table-cell office:value-type="float" office:value="20006" table:style-name="ce1">
            <text:p>20006</text:p>
          </table:table-cell>
          <table:table-cell office:value-type="float" office:value="54" table:style-name="ce1">
            <text:p>54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9808" table:style-name="ce1">
            <text:p>19808</text:p>
          </table:table-cell>
          <table:table-cell table:number-columns-repeated="2" table:style-name="ce1"/>
          <table:table-cell office:value-type="float" office:value="151" table:style-name="ce1">
            <text:p>151</text:p>
          </table:table-cell>
          <table:table-cell office:value-type="float" office:value="10580" table:style-name="ce1">
            <text:p>10580</text:p>
          </table:table-cell>
          <table:table-cell office:value-type="float" office:value="311" table:style-name="ce1">
            <text:p>311</text:p>
          </table:table-cell>
          <table:table-cell office:value-type="float" office:value="52213" table:style-name="ce1">
            <text:p>52213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1068" table:style-name="ce1">
            <text:p>1068</text:p>
          </table:table-cell>
          <table:table-cell office:value-type="string" table:style-name="ce1">
            <text:p>*</text:p>
          </table:table-cell>
          <table:table-cell office:value-type="float" office:value="1140" table:style-name="ce1">
            <text:p>1140</text:p>
          </table:table-cell>
          <table:table-cell office:value-type="float" office:value="37087" table:style-name="ce1">
            <text:p>37087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*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37044" table:style-name="ce1">
            <text:p>37044</text:p>
          </table:table-cell>
          <table:table-cell office:value-type="float" office:value="27" table:style-name="ce1">
            <text:p>27</text:p>
          </table:table-cell>
          <table:table-cell office:value-type="float" office:value="31718" table:style-name="ce1">
            <text:p>31718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1"/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7330" table:style-name="ce1">
            <text:p>7330</text:p>
          </table:table-cell>
          <table:table-cell office:value-type="float" office:value="47" table:style-name="ce1">
            <text:p>47</text:p>
          </table:table-cell>
          <table:table-cell office:value-type="float" office:value="45233" table:style-name="ce1">
            <text:p>45233</text:p>
          </table:table-cell>
          <table:table-cell table:number-columns-repeated="16344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1" table:style-name="ce5">
            <text:p>Case 1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2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3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4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5 Mean</text:p>
          </table:table-cell>
          <table:covered-table-cell table:number-columns-repeated="6"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number-columns-repeated="16344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" table:formula="of:=AVERAGE([.C18:.C22])" table:style-name="ce1">
            <text:p>1</text:p>
          </table:table-cell>
          <table:table-cell office:value-type="float" office:value="1159.5" table:formula="of:=AVERAGE([.D18:.D22])" table:style-name="ce1">
            <text:p>1159.5</text:p>
          </table:table-cell>
          <table:table-cell office:value-type="float" office:value="1" table:formula="of:=AVERAGE([.E18:.E22])" table:style-name="ce1">
            <text:p>1</text:p>
          </table:table-cell>
          <table:table-cell office:value-type="float" office:value="1212.5999999999999" table:formula="of:=AVERAGE([.F18:.F22])" table:style-name="ce1">
            <text:p>1212.6</text:p>
          </table:table-cell>
          <table:table-cell office:value-type="float" office:value="1" table:formula="of:=AVERAGE([.G18:.G22])" table:style-name="ce1">
            <text:p>1</text:p>
          </table:table-cell>
          <table:table-cell office:value-type="float" office:value="0" table:formula="of:=AVERAGE([.H18:.H22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71" table:formula="of:=AVERAGE([.K18:.K22])" table:style-name="ce1">
            <text:p>171</text:p>
          </table:table-cell>
          <table:table-cell office:value-type="float" office:value="8429.6666666666661" table:formula="of:=AVERAGE([.L18:.L22])" table:style-name="ce1">
            <text:p>8429.666667</text:p>
          </table:table-cell>
          <table:table-cell office:value-type="float" office:value="187.8" table:formula="of:=AVERAGE([.M18:.M22])" table:style-name="ce1">
            <text:p>187.8</text:p>
          </table:table-cell>
          <table:table-cell office:value-type="float" office:value="6812.8" table:formula="of:=AVERAGE([.N18:.N22])" table:style-name="ce1">
            <text:p>6812.8</text:p>
          </table:table-cell>
          <table:table-cell office:value-type="float" office:value="207" table:formula="of:=AVERAGE([.O18:.O22])" table:style-name="ce1">
            <text:p>207</text:p>
          </table:table-cell>
          <table:table-cell office:value-type="float" office:value="6156.5" table:formula="of:=AVERAGE([.P18:.P22])" table:style-name="ce1">
            <text:p>6156.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866.8" table:formula="of:=AVERAGE([.S18:.S22])" table:style-name="ce1">
            <text:p>866.8</text:p>
          </table:table-cell>
          <table:table-cell office:value-type="float" office:value="3321.5" table:formula="of:=AVERAGE([.T18:.T22])" table:style-name="ce1">
            <text:p>3321.5</text:p>
          </table:table-cell>
          <table:table-cell office:value-type="float" office:value="933.8" table:formula="of:=AVERAGE([.U18:.U22])" table:style-name="ce1">
            <text:p>933.8</text:p>
          </table:table-cell>
          <table:table-cell office:value-type="float" office:value="1979.6" table:formula="of:=AVERAGE([.V18:.V22])" table:style-name="ce1">
            <text:p>1979.6</text:p>
          </table:table-cell>
          <table:table-cell office:value-type="float" office:value="1023.4" table:formula="of:=AVERAGE([.W18:.W22])" table:style-name="ce1">
            <text:p>1023.4</text:p>
          </table:table-cell>
          <table:table-cell office:value-type="float" office:value="844" table:formula="of:=AVERAGE([.X18:.X22])" table:style-name="ce1">
            <text:p>84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6" table:formula="of:=AVERAGE([.AA18:.AA22])" table:style-name="ce1">
            <text:p>26</text:p>
          </table:table-cell>
          <table:table-cell office:value-type="float" office:value="0" table:formula="of:=AVERAGE([.AB18:.AB22])" table:style-name="ce1">
            <text:p>#DIV/0!</text:p>
          </table:table-cell>
          <table:table-cell office:value-type="float" office:value="38.6" table:formula="of:=AVERAGE([.AC18:.AC22])" table:style-name="ce1">
            <text:p>38.6</text:p>
          </table:table-cell>
          <table:table-cell office:value-type="float" office:value="179.8" table:formula="of:=AVERAGE([.AD18:.AD22])" table:style-name="ce1">
            <text:p>179.8</text:p>
          </table:table-cell>
          <table:table-cell office:value-type="float" office:value="48.6" table:formula="of:=AVERAGE([.AE18:.AE22])" table:style-name="ce1">
            <text:p>48.6</text:p>
          </table:table-cell>
          <table:table-cell office:value-type="float" office:value="177.2" table:formula="of:=AVERAGE([.AF18:.AF22])" table:style-name="ce1">
            <text:p>177.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6.8" table:formula="of:=AVERAGE([.AI18:.AI22])" table:style-name="ce1">
            <text:p>26.8</text:p>
          </table:table-cell>
          <table:table-cell office:value-type="float" office:value="530" table:formula="of:=AVERAGE([.AJ18:.AJ22])" table:style-name="ce1">
            <text:p>530</text:p>
          </table:table-cell>
          <table:table-cell office:value-type="float" office:value="34.4" table:formula="of:=AVERAGE([.AK18:.AK22])" table:style-name="ce1">
            <text:p>34.4</text:p>
          </table:table-cell>
          <table:table-cell office:value-type="float" office:value="305" table:formula="of:=AVERAGE([.AL18:.AL22])" table:style-name="ce1">
            <text:p>305</text:p>
          </table:table-cell>
          <table:table-cell office:value-type="float" office:value="41" table:formula="of:=AVERAGE([.AM18:.AM22])" table:style-name="ce1">
            <text:p>41</text:p>
          </table:table-cell>
          <table:table-cell office:value-type="float" office:value="1324.75" table:formula="of:=AVERAGE([.AN18:.AN22])" table:style-name="ce1">
            <text:p>1324.75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" table:formula="of:=AVERAGE([.C23:.C27])" table:style-name="ce1">
            <text:p>1</text:p>
          </table:table-cell>
          <table:table-cell office:value-type="float" office:value="31657.5" table:formula="of:=AVERAGE([.D23:.D27])" table:style-name="ce1">
            <text:p>31657.5</text:p>
          </table:table-cell>
          <table:table-cell office:value-type="float" office:value="1" table:formula="of:=AVERAGE([.E23:.E27])" table:style-name="ce1">
            <text:p>1</text:p>
          </table:table-cell>
          <table:table-cell office:value-type="float" office:value="55526.2" table:formula="of:=AVERAGE([.F23:.F27])" table:style-name="ce1">
            <text:p>55526.2</text:p>
          </table:table-cell>
          <table:table-cell office:value-type="float" office:value="1" table:formula="of:=AVERAGE([.G23:.G27])" table:style-name="ce1">
            <text:p>1</text:p>
          </table:table-cell>
          <table:table-cell office:value-type="float" office:value="0" table:formula="of:=AVERAGE([.H23:.H27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64.599999999999994" table:formula="of:=AVERAGE([.K23:.K27])" table:style-name="ce1">
            <text:p>64.6</text:p>
          </table:table-cell>
          <table:table-cell office:value-type="float" office:value="2933" table:formula="of:=AVERAGE([.L23:.L27])" table:style-name="ce1">
            <text:p>2933</text:p>
          </table:table-cell>
          <table:table-cell office:value-type="float" office:value="94.6" table:formula="of:=AVERAGE([.M23:.M27])" table:style-name="ce1">
            <text:p>94.6</text:p>
          </table:table-cell>
          <table:table-cell office:value-type="float" office:value="14058" table:formula="of:=AVERAGE([.N23:.N27])" table:style-name="ce1">
            <text:p>14058</text:p>
          </table:table-cell>
          <table:table-cell office:value-type="float" office:value="123.4" table:formula="of:=AVERAGE([.O23:.O27])" table:style-name="ce1">
            <text:p>123.4</text:p>
          </table:table-cell>
          <table:table-cell office:value-type="float" office:value="0" table:formula="of:=AVERAGE([.P23:.P27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51" table:formula="of:=AVERAGE([.S23:.S27])" table:style-name="ce1">
            <text:p>351</text:p>
          </table:table-cell>
          <table:table-cell office:value-type="float" office:value="13298.5" table:formula="of:=AVERAGE([.T23:.T27])" table:style-name="ce1">
            <text:p>13298.5</text:p>
          </table:table-cell>
          <table:table-cell office:value-type="float" office:value="463" table:formula="of:=AVERAGE([.U23:.U27])" table:style-name="ce1">
            <text:p>463</text:p>
          </table:table-cell>
          <table:table-cell office:value-type="float" office:value="30573.200000000001" table:formula="of:=AVERAGE([.V23:.V27])" table:style-name="ce1">
            <text:p>30573.2</text:p>
          </table:table-cell>
          <table:table-cell office:value-type="float" office:value="591.6" table:formula="of:=AVERAGE([.W23:.W27])" table:style-name="ce1">
            <text:p>591.6</text:p>
          </table:table-cell>
          <table:table-cell office:value-type="float" office:value="43350" table:formula="of:=AVERAGE([.X23:.X27])" table:style-name="ce1">
            <text:p>43350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1.4" table:formula="of:=AVERAGE([.AA23:.AA27])" table:style-name="ce1">
            <text:p>31.4</text:p>
          </table:table-cell>
          <table:table-cell office:value-type="float" office:value="0" table:formula="of:=AVERAGE([.AB23:.AB27])" table:style-name="ce1">
            <text:p>#DIV/0!</text:p>
          </table:table-cell>
          <table:table-cell office:value-type="float" office:value="32" table:formula="of:=AVERAGE([.AC23:.AC27])" table:style-name="ce1">
            <text:p>32</text:p>
          </table:table-cell>
          <table:table-cell office:value-type="float" office:value="22378.2" table:formula="of:=AVERAGE([.AD23:.AD27])" table:style-name="ce1">
            <text:p>22378.2</text:p>
          </table:table-cell>
          <table:table-cell office:value-type="float" office:value="34.200000000000003" table:formula="of:=AVERAGE([.AE23:.AE27])" table:style-name="ce1">
            <text:p>34.2</text:p>
          </table:table-cell>
          <table:table-cell office:value-type="float" office:value="32461.200000000001" table:formula="of:=AVERAGE([.AF23:.AF27])" table:style-name="ce1">
            <text:p>32461.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9.2" table:formula="of:=AVERAGE([.AI23:.AI27])" table:style-name="ce1">
            <text:p>19.2</text:p>
          </table:table-cell>
          <table:table-cell office:value-type="float" office:value="45333.4" table:formula="of:=AVERAGE([.AJ23:.AJ27])" table:style-name="ce1">
            <text:p>45333.4</text:p>
          </table:table-cell>
          <table:table-cell office:value-type="float" office:value="25.4" table:formula="of:=AVERAGE([.AK23:.AK27])" table:style-name="ce1">
            <text:p>25.4</text:p>
          </table:table-cell>
          <table:table-cell office:value-type="float" office:value="63704.4" table:formula="of:=AVERAGE([.AL23:.AL27])" table:style-name="ce1">
            <text:p>63704.4</text:p>
          </table:table-cell>
          <table:table-cell office:value-type="float" office:value="34.4" table:formula="of:=AVERAGE([.AM23:.AM27])" table:style-name="ce1">
            <text:p>34.4</text:p>
          </table:table-cell>
          <table:table-cell office:value-type="float" office:value="0" table:formula="of:=AVERAGE([.AN23:.AN27])" table:style-name="ce1">
            <text:p>#DIV/0!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" table:formula="of:=AVERAGE([.C28:.C32])" table:style-name="ce1">
            <text:p>1</text:p>
          </table:table-cell>
          <table:table-cell office:value-type="float" office:value="1690.5" table:formula="of:=AVERAGE([.D28:.D32])" table:style-name="ce1">
            <text:p>1690.5</text:p>
          </table:table-cell>
          <table:table-cell office:value-type="float" office:value="1" table:formula="of:=AVERAGE([.E28:.E32])" table:style-name="ce1">
            <text:p>1</text:p>
          </table:table-cell>
          <table:table-cell office:value-type="float" office:value="1896.2" table:formula="of:=AVERAGE([.F28:.F32])" table:style-name="ce1">
            <text:p>1896.2</text:p>
          </table:table-cell>
          <table:table-cell office:value-type="float" office:value="1" table:formula="of:=AVERAGE([.G28:.G32])" table:style-name="ce1">
            <text:p>1</text:p>
          </table:table-cell>
          <table:table-cell office:value-type="float" office:value="2860.2" table:formula="of:=AVERAGE([.H28:.H32])" table:style-name="ce1">
            <text:p>2860.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84.6" table:formula="of:=AVERAGE([.K28:.K32])" table:style-name="ce1">
            <text:p>184.6</text:p>
          </table:table-cell>
          <table:table-cell office:value-type="float" office:value="77.25" table:formula="of:=AVERAGE([.L28:.L32])" table:style-name="ce1">
            <text:p>77.25</text:p>
          </table:table-cell>
          <table:table-cell office:value-type="float" office:value="210" table:formula="of:=AVERAGE([.M28:.M32])" table:style-name="ce1">
            <text:p>210</text:p>
          </table:table-cell>
          <table:table-cell office:value-type="float" office:value="1752.6" table:formula="of:=AVERAGE([.N28:.N32])" table:style-name="ce1">
            <text:p>1752.6</text:p>
          </table:table-cell>
          <table:table-cell office:value-type="float" office:value="230" table:formula="of:=AVERAGE([.O28:.O32])" table:style-name="ce1">
            <text:p>230</text:p>
          </table:table-cell>
          <table:table-cell office:value-type="float" office:value="5438.8" table:formula="of:=AVERAGE([.P28:.P32])" table:style-name="ce1">
            <text:p>5438.8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035.4000000000001" table:formula="of:=AVERAGE([.S28:.S32])" table:style-name="ce1">
            <text:p>1035.4</text:p>
          </table:table-cell>
          <table:table-cell office:value-type="float" office:value="6058.666666666667" table:formula="of:=AVERAGE([.T28:.T32])" table:style-name="ce1">
            <text:p>6058.666667</text:p>
          </table:table-cell>
          <table:table-cell office:value-type="float" office:value="1071.8" table:formula="of:=AVERAGE([.U28:.U32])" table:style-name="ce1">
            <text:p>1071.8</text:p>
          </table:table-cell>
          <table:table-cell office:value-type="float" office:value="18558.400000000001" table:formula="of:=AVERAGE([.V28:.V32])" table:style-name="ce1">
            <text:p>18558.4</text:p>
          </table:table-cell>
          <table:table-cell office:value-type="float" office:value="1095.8" table:formula="of:=AVERAGE([.W28:.W32])" table:style-name="ce1">
            <text:p>1095.8</text:p>
          </table:table-cell>
          <table:table-cell office:value-type="float" office:value="0" table:formula="of:=AVERAGE([.X28:.X32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2.2" table:formula="of:=AVERAGE([.AA28:.AA32])" table:style-name="ce1">
            <text:p>22.2</text:p>
          </table:table-cell>
          <table:table-cell office:value-type="float" office:value="14236" table:formula="of:=AVERAGE([.AB28:.AB32])" table:style-name="ce1">
            <text:p>14236</text:p>
          </table:table-cell>
          <table:table-cell office:value-type="float" office:value="23.4" table:formula="of:=AVERAGE([.AC28:.AC32])" table:style-name="ce1">
            <text:p>23.4</text:p>
          </table:table-cell>
          <table:table-cell office:value-type="float" office:value="8120.4" table:formula="of:=AVERAGE([.AD28:.AD32])" table:style-name="ce1">
            <text:p>8120.4</text:p>
          </table:table-cell>
          <table:table-cell office:value-type="float" office:value="26.6" table:formula="of:=AVERAGE([.AE28:.AE32])" table:style-name="ce1">
            <text:p>26.6</text:p>
          </table:table-cell>
          <table:table-cell office:value-type="float" office:value="5889" table:formula="of:=AVERAGE([.AF28:.AF32])" table:style-name="ce1">
            <text:p>5889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46.2" table:formula="of:=AVERAGE([.AI28:.AI32])" table:style-name="ce1">
            <text:p>46.2</text:p>
          </table:table-cell>
          <table:table-cell office:value-type="float" office:value="1750.3333333333333" table:formula="of:=AVERAGE([.AJ28:.AJ32])" table:style-name="ce1">
            <text:p>1750.333333</text:p>
          </table:table-cell>
          <table:table-cell office:value-type="float" office:value="46.6" table:formula="of:=AVERAGE([.AK28:.AK32])" table:style-name="ce1">
            <text:p>46.6</text:p>
          </table:table-cell>
          <table:table-cell office:value-type="float" office:value="8777" table:formula="of:=AVERAGE([.AL28:.AL32])" table:style-name="ce1">
            <text:p>8777</text:p>
          </table:table-cell>
          <table:table-cell office:value-type="float" office:value="49.4" table:formula="of:=AVERAGE([.AM28:.AM32])" table:style-name="ce1">
            <text:p>49.4</text:p>
          </table:table-cell>
          <table:table-cell office:value-type="float" office:value="12954" table:formula="of:=AVERAGE([.AN28:.AN32])" table:style-name="ce1">
            <text:p>12954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" table:formula="of:=AVERAGE([.C33:.C37])" table:style-name="ce1">
            <text:p>1</text:p>
          </table:table-cell>
          <table:table-cell office:value-type="float" office:value="144.80000000000001" table:formula="of:=AVERAGE([.D33:.D37])" table:style-name="ce1">
            <text:p>144.8</text:p>
          </table:table-cell>
          <table:table-cell office:value-type="float" office:value="1" table:formula="of:=AVERAGE([.E33:.E37])" table:style-name="ce1">
            <text:p>1</text:p>
          </table:table-cell>
          <table:table-cell office:value-type="float" office:value="480.8" table:formula="of:=AVERAGE([.F33:.F37])" table:style-name="ce1">
            <text:p>480.8</text:p>
          </table:table-cell>
          <table:table-cell office:value-type="float" office:value="1" table:formula="of:=AVERAGE([.G33:.G37])" table:style-name="ce1">
            <text:p>1</text:p>
          </table:table-cell>
          <table:table-cell office:value-type="float" office:value="0" table:formula="of:=AVERAGE([.H33:.H37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68.6" table:formula="of:=AVERAGE([.K33:.K37])" table:style-name="ce1">
            <text:p>168.6</text:p>
          </table:table-cell>
          <table:table-cell office:value-type="float" office:value="20295" table:formula="of:=AVERAGE([.L33:.L37])" table:style-name="ce1">
            <text:p>20295</text:p>
          </table:table-cell>
          <table:table-cell office:value-type="float" office:value="208" table:formula="of:=AVERAGE([.M33:.M37])" table:style-name="ce1">
            <text:p>208</text:p>
          </table:table-cell>
          <table:table-cell office:value-type="float" office:value="31385.4" table:formula="of:=AVERAGE([.N33:.N37])" table:style-name="ce1">
            <text:p>31385.4</text:p>
          </table:table-cell>
          <table:table-cell office:value-type="float" office:value="245.2" table:formula="of:=AVERAGE([.O33:.O37])" table:style-name="ce1">
            <text:p>245.2</text:p>
          </table:table-cell>
          <table:table-cell office:value-type="float" office:value="42237" table:formula="of:=AVERAGE([.P33:.P37])" table:style-name="ce1">
            <text:p>42237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847.8" table:formula="of:=AVERAGE([.S33:.S37])" table:style-name="ce1">
            <text:p>847.8</text:p>
          </table:table-cell>
          <table:table-cell office:value-type="float" office:value="8905" table:formula="of:=AVERAGE([.T33:.T37])" table:style-name="ce1">
            <text:p>8905</text:p>
          </table:table-cell>
          <table:table-cell office:value-type="float" office:value="861.6" table:formula="of:=AVERAGE([.U33:.U37])" table:style-name="ce1">
            <text:p>861.6</text:p>
          </table:table-cell>
          <table:table-cell office:value-type="float" office:value="21335.200000000001" table:formula="of:=AVERAGE([.V33:.V37])" table:style-name="ce1">
            <text:p>21335.2</text:p>
          </table:table-cell>
          <table:table-cell office:value-type="float" office:value="869.8" table:formula="of:=AVERAGE([.W33:.W37])" table:style-name="ce1">
            <text:p>869.8</text:p>
          </table:table-cell>
          <table:table-cell office:value-type="float" office:value="13267" table:formula="of:=AVERAGE([.X33:.X37])" table:style-name="ce1">
            <text:p>13267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5.2" table:formula="of:=AVERAGE([.AA33:.AA37])" table:style-name="ce1">
            <text:p>15.2</text:p>
          </table:table-cell>
          <table:table-cell office:value-type="float" office:value="44486.8" table:formula="of:=AVERAGE([.AB33:.AB37])" table:style-name="ce1">
            <text:p>44486.8</text:p>
          </table:table-cell>
          <table:table-cell office:value-type="float" office:value="21.6" table:formula="of:=AVERAGE([.AC33:.AC37])" table:style-name="ce1">
            <text:p>21.6</text:p>
          </table:table-cell>
          <table:table-cell office:value-type="float" office:value="44422.6" table:formula="of:=AVERAGE([.AD33:.AD37])" table:style-name="ce1">
            <text:p>44422.6</text:p>
          </table:table-cell>
          <table:table-cell office:value-type="float" office:value="28.4" table:formula="of:=AVERAGE([.AE33:.AE37])" table:style-name="ce1">
            <text:p>28.4</text:p>
          </table:table-cell>
          <table:table-cell office:value-type="float" office:value="0" table:formula="of:=AVERAGE([.AF33:.AF37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28.6" table:formula="of:=AVERAGE([.AI33:.AI37])" table:style-name="ce1">
            <text:p>28.6</text:p>
          </table:table-cell>
          <table:table-cell office:value-type="float" office:value="829" table:formula="of:=AVERAGE([.AJ33:.AJ37])" table:style-name="ce1">
            <text:p>829</text:p>
          </table:table-cell>
          <table:table-cell office:value-type="float" office:value="33.4" table:formula="of:=AVERAGE([.AK33:.AK37])" table:style-name="ce1">
            <text:p>33.4</text:p>
          </table:table-cell>
          <table:table-cell office:value-type="float" office:value="19659.400000000001" table:formula="of:=AVERAGE([.AL33:.AL37])" table:style-name="ce1">
            <text:p>19659.4</text:p>
          </table:table-cell>
          <table:table-cell office:value-type="float" office:value="39.200000000000003" table:formula="of:=AVERAGE([.AM33:.AM37])" table:style-name="ce1">
            <text:p>39.2</text:p>
          </table:table-cell>
          <table:table-cell office:value-type="float" office:value="43674" table:formula="of:=AVERAGE([.AN33:.AN37])" table:style-name="ce1">
            <text:p>43674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" table:formula="of:=AVERAGE([.C38:.C42])" table:style-name="ce1">
            <text:p>1</text:p>
          </table:table-cell>
          <table:table-cell office:value-type="float" office:value="47" table:formula="of:=AVERAGE([.D38:.D42])" table:style-name="ce1">
            <text:p>47</text:p>
          </table:table-cell>
          <table:table-cell office:value-type="float" office:value="1" table:formula="of:=AVERAGE([.E38:.E42])" table:style-name="ce1">
            <text:p>1</text:p>
          </table:table-cell>
          <table:table-cell office:value-type="float" office:value="176.6" table:formula="of:=AVERAGE([.F38:.F42])" table:style-name="ce1">
            <text:p>176.6</text:p>
          </table:table-cell>
          <table:table-cell office:value-type="float" office:value="1" table:formula="of:=AVERAGE([.G38:.G42])" table:style-name="ce1">
            <text:p>1</text:p>
          </table:table-cell>
          <table:table-cell office:value-type="float" office:value="16064.5" table:formula="of:=AVERAGE([.H38:.H42])" table:style-name="ce1">
            <text:p>16064.5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65.6" table:formula="of:=AVERAGE([.K38:.K42])" table:style-name="ce1">
            <text:p>165.6</text:p>
          </table:table-cell>
          <table:table-cell office:value-type="float" office:value="8370.2000000000007" table:formula="of:=AVERAGE([.L38:.L42])" table:style-name="ce1">
            <text:p>8370.2</text:p>
          </table:table-cell>
          <table:table-cell office:value-type="float" office:value="288.8" table:formula="of:=AVERAGE([.M38:.M42])" table:style-name="ce1">
            <text:p>288.8</text:p>
          </table:table-cell>
          <table:table-cell office:value-type="float" office:value="28910" table:formula="of:=AVERAGE([.N38:.N42])" table:style-name="ce1">
            <text:p>28910</text:p>
          </table:table-cell>
          <table:table-cell office:value-type="float" office:value="390" table:formula="of:=AVERAGE([.O38:.O42])" table:style-name="ce1">
            <text:p>390</text:p>
          </table:table-cell>
          <table:table-cell office:value-type="float" office:value="15056" table:formula="of:=AVERAGE([.P38:.P42])" table:style-name="ce1">
            <text:p>1505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006.6" table:formula="of:=AVERAGE([.S38:.S42])" table:style-name="ce1">
            <text:p>1006.6</text:p>
          </table:table-cell>
          <table:table-cell office:value-type="float" office:value="16000.666666666666" table:formula="of:=AVERAGE([.T38:.T42])" table:style-name="ce1">
            <text:p>16000.66667</text:p>
          </table:table-cell>
          <table:table-cell office:value-type="float" office:value="1040.8" table:formula="of:=AVERAGE([.U38:.U42])" table:style-name="ce1">
            <text:p>1040.8</text:p>
          </table:table-cell>
          <table:table-cell office:value-type="float" office:value="43601" table:formula="of:=AVERAGE([.V38:.V42])" table:style-name="ce1">
            <text:p>43601</text:p>
          </table:table-cell>
          <table:table-cell office:value-type="float" office:value="1076.5999999999999" table:formula="of:=AVERAGE([.W38:.W42])" table:style-name="ce1">
            <text:p>1076.6</text:p>
          </table:table-cell>
          <table:table-cell office:value-type="float" office:value="51527.5" table:formula="of:=AVERAGE([.X38:.X42])" table:style-name="ce1">
            <text:p>51527.5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2" table:formula="of:=AVERAGE([.AA38:.AA42])" table:style-name="ce1">
            <text:p>22</text:p>
          </table:table-cell>
          <table:table-cell office:value-type="float" office:value="18919" table:formula="of:=AVERAGE([.AB38:.AB42])" table:style-name="ce1">
            <text:p>18919</text:p>
          </table:table-cell>
          <table:table-cell office:value-type="float" office:value="27.8" table:formula="of:=AVERAGE([.AC38:.AC42])" table:style-name="ce1">
            <text:p>27.8</text:p>
          </table:table-cell>
          <table:table-cell office:value-type="float" office:value="18442.8" table:formula="of:=AVERAGE([.AD38:.AD42])" table:style-name="ce1">
            <text:p>18442.8</text:p>
          </table:table-cell>
          <table:table-cell office:value-type="float" office:value="36.799999999999997" table:formula="of:=AVERAGE([.AE38:.AE42])" table:style-name="ce1">
            <text:p>36.8</text:p>
          </table:table-cell>
          <table:table-cell office:value-type="float" office:value="0" table:formula="of:=AVERAGE([.AF38:.AF42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3.8" table:formula="of:=AVERAGE([.AI38:.AI42])" table:style-name="ce1">
            <text:p>43.8</text:p>
          </table:table-cell>
          <table:table-cell office:value-type="float" office:value="551.5" table:formula="of:=AVERAGE([.AJ38:.AJ42])" table:style-name="ce1">
            <text:p>551.5</text:p>
          </table:table-cell>
          <table:table-cell office:value-type="float" office:value="49" table:formula="of:=AVERAGE([.AK38:.AK42])" table:style-name="ce1">
            <text:p>49</text:p>
          </table:table-cell>
          <table:table-cell office:value-type="float" office:value="11604" table:formula="of:=AVERAGE([.AL38:.AL42])" table:style-name="ce1">
            <text:p>11604</text:p>
          </table:table-cell>
          <table:table-cell office:value-type="float" office:value="55.2" table:formula="of:=AVERAGE([.AM38:.AM42])" table:style-name="ce1">
            <text:p>55.2</text:p>
          </table:table-cell>
          <table:table-cell office:value-type="float" office:value="45809" table:formula="of:=AVERAGE([.AN38:.AN42])" table:style-name="ce1">
            <text:p>45809</text:p>
          </table:table-cell>
          <table:table-cell table:number-columns-repeated="16344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1" table:style-name="ce5">
            <text:p>Case 1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2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3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4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Case 5 Standard Deviation</text:p>
          </table:table-cell>
          <table:covered-table-cell table:number-columns-repeated="6"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number-columns-repeated="16344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0" table:formula="of:=STDEV([.C18:.C22])" table:style-name="ce1">
            <text:p>0</text:p>
          </table:table-cell>
          <table:table-cell office:value-type="float" office:value="1645.3144582925984" table:formula="of:=STDEV([.D18:.D22])" table:style-name="ce1">
            <text:p>1645.314458</text:p>
          </table:table-cell>
          <table:table-cell office:value-type="float" office:value="0" table:formula="of:=STDEV([.E18:.E22])" table:style-name="ce1">
            <text:p>0</text:p>
          </table:table-cell>
          <table:table-cell office:value-type="float" office:value="998.23434122454432" table:formula="of:=STDEV([.F18:.F22])" table:style-name="ce1">
            <text:p>998.2343412</text:p>
          </table:table-cell>
          <table:table-cell office:value-type="float" office:value="0" table:formula="of:=STDEV([.G18:.G22])" table:style-name="ce1">
            <text:p>0</text:p>
          </table:table-cell>
          <table:table-cell office:value-type="float" office:value="0" table:formula="of:=STDEV([.H18:.H22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1.988633427296023" table:formula="of:=STDEV([.K18:.K22])" table:style-name="ce1">
            <text:p>21.98863343</text:p>
          </table:table-cell>
          <table:table-cell office:value-type="float" office:value="7065.865717188045" table:formula="of:=STDEV([.L18:.L22])" table:style-name="ce1">
            <text:p>7065.865717</text:p>
          </table:table-cell>
          <table:table-cell office:value-type="float" office:value="22.28676737438602" table:formula="of:=STDEV([.M18:.M22])" table:style-name="ce1">
            <text:p>22.28676737</text:p>
          </table:table-cell>
          <table:table-cell office:value-type="float" office:value="4585.3536068661051" table:formula="of:=STDEV([.N18:.N22])" table:style-name="ce1">
            <text:p>4585.353607</text:p>
          </table:table-cell>
          <table:table-cell office:value-type="float" office:value="21.189620100417091" table:formula="of:=STDEV([.O18:.O22])" table:style-name="ce1">
            <text:p>21.1896201</text:p>
          </table:table-cell>
          <table:table-cell office:value-type="float" office:value="1477.1460658986978" table:formula="of:=STDEV([.P18:.P22])" table:style-name="ce1">
            <text:p>1477.14606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77.747668775340145" table:formula="of:=STDEV([.S18:.S22])" table:style-name="ce1">
            <text:p>77.74766878</text:p>
          </table:table-cell>
          <table:table-cell office:value-type="float" office:value="3093.5921676911453" table:formula="of:=STDEV([.T18:.T22])" table:style-name="ce1">
            <text:p>3093.592168</text:p>
          </table:table-cell>
          <table:table-cell office:value-type="float" office:value="51.775476820595294" table:formula="of:=STDEV([.U18:.U22])" table:style-name="ce1">
            <text:p>51.77547682</text:p>
          </table:table-cell>
          <table:table-cell office:value-type="float" office:value="2452.558623152564" table:formula="of:=STDEV([.V18:.V22])" table:style-name="ce1">
            <text:p>2452.558623</text:p>
          </table:table-cell>
          <table:table-cell office:value-type="float" office:value="40.178352380355271" table:formula="of:=STDEV([.W18:.W22])" table:style-name="ce1">
            <text:p>40.17835238</text:p>
          </table:table-cell>
          <table:table-cell office:value-type="float" office:value="0" table:formula="of:=STDEV([.X18:.X22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.2247448713915889" table:formula="of:=STDEV([.AA18:.AA22])" table:style-name="ce1">
            <text:p>1.224744871</text:p>
          </table:table-cell>
          <table:table-cell office:value-type="float" office:value="0" table:formula="of:=STDEV([.AB18:.AB22])" table:style-name="ce1">
            <text:p>#DIV/0!</text:p>
          </table:table-cell>
          <table:table-cell office:value-type="float" office:value="4.8270073544588632" table:formula="of:=STDEV([.AC18:.AC22])" table:style-name="ce1">
            <text:p>4.827007354</text:p>
          </table:table-cell>
          <table:table-cell office:value-type="float" office:value="185.37448583880143" table:formula="of:=STDEV([.AD18:.AD22])" table:style-name="ce1">
            <text:p>185.3744858</text:p>
          </table:table-cell>
          <table:table-cell office:value-type="float" office:value="5.5045435778091703" table:formula="of:=STDEV([.AE18:.AE22])" table:style-name="ce1">
            <text:p>5.504543578</text:p>
          </table:table-cell>
          <table:table-cell office:value-type="float" office:value="157.4188679923725" table:formula="of:=STDEV([.AF18:.AF22])" table:style-name="ce1">
            <text:p>157.41886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4.0249223594996275" table:formula="of:=STDEV([.AI18:.AI22])" table:style-name="ce1">
            <text:p>4.024922359</text:p>
          </table:table-cell>
          <table:table-cell office:value-type="float" office:value="0" table:formula="of:=STDEV([.AJ18:.AJ22])" table:style-name="ce1">
            <text:p>#DIV/0!</text:p>
          </table:table-cell>
          <table:table-cell office:value-type="float" office:value="6.2689712074629877" table:formula="of:=STDEV([.AK18:.AK22])" table:style-name="ce1">
            <text:p>6.268971207</text:p>
          </table:table-cell>
          <table:table-cell office:value-type="float" office:value="452.53894860000725" table:formula="of:=STDEV([.AL18:.AL22])" table:style-name="ce1">
            <text:p>452.5389486</text:p>
          </table:table-cell>
          <table:table-cell office:value-type="float" office:value="8.2462112512353212" table:formula="of:=STDEV([.AM18:.AM22])" table:style-name="ce1">
            <text:p>8.246211251</text:p>
          </table:table-cell>
          <table:table-cell office:value-type="float" office:value="2416.2431410490681" table:formula="of:=STDEV([.AN18:.AN22])" table:style-name="ce1">
            <text:p>2416.243141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0" table:formula="of:=STDEV([.C23:.C27])" table:style-name="ce1">
            <text:p>0</text:p>
          </table:table-cell>
          <table:table-cell office:value-type="float" office:value="15420.743183560686" table:formula="of:=STDEV([.D23:.D27])" table:style-name="ce1">
            <text:p>15420.74318</text:p>
          </table:table-cell>
          <table:table-cell office:value-type="float" office:value="0" table:formula="of:=STDEV([.E23:.E27])" table:style-name="ce1">
            <text:p>0</text:p>
          </table:table-cell>
          <table:table-cell office:value-type="float" office:value="35916.335346190317" table:formula="of:=STDEV([.F23:.F27])" table:style-name="ce1">
            <text:p>35916.33535</text:p>
          </table:table-cell>
          <table:table-cell office:value-type="float" office:value="0" table:formula="of:=STDEV([.G23:.G27])" table:style-name="ce1">
            <text:p>0</text:p>
          </table:table-cell>
          <table:table-cell office:value-type="float" office:value="0" table:formula="of:=STDEV([.H23:.H27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6.195678435928524" table:formula="of:=STDEV([.K23:.K27])" table:style-name="ce1">
            <text:p>16.19567844</text:p>
          </table:table-cell>
          <table:table-cell office:value-type="float" office:value="2778.9296500631317" table:formula="of:=STDEV([.L23:.L27])" table:style-name="ce1">
            <text:p>2778.92965</text:p>
          </table:table-cell>
          <table:table-cell office:value-type="float" office:value="13.903237033151642" table:formula="of:=STDEV([.M23:.M27])" table:style-name="ce1">
            <text:p>13.90323703</text:p>
          </table:table-cell>
          <table:table-cell office:value-type="float" office:value="9701.5648995406918" table:formula="of:=STDEV([.N23:.N27])" table:style-name="ce1">
            <text:p>9701.5649</text:p>
          </table:table-cell>
          <table:table-cell office:value-type="float" office:value="15.757537878742328" table:formula="of:=STDEV([.O23:.O27])" table:style-name="ce1">
            <text:p>15.75753788</text:p>
          </table:table-cell>
          <table:table-cell office:value-type="float" office:value="0" table:formula="of:=STDEV([.P23:.P27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9.706901555025897" table:formula="of:=STDEV([.S23:.S27])" table:style-name="ce1">
            <text:p>29.70690156</text:p>
          </table:table-cell>
          <table:table-cell office:value-type="float" office:value="8169.2046430481832" table:formula="of:=STDEV([.T23:.T27])" table:style-name="ce1">
            <text:p>8169.204643</text:p>
          </table:table-cell>
          <table:table-cell office:value-type="float" office:value="44.283179650969061" table:formula="of:=STDEV([.U23:.U27])" table:style-name="ce1">
            <text:p>44.28317965</text:p>
          </table:table-cell>
          <table:table-cell office:value-type="float" office:value="11421.126879603433" table:formula="of:=STDEV([.V23:.V27])" table:style-name="ce1">
            <text:p>11421.12688</text:p>
          </table:table-cell>
          <table:table-cell office:value-type="float" office:value="73.46972165456998" table:formula="of:=STDEV([.W23:.W27])" table:style-name="ce1">
            <text:p>73.46972165</text:p>
          </table:table-cell>
          <table:table-cell office:value-type="float" office:value="0" table:formula="of:=STDEV([.X23:.X27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.7018512172212596" table:formula="of:=STDEV([.AA23:.AA27])" table:style-name="ce1">
            <text:p>2.701851217</text:p>
          </table:table-cell>
          <table:table-cell office:value-type="float" office:value="0" table:formula="of:=STDEV([.AB23:.AB27])" table:style-name="ce1">
            <text:p>#DIV/0!</text:p>
          </table:table-cell>
          <table:table-cell office:value-type="float" office:value="3.082207001484488" table:formula="of:=STDEV([.AC23:.AC27])" table:style-name="ce1">
            <text:p>3.082207001</text:p>
          </table:table-cell>
          <table:table-cell office:value-type="float" office:value="16037.085604934584" table:formula="of:=STDEV([.AD23:.AD27])" table:style-name="ce1">
            <text:p>16037.0856</text:p>
          </table:table-cell>
          <table:table-cell office:value-type="float" office:value="4.4384682042344341" table:formula="of:=STDEV([.AE23:.AE27])" table:style-name="ce1">
            <text:p>4.438468204</text:p>
          </table:table-cell>
          <table:table-cell office:value-type="float" office:value="21952.51295865692" table:formula="of:=STDEV([.AF23:.AF27])" table:style-name="ce1">
            <text:p>21952.51296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4.4384682042344279" table:formula="of:=STDEV([.AI23:.AI27])" table:style-name="ce1">
            <text:p>4.438468204</text:p>
          </table:table-cell>
          <table:table-cell office:value-type="float" office:value="12420.250472514643" table:formula="of:=STDEV([.AJ23:.AJ27])" table:style-name="ce1">
            <text:p>12420.25047</text:p>
          </table:table-cell>
          <table:table-cell office:value-type="float" office:value="5.4589376255824682" table:formula="of:=STDEV([.AK23:.AK27])" table:style-name="ce1">
            <text:p>5.458937626</text:p>
          </table:table-cell>
          <table:table-cell office:value-type="float" office:value="12970.148141019832" table:formula="of:=STDEV([.AL23:.AL27])" table:style-name="ce1">
            <text:p>12970.14814</text:p>
          </table:table-cell>
          <table:table-cell office:value-type="float" office:value="4.7749345545253243" table:formula="of:=STDEV([.AM23:.AM27])" table:style-name="ce1">
            <text:p>4.774934555</text:p>
          </table:table-cell>
          <table:table-cell office:value-type="float" office:value="0" table:formula="of:=STDEV([.AN23:.AN27])" table:style-name="ce1">
            <text:p>#DIV/0!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0" table:formula="of:=STDEV([.C28:.C32])" table:style-name="ce1">
            <text:p>0</text:p>
          </table:table-cell>
          <table:table-cell office:value-type="float" office:value="50.204581464244875" table:formula="of:=STDEV([.D28:.D32])" table:style-name="ce1">
            <text:p>50.20458146</text:p>
          </table:table-cell>
          <table:table-cell office:value-type="float" office:value="0" table:formula="of:=STDEV([.E28:.E32])" table:style-name="ce1">
            <text:p>0</text:p>
          </table:table-cell>
          <table:table-cell office:value-type="float" office:value="1364.0867641026359" table:formula="of:=STDEV([.F28:.F32])" table:style-name="ce1">
            <text:p>1364.086764</text:p>
          </table:table-cell>
          <table:table-cell office:value-type="float" office:value="0" table:formula="of:=STDEV([.G28:.G32])" table:style-name="ce1">
            <text:p>0</text:p>
          </table:table-cell>
          <table:table-cell office:value-type="float" office:value="2080.794968275346" table:formula="of:=STDEV([.H28:.H32])" table:style-name="ce1">
            <text:p>2080.794968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49.242258274778614" table:formula="of:=STDEV([.K28:.K32])" table:style-name="ce1">
            <text:p>49.24225827</text:p>
          </table:table-cell>
          <table:table-cell office:value-type="float" office:value="17.017148213885115" table:formula="of:=STDEV([.L28:.L32])" table:style-name="ce1">
            <text:p>17.01714821</text:p>
          </table:table-cell>
          <table:table-cell office:value-type="float" office:value="47.143398265292667" table:formula="of:=STDEV([.M28:.M32])" table:style-name="ce1">
            <text:p>47.14339827</text:p>
          </table:table-cell>
          <table:table-cell office:value-type="float" office:value="3375.9676094417732" table:formula="of:=STDEV([.N28:.N32])" table:style-name="ce1">
            <text:p>3375.967609</text:p>
          </table:table-cell>
          <table:table-cell office:value-type="float" office:value="51.96152422706632" table:formula="of:=STDEV([.O28:.O32])" table:style-name="ce1">
            <text:p>51.96152423</text:p>
          </table:table-cell>
          <table:table-cell office:value-type="float" office:value="5489.2450027303394" table:formula="of:=STDEV([.P28:.P32])" table:style-name="ce1">
            <text:p>5489.245003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55.91463420445507" table:formula="of:=STDEV([.S28:.S32])" table:style-name="ce1">
            <text:p>255.9146342</text:p>
          </table:table-cell>
          <table:table-cell office:value-type="float" office:value="5174.4550759798212" table:formula="of:=STDEV([.T28:.T32])" table:style-name="ce1">
            <text:p>5174.455076</text:p>
          </table:table-cell>
          <table:table-cell office:value-type="float" office:value="194.03917130311589" table:formula="of:=STDEV([.U28:.U32])" table:style-name="ce1">
            <text:p>194.0391713</text:p>
          </table:table-cell>
          <table:table-cell office:value-type="float" office:value="16191.585725308069" table:formula="of:=STDEV([.V28:.V32])" table:style-name="ce1">
            <text:p>16191.58573</text:p>
          </table:table-cell>
          <table:table-cell office:value-type="float" office:value="140.49092497382154" table:formula="of:=STDEV([.W28:.W32])" table:style-name="ce1">
            <text:p>140.490925</text:p>
          </table:table-cell>
          <table:table-cell office:value-type="float" office:value="0" table:formula="of:=STDEV([.X28:.X32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.3038404810405297" table:formula="of:=STDEV([.AA28:.AA32])" table:style-name="ce1">
            <text:p>1.303840481</text:p>
          </table:table-cell>
          <table:table-cell office:value-type="float" office:value="0" table:formula="of:=STDEV([.AB28:.AB32])" table:style-name="ce1">
            <text:p>#DIV/0!</text:p>
          </table:table-cell>
          <table:table-cell office:value-type="float" office:value="3.0495901363953739" table:formula="of:=STDEV([.AC28:.AC32])" table:style-name="ce1">
            <text:p>3.049590136</text:p>
          </table:table-cell>
          <table:table-cell office:value-type="float" office:value="4397.4282029386222" table:formula="of:=STDEV([.AD28:.AD32])" table:style-name="ce1">
            <text:p>4397.428203</text:p>
          </table:table-cell>
          <table:table-cell office:value-type="float" office:value="4.3358966777357546" table:formula="of:=STDEV([.AE28:.AE32])" table:style-name="ce1">
            <text:p>4.335896678</text:p>
          </table:table-cell>
          <table:table-cell office:value-type="float" office:value="3098.4702677288997" table:formula="of:=STDEV([.AF28:.AF32])" table:style-name="ce1">
            <text:p>3098.470268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5.351528553521181" table:formula="of:=STDEV([.AI28:.AI32])" table:style-name="ce1">
            <text:p>25.35152855</text:p>
          </table:table-cell>
          <table:table-cell office:value-type="float" office:value="2594.1943514959194" table:formula="of:=STDEV([.AJ28:.AJ32])" table:style-name="ce1">
            <text:p>2594.194351</text:p>
          </table:table-cell>
          <table:table-cell office:value-type="float" office:value="17.111399708965955" table:formula="of:=STDEV([.AK28:.AK32])" table:style-name="ce1">
            <text:p>17.11139971</text:p>
          </table:table-cell>
          <table:table-cell office:value-type="float" office:value="12562.215310207033" table:formula="of:=STDEV([.AL28:.AL32])" table:style-name="ce1">
            <text:p>12562.21531</text:p>
          </table:table-cell>
          <table:table-cell office:value-type="float" office:value="13.390294993016404" table:formula="of:=STDEV([.AM28:.AM32])" table:style-name="ce1">
            <text:p>13.39029499</text:p>
          </table:table-cell>
          <table:table-cell office:value-type="float" office:value="15035.372581571321" table:formula="of:=STDEV([.AN28:.AN32])" table:style-name="ce1">
            <text:p>15035.37258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0" table:formula="of:=STDEV([.C33:.C37])" table:style-name="ce1">
            <text:p>0</text:p>
          </table:table-cell>
          <table:table-cell office:value-type="float" office:value="212.10068363869078" table:formula="of:=STDEV([.D33:.D37])" table:style-name="ce1">
            <text:p>212.1006836</text:p>
          </table:table-cell>
          <table:table-cell office:value-type="float" office:value="0" table:formula="of:=STDEV([.E33:.E37])" table:style-name="ce1">
            <text:p>0</text:p>
          </table:table-cell>
          <table:table-cell office:value-type="float" office:value="720.87356727792428" table:formula="of:=STDEV([.F33:.F37])" table:style-name="ce1">
            <text:p>720.8735673</text:p>
          </table:table-cell>
          <table:table-cell office:value-type="float" office:value="0" table:formula="of:=STDEV([.G33:.G37])" table:style-name="ce1">
            <text:p>0</text:p>
          </table:table-cell>
          <table:table-cell office:value-type="float" office:value="0" table:formula="of:=STDEV([.H33:.H37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.7222875812470377" table:formula="of:=STDEV([.K33:.K37])" table:style-name="ce1">
            <text:p>4.722287581</text:p>
          </table:table-cell>
          <table:table-cell office:value-type="float" office:value="18970.307816866512" table:formula="of:=STDEV([.L33:.L37])" table:style-name="ce1">
            <text:p>18970.30782</text:p>
          </table:table-cell>
          <table:table-cell office:value-type="float" office:value="26.258332011001766" table:formula="of:=STDEV([.M33:.M37])" table:style-name="ce1">
            <text:p>26.25833201</text:p>
          </table:table-cell>
          <table:table-cell office:value-type="float" office:value="13325.454787736138" table:formula="of:=STDEV([.N33:.N37])" table:style-name="ce1">
            <text:p>13325.45479</text:p>
          </table:table-cell>
          <table:table-cell office:value-type="float" office:value="56.340039048619737" table:formula="of:=STDEV([.O33:.O37])" table:style-name="ce1">
            <text:p>56.34003905</text:p>
          </table:table-cell>
          <table:table-cell office:value-type="float" office:value="0" table:formula="of:=STDEV([.P33:.P37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2.293025429732502" table:formula="of:=STDEV([.S33:.S37])" table:style-name="ce1">
            <text:p>42.29302543</text:p>
          </table:table-cell>
          <table:table-cell office:value-type="float" office:value="6309.5216934407954" table:formula="of:=STDEV([.T33:.T37])" table:style-name="ce1">
            <text:p>6309.521693</text:p>
          </table:table-cell>
          <table:table-cell office:value-type="float" office:value="36.616935972306585" table:formula="of:=STDEV([.U33:.U37])" table:style-name="ce1">
            <text:p>36.61693597</text:p>
          </table:table-cell>
          <table:table-cell office:value-type="float" office:value="6912.8917031876063" table:formula="of:=STDEV([.V33:.V37])" table:style-name="ce1">
            <text:p>6912.891703</text:p>
          </table:table-cell>
          <table:table-cell office:value-type="float" office:value="42.97324749189896" table:formula="of:=STDEV([.W33:.W37])" table:style-name="ce1">
            <text:p>42.97324749</text:p>
          </table:table-cell>
          <table:table-cell office:value-type="float" office:value="8061.8568270591359" table:formula="of:=STDEV([.X33:.X37])" table:style-name="ce1">
            <text:p>8061.856827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.6431676725154984" table:formula="of:=STDEV([.AA33:.AA37])" table:style-name="ce1">
            <text:p>1.643167673</text:p>
          </table:table-cell>
          <table:table-cell office:value-type="float" office:value="16058.958674210473" table:formula="of:=STDEV([.AB33:.AB37])" table:style-name="ce1">
            <text:p>16058.95867</text:p>
          </table:table-cell>
          <table:table-cell office:value-type="float" office:value="3.2863353450309898" table:formula="of:=STDEV([.AC33:.AC37])" table:style-name="ce1">
            <text:p>3.286335345</text:p>
          </table:table-cell>
          <table:table-cell office:value-type="float" office:value="12085.812169647525" table:formula="of:=STDEV([.AD33:.AD37])" table:style-name="ce1">
            <text:p>12085.81217</text:p>
          </table:table-cell>
          <table:table-cell office:value-type="float" office:value="3.5777087639996572" table:formula="of:=STDEV([.AE33:.AE37])" table:style-name="ce1">
            <text:p>3.577708764</text:p>
          </table:table-cell>
          <table:table-cell office:value-type="float" office:value="0" table:formula="of:=STDEV([.AF33:.AF37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.92950301754649" table:formula="of:=STDEV([.AI33:.AI37])" table:style-name="ce1">
            <text:p>4.929503018</text:p>
          </table:table-cell>
          <table:table-cell office:value-type="float" office:value="658.81446553639057" table:formula="of:=STDEV([.AJ33:.AJ37])" table:style-name="ce1">
            <text:p>658.8144655</text:p>
          </table:table-cell>
          <table:table-cell office:value-type="float" office:value="3.9749213828703525" table:formula="of:=STDEV([.AK33:.AK37])" table:style-name="ce1">
            <text:p>3.974921383</text:p>
          </table:table-cell>
          <table:table-cell office:value-type="float" office:value="6858.3376484393075" table:formula="of:=STDEV([.AL33:.AL37])" table:style-name="ce1">
            <text:p>6858.337648</text:p>
          </table:table-cell>
          <table:table-cell office:value-type="float" office:value="6.3796551630946361" table:formula="of:=STDEV([.AM33:.AM37])" table:style-name="ce1">
            <text:p>6.379655163</text:p>
          </table:table-cell>
          <table:table-cell office:value-type="float" office:value="14920.877956742357" table:formula="of:=STDEV([.AN33:.AN37])" table:style-name="ce1">
            <text:p>14920.87796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0" table:formula="of:=STDEV([.C38:.C42])" table:style-name="ce1">
            <text:p>0</text:p>
          </table:table-cell>
          <table:table-cell office:value-type="float" office:value="33.451457367355459" table:formula="of:=STDEV([.D38:.D42])" table:style-name="ce1">
            <text:p>33.45145737</text:p>
          </table:table-cell>
          <table:table-cell office:value-type="float" office:value="0" table:formula="of:=STDEV([.E38:.E42])" table:style-name="ce1">
            <text:p>0</text:p>
          </table:table-cell>
          <table:table-cell office:value-type="float" office:value="90.676898932418297" table:formula="of:=STDEV([.F38:.F42])" table:style-name="ce1">
            <text:p>90.67689893</text:p>
          </table:table-cell>
          <table:table-cell office:value-type="float" office:value="0" table:formula="of:=STDEV([.G38:.G42])" table:style-name="ce1">
            <text:p>0</text:p>
          </table:table-cell>
          <table:table-cell office:value-type="float" office:value="5839.6394009676087" table:formula="of:=STDEV([.H38:.H42])" table:style-name="ce1">
            <text:p>5839.639401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8.658332121740841" table:formula="of:=STDEV([.K38:.K42])" table:style-name="ce1">
            <text:p>28.65833212</text:p>
          </table:table-cell>
          <table:table-cell office:value-type="float" office:value="3391.0054113787555" table:formula="of:=STDEV([.L38:.L42])" table:style-name="ce1">
            <text:p>3391.005411</text:p>
          </table:table-cell>
          <table:table-cell office:value-type="float" office:value="37.698806347151063" table:formula="of:=STDEV([.M38:.M42])" table:style-name="ce1">
            <text:p>37.69880635</text:p>
          </table:table-cell>
          <table:table-cell office:value-type="float" office:value="19239.693188821904" table:formula="of:=STDEV([.N38:.N42])" table:style-name="ce1">
            <text:p>19239.69319</text:p>
          </table:table-cell>
          <table:table-cell office:value-type="float" office:value="86.611200199512297" table:formula="of:=STDEV([.O38:.O42])" table:style-name="ce1">
            <text:p>86.6112002</text:p>
          </table:table-cell>
          <table:table-cell office:value-type="float" office:value="0" table:formula="of:=STDEV([.P38:.P42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39.639626637999505" table:formula="of:=STDEV([.S38:.S42])" table:style-name="ce1">
            <text:p>39.63962664</text:p>
          </table:table-cell>
          <table:table-cell office:value-type="float" office:value="9133.9810780039006" table:formula="of:=STDEV([.T38:.T42])" table:style-name="ce1">
            <text:p>9133.981078</text:p>
          </table:table-cell>
          <table:table-cell office:value-type="float" office:value="74.170074828059867" table:formula="of:=STDEV([.U38:.U42])" table:style-name="ce1">
            <text:p>74.17007483</text:p>
          </table:table-cell>
          <table:table-cell office:value-type="float" office:value="17958.432462216741" table:formula="of:=STDEV([.V38:.V42])" table:style-name="ce1">
            <text:p>17958.43246</text:p>
          </table:table-cell>
          <table:table-cell office:value-type="float" office:value="114.94041934846071" table:formula="of:=STDEV([.W38:.W42])" table:style-name="ce1">
            <text:p>114.9404193</text:p>
          </table:table-cell>
          <table:table-cell office:value-type="float" office:value="22507.85737618458" table:formula="of:=STDEV([.X38:.X42])" table:style-name="ce1">
            <text:p>22507.85738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.4142135623730951" table:formula="of:=STDEV([.AA38:.AA42])" table:style-name="ce1">
            <text:p>1.414213562</text:p>
          </table:table-cell>
          <table:table-cell office:value-type="float" office:value="14873.355079918361" table:formula="of:=STDEV([.AB38:.AB42])" table:style-name="ce1">
            <text:p>14873.35508</text:p>
          </table:table-cell>
          <table:table-cell office:value-type="float" office:value="4.3243496620879363" table:formula="of:=STDEV([.AC38:.AC42])" table:style-name="ce1">
            <text:p>4.324349662</text:p>
          </table:table-cell>
          <table:table-cell office:value-type="float" office:value="8581.2035694301067" table:formula="of:=STDEV([.AD38:.AD42])" table:style-name="ce1">
            <text:p>8581.203569</text:p>
          </table:table-cell>
          <table:table-cell office:value-type="float" office:value="2.7748873851023217" table:formula="of:=STDEV([.AE38:.AE42])" table:style-name="ce1">
            <text:p>2.774887385</text:p>
          </table:table-cell>
          <table:table-cell office:value-type="float" office:value="0" table:formula="of:=STDEV([.AF38:.AF42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.5884358211089569" table:formula="of:=STDEV([.AI38:.AI42])" table:style-name="ce1">
            <text:p>2.588435821</text:p>
          </table:table-cell>
          <table:table-cell office:value-type="float" office:value="106.77312395916867" table:formula="of:=STDEV([.AJ38:.AJ42])" table:style-name="ce1">
            <text:p>106.773124</text:p>
          </table:table-cell>
          <table:table-cell office:value-type="float" office:value="3.3911649915626341" table:formula="of:=STDEV([.AK38:.AK42])" table:style-name="ce1">
            <text:p>3.391164992</text:p>
          </table:table-cell>
          <table:table-cell office:value-type="float" office:value="5288.3859068717748" table:formula="of:=STDEV([.AL38:.AL42])" table:style-name="ce1">
            <text:p>5288.385907</text:p>
          </table:table-cell>
          <table:table-cell office:value-type="float" office:value="6.3007936008093308" table:formula="of:=STDEV([.AM38:.AM42])" table:style-name="ce1">
            <text:p>6.300793601</text:p>
          </table:table-cell>
          <table:table-cell office:value-type="float" office:value="6337.6617139131049" table:formula="of:=STDEV([.AN38:.AN42])" table:style-name="ce1">
            <text:p>6337.661714</text:p>
          </table:table-cell>
          <table:table-cell table:number-columns-repeated="16344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5">
            <text:p>Cancer Discovery Cases: Mean (average) Rank</text:p>
          </table:table-cell>
          <table:covered-table-cell table:number-columns-repeated="3"/>
          <table:table-cell table:number-columns-repeated="3" table:style-name="ce3"/>
          <table:table-cell office:value-type="string" table:number-columns-spanned="6" table:number-rows-spanned="1" table:style-name="ce5">
            <text:p>Cancer Discovery Cases: Mean (average) Standard Deviation</text:p>
          </table:table-cell>
          <table:covered-table-cell table:number-columns-repeated="5"/>
          <table:table-cell office:value-type="string" table:number-columns-spanned="4" table:number-rows-spanned="1" table:style-name="ce5">
            <text:p>Cancer Discovery Cases: Median (average) Rank</text:p>
          </table:table-cell>
          <table:covered-table-cell table:number-columns-repeated="3"/>
          <table:table-cell table:number-columns-repeated="16367"/>
        </table:table-row>
        <table:table-row table:style-name="ro2"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3" table:style-name="ce3"/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2" table:style-name="ce3"/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2" table:style-name="ce2"/>
          <table:table-cell table:style-name="ce3"/>
          <table:table-cell table:style-name="ce1"/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2" table:style-name="ce2"/>
          <table:table-cell table:number-columns-repeated="3" table:style-name="ce3"/>
          <table:table-cell office:value-type="string" table:style-name="ce3">
            <text:p>Rank</text:p>
          </table:table-cell>
          <table:table-cell table:style-name="ce2"/>
          <table:table-cell table:number-columns-repeated="16367"/>
        </table:table-row>
        <table:table-row table:style-name="ro2"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3" table:style-name="ce3"/>
          <table:table-cell table:style-name="ce1"/>
          <table:table-cell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office:value-type="string" table:number-columns-spanned="1" table:number-rows-spanned="5" table:style-name="ce6">
            <text:p>Direct AC with convnet link prediction, Weighted LINE</text:p>
          </table:table-cell>
          <table:table-cell office:value-type="string" table:style-name="ce1">
            <text:p>Average</text:p>
          </table:table-cell>
          <table:table-cell office:value-type="float" office:value="127.92999999999999" table:formula="of:=IF(ISNUMBER(AVERAGE([.C110];[.F110]; [.I110];[.L110]; [.O110]));AVERAGE([.C110];[.F110]; [.I110];[.L110]; [.O110]);&quot;*&quot;)" table:style-name="ce1">
            <text:p>127.93</text:p>
          </table:table-cell>
          <table:table-cell table:style-name="ce3"/>
          <table:table-cell table:number-columns-repeated="3" table:style-name="ce1"/>
          <table:table-cell office:value-type="string" table:number-columns-spanned="1" table:number-rows-spanned="5" table:style-name="ce6">
            <text:p>Direct AC with convnet link prediction, Weighted LINE</text:p>
          </table:table-cell>
          <table:table-cell office:value-type="string" table:style-name="ce1">
            <text:p>Average</text:p>
          </table:table-cell>
          <table:table-cell office:value-type="float" office:value="71.415819451288073" table:formula="of:=IF(ISNUMBER(AVERAGE([.C119];[.F119]; [.I119];[.L119]; [.O119]));AVERAGE([.C119];[.F119]; [.I119];[.L119]; [.O119]);&quot;*&quot;)" table:style-name="ce1">
            <text:p>71.41581945</text:p>
          </table:table-cell>
          <table:table-cell table:style-name="ce3"/>
          <table:table-cell table:number-columns-repeated="2" table:style-name="ce1"/>
          <table:table-cell office:value-type="string" table:number-columns-spanned="1" table:number-rows-spanned="5" table:style-name="ce6">
            <text:p>Direct AC with convnet link prediction, Weighted LINE</text:p>
          </table:table-cell>
          <table:table-cell office:value-type="string" table:style-name="ce1">
            <text:p>Average</text:p>
          </table:table-cell>
          <table:table-cell office:value-type="float" office:value="16.25" table:formula="of:=IF(ISNUMBER(MEDIAN([.C110];[.F110]; [.I110];[.L110]; [.O110]));MEDIAN([.C110];[.F110]; [.I110];[.L110]; [.O110]);&quot;*&quot;)" table:style-name="ce1">
            <text:p>16.25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Concatenation</text:p>
          </table:table-cell>
          <table:table-cell office:value-type="float" office:value="95207.639999999985" table:formula="of:=IF(ISNUMBER(AVERAGE([.C111];[.F111]; [.I111];[.L111]; [.O111]));AVERAGE([.C111];[.F111]; [.I111];[.L111]; [.O111]);&quot;*&quot;)" table:style-name="ce1">
            <text:p>95207.64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10768.963933921626" table:formula="of:=IF(ISNUMBER(AVERAGE([.C120];[.F120]; [.I120];[.L120]; [.O120]));AVERAGE([.C120];[.F120]; [.I120];[.L120]; [.O120]);&quot;*&quot;)" table:style-name="ce1">
            <text:p>10768.96393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98148.2" table:formula="of:=IF(ISNUMBER(MEDIAN([.C111];[.F111]; [.I111];[.L111]; [.O111]));MEDIAN([.C111];[.F111]; [.I111];[.L111]; [.O111]);&quot;*&quot;)" table:style-name="ce1">
            <text:p>98148.2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Hadamard</text:p>
          </table:table-cell>
          <table:table-cell office:value-type="float" office:value="31.119999999999997" table:formula="of:=IF(ISNUMBER(AVERAGE([.C112];[.F112]; [.I112];[.L112]; [.O112]));AVERAGE([.C112];[.F112]; [.I112];[.L112]; [.O112]);&quot;*&quot;)" table:style-name="ce1">
            <text:p>31.12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Hadamard</text:p>
          </table:table-cell>
          <table:table-cell office:value-type="float" office:value="11.905821419032836" table:formula="of:=IF(ISNUMBER(AVERAGE([.C121];[.F121]; [.I121];[.L121]; [.O121]));AVERAGE([.C121];[.F121]; [.I121];[.L121]; [.O121]);&quot;*&quot;)" table:style-name="ce1">
            <text:p>11.90582142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Hadamard</text:p>
          </table:table-cell>
          <table:table-cell office:value-type="float" office:value="12.2" table:formula="of:=IF(ISNUMBER(MEDIAN([.C112];[.F112]; [.I112];[.L112]; [.O112]));MEDIAN([.C112];[.F112]; [.I112];[.L112]; [.O112]);&quot;*&quot;)" table:style-name="ce1">
            <text:p>12.2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Weighted-L1</text:p>
          </table:table-cell>
          <table:table-cell office:value-type="float" office:value="57226.2" table:formula="of:=IF(ISNUMBER(AVERAGE([.C113];[.F113]; [.I113];[.L113]; [.O113]));AVERAGE([.C113];[.F113]; [.I113];[.L113]; [.O113]);&quot;*&quot;)" table:style-name="ce1">
            <text:p>57226.2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12563.166076094334" table:formula="of:=IF(ISNUMBER(AVERAGE([.C122];[.F122]; [.I122];[.L122]; [.O122]));AVERAGE([.C122];[.F122]; [.I122];[.L122]; [.O122]);&quot;*&quot;)" table:style-name="ce1">
            <text:p>12563.16608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37268.6" table:formula="of:=IF(ISNUMBER(MEDIAN([.C113];[.F113]; [.I113];[.L113]; [.O113]));MEDIAN([.C113];[.F113]; [.I113];[.L113]; [.O113]);&quot;*&quot;)" table:style-name="ce1">
            <text:p>37268.6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Weighted-L2</text:p>
          </table:table-cell>
          <table:table-cell office:value-type="float" office:value="586.56000000000006" table:formula="of:=IF(ISNUMBER(AVERAGE([.C114];[.F114]; [.I114];[.L114]; [.O114]));AVERAGE([.C114];[.F114]; [.I114];[.L114]; [.O114]);&quot;*&quot;)" table:style-name="ce1">
            <text:p>586.56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232.89577347247274" table:formula="of:=IF(ISNUMBER(AVERAGE([.C123];[.F123]; [.I123];[.L123]; [.O123]));AVERAGE([.C123];[.F123]; [.I123];[.L123]; [.O123]);&quot;*&quot;)" table:style-name="ce1">
            <text:p>232.8957735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147" table:formula="of:=IF(ISNUMBER(MEDIAN([.C114];[.F114]; [.I114];[.L114]; [.O114]));MEDIAN([.C114];[.F114]; [.I114];[.L114]; [.O114]);&quot;*&quot;)" table:style-name="ce1">
            <text:p>147</text:p>
          </table:table-cell>
          <table:table-cell table:style-name="ce3"/>
          <table:table-cell table:number-columns-repeated="16367"/>
        </table:table-row>
        <table:table-row table:style-name="ro2">
          <table:table-cell table:number-columns-repeated="2" table:style-name="ce1"/>
          <table:table-cell office:value-type="float" office:value="31.119999999999997" table:formula="of:=MIN([.C71:.C75])" table:style-name="ce3">
            <text:p>31.12</text:p>
          </table:table-cell>
          <table:table-cell table:number-columns-repeated="2" table:style-name="ce3"/>
          <table:table-cell table:number-columns-repeated="4" table:style-name="ce1"/>
          <table:table-cell table:number-columns-repeated="2" table:style-name="ce3"/>
          <table:table-cell table:number-columns-repeated="4" table:style-name="ce1"/>
          <table:table-cell office:value-type="float" office:value="12.2" table:formula="of:=MIN([.P71:.P75])" table:style-name="ce3">
            <text:p>12.2</text:p>
          </table:table-cell>
          <table:table-cell table:style-name="ce3"/>
          <table:table-cell table:number-columns-repeated="16367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5">
            <text:p>Case 1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2 Ranks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Case 3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4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5 Ranks</text:p>
          </table:table-cell>
          <table:covered-table-cell/>
          <table:table-cell table:number-columns-repeated="16369" table:style-name="ce1"/>
        </table:table-row>
        <table:table-row table:style-name="ro2">
          <table:table-cell table:style-name="ce1"/>
          <table:table-cell table:style-name="ce3"/>
          <table:table-cell office:value-type="string" table:style-name="ce3">
            <text:p>Rank</text:p>
          </table:table-cell>
          <table:table-cell table:style-name="ce2"/>
          <table:table-cell table:style-name="ce3"/>
          <table:table-cell office:value-type="string" table:style-name="ce3">
            <text:p>Rank</text:p>
          </table:table-cell>
          <table:table-cell office:value-type="string" table:style-name="ce3">
            <text:p>Epoch</text:p>
          </table:table-cell>
          <table:table-cell table:style-name="ce3"/>
          <table:table-cell office:value-type="string" table:style-name="ce3">
            <text:p>Rank</text:p>
          </table:table-cell>
          <table:table-cell office:value-type="string" table:style-name="ce3">
            <text:p>Epoch</text:p>
          </table:table-cell>
          <table:table-cell table:style-name="ce3"/>
          <table:table-cell office:value-type="string" table:style-name="ce3">
            <text:p>Rank</text:p>
          </table:table-cell>
          <table:table-cell office:value-type="string" table:style-name="ce3">
            <text:p>Epoch</text:p>
          </table:table-cell>
          <table:table-cell table:style-name="ce3"/>
          <table:table-cell office:value-type="string" table:style-name="ce3">
            <text:p>Rank</text:p>
          </table:table-cell>
          <table:table-cell office:value-type="string" table:style-name="ce3">
            <text:p>Epoch</text:p>
          </table:table-cell>
          <table:table-cell table:number-columns-repeated="16368" table:style-name="ce1"/>
        </table:table-row>
        <table:table-row table:style-name="ro2">
          <table:table-cell table:style-name="ce1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style-name="ce3"/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verage</text:p>
          </table:table-cell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verage</text:p>
          </table:table-cell>
          <table:table-cell office:value-type="float" office:value="630" table:style-name="ce1">
            <text:p>63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Average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verage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40" table:style-name="ce1">
            <text:p>44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15" table:style-name="ce1">
            <text:p>115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87" table:style-name="ce1">
            <text:p>487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86" table:style-name="ce1">
            <text:p>1086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20" table:style-name="ce1">
            <text:p>12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37500" table:style-name="ce1">
            <text:p>137500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94745" table:style-name="ce1">
            <text:p>94745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40088" table:style-name="ce1">
            <text:p>4008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98828" table:style-name="ce1">
            <text:p>9882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31878" table:style-name="ce1">
            <text:p>131878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137351" table:style-name="ce1">
            <text:p>137351</text:p>
          </table:table-cell>
          <table:table-cell table:number-columns-repeated="2" table:style-name="ce1"/>
          <table:table-cell office:value-type="float" office:value="64723" table:style-name="ce1">
            <text:p>64723</text:p>
          </table:table-cell>
          <table:table-cell table:number-columns-repeated="2" table:style-name="ce1"/>
          <table:table-cell office:value-type="float" office:value="44068" table:style-name="ce1">
            <text:p>44068</text:p>
          </table:table-cell>
          <table:table-cell table:number-columns-repeated="2" table:style-name="ce1"/>
          <table:table-cell office:value-type="float" office:value="95604" table:style-name="ce1">
            <text:p>95604</text:p>
          </table:table-cell>
          <table:table-cell table:number-columns-repeated="2" table:style-name="ce1"/>
          <table:table-cell office:value-type="float" office:value="83482" table:style-name="ce1">
            <text:p>83482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137503" table:style-name="ce1">
            <text:p>137503</text:p>
          </table:table-cell>
          <table:table-cell table:number-columns-repeated="2" table:style-name="ce1"/>
          <table:table-cell office:value-type="float" office:value="101601" table:style-name="ce1">
            <text:p>101601</text:p>
          </table:table-cell>
          <table:table-cell table:number-columns-repeated="2" table:style-name="ce1"/>
          <table:table-cell office:value-type="float" office:value="47221" table:style-name="ce1">
            <text:p>47221</text:p>
          </table:table-cell>
          <table:table-cell table:number-columns-repeated="2" table:style-name="ce1"/>
          <table:table-cell office:value-type="float" office:value="98759" table:style-name="ce1">
            <text:p>98759</text:p>
          </table:table-cell>
          <table:table-cell table:number-columns-repeated="2" table:style-name="ce1"/>
          <table:table-cell office:value-type="float" office:value="132236" table:style-name="ce1">
            <text:p>132236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137521" table:style-name="ce1">
            <text:p>137521</text:p>
          </table:table-cell>
          <table:table-cell table:number-columns-repeated="2" table:style-name="ce1"/>
          <table:table-cell office:value-type="float" office:value="61787" table:style-name="ce1">
            <text:p>61787</text:p>
          </table:table-cell>
          <table:table-cell table:number-columns-repeated="2" table:style-name="ce1"/>
          <table:table-cell office:value-type="float" office:value="29212" table:style-name="ce1">
            <text:p>29212</text:p>
          </table:table-cell>
          <table:table-cell table:number-columns-repeated="2" table:style-name="ce1"/>
          <table:table-cell office:value-type="float" office:value="98811" table:style-name="ce1">
            <text:p>98811</text:p>
          </table:table-cell>
          <table:table-cell table:number-columns-repeated="2" table:style-name="ce1"/>
          <table:table-cell office:value-type="float" office:value="108251" table:style-name="ce1">
            <text:p>108251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137514" table:style-name="ce1">
            <text:p>137514</text:p>
          </table:table-cell>
          <table:table-cell table:number-columns-repeated="2" table:style-name="ce1"/>
          <table:table-cell office:value-type="float" office:value="93279" table:style-name="ce1">
            <text:p>93279</text:p>
          </table:table-cell>
          <table:table-cell table:number-columns-repeated="2" table:style-name="ce1"/>
          <table:table-cell office:value-type="float" office:value="38250" table:style-name="ce1">
            <text:p>38250</text:p>
          </table:table-cell>
          <table:table-cell table:number-columns-repeated="2" table:style-name="ce1"/>
          <table:table-cell office:value-type="float" office:value="98739" table:style-name="ce1">
            <text:p>98739</text:p>
          </table:table-cell>
          <table:table-cell table:number-columns-repeated="2" table:style-name="ce1"/>
          <table:table-cell office:value-type="float" office:value="131240" table:style-name="ce1">
            <text:p>131240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adamard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adamard</text:p>
          </table:table-cell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Hadamard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Hadamard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37514" table:style-name="ce1">
            <text:p>13751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8635" table:style-name="ce1">
            <text:p>8635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2765" table:style-name="ce1">
            <text:p>2765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92651" table:style-name="ce1">
            <text:p>92651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8200" table:style-name="ce1">
            <text:p>48200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137400" table:style-name="ce1">
            <text:p>137400</text:p>
          </table:table-cell>
          <table:table-cell table:number-columns-repeated="2" table:style-name="ce1"/>
          <table:table-cell office:value-type="float" office:value="535" table:style-name="ce1">
            <text:p>535</text:p>
          </table:table-cell>
          <table:table-cell table:number-columns-repeated="2" table:style-name="ce1"/>
          <table:table-cell office:value-type="float" office:value="4232" table:style-name="ce1">
            <text:p>4232</text:p>
          </table:table-cell>
          <table:table-cell table:number-columns-repeated="2" table:style-name="ce1"/>
          <table:table-cell office:value-type="float" office:value="83265" table:style-name="ce1">
            <text:p>83265</text:p>
          </table:table-cell>
          <table:table-cell table:number-columns-repeated="2" table:style-name="ce1"/>
          <table:table-cell office:value-type="float" office:value="814" table:style-name="ce1">
            <text:p>814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137507" table:style-name="ce1">
            <text:p>137507</text:p>
          </table:table-cell>
          <table:table-cell table:number-columns-repeated="2" table:style-name="ce1"/>
          <table:table-cell office:value-type="float" office:value="12915" table:style-name="ce1">
            <text:p>12915</text:p>
          </table:table-cell>
          <table:table-cell table:number-columns-repeated="2" table:style-name="ce1"/>
          <table:table-cell office:value-type="float" office:value="2208" table:style-name="ce1">
            <text:p>2208</text:p>
          </table:table-cell>
          <table:table-cell table:number-columns-repeated="2" table:style-name="ce1"/>
          <table:table-cell office:value-type="float" office:value="91209" table:style-name="ce1">
            <text:p>91209</text:p>
          </table:table-cell>
          <table:table-cell table:number-columns-repeated="2" table:style-name="ce1"/>
          <table:table-cell office:value-type="float" office:value="34502" table:style-name="ce1">
            <text:p>34502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137387" table:style-name="ce1">
            <text:p>137387</text:p>
          </table:table-cell>
          <table:table-cell table:number-columns-repeated="2" table:style-name="ce1"/>
          <table:table-cell office:value-type="float" office:value="5179" table:style-name="ce1">
            <text:p>5179</text:p>
          </table:table-cell>
          <table:table-cell table:number-columns-repeated="2" table:style-name="ce1"/>
          <table:table-cell office:value-type="float" office:value="8665" table:style-name="ce1">
            <text:p>8665</text:p>
          </table:table-cell>
          <table:table-cell table:number-columns-repeated="2" table:style-name="ce1"/>
          <table:table-cell office:value-type="float" office:value="82639" table:style-name="ce1">
            <text:p>82639</text:p>
          </table:table-cell>
          <table:table-cell table:number-columns-repeated="2" table:style-name="ce1"/>
          <table:table-cell office:value-type="float" office:value="79864" table:style-name="ce1">
            <text:p>79864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137513" table:style-name="ce1">
            <text:p>137513</text:p>
          </table:table-cell>
          <table:table-cell table:number-columns-repeated="2" table:style-name="ce1"/>
          <table:table-cell office:value-type="float" office:value="62393" table:style-name="ce1">
            <text:p>62393</text:p>
          </table:table-cell>
          <table:table-cell table:number-columns-repeated="2" table:style-name="ce1"/>
          <table:table-cell office:value-type="float" office:value="9083" table:style-name="ce1">
            <text:p>9083</text:p>
          </table:table-cell>
          <table:table-cell table:number-columns-repeated="2" table:style-name="ce1"/>
          <table:table-cell office:value-type="float" office:value="90617" table:style-name="ce1">
            <text:p>90617</text:p>
          </table:table-cell>
          <table:table-cell table:number-columns-repeated="2" table:style-name="ce1"/>
          <table:table-cell office:value-type="float" office:value="22963" table:style-name="ce1">
            <text:p>22963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eighted-L2</text:p>
          </table:table-cell>
          <table:table-cell office:value-type="float" office:value="437" table:style-name="ce1">
            <text:p>43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eighted-L2</text:p>
          </table:table-cell>
          <table:table-cell office:value-type="float" office:value="2025" table:style-name="ce1">
            <text:p>20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eighted-L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eighted-L2</text:p>
          </table:table-cell>
          <table:table-cell office:value-type="float" office:value="133" table:style-name="ce1">
            <text:p>133</text:p>
          </table:table-cell>
          <table:table-cell office:value-type="float" office:value="15" table:style-name="ce1">
            <text:p>15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824" table:style-name="ce1">
            <text:p>282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42" table:style-name="ce1">
            <text:p>54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803" table:style-name="ce1">
            <text:p>180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30" table:style-name="ce1">
            <text:p>203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10" table:style-name="ce1">
            <text:p>1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86" table:style-name="ce1">
            <text:p>58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892" table:style-name="ce1">
            <text:p>289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1" table:style-name="ce5">
            <text:p>Case 1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2 Mean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Case 3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4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5 Mean</text:p>
          </table:table-cell>
          <table:covered-table-cell/>
          <table:table-cell table:number-columns-repeated="16369" table:style-name="ce1"/>
        </table:table-row>
        <table:table-row table:style-name="ro2">
          <table:table-cell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5" table:style-name="ce3"/>
          <table:table-cell table:number-columns-repeated="16369" table:style-name="ce1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style-name="ce3"/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" table:formula="of:=AVERAGE([.C81:.C85])" table:style-name="ce1">
            <text:p>1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7.2" table:formula="of:=AVERAGE([.F81:.F85])" table:style-name="ce1">
            <text:p>17.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590.79999999999995" table:formula="of:=AVERAGE([.I81:.I85])" table:style-name="ce1">
            <text:p>590.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4.4" table:formula="of:=AVERAGE([.L81:.L85])" table:style-name="ce1">
            <text:p>14.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6.25" table:formula="of:=AVERAGE([.O81:.O84])" table:style-name="ce1">
            <text:p>16.25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37477.79999999999" table:formula="of:=AVERAGE([.C86:.C90])" table:style-name="ce1">
            <text:p>137477.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83227" table:formula="of:=AVERAGE([.F86:.F90])" table:style-name="ce1">
            <text:p>83227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9767.800000000003" table:formula="of:=AVERAGE([.I86:.I90])" table:style-name="ce1">
            <text:p>39767.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98148.2" table:formula="of:=AVERAGE([.L86:.L90])" table:style-name="ce1">
            <text:p>98148.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17417.4" table:formula="of:=AVERAGE([.O86:.O90])" table:style-name="ce1">
            <text:p>117417.4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" table:formula="of:=AVERAGE([.C91:.C95])" table:style-name="ce1">
            <text:p>1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2.2" table:formula="of:=AVERAGE([.F91:.F95])" table:style-name="ce1">
            <text:p>12.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05.2" table:formula="of:=AVERAGE([.I91:.I95])" table:style-name="ce1">
            <text:p>105.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31.2" table:formula="of:=AVERAGE([.L91:.L95])" table:style-name="ce1">
            <text:p>31.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6" table:formula="of:=AVERAGE([.O91:.O95])" table:style-name="ce1">
            <text:p>6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1">
            <text:p>Weighted-L1</text:p>
          </table:table-cell>
          <table:table-cell office:value-type="float" office:value="137464.20000000001" table:formula="of:=AVERAGE([.C96:.C100])" table:style-name="ce1">
            <text:p>137464.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7931.400000000001" table:formula="of:=AVERAGE([.F96:.F100])" table:style-name="ce1">
            <text:p>17931.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5390.6" table:formula="of:=AVERAGE([.I96:.I100])" table:style-name="ce1">
            <text:p>5390.6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88076.2" table:formula="of:=AVERAGE([.L96:.L100])" table:style-name="ce1">
            <text:p>88076.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37268.6" table:formula="of:=AVERAGE([.O96:.O100])" table:style-name="ce1">
            <text:p>37268.6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1">
            <text:p>Weighted-L2</text:p>
          </table:table-cell>
          <table:table-cell office:value-type="float" office:value="1.4" table:formula="of:=AVERAGE([.C101:.C105])" table:style-name="ce1">
            <text:p>1.4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48.4" table:formula="of:=AVERAGE([.F101:.F105])" table:style-name="ce1">
            <text:p>448.4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314.8000000000002" table:formula="of:=AVERAGE([.I101:.I105])" table:style-name="ce1">
            <text:p>2314.8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1.2" table:formula="of:=AVERAGE([.L101:.L105])" table:style-name="ce1">
            <text:p>21.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47" table:formula="of:=AVERAGE([.O101:.O105])" table:style-name="ce1">
            <text:p>147</text:p>
          </table:table-cell>
          <table:table-cell table:number-columns-repeated="16369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5">
            <text:p>Case 1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2 Standard Deviation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Case 3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4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Case 5 Standard Deviation</text:p>
          </table:table-cell>
          <table:covered-table-cell/>
          <table:table-cell table:number-columns-repeated="16369" table:style-name="ce1"/>
        </table:table-row>
        <table:table-row table:style-name="ro2">
          <table:table-cell table:style-name="ce1"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5" table:style-name="ce3"/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style-name="ce3"/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STDEV([.C81:.C85])" table:style-name="ce1">
            <text:p>0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5.959323293924463" table:formula="of:=STDEV([.F81:.F85])" table:style-name="ce1">
            <text:p>15.95932329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99.40056780173285" table:formula="of:=STDEV([.I81:.I85])" table:style-name="ce1">
            <text:p>299.4005678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0.695410119154442" table:formula="of:=STDEV([.L81:.L85])" table:style-name="ce1">
            <text:p>20.6954101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1.023796041628639" table:formula="of:=STDEV([.O81:.O85])" table:style-name="ce1">
            <text:p>21.02379604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1">
            <text:p>Concatenation</text:p>
          </table:table-cell>
          <table:table-cell office:value-type="float" office:value="71.384171915068123" table:formula="of:=STDEV([.C86:.C90])" table:style-name="ce1">
            <text:p>71.3841719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8529.587960880297" table:formula="of:=STDEV([.F86:.F90])" table:style-name="ce1">
            <text:p>18529.58796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6853.3398573250433" table:formula="of:=STDEV([.I86:.I90])" table:style-name="ce1">
            <text:p>6853.339857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6853.3398573250433" table:formula="of:=STDEV([.I86:.I90])" table:style-name="ce1">
            <text:p>6853.339857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1537.167822162672" table:formula="of:=STDEV([.O86:.O90])" table:style-name="ce1">
            <text:p>21537.16782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STDEV([.C91:.C95])" table:style-name="ce1">
            <text:p>0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.4899799195977441" table:formula="of:=STDEV([.F91:.F95])" table:style-name="ce1">
            <text:p>2.4899799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7.105350025410125" table:formula="of:=STDEV([.I91:.I95])" table:style-name="ce1">
            <text:p>27.10535003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7.105350025410125" table:formula="of:=STDEV([.I91:.I95])" table:style-name="ce1">
            <text:p>27.10535003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.8284271247461903" table:formula="of:=STDEV([.O91:.O95])" table:style-name="ce1">
            <text:p>2.828427125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1">
            <text:p>Weighted-L1</text:p>
          </table:table-cell>
          <table:table-cell office:value-type="float" office:value="64.75878318807419" table:formula="of:=STDEV([.C96:.C100])" table:style-name="ce1">
            <text:p>64.75878319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25266.972687680649" table:formula="of:=STDEV([.F96:.F100])" table:style-name="ce1">
            <text:p>25266.97269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3268.0493111334777" table:formula="of:=STDEV([.I96:.I100])" table:style-name="ce1">
            <text:p>3268.049311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741.0358783708862" table:formula="of:=STDEV([.L96:.L100])" table:style-name="ce1">
            <text:p>4741.035878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29475.013720098588" table:formula="of:=STDEV([.O96:.O100])" table:style-name="ce1">
            <text:p>29475.01372</text:p>
          </table:table-cell>
          <table:table-cell table:number-columns-repeated="16369" table:style-name="ce1"/>
        </table:table-row>
        <table:table-row table:style-name="ro3">
          <table:table-cell table:style-name="ce1"/>
          <table:table-cell office:value-type="string" table:style-name="ce1">
            <text:p>Weighted-L2</text:p>
          </table:table-cell>
          <table:table-cell office:value-type="float" office:value="0.89442719099991574" table:formula="of:=STDEV([.C101:.C105])" table:style-name="ce1">
            <text:p>0.894427191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14.59188452940282" table:formula="of:=STDEV([.F101:.F105])" table:style-name="ce1">
            <text:p>114.5918845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504.8462142078518" table:formula="of:=STDEV([.I101:.I105])" table:style-name="ce1">
            <text:p>504.846214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504.8462142078518" table:formula="of:=STDEV([.I101:.I105])" table:style-name="ce1">
            <text:p>504.846214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39.300127226257167" table:formula="of:=STDEV([.O101:.O105])" table:style-name="ce1">
            <text:p>39.30012723</text:p>
          </table:table-cell>
          <table:table-cell table:number-columns-repeated="16369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style-name="ro2">
          <table:table-cell office:value-type="string" table:number-columns-spanned="9" table:number-rows-spanned="1" table:style-name="ce9">
            <text:p>Swanson Cases: Mean (average) Rank</text:p>
          </table:table-cell>
          <table:covered-table-cell table:number-columns-repeated="8"/>
          <table:table-cell table:style-name="ce1"/>
          <table:table-cell office:value-type="string" table:number-columns-spanned="9" table:number-rows-spanned="1" table:style-name="ce9">
            <text:p>Swanson Cases: Standard Deviation over all cases</text:p>
          </table:table-cell>
          <table:covered-table-cell table:number-columns-repeated="8"/>
          <table:table-cell office:value-type="string" table:number-columns-spanned="9" table:number-rows-spanned="1" table:style-name="ce9">
            <text:p>Swanson Cases: Median Rank</text:p>
          </table:table-cell>
          <table:covered-table-cell table:number-columns-repeated="8"/>
          <table:table-cell table:number-columns-repeated="16356"/>
        </table:table-row>
        <table:table-row table:style-name="ro2">
          <table:table-cell office:value-type="string" table:number-columns-spanned="9" table:number-rows-spanned="1" table:style-name="ce5">
            <text:p>Open Discovery</text:p>
          </table:table-cell>
          <table:covered-table-cell table:number-columns-repeated="8"/>
          <table:table-cell table:style-name="ce1"/>
          <table:table-cell office:value-type="string" table:number-columns-spanned="9" table:number-rows-spanned="1" table:style-name="ce5">
            <text:p>Open Discovery</text:p>
          </table:table-cell>
          <table:covered-table-cell table:number-columns-repeated="8"/>
          <table:table-cell office:value-type="string" table:number-columns-spanned="9" table:number-rows-spanned="1" table:style-name="ce5">
            <text:p>Open Discovery</text:p>
          </table:table-cell>
          <table:covered-table-cell table:number-columns-repeated="8"/>
          <table:table-cell table:number-columns-repeated="16356" table:style-name="ce1"/>
        </table:table-row>
        <table:table-row table:style-name="ro2">
          <table:table-cell office:value-type="string" table:style-name="ce3">
            <text:p>Aggregation Funcs</text:p>
          </table:table-cell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3"/>
          <table:table-cell table:style-name="ce1"/>
          <table:table-cell office:value-type="string" table:style-name="ce3">
            <text:p>Aggregation Funcs</text:p>
          </table:table-cell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3"/>
          <table:table-cell office:value-type="string" table:style-name="ce3">
            <text:p>Aggregation Funcs</text:p>
          </table:table-cell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3"/>
          <table:table-cell table:number-columns-repeated="16356" table:style-name="ce1"/>
        </table:table-row>
        <table:table-row table:style-name="ro2">
          <table:table-cell office:value-type="string" table:style-name="ce3">
            <text:p>Accumulation Funcs</text:p>
          </table:table-cell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3"/>
          <table:table-cell table:style-name="ce1"/>
          <table:table-cell office:value-type="string" table:style-name="ce3">
            <text:p>Accumulation Funcs</text:p>
          </table:table-cell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3"/>
          <table:table-cell office:value-type="string" table:style-name="ce3">
            <text:p>Accumulation Funcs</text:p>
          </table:table-cell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3"/>
          <table:table-cell table:number-columns-repeated="16356" table:style-name="ce1"/>
        </table:table-row>
        <table:table-row table:style-name="ro2"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6" table:style-name="ce3"/>
          <table:table-cell office:value-type="string" table:style-name="ce3">
            <text:p>Min Rank</text:p>
          </table:table-cell>
          <table:table-cell table:style-name="ce1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7"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6" table:style-name="ce3"/>
          <table:table-cell office:value-type="string" table:style-name="ce3">
            <text:p>Min Rank</text:p>
          </table:table-cell>
          <table:table-cell table:number-columns-repeated="16356" table:style-name="ce1"/>
        </table:table-row>
        <table:table-row table:style-name="ro2">
          <table:table-cell office:value-type="string" table:number-columns-spanned="1" table:number-rows-spanned="5" table:style-name="ce6">
            <text:p>Score AB &amp; BC links, Weighted LINE, softplus output, ReLu activation</text:p>
          </table:table-cell>
          <table:table-cell office:value-type="string" table:style-name="ce1">
            <text:p>Average</text:p>
          </table:table-cell>
          <table:table-cell office:value-type="float" office:value="3643.04" table:formula="of:=IF(ISNUMBER(AVERAGE([.C174];[.K174]; [.S174];[.AA174]; [.AI174]));AVERAGE([.C174];[.K174]; [.S174];[.AA174]; [.AI174]);&quot;*&quot;)" table:style-name="ce1">
            <text:p>3643.04</text:p>
          </table:table-cell>
          <table:table-cell office:value-type="float" office:value="6468.75" table:formula="of:=IF(ISNUMBER(AVERAGE([.D174];[.L174]; [.T174];[.AB174]; [.AJ174]));AVERAGE([.D174];[.L174]; [.T174];[.AB174]; [.AJ174]);&quot;*&quot;)" table:style-name="ce1">
            <text:p>6468.75</text:p>
          </table:table-cell>
          <table:table-cell office:value-type="float" office:value="3726.7200000000003" table:formula="of:=IF(ISNUMBER(AVERAGE([.E174];[.M174]; [.U174];[.AC174]; [.AK174]));AVERAGE([.E174];[.M174]; [.U174];[.AC174]; [.AK174]);&quot;*&quot;)" table:style-name="ce1">
            <text:p>3726.72</text:p>
          </table:table-cell>
          <table:table-cell office:value-type="float" office:value="7405.2" table:formula="of:=IF(ISNUMBER(AVERAGE([.F174];[.N174]; [.V174];[.AD174]; [.AL174]));AVERAGE([.F174];[.N174]; [.V174];[.AD174]; [.AL174]);&quot;*&quot;)" table:style-name="ce1">
            <text:p>7405.2</text:p>
          </table:table-cell>
          <table:table-cell office:value-type="float" office:value="3805.3199999999997" table:formula="of:=IF(ISNUMBER(AVERAGE([.G174];[.O174]; [.W174];[.AE174]; [.AM174]));AVERAGE([.G174];[.O174]; [.W174];[.AE174]; [.AM174]);&quot;*&quot;)" table:style-name="ce1">
            <text:p>3805.32</text:p>
          </table:table-cell>
          <table:table-cell office:value-type="string" office:string-value="*" table:formula="of:=IF(ISNUMBER(AVERAGE([.H174];[.P174]; [.X174];[.AF174]; [.AN174]));AVERAGE([.H174];[.P174]; [.X174];[.AF174]; [.AN174]);&quot;*&quot;)" table:style-name="ce1">
            <text:p>*</text:p>
          </table:table-cell>
          <table:table-cell office:value-type="float" office:value="3643.04" table:formula="of:=MIN([.C133:.H133])" table:style-name="ce3">
            <text:p>3643.04</text:p>
          </table:table-cell>
          <table:table-cell table:style-name="ce1"/>
          <table:table-cell office:value-type="string" table:number-columns-spanned="1" table:number-rows-spanned="5" table:style-name="ce6">
            <text:p>Combined Cs, Weighted LINE, uncapped model, ReLu activation</text:p>
          </table:table-cell>
          <table:table-cell office:value-type="string" table:style-name="ce1">
            <text:p>Average</text:p>
          </table:table-cell>
          <table:table-cell office:value-type="float" office:value="8119.8173223293643" table:formula="of:=IF(ISNUMBER(STDEV([.C174];[.K174]; [.S174];[.AA174]; [.AI174]));STDEV([.C174];[.K174]; [.S174];[.AA174]; [.AI174]);&quot;*&quot;)" table:style-name="ce1">
            <text:p>8119.817322</text:p>
          </table:table-cell>
          <table:table-cell office:value-type="float" office:value="5865.9055436669132" table:formula="of:=IF(ISNUMBER(STDEV([.D174];[.L174]; [.T174];[.AB174]; [.AJ174]));STDEV([.D174];[.L174]; [.T174];[.AB174]; [.AJ174]);&quot;*&quot;)" table:style-name="ce1">
            <text:p>5865.905544</text:p>
          </table:table-cell>
          <table:table-cell office:value-type="float" office:value="8308.3842551966754" table:formula="of:=IF(ISNUMBER(STDEV([.E174];[.M174]; [.U174];[.AC174]; [.AK174]));STDEV([.E174];[.M174]; [.U174];[.AC174]; [.AK174]);&quot;*&quot;)" table:style-name="ce1">
            <text:p>8308.384255</text:p>
          </table:table-cell>
          <table:table-cell office:value-type="float" office:value="4762.0409049062164" table:formula="of:=IF(ISNUMBER(STDEV([.F174];[.N174]; [.V174];[.AD174]; [.AL174]));STDEV([.F174];[.N174]; [.V174];[.AD174]; [.AL174]);&quot;*&quot;)" table:style-name="ce1">
            <text:p>4762.040905</text:p>
          </table:table-cell>
          <table:table-cell office:value-type="float" office:value="8482.686259198792" table:formula="of:=IF(ISNUMBER(STDEV([.G174];[.O174]; [.W174];[.AE174]; [.AM174]));STDEV([.G174];[.O174]; [.W174];[.AE174]; [.AM174]);&quot;*&quot;)" table:style-name="ce1">
            <text:p>8482.686259</text:p>
          </table:table-cell>
          <table:table-cell office:value-type="string" office:string-value="*" table:formula="of:=IF(ISNUMBER(STDEV([.H174];[.P174]; [.X174];[.AF174]; [.AN174]));STDEV([.H174];[.P174]; [.X174];[.AF174]; [.AN174]);&quot;*&quot;)" table:style-name="ce1">
            <text:p>*</text:p>
          </table:table-cell>
          <table:table-cell table:style-name="ce1"/>
          <table:table-cell office:value-type="string" table:number-columns-spanned="1" table:number-rows-spanned="5" table:style-name="ce6">
            <text:p>Combined Cs, Weighted LINE, uncapped model, ReLu activation</text:p>
          </table:table-cell>
          <table:table-cell office:value-type="string" table:style-name="ce1">
            <text:p>Average</text:p>
          </table:table-cell>
          <table:table-cell office:value-type="float" office:value="18.399999999999999" table:formula="of:=IF(ISNUMBER(MEDIAN([.C174];[.K174]; [.S174];[.AA174]; [.AI174]));MEDIAN([.C174];[.K174]; [.S174];[.AA174]; [.AI174]);&quot;*&quot;)" table:style-name="ce1">
            <text:p>18.4</text:p>
          </table:table-cell>
          <table:table-cell office:value-type="float" office:value="4852.333333333333" table:formula="of:=IF(ISNUMBER(MEDIAN([.D174];[.L174]; [.T174];[.AB174]; [.AJ174]));MEDIAN([.D174];[.L174]; [.T174];[.AB174]; [.AJ174]);&quot;*&quot;)" table:style-name="ce1">
            <text:p>4852.333333</text:p>
          </table:table-cell>
          <table:table-cell office:value-type="float" office:value="16.2" table:formula="of:=IF(ISNUMBER(MEDIAN([.E174];[.M174]; [.U174];[.AC174]; [.AK174]));MEDIAN([.E174];[.M174]; [.U174];[.AC174]; [.AK174]);&quot;*&quot;)" table:style-name="ce1">
            <text:p>16.2</text:p>
          </table:table-cell>
          <table:table-cell office:value-type="float" office:value="6776.2" table:formula="of:=IF(ISNUMBER(MEDIAN([.F174];[.N174]; [.V174];[.AD174]; [.AL174]));MEDIAN([.F174];[.N174]; [.V174];[.AD174]; [.AL174]);&quot;*&quot;)" table:style-name="ce1">
            <text:p>6776.2</text:p>
          </table:table-cell>
          <table:table-cell office:value-type="float" office:value="18.600000000000001" table:formula="of:=IF(ISNUMBER(MEDIAN([.G174];[.O174]; [.W174];[.AE174]; [.AM174]));MEDIAN([.G174];[.O174]; [.W174];[.AE174]; [.AM174]);&quot;*&quot;)" table:style-name="ce1">
            <text:p>18.6</text:p>
          </table:table-cell>
          <table:table-cell office:value-type="string" office:string-value="*" table:formula="of:=IF(ISNUMBER(MEDIAN([.H174];[.P174]; [.X174];[.AF174]; [.AN174]));MEDIAN([.H174];[.P174]; [.X174];[.AF174]; [.AN174]);&quot;*&quot;)" table:style-name="ce1">
            <text:p>*</text:p>
          </table:table-cell>
          <table:table-cell office:value-type="float" office:value="16.2" table:formula="of:=MIN([.V133:.AA133])" table:style-name="ce3">
            <text:p>16.2</text:p>
          </table:table-cell>
          <table:table-cell table:number-columns-repeated="16356" table:style-name="ce1"/>
        </table:table-row>
        <table:table-row table:style-name="ro2">
          <table:covered-table-cell/>
          <table:table-cell office:value-type="string" table:style-name="ce1">
            <text:p>Concatenation</text:p>
          </table:table-cell>
          <table:table-cell office:value-type="float" office:value="3721.4" table:formula="of:=IF(ISNUMBER(AVERAGE([.C175];[.K175]; [.S175];[.AA175]; [.AI175]));AVERAGE([.C175];[.K175]; [.S175];[.AA175]; [.AI175]);&quot;*&quot;)" table:style-name="ce1">
            <text:p>3721.4</text:p>
          </table:table-cell>
          <table:table-cell office:value-type="float" office:value="11229.826666666666" table:formula="of:=IF(ISNUMBER(AVERAGE([.D175];[.L175]; [.T175];[.AB175]; [.AJ175]));AVERAGE([.D175];[.L175]; [.T175];[.AB175]; [.AJ175]);&quot;*&quot;)" table:style-name="ce1">
            <text:p>11229.82667</text:p>
          </table:table-cell>
          <table:table-cell office:value-type="float" office:value="3757.4" table:formula="of:=IF(ISNUMBER(AVERAGE([.E175];[.M175]; [.U175];[.AC175]; [.AK175]));AVERAGE([.E175];[.M175]; [.U175];[.AC175]; [.AK175]);&quot;*&quot;)" table:style-name="ce1">
            <text:p>3757.4</text:p>
          </table:table-cell>
          <table:table-cell office:value-type="float" office:value="16325.88" table:formula="of:=IF(ISNUMBER(AVERAGE([.F175];[.N175]; [.V175];[.AD175]; [.AL175]));AVERAGE([.F175];[.N175]; [.V175];[.AD175]; [.AL175]);&quot;*&quot;)" table:style-name="ce1">
            <text:p>16325.88</text:p>
          </table:table-cell>
          <table:table-cell office:value-type="float" office:value="3788.6400000000003" table:formula="of:=IF(ISNUMBER(AVERAGE([.G175];[.O175]; [.W175];[.AE175]; [.AM175]));AVERAGE([.G175];[.O175]; [.W175];[.AE175]; [.AM175]);&quot;*&quot;)" table:style-name="ce1">
            <text:p>3788.64</text:p>
          </table:table-cell>
          <table:table-cell office:value-type="string" office:string-value="*" table:formula="of:=IF(ISNUMBER(AVERAGE([.H175];[.P175]; [.X175];[.AF175]; [.AN175]));AVERAGE([.H175];[.P175]; [.X175];[.AF175]; [.AN175]);&quot;*&quot;)" table:style-name="ce1">
            <text:p>*</text:p>
          </table:table-cell>
          <table:table-cell office:value-type="float" office:value="3721.4" table:formula="of:=MIN([.C134:.H134])" table:style-name="ce3">
            <text:p>3721.4</text:p>
          </table:table-cell>
          <table:table-cell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8306.6594392691932" table:formula="of:=IF(ISNUMBER(STDEV([.C175];[.K175]; [.S175];[.AA175]; [.AI175]));STDEV([.C175];[.K175]; [.S175];[.AA175]; [.AI175]);&quot;*&quot;)" table:style-name="ce1">
            <text:p>8306.659439</text:p>
          </table:table-cell>
          <table:table-cell office:value-type="float" office:value="17366.249795227013" table:formula="of:=IF(ISNUMBER(STDEV([.D175];[.L175]; [.T175];[.AB175]; [.AJ175]));STDEV([.D175];[.L175]; [.T175];[.AB175]; [.AJ175]);&quot;*&quot;)" table:style-name="ce1">
            <text:p>17366.2498</text:p>
          </table:table-cell>
          <table:table-cell office:value-type="float" office:value="8383.6922402960372" table:formula="of:=IF(ISNUMBER(STDEV([.E175];[.M175]; [.U175];[.AC175]; [.AK175]));STDEV([.E175];[.M175]; [.U175];[.AC175]; [.AK175]);&quot;*&quot;)" table:style-name="ce1">
            <text:p>8383.69224</text:p>
          </table:table-cell>
          <table:table-cell office:value-type="float" office:value="19203.558142490157" table:formula="of:=IF(ISNUMBER(STDEV([.F175];[.N175]; [.V175];[.AD175]; [.AL175]));STDEV([.F175];[.N175]; [.V175];[.AD175]; [.AL175]);&quot;*&quot;)" table:style-name="ce1">
            <text:p>19203.55814</text:p>
          </table:table-cell>
          <table:table-cell office:value-type="float" office:value="8449.8587282865283" table:formula="of:=IF(ISNUMBER(STDEV([.G175];[.O175]; [.W175];[.AE175]; [.AM175]));STDEV([.G175];[.O175]; [.W175];[.AE175]; [.AM175]);&quot;*&quot;)" table:style-name="ce1">
            <text:p>8449.858728</text:p>
          </table:table-cell>
          <table:table-cell office:value-type="string" office:string-value="*" table:formula="of:=IF(ISNUMBER(STDEV([.H175];[.P175]; [.X175];[.AF175]; [.AN175]));STDEV([.H175];[.P175]; [.X175];[.AF175]; [.AN175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4" table:formula="of:=IF(ISNUMBER(MEDIAN([.C175];[.K175]; [.S175];[.AA175]; [.AI175]));MEDIAN([.C175];[.K175]; [.S175];[.AA175]; [.AI175]);&quot;*&quot;)" table:style-name="ce1">
            <text:p>4</text:p>
          </table:table-cell>
          <table:table-cell office:value-type="float" office:value="1917.8" table:formula="of:=IF(ISNUMBER(MEDIAN([.D175];[.L175]; [.T175];[.AB175]; [.AJ175]));MEDIAN([.D175];[.L175]; [.T175];[.AB175]; [.AJ175]);&quot;*&quot;)" table:style-name="ce1">
            <text:p>1917.8</text:p>
          </table:table-cell>
          <table:table-cell office:value-type="float" office:value="9.6" table:formula="of:=IF(ISNUMBER(MEDIAN([.E175];[.M175]; [.U175];[.AC175]; [.AK175]));MEDIAN([.E175];[.M175]; [.U175];[.AC175]; [.AK175]);&quot;*&quot;)" table:style-name="ce1">
            <text:p>9.6</text:p>
          </table:table-cell>
          <table:table-cell office:value-type="float" office:value="6933" table:formula="of:=IF(ISNUMBER(MEDIAN([.F175];[.N175]; [.V175];[.AD175]; [.AL175]));MEDIAN([.F175];[.N175]; [.V175];[.AD175]; [.AL175]);&quot;*&quot;)" table:style-name="ce1">
            <text:p>6933</text:p>
          </table:table-cell>
          <table:table-cell office:value-type="float" office:value="16.399999999999999" table:formula="of:=IF(ISNUMBER(MEDIAN([.G175];[.O175]; [.W175];[.AE175]; [.AM175]));MEDIAN([.G175];[.O175]; [.W175];[.AE175]; [.AM175]);&quot;*&quot;)" table:style-name="ce1">
            <text:p>16.4</text:p>
          </table:table-cell>
          <table:table-cell office:value-type="string" office:string-value="*" table:formula="of:=IF(ISNUMBER(MEDIAN([.H175];[.P175]; [.X175];[.AF175]; [.AN175]));MEDIAN([.H175];[.P175]; [.X175];[.AF175]; [.AN175]);&quot;*&quot;)" table:style-name="ce1">
            <text:p>*</text:p>
          </table:table-cell>
          <table:table-cell office:value-type="float" office:value="4" table:formula="of:=MIN([.V134:.AA134])" table:style-name="ce3">
            <text:p>4</text:p>
          </table:table-cell>
          <table:table-cell table:number-columns-repeated="16356" table:style-name="ce1"/>
        </table:table-row>
        <table:table-row table:style-name="ro2">
          <table:covered-table-cell/>
          <table:table-cell office:value-type="string" table:style-name="ce1">
            <text:p>Hadamard</text:p>
          </table:table-cell>
          <table:table-cell office:value-type="float" office:value="3558.28" table:formula="of:=IF(ISNUMBER(AVERAGE([.C176];[.K176]; [.S176];[.AA176]; [.AI176]));AVERAGE([.C176];[.K176]; [.S176];[.AA176]; [.AI176]);&quot;*&quot;)" table:style-name="ce1">
            <text:p>3558.28</text:p>
          </table:table-cell>
          <table:table-cell office:value-type="string" office:string-value="*" table:formula="of:=IF(ISNUMBER(AVERAGE([.D176];[.L176]; [.T176];[.AB176]; [.AJ176]));AVERAGE([.D176];[.L176]; [.T176];[.AB176]; [.AJ176]);&quot;*&quot;)" table:style-name="ce1">
            <text:p>*</text:p>
          </table:table-cell>
          <table:table-cell office:value-type="float" office:value="3618" table:formula="of:=IF(ISNUMBER(AVERAGE([.E176];[.M176]; [.U176];[.AC176]; [.AK176]));AVERAGE([.E176];[.M176]; [.U176];[.AC176]; [.AK176]);&quot;*&quot;)" table:style-name="ce1">
            <text:p>3618</text:p>
          </table:table-cell>
          <table:table-cell office:value-type="float" office:value="5427.8" table:formula="of:=IF(ISNUMBER(AVERAGE([.F176];[.N176]; [.V176];[.AD176]; [.AL176]));AVERAGE([.F176];[.N176]; [.V176];[.AD176]; [.AL176]);&quot;*&quot;)" table:style-name="ce1">
            <text:p>5427.8</text:p>
          </table:table-cell>
          <table:table-cell office:value-type="float" office:value="3666.5200000000004" table:formula="of:=IF(ISNUMBER(AVERAGE([.G176];[.O176]; [.W176];[.AE176]; [.AM176]));AVERAGE([.G176];[.O176]; [.W176];[.AE176]; [.AM176]);&quot;*&quot;)" table:style-name="ce1">
            <text:p>3666.52</text:p>
          </table:table-cell>
          <table:table-cell office:value-type="string" office:string-value="*" table:formula="of:=IF(ISNUMBER(AVERAGE([.H176];[.P176]; [.X176];[.AF176]; [.AN176]));AVERAGE([.H176];[.P176]; [.X176];[.AF176]; [.AN176]);&quot;*&quot;)" table:style-name="ce1">
            <text:p>*</text:p>
          </table:table-cell>
          <table:table-cell office:value-type="float" office:value="3558.28" table:formula="of:=MIN([.C135:.H135])" table:style-name="ce3">
            <text:p>3558.28</text:p>
          </table:table-cell>
          <table:table-cell table:style-name="ce1"/>
          <table:covered-table-cell/>
          <table:table-cell office:value-type="string" table:style-name="ce1">
            <text:p>Hadamard</text:p>
          </table:table-cell>
          <table:table-cell office:value-type="float" office:value="7930.7350007423656" table:formula="of:=IF(ISNUMBER(STDEV([.C176];[.K176]; [.S176];[.AA176]; [.AI176]));STDEV([.C176];[.K176]; [.S176];[.AA176]; [.AI176]);&quot;*&quot;)" table:style-name="ce1">
            <text:p>7930.735001</text:p>
          </table:table-cell>
          <table:table-cell office:value-type="string" office:string-value="*" table:formula="of:=IF(ISNUMBER(STDEV([.D176];[.L176]; [.T176];[.AB176]; [.AJ176]));STDEV([.D176];[.L176]; [.T176];[.AB176]; [.AJ176]);&quot;*&quot;)" table:style-name="ce1">
            <text:p>*</text:p>
          </table:table-cell>
          <table:table-cell office:value-type="float" office:value="8066.8438958492316" table:formula="of:=IF(ISNUMBER(STDEV([.E176];[.M176]; [.U176];[.AC176]; [.AK176]));STDEV([.E176];[.M176]; [.U176];[.AC176]; [.AK176]);&quot;*&quot;)" table:style-name="ce1">
            <text:p>8066.843896</text:p>
          </table:table-cell>
          <table:table-cell office:value-type="float" office:value="4037.6555276546328" table:formula="of:=IF(ISNUMBER(STDEV([.F176];[.N176]; [.V176];[.AD176]; [.AL176]));STDEV([.F176];[.N176]; [.V176];[.AD176]; [.AL176]);&quot;*&quot;)" table:style-name="ce1">
            <text:p>4037.655528</text:p>
          </table:table-cell>
          <table:table-cell office:value-type="float" office:value="8175.4498109889955" table:formula="of:=IF(ISNUMBER(STDEV([.G176];[.O176]; [.W176];[.AE176]; [.AM176]));STDEV([.G176];[.O176]; [.W176];[.AE176]; [.AM176]);&quot;*&quot;)" table:style-name="ce1">
            <text:p>8175.449811</text:p>
          </table:table-cell>
          <table:table-cell office:value-type="string" office:string-value="*" table:formula="of:=IF(ISNUMBER(STDEV([.H176];[.P176]; [.X176];[.AF176]; [.AN176]));STDEV([.H176];[.P176]; [.X176];[.AF176]; [.AN176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Hadamard</text:p>
          </table:table-cell>
          <table:table-cell office:value-type="float" office:value="19.2" table:formula="of:=IF(ISNUMBER(MEDIAN([.C176];[.K176]; [.S176];[.AA176]; [.AI176]));MEDIAN([.C176];[.K176]; [.S176];[.AA176]; [.AI176]);&quot;*&quot;)" table:style-name="ce1">
            <text:p>19.2</text:p>
          </table:table-cell>
          <table:table-cell office:value-type="string" office:string-value="*" table:formula="of:=IF(ISNUMBER(MEDIAN([.D176];[.L176]; [.T176];[.AB176]; [.AJ176]));MEDIAN([.D176];[.L176]; [.T176];[.AB176]; [.AJ176]);&quot;*&quot;)" table:style-name="ce1">
            <text:p>*</text:p>
          </table:table-cell>
          <table:table-cell office:value-type="float" office:value="14.2" table:formula="of:=IF(ISNUMBER(MEDIAN([.E176];[.M176]; [.U176];[.AC176]; [.AK176]));MEDIAN([.E176];[.M176]; [.U176];[.AC176]; [.AK176]);&quot;*&quot;)" table:style-name="ce1">
            <text:p>14.2</text:p>
          </table:table-cell>
          <table:table-cell office:value-type="float" office:value="6173.2" table:formula="of:=IF(ISNUMBER(MEDIAN([.F176];[.N176]; [.V176];[.AD176]; [.AL176]));MEDIAN([.F176];[.N176]; [.V176];[.AD176]; [.AL176]);&quot;*&quot;)" table:style-name="ce1">
            <text:p>6173.2</text:p>
          </table:table-cell>
          <table:table-cell office:value-type="float" office:value="13.4" table:formula="of:=IF(ISNUMBER(MEDIAN([.G176];[.O176]; [.W176];[.AE176]; [.AM176]));MEDIAN([.G176];[.O176]; [.W176];[.AE176]; [.AM176]);&quot;*&quot;)" table:style-name="ce1">
            <text:p>13.4</text:p>
          </table:table-cell>
          <table:table-cell office:value-type="string" office:string-value="*" table:formula="of:=IF(ISNUMBER(MEDIAN([.H176];[.P176]; [.X176];[.AF176]; [.AN176]));MEDIAN([.H176];[.P176]; [.X176];[.AF176]; [.AN176]);&quot;*&quot;)" table:style-name="ce1">
            <text:p>*</text:p>
          </table:table-cell>
          <table:table-cell office:value-type="float" office:value="13.4" table:formula="of:=MIN([.V135:.AA135])" table:style-name="ce3">
            <text:p>13.4</text:p>
          </table:table-cell>
          <table:table-cell table:number-columns-repeated="16356" table:style-name="ce1"/>
        </table:table-row>
        <table:table-row table:style-name="ro2">
          <table:covered-table-cell/>
          <table:table-cell office:value-type="string" table:style-name="ce1">
            <text:p>Weighted-L1</text:p>
          </table:table-cell>
          <table:table-cell office:value-type="float" office:value="3752.7599999999998" table:formula="of:=IF(ISNUMBER(AVERAGE([.C177];[.K177]; [.S177];[.AA177]; [.AI177]));AVERAGE([.C177];[.K177]; [.S177];[.AA177]; [.AI177]);&quot;*&quot;)" table:style-name="ce1">
            <text:p>3752.76</text:p>
          </table:table-cell>
          <table:table-cell office:value-type="string" office:string-value="*" table:formula="of:=IF(ISNUMBER(AVERAGE([.D177];[.L177]; [.T177];[.AB177]; [.AJ177]));AVERAGE([.D177];[.L177]; [.T177];[.AB177]; [.AJ177]);&quot;*&quot;)" table:style-name="ce1">
            <text:p>*</text:p>
          </table:table-cell>
          <table:table-cell office:value-type="float" office:value="3928.6" table:formula="of:=IF(ISNUMBER(AVERAGE([.E177];[.M177]; [.U177];[.AC177]; [.AK177]));AVERAGE([.E177];[.M177]; [.U177];[.AC177]; [.AK177]);&quot;*&quot;)" table:style-name="ce1">
            <text:p>3928.6</text:p>
          </table:table-cell>
          <table:table-cell office:value-type="float" office:value="12814.16" table:formula="of:=IF(ISNUMBER(AVERAGE([.F177];[.N177]; [.V177];[.AD177]; [.AL177]));AVERAGE([.F177];[.N177]; [.V177];[.AD177]; [.AL177]);&quot;*&quot;)" table:style-name="ce1">
            <text:p>12814.16</text:p>
          </table:table-cell>
          <table:table-cell office:value-type="float" office:value="4058.0800000000004" table:formula="of:=IF(ISNUMBER(AVERAGE([.G177];[.O177]; [.W177];[.AE177]; [.AM177]));AVERAGE([.G177];[.O177]; [.W177];[.AE177]; [.AM177]);&quot;*&quot;)" table:style-name="ce1">
            <text:p>4058.08</text:p>
          </table:table-cell>
          <table:table-cell office:value-type="string" office:string-value="*" table:formula="of:=IF(ISNUMBER(AVERAGE([.H177];[.P177]; [.X177];[.AF177]; [.AN177]));AVERAGE([.H177];[.P177]; [.X177];[.AF177]; [.AN177]);&quot;*&quot;)" table:style-name="ce1">
            <text:p>*</text:p>
          </table:table-cell>
          <table:table-cell office:value-type="float" office:value="3752.7599999999998" table:formula="of:=MIN([.C136:.H136])" table:style-name="ce3">
            <text:p>3752.76</text:p>
          </table:table-cell>
          <table:table-cell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8365.7165424128489" table:formula="of:=IF(ISNUMBER(STDEV([.C177];[.K177]; [.S177];[.AA177]; [.AI177]));STDEV([.C177];[.K177]; [.S177];[.AA177]; [.AI177]);&quot;*&quot;)" table:style-name="ce1">
            <text:p>8365.716542</text:p>
          </table:table-cell>
          <table:table-cell office:value-type="string" office:string-value="*" table:formula="of:=IF(ISNUMBER(STDEV([.D177];[.L177]; [.T177];[.AB177]; [.AJ177]));STDEV([.D177];[.L177]; [.T177];[.AB177]; [.AJ177]);&quot;*&quot;)" table:style-name="ce1">
            <text:p>*</text:p>
          </table:table-cell>
          <table:table-cell office:value-type="float" office:value="8759.3537215938486" table:formula="of:=IF(ISNUMBER(STDEV([.E177];[.M177]; [.U177];[.AC177]; [.AK177]));STDEV([.E177];[.M177]; [.U177];[.AC177]; [.AK177]);&quot;*&quot;)" table:style-name="ce1">
            <text:p>8759.353722</text:p>
          </table:table-cell>
          <table:table-cell office:value-type="float" office:value="17149.188331463385" table:formula="of:=IF(ISNUMBER(STDEV([.F177];[.N177]; [.V177];[.AD177]; [.AL177]));STDEV([.F177];[.N177]; [.V177];[.AD177]; [.AL177]);&quot;*&quot;)" table:style-name="ce1">
            <text:p>17149.18833</text:p>
          </table:table-cell>
          <table:table-cell office:value-type="float" office:value="9048.2093505842349" table:formula="of:=IF(ISNUMBER(STDEV([.G177];[.O177]; [.W177];[.AE177]; [.AM177]));STDEV([.G177];[.O177]; [.W177];[.AE177]; [.AM177]);&quot;*&quot;)" table:style-name="ce1">
            <text:p>9048.209351</text:p>
          </table:table-cell>
          <table:table-cell office:value-type="string" office:string-value="*" table:formula="of:=IF(ISNUMBER(STDEV([.H177];[.P177]; [.X177];[.AF177]; [.AN177]));STDEV([.H177];[.P177]; [.X177];[.AF177]; [.AN177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17.600000000000001" table:formula="of:=IF(ISNUMBER(MEDIAN([.C177];[.K177]; [.S177];[.AA177]; [.AI177]));MEDIAN([.C177];[.K177]; [.S177];[.AA177]; [.AI177]);&quot;*&quot;)" table:style-name="ce1">
            <text:p>17.6</text:p>
          </table:table-cell>
          <table:table-cell office:value-type="string" office:string-value="*" table:formula="of:=IF(ISNUMBER(MEDIAN([.D177];[.L177]; [.T177];[.AB177]; [.AJ177]));MEDIAN([.D177];[.L177]; [.T177];[.AB177]; [.AJ177]);&quot;*&quot;)" table:style-name="ce1">
            <text:p>*</text:p>
          </table:table-cell>
          <table:table-cell office:value-type="float" office:value="19.8" table:formula="of:=IF(ISNUMBER(MEDIAN([.E177];[.M177]; [.U177];[.AC177]; [.AK177]));MEDIAN([.E177];[.M177]; [.U177];[.AC177]; [.AK177]);&quot;*&quot;)" table:style-name="ce1">
            <text:p>19.8</text:p>
          </table:table-cell>
          <table:table-cell office:value-type="float" office:value="1907.2" table:formula="of:=IF(ISNUMBER(MEDIAN([.F177];[.N177]; [.V177];[.AD177]; [.AL177]));MEDIAN([.F177];[.N177]; [.V177];[.AD177]; [.AL177]);&quot;*&quot;)" table:style-name="ce1">
            <text:p>1907.2</text:p>
          </table:table-cell>
          <table:table-cell office:value-type="float" office:value="20.399999999999999" table:formula="of:=IF(ISNUMBER(MEDIAN([.G177];[.O177]; [.W177];[.AE177]; [.AM177]));MEDIAN([.G177];[.O177]; [.W177];[.AE177]; [.AM177]);&quot;*&quot;)" table:style-name="ce1">
            <text:p>20.4</text:p>
          </table:table-cell>
          <table:table-cell office:value-type="string" office:string-value="*" table:formula="of:=IF(ISNUMBER(MEDIAN([.H177];[.P177]; [.X177];[.AF177]; [.AN177]));MEDIAN([.H177];[.P177]; [.X177];[.AF177]; [.AN177]);&quot;*&quot;)" table:style-name="ce1">
            <text:p>*</text:p>
          </table:table-cell>
          <table:table-cell office:value-type="float" office:value="17.600000000000001" table:formula="of:=MIN([.V136:.AA136])" table:style-name="ce3">
            <text:p>17.6</text:p>
          </table:table-cell>
          <table:table-cell table:number-columns-repeated="16356" table:style-name="ce1"/>
        </table:table-row>
        <table:table-row table:style-name="ro2">
          <table:covered-table-cell/>
          <table:table-cell office:value-type="string" table:style-name="ce1">
            <text:p>Weighted-L2</text:p>
          </table:table-cell>
          <table:table-cell office:value-type="float" office:value="3746.7200000000003" table:formula="of:=IF(ISNUMBER(AVERAGE([.C178];[.K178]; [.S178];[.AA178]; [.AI178]));AVERAGE([.C178];[.K178]; [.S178];[.AA178]; [.AI178]);&quot;*&quot;)" table:style-name="ce1">
            <text:p>3746.72</text:p>
          </table:table-cell>
          <table:table-cell office:value-type="float" office:value="10100.393333333333" table:formula="of:=IF(ISNUMBER(AVERAGE([.D178];[.L178]; [.T178];[.AB178]; [.AJ178]));AVERAGE([.D178];[.L178]; [.T178];[.AB178]; [.AJ178]);&quot;*&quot;)" table:style-name="ce1">
            <text:p>10100.39333</text:p>
          </table:table-cell>
          <table:table-cell office:value-type="float" office:value="4090.96" table:formula="of:=IF(ISNUMBER(AVERAGE([.E178];[.M178]; [.U178];[.AC178]; [.AK178]));AVERAGE([.E178];[.M178]; [.U178];[.AC178]; [.AK178]);&quot;*&quot;)" table:style-name="ce1">
            <text:p>4090.96</text:p>
          </table:table-cell>
          <table:table-cell office:value-type="float" office:value="12183.279999999999" table:formula="of:=IF(ISNUMBER(AVERAGE([.F178];[.N178]; [.V178];[.AD178]; [.AL178]));AVERAGE([.F178];[.N178]; [.V178];[.AD178]; [.AL178]);&quot;*&quot;)" table:style-name="ce1">
            <text:p>12183.28</text:p>
          </table:table-cell>
          <table:table-cell office:value-type="float" office:value="4345.4400000000005" table:formula="of:=IF(ISNUMBER(AVERAGE([.G178];[.O178]; [.W178];[.AE178]; [.AM178]));AVERAGE([.G178];[.O178]; [.W178];[.AE178]; [.AM178]);&quot;*&quot;)" table:style-name="ce1">
            <text:p>4345.44</text:p>
          </table:table-cell>
          <table:table-cell office:value-type="string" office:string-value="*" table:formula="of:=IF(ISNUMBER(AVERAGE([.H178];[.P178]; [.X178];[.AF178]; [.AN178]));AVERAGE([.H178];[.P178]; [.X178];[.AF178]; [.AN178]);&quot;*&quot;)" table:style-name="ce1">
            <text:p>*</text:p>
          </table:table-cell>
          <table:table-cell office:value-type="float" office:value="3746.7200000000003" table:formula="of:=MIN([.C137:.H137])" table:style-name="ce3">
            <text:p>3746.72</text:p>
          </table:table-cell>
          <table:table-cell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8343.0478035307933" table:formula="of:=IF(ISNUMBER(STDEV([.C178];[.K178]; [.S178];[.AA178]; [.AI178]));STDEV([.C178];[.K178]; [.S178];[.AA178]; [.AI178]);&quot;*&quot;)" table:style-name="ce1">
            <text:p>8343.047804</text:p>
          </table:table-cell>
          <table:table-cell office:value-type="float" office:value="11776.176861085078" table:formula="of:=IF(ISNUMBER(STDEV([.D178];[.L178]; [.T178];[.AB178]; [.AJ178]));STDEV([.D178];[.L178]; [.T178];[.AB178]; [.AJ178]);&quot;*&quot;)" table:style-name="ce1">
            <text:p>11776.17686</text:p>
          </table:table-cell>
          <table:table-cell office:value-type="float" office:value="9116.9254328419283" table:formula="of:=IF(ISNUMBER(STDEV([.E178];[.M178]; [.U178];[.AC178]; [.AK178]));STDEV([.E178];[.M178]; [.U178];[.AC178]; [.AK178]);&quot;*&quot;)" table:style-name="ce1">
            <text:p>9116.925433</text:p>
          </table:table-cell>
          <table:table-cell office:value-type="float" office:value="16933.710142552933" table:formula="of:=IF(ISNUMBER(STDEV([.F178];[.N178]; [.V178];[.AD178]; [.AL178]));STDEV([.F178];[.N178]; [.V178];[.AD178]; [.AL178]);&quot;*&quot;)" table:style-name="ce1">
            <text:p>16933.71014</text:p>
          </table:table-cell>
          <table:table-cell office:value-type="float" office:value="9688.3065717389436" table:formula="of:=IF(ISNUMBER(STDEV([.G178];[.O178]; [.W178];[.AE178]; [.AM178]));STDEV([.G178];[.O178]; [.W178];[.AE178]; [.AM178]);&quot;*&quot;)" table:style-name="ce1">
            <text:p>9688.306572</text:p>
          </table:table-cell>
          <table:table-cell office:value-type="string" office:string-value="*" table:formula="of:=IF(ISNUMBER(STDEV([.H178];[.P178]; [.X178];[.AF178]; [.AN178]));STDEV([.H178];[.P178]; [.X178];[.AF178]; [.AN178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25" table:formula="of:=IF(ISNUMBER(MEDIAN([.C178];[.K178]; [.S178];[.AA178]; [.AI178]));MEDIAN([.C178];[.K178]; [.S178];[.AA178]; [.AI178]);&quot;*&quot;)" table:style-name="ce1">
            <text:p>25</text:p>
          </table:table-cell>
          <table:table-cell office:value-type="float" office:value="2570.6" table:formula="of:=IF(ISNUMBER(MEDIAN([.D178];[.L178]; [.T178];[.AB178]; [.AJ178]));MEDIAN([.D178];[.L178]; [.T178];[.AB178]; [.AJ178]);&quot;*&quot;)" table:style-name="ce1">
            <text:p>2570.6</text:p>
          </table:table-cell>
          <table:table-cell office:value-type="float" office:value="22.6" table:formula="of:=IF(ISNUMBER(MEDIAN([.E178];[.M178]; [.U178];[.AC178]; [.AK178]));MEDIAN([.E178];[.M178]; [.U178];[.AC178]; [.AK178]);&quot;*&quot;)" table:style-name="ce1">
            <text:p>22.6</text:p>
          </table:table-cell>
          <table:table-cell office:value-type="float" office:value="2546.6" table:formula="of:=IF(ISNUMBER(MEDIAN([.F178];[.N178]; [.V178];[.AD178]; [.AL178]));MEDIAN([.F178];[.N178]; [.V178];[.AD178]; [.AL178]);&quot;*&quot;)" table:style-name="ce1">
            <text:p>2546.6</text:p>
          </table:table-cell>
          <table:table-cell office:value-type="float" office:value="21.8" table:formula="of:=IF(ISNUMBER(MEDIAN([.G178];[.O178]; [.W178];[.AE178]; [.AM178]));MEDIAN([.G178];[.O178]; [.W178];[.AE178]; [.AM178]);&quot;*&quot;)" table:style-name="ce1">
            <text:p>21.8</text:p>
          </table:table-cell>
          <table:table-cell office:value-type="string" office:string-value="*" table:formula="of:=IF(ISNUMBER(MEDIAN([.H178];[.P178]; [.X178];[.AF178]; [.AN178]));MEDIAN([.H178];[.P178]; [.X178];[.AF178]; [.AN178]);&quot;*&quot;)" table:style-name="ce1">
            <text:p>*</text:p>
          </table:table-cell>
          <table:table-cell office:value-type="float" office:value="21.8" table:formula="of:=MIN([.V137:.AA137])" table:style-name="ce3">
            <text:p>21.8</text:p>
          </table:table-cell>
          <table:table-cell table:number-columns-repeated="16356" table:style-name="ce1"/>
        </table:table-row>
        <table:table-row table:style-name="ro2">
          <table:table-cell table:number-columns-repeated="2" table:style-name="ce1"/>
          <table:table-cell office:value-type="float" office:value="3558.28" table:formula="of:=MIN([.C133:.C137])" table:style-name="ce3">
            <text:p>3558.28</text:p>
          </table:table-cell>
          <table:table-cell office:value-type="float" office:value="6468.75" table:formula="of:=MIN([.D133:.D137])" table:style-name="ce3">
            <text:p>6468.75</text:p>
          </table:table-cell>
          <table:table-cell office:value-type="float" office:value="3618" table:formula="of:=MIN([.E133:.E137])" table:style-name="ce3">
            <text:p>3618</text:p>
          </table:table-cell>
          <table:table-cell office:value-type="float" office:value="5427.8" table:formula="of:=MIN([.F133:.F137])" table:style-name="ce3">
            <text:p>5427.8</text:p>
          </table:table-cell>
          <table:table-cell office:value-type="float" office:value="3666.5200000000004" table:formula="of:=MIN([.G133:.G137])" table:style-name="ce3">
            <text:p>3666.52</text:p>
          </table:table-cell>
          <table:table-cell office:value-type="float" office:value="0" table:formula="of:=MIN([.H133:.H137])" table:style-name="ce3">
            <text:p>0</text:p>
          </table:table-cell>
          <table:table-cell office:value-type="float" office:value="3558.28" table:formula="of:=MIN([.I133:.I137])" table:style-name="ce3">
            <text:p>3558.28</text:p>
          </table:table-cell>
          <table:table-cell table:number-columns-repeated="12" table:style-name="ce1"/>
          <table:table-cell office:value-type="float" office:value="4" table:formula="of:=MIN([.V133:.V137])" table:style-name="ce3">
            <text:p>4</text:p>
          </table:table-cell>
          <table:table-cell office:value-type="float" office:value="1917.8" table:formula="of:=MIN([.W133:.W137])" table:style-name="ce3">
            <text:p>1917.8</text:p>
          </table:table-cell>
          <table:table-cell office:value-type="float" office:value="9.6" table:formula="of:=MIN([.X133:.X137])" table:style-name="ce3">
            <text:p>9.6</text:p>
          </table:table-cell>
          <table:table-cell office:value-type="float" office:value="1907.2" table:formula="of:=MIN([.Y133:.Y137])" table:style-name="ce3">
            <text:p>1907.2</text:p>
          </table:table-cell>
          <table:table-cell office:value-type="float" office:value="13.4" table:formula="of:=MIN([.Z133:.Z137])" table:style-name="ce3">
            <text:p>13.4</text:p>
          </table:table-cell>
          <table:table-cell office:value-type="float" office:value="0" table:formula="of:=MIN([.AA133:.AA137])" table:style-name="ce3">
            <text:p>0</text:p>
          </table:table-cell>
          <table:table-cell office:value-type="float" office:value="4" table:formula="of:=MIN([.AB133:.AB137])" table:style-name="ce3">
            <text:p>4</text:p>
          </table:table-cell>
          <table:table-cell table:number-columns-repeated="16356" table:style-name="ce1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7" table:number-rows-spanned="1" table:style-name="ce5">
            <text:p>Migraine &amp; Magnesium Ranks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Somatomedin &amp; Arginine Ranks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Alzheimer's &amp; Estrogen Ranks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Alzheimer's &amp; Indomethicin Ranks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Schizophrenia &amp; Calcium Independent phospholipase A2 Ranks</text:p>
          </table:table-cell>
          <table:covered-table-cell table:number-columns-repeated="6"/>
          <table:table-cell table:number-columns-repeated="16344"/>
        </table:table-row>
        <table:table-row table:style-name="ro2"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number-columns-repeated="16344"/>
        </table:table-row>
        <table:table-row table:style-name="ro2"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number-columns-repeated="2"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number-columns-repeated="16344"/>
        </table:table-row>
        <table:table-row table:style-name="ro2"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number-columns-repeated="16344"/>
        </table:table-row>
        <table:table-row table:style-name="ro2">
          <table:table-cell table:style-name="ce1"/>
          <table:table-cell office:value-type="string" table:style-name="ce1">
            <text:p>Average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644" table:style-name="ce1">
            <text:p>5644</text:p>
          </table:table-cell>
          <table:table-cell office:value-type="float" office:value="25" table:style-name="ce1">
            <text:p>25</text:p>
          </table:table-cell>
          <table:table-cell table:style-name="ce1"/>
          <table:table-cell table:style-name="ce3"/>
          <table:table-cell office:value-type="string" table:style-name="ce1">
            <text:p>Average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8015" table:style-name="ce1">
            <text:p>801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office:value-type="float" office:value="2" table:style-name="ce1">
            <text:p>2</text:p>
          </table:table-cell>
          <table:table-cell office:value-type="float" office:value="2111" table:style-name="ce1">
            <text:p>2111</text:p>
          </table:table-cell>
          <table:table-cell office:value-type="float" office:value="1" table:style-name="ce1">
            <text:p>1</text:p>
          </table:table-cell>
          <table:table-cell office:value-type="float" office:value="5475" table:style-name="ce1">
            <text:p>5475</text:p>
          </table:table-cell>
          <table:table-cell office:value-type="float" office:value="1" table:style-name="ce1">
            <text:p>1</text:p>
          </table:table-cell>
          <table:table-cell office:value-type="float" office:value="14826" table:style-name="ce1">
            <text:p>1482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3" table:style-name="ce1">
            <text:p>3</text:p>
          </table:table-cell>
          <table:table-cell office:value-type="float" office:value="585" table:style-name="ce1">
            <text:p>585</text:p>
          </table:table-cell>
          <table:table-cell office:value-type="float" office:value="3" table:style-name="ce1">
            <text:p>3</text:p>
          </table:table-cell>
          <table:table-cell office:value-type="float" office:value="4831" table:style-name="ce1">
            <text:p>4831</text:p>
          </table:table-cell>
          <table:table-cell office:value-type="float" office:value="1" table:style-name="ce1">
            <text:p>1</text:p>
          </table:table-cell>
          <table:table-cell office:value-type="float" office:value="12822" table:style-name="ce1">
            <text:p>1282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0035" table:style-name="ce1">
            <text:p>20035</text:p>
          </table:table-cell>
          <table:table-cell office:value-type="float" office:value="29451" table:style-name="ce1">
            <text:p>29451</text:p>
          </table:table-cell>
          <table:table-cell office:value-type="float" office:value="19014" table:style-name="ce1">
            <text:p>19014</text:p>
          </table:table-cell>
          <table:table-cell office:value-type="float" office:value="17807" table:style-name="ce1">
            <text:p>17807</text:p>
          </table:table-cell>
          <table:table-cell office:value-type="float" office:value="18428" table:style-name="ce1">
            <text:p>18428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6673" table:style-name="ce1">
            <text:p>6673</text:p>
          </table:table-cell>
          <table:table-cell office:value-type="float" office:value="24" table:style-name="ce1">
            <text:p>24</text:p>
          </table:table-cell>
          <table:table-cell office:value-type="float" office:value="5380" table:style-name="ce1">
            <text:p>5380</text:p>
          </table:table-cell>
          <table:table-cell office:value-type="float" office:value="27" table:style-name="ce1">
            <text:p>27</text:p>
          </table:table-cell>
          <table:table-cell office:value-type="float" office:value="3896" table:style-name="ce1">
            <text:p>3896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1141" table:style-name="ce1">
            <text:p>1141</text:p>
          </table:table-cell>
          <table:table-cell office:value-type="float" office:value="15" table:style-name="ce1">
            <text:p>15</text:p>
          </table:table-cell>
          <table:table-cell office:value-type="float" office:value="1972" table:style-name="ce1">
            <text:p>1972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269" table:style-name="ce1">
            <text:p>1269</text:p>
          </table:table-cell>
          <table:table-cell office:value-type="float" office:value="1" table:style-name="ce1">
            <text:p>1</text:p>
          </table:table-cell>
          <table:table-cell office:value-type="float" office:value="3013" table:style-name="ce1">
            <text:p>3013</text:p>
          </table:table-cell>
          <table:table-cell office:value-type="float" office:value="2" table:style-name="ce1">
            <text:p>2</text:p>
          </table:table-cell>
          <table:table-cell office:value-type="float" office:value="8336" table:style-name="ce1">
            <text:p>8336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271" table:style-name="ce1">
            <text:p>1271</text:p>
          </table:table-cell>
          <table:table-cell office:value-type="float" office:value="3" table:style-name="ce1">
            <text:p>3</text:p>
          </table:table-cell>
          <table:table-cell office:value-type="float" office:value="8786" table:style-name="ce1">
            <text:p>8786</text:p>
          </table:table-cell>
          <table:table-cell table:number-columns-repeated="2" table:style-name="ce1"/>
          <table:table-cell office:value-type="float" office:value="18307" table:style-name="ce1">
            <text:p>18307</text:p>
          </table:table-cell>
          <table:table-cell office:value-type="float" office:value="20424" table:style-name="ce1">
            <text:p>20424</text:p>
          </table:table-cell>
          <table:table-cell office:value-type="float" office:value="18807" table:style-name="ce1">
            <text:p>18807</text:p>
          </table:table-cell>
          <table:table-cell office:value-type="float" office:value="28151" table:style-name="ce1">
            <text:p>28151</text:p>
          </table:table-cell>
          <table:table-cell office:value-type="float" office:value="19264" table:style-name="ce1">
            <text:p>19264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8808" table:style-name="ce1">
            <text:p>8808</text:p>
          </table:table-cell>
          <table:table-cell office:value-type="float" office:value="29" table:style-name="ce1">
            <text:p>29</text:p>
          </table:table-cell>
          <table:table-cell office:value-type="float" office:value="13487" table:style-name="ce1">
            <text:p>13487</text:p>
          </table:table-cell>
          <table:table-cell office:value-type="float" office:value="29" table:style-name="ce1">
            <text:p>29</text:p>
          </table:table-cell>
          <table:table-cell office:value-type="float" office:value="17706" table:style-name="ce1">
            <text:p>17706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8892" table:style-name="ce1">
            <text:p>8892</text:p>
          </table:table-cell>
          <table:table-cell office:value-type="float" office:value="13" table:style-name="ce1">
            <text:p>13</text:p>
          </table:table-cell>
          <table:table-cell office:value-type="float" office:value="7684" table:style-name="ce1">
            <text:p>7684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8526" table:style-name="ce1">
            <text:p>8526</text:p>
          </table:table-cell>
          <table:table-cell office:value-type="float" office:value="2" table:style-name="ce1">
            <text:p>2</text:p>
          </table:table-cell>
          <table:table-cell office:value-type="float" office:value="12479" table:style-name="ce1">
            <text:p>12479</text:p>
          </table:table-cell>
          <table:table-cell office:value-type="float" office:value="2" table:style-name="ce1">
            <text:p>2</text:p>
          </table:table-cell>
          <table:table-cell office:value-type="float" office:value="18603" table:style-name="ce1">
            <text:p>1860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716" table:style-name="ce1">
            <text:p>2716</text:p>
          </table:table-cell>
          <table:table-cell office:value-type="float" office:value="3" table:style-name="ce1">
            <text:p>3</text:p>
          </table:table-cell>
          <table:table-cell office:value-type="float" office:value="12592" table:style-name="ce1">
            <text:p>12592</text:p>
          </table:table-cell>
          <table:table-cell table:number-columns-repeated="2" table:style-name="ce1"/>
          <table:table-cell office:value-type="float" office:value="16310" table:style-name="ce1">
            <text:p>16310</text:p>
          </table:table-cell>
          <table:table-cell office:value-type="float" office:value="5377" table:style-name="ce1">
            <text:p>5377</text:p>
          </table:table-cell>
          <table:table-cell office:value-type="float" office:value="17579" table:style-name="ce1">
            <text:p>17579</text:p>
          </table:table-cell>
          <table:table-cell office:value-type="float" office:value="6857" table:style-name="ce1">
            <text:p>6857</text:p>
          </table:table-cell>
          <table:table-cell office:value-type="float" office:value="18525" table:style-name="ce1">
            <text:p>18525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7739" table:style-name="ce1">
            <text:p>7739</text:p>
          </table:table-cell>
          <table:table-cell office:value-type="float" office:value="20" table:style-name="ce1">
            <text:p>20</text:p>
          </table:table-cell>
          <table:table-cell office:value-type="float" office:value="7111" table:style-name="ce1">
            <text:p>7111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13473" table:style-name="ce1">
            <text:p>13473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656" table:style-name="ce1">
            <text:p>1656</text:p>
          </table:table-cell>
          <table:table-cell office:value-type="float" office:value="1" table:style-name="ce1">
            <text:p>1</text:p>
          </table:table-cell>
          <table:table-cell office:value-type="float" office:value="4397" table:style-name="ce1">
            <text:p>4397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077" table:style-name="ce1">
            <text:p>2077</text:p>
          </table:table-cell>
          <table:table-cell office:value-type="float" office:value="3" table:style-name="ce1">
            <text:p>3</text:p>
          </table:table-cell>
          <table:table-cell office:value-type="float" office:value="5901" table:style-name="ce1">
            <text:p>5901</text:p>
          </table:table-cell>
          <table:table-cell table:number-columns-repeated="2" table:style-name="ce1"/>
          <table:table-cell office:value-type="float" office:value="18649" table:style-name="ce1">
            <text:p>18649</text:p>
          </table:table-cell>
          <table:table-cell office:value-type="float" office:value="10112" table:style-name="ce1">
            <text:p>10112</text:p>
          </table:table-cell>
          <table:table-cell office:value-type="float" office:value="19142" table:style-name="ce1">
            <text:p>19142</text:p>
          </table:table-cell>
          <table:table-cell office:value-type="float" office:value="18416" table:style-name="ce1">
            <text:p>18416</text:p>
          </table:table-cell>
          <table:table-cell office:value-type="float" office:value="19588" table:style-name="ce1">
            <text:p>19588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2005" table:style-name="ce1">
            <text:p>2005</text:p>
          </table:table-cell>
          <table:table-cell office:value-type="float" office:value="22" table:style-name="ce1">
            <text:p>22</text:p>
          </table:table-cell>
          <table:table-cell office:value-type="float" office:value="2259" table:style-name="ce1">
            <text:p>2259</text:p>
          </table:table-cell>
          <table:table-cell office:value-type="float" office:value="23" table:style-name="ce1">
            <text:p>23</text:p>
          </table:table-cell>
          <table:table-cell office:value-type="float" office:value="2453" table:style-name="ce1">
            <text:p>2453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4524" table:style-name="ce1">
            <text:p>4524</text:p>
          </table:table-cell>
          <table:table-cell office:value-type="float" office:value="13" table:style-name="ce1">
            <text:p>13</text:p>
          </table:table-cell>
          <table:table-cell office:value-type="float" office:value="5465" table:style-name="ce1">
            <text:p>5465</text:p>
          </table:table-cell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565" table:style-name="ce1">
            <text:p>3565</text:p>
          </table:table-cell>
          <table:table-cell office:value-type="float" office:value="1" table:style-name="ce1">
            <text:p>1</text:p>
          </table:table-cell>
          <table:table-cell office:value-type="float" office:value="11653" table:style-name="ce1">
            <text:p>11653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166" table:style-name="ce1">
            <text:p>1166</text:p>
          </table:table-cell>
          <table:table-cell office:value-type="float" office:value="3" table:style-name="ce1">
            <text:p>3</text:p>
          </table:table-cell>
          <table:table-cell office:value-type="float" office:value="1421" table:style-name="ce1">
            <text:p>1421</text:p>
          </table:table-cell>
          <table:table-cell office:value-type="float" office:value="3" table:style-name="ce1">
            <text:p>3</text:p>
          </table:table-cell>
          <table:table-cell office:value-type="float" office:value="7557" table:style-name="ce1">
            <text:p>7557</text:p>
          </table:table-cell>
          <table:table-cell table:number-columns-repeated="2" table:style-name="ce1"/>
          <table:table-cell office:value-type="float" office:value="17540" table:style-name="ce1">
            <text:p>17540</text:p>
          </table:table-cell>
          <table:table-cell table:style-name="ce1"/>
          <table:table-cell office:value-type="float" office:value="18404" table:style-name="ce1">
            <text:p>18404</text:p>
          </table:table-cell>
          <table:table-cell office:value-type="float" office:value="4905" table:style-name="ce1">
            <text:p>4905</text:p>
          </table:table-cell>
          <table:table-cell office:value-type="float" office:value="19093" table:style-name="ce1">
            <text:p>19093</text:p>
          </table:table-cell>
          <table:table-cell table:number-columns-repeated="16345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1309" table:style-name="ce1">
            <text:p>1309</text:p>
          </table:table-cell>
          <table:table-cell office:value-type="float" office:value="15" table:style-name="ce1">
            <text:p>15</text:p>
          </table:table-cell>
          <table:table-cell office:value-type="float" office:value="1068" table:style-name="ce1">
            <text:p>106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5" table:style-name="ce1">
            <text:p>5</text:p>
          </table:table-cell>
          <table:table-cell office:value-type="float" office:value="895" table:style-name="ce1">
            <text:p>895</text:p>
          </table:table-cell>
          <table:table-cell office:value-type="float" office:value="11" table:style-name="ce1">
            <text:p>11</text:p>
          </table:table-cell>
          <table:table-cell office:value-type="float" office:value="1275" table:style-name="ce1">
            <text:p>1275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Concatenation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33" table:style-name="ce1">
            <text:p>833</text:p>
          </table:table-cell>
          <table:table-cell office:value-type="float" office:value="1" table:style-name="ce1">
            <text:p>1</text:p>
          </table:table-cell>
          <table:table-cell office:value-type="float" office:value="12426" table:style-name="ce1">
            <text:p>12426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0272" table:style-name="ce1">
            <text:p>3027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Concatenation</text:p>
          </table:table-cell>
          <table:table-cell office:value-type="float" office:value="18595" table:style-name="ce1">
            <text:p>18595</text:p>
          </table:table-cell>
          <table:table-cell table:style-name="ce1"/>
          <table:table-cell office:value-type="float" office:value="18660" table:style-name="ce1">
            <text:p>18660</text:p>
          </table:table-cell>
          <table:table-cell office:value-type="float" office:value="42391" table:style-name="ce1">
            <text:p>42391</text:p>
          </table:table-cell>
          <table:table-cell office:value-type="float" office:value="18715" table:style-name="ce1">
            <text:p>18715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19357" table:style-name="ce1">
            <text:p>19357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4930" table:style-name="ce1">
            <text:p>4930</text:p>
          </table:table-cell>
          <table:table-cell office:value-type="float" office:value="8" table:style-name="ce1">
            <text:p>8</text:p>
          </table:table-cell>
          <table:table-cell office:value-type="float" office:value="7219" table:style-name="ce1">
            <text:p>7219</text:p>
          </table:table-cell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383" table:style-name="ce1">
            <text:p>1383</text:p>
          </table:table-cell>
          <table:table-cell office:value-type="float" office:value="1" table:style-name="ce1">
            <text:p>1</text:p>
          </table:table-cell>
          <table:table-cell office:value-type="float" office:value="2705" table:style-name="ce1">
            <text:p>2705</text:p>
          </table:table-cell>
          <table:table-cell office:value-type="float" office:value="1" table:style-name="ce1">
            <text:p>1</text:p>
          </table:table-cell>
          <table:table-cell office:value-type="float" office:value="28548" table:style-name="ce1">
            <text:p>2854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4621" table:style-name="ce1">
            <text:p>14621</text:p>
          </table:table-cell>
          <table:table-cell office:value-type="float" office:value="3" table:style-name="ce1">
            <text:p>3</text:p>
          </table:table-cell>
          <table:table-cell office:value-type="float" office:value="19031" table:style-name="ce1">
            <text:p>19031</text:p>
          </table:table-cell>
          <table:table-cell office:value-type="float" office:value="3" table:style-name="ce1">
            <text:p>3</text:p>
          </table:table-cell>
          <table:table-cell office:value-type="float" office:value="4192" table:style-name="ce1">
            <text:p>4192</text:p>
          </table:table-cell>
          <table:table-cell table:number-columns-repeated="2" table:style-name="ce1"/>
          <table:table-cell office:value-type="float" office:value="18504" table:style-name="ce1">
            <text:p>18504</text:p>
          </table:table-cell>
          <table:table-cell office:value-type="float" office:value="41321" table:style-name="ce1">
            <text:p>41321</text:p>
          </table:table-cell>
          <table:table-cell office:value-type="float" office:value="18412" table:style-name="ce1">
            <text:p>18412</text:p>
          </table:table-cell>
          <table:table-cell office:value-type="float" office:value="46792" table:style-name="ce1">
            <text:p>46792</text:p>
          </table:table-cell>
          <table:table-cell office:value-type="float" office:value="18350" table:style-name="ce1">
            <text:p>18350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922" table:style-name="ce1">
            <text:p>1922</text:p>
          </table:table-cell>
          <table:table-cell office:value-type="float" office:value="23" table:style-name="ce1">
            <text:p>23</text:p>
          </table:table-cell>
          <table:table-cell office:value-type="float" office:value="11578" table:style-name="ce1">
            <text:p>11578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195" table:style-name="ce1">
            <text:p>195</text:p>
          </table:table-cell>
          <table:table-cell office:value-type="float" office:value="10" table:style-name="ce1">
            <text:p>10</text:p>
          </table:table-cell>
          <table:table-cell office:value-type="float" office:value="1324" table:style-name="ce1">
            <text:p>1324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797" table:style-name="ce1">
            <text:p>797</text:p>
          </table:table-cell>
          <table:table-cell office:value-type="float" office:value="2" table:style-name="ce1">
            <text:p>2</text:p>
          </table:table-cell>
          <table:table-cell office:value-type="float" office:value="1035" table:style-name="ce1">
            <text:p>103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9412" table:style-name="ce1">
            <text:p>29412</text:p>
          </table:table-cell>
          <table:table-cell office:value-type="float" office:value="1" table:style-name="ce1">
            <text:p>1</text:p>
          </table:table-cell>
          <table:table-cell office:value-type="float" office:value="32594" table:style-name="ce1">
            <text:p>32594</text:p>
          </table:table-cell>
          <table:table-cell table:number-columns-repeated="2" table:style-name="ce1"/>
          <table:table-cell office:value-type="float" office:value="18510" table:style-name="ce1">
            <text:p>18510</text:p>
          </table:table-cell>
          <table:table-cell table:style-name="ce1"/>
          <table:table-cell office:value-type="float" office:value="18381" table:style-name="ce1">
            <text:p>18381</text:p>
          </table:table-cell>
          <table:table-cell office:value-type="float" office:value="36411" table:style-name="ce1">
            <text:p>36411</text:p>
          </table:table-cell>
          <table:table-cell office:value-type="float" office:value="18300" table:style-name="ce1">
            <text:p>18300</text:p>
          </table:table-cell>
          <table:table-cell office:value-type="float" office:value="33453" table:style-name="ce1">
            <text:p>33453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068" table:style-name="ce1">
            <text:p>2068</text:p>
          </table:table-cell>
          <table:table-cell office:value-type="float" office:value="14" table:style-name="ce1">
            <text:p>14</text:p>
          </table:table-cell>
          <table:table-cell office:value-type="float" office:value="1781" table:style-name="ce1">
            <text:p>1781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470" table:style-name="ce1">
            <text:p>1470</text:p>
          </table:table-cell>
          <table:table-cell office:value-type="float" office:value="10" table:style-name="ce1">
            <text:p>10</text:p>
          </table:table-cell>
          <table:table-cell office:value-type="float" office:value="2807" table:style-name="ce1">
            <text:p>2807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419" table:style-name="ce1">
            <text:p>419</text:p>
          </table:table-cell>
          <table:table-cell office:value-type="float" office:value="1" table:style-name="ce1">
            <text:p>1</text:p>
          </table:table-cell>
          <table:table-cell office:value-type="float" office:value="15199" table:style-name="ce1">
            <text:p>15199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7669" table:style-name="ce1">
            <text:p>7669</text:p>
          </table:table-cell>
          <table:table-cell office:value-type="float" office:value="4" table:style-name="ce1">
            <text:p>4</text:p>
          </table:table-cell>
          <table:table-cell office:value-type="float" office:value="25380" table:style-name="ce1">
            <text:p>25380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8665" table:style-name="ce1">
            <text:p>18665</text:p>
          </table:table-cell>
          <table:table-cell table:style-name="ce1"/>
          <table:table-cell office:value-type="float" office:value="19397" table:style-name="ce1">
            <text:p>19397</text:p>
          </table:table-cell>
          <table:table-cell office:value-type="float" office:value="51107" table:style-name="ce1">
            <text:p>51107</text:p>
          </table:table-cell>
          <table:table-cell office:value-type="float" office:value="19961" table:style-name="ce1">
            <text:p>19961</text:p>
          </table:table-cell>
          <table:table-cell office:value-type="float" office:value="52022" table:style-name="ce1">
            <text:p>52022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53" table:style-name="ce1">
            <text:p>353</text:p>
          </table:table-cell>
          <table:table-cell office:value-type="float" office:value="18" table:style-name="ce1">
            <text:p>18</text:p>
          </table:table-cell>
          <table:table-cell office:value-type="float" office:value="825" table:style-name="ce1">
            <text:p>825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2099" table:style-name="ce1">
            <text:p>2099</text:p>
          </table:table-cell>
          <table:table-cell office:value-type="float" office:value="9" table:style-name="ce1">
            <text:p>9</text:p>
          </table:table-cell>
          <table:table-cell office:value-type="float" office:value="1811" table:style-name="ce1">
            <text:p>1811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06" table:style-name="ce1">
            <text:p>206</text:p>
          </table:table-cell>
          <table:table-cell office:value-type="float" office:value="1" table:style-name="ce1">
            <text:p>1</text:p>
          </table:table-cell>
          <table:table-cell office:value-type="float" office:value="13358" table:style-name="ce1">
            <text:p>13358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7362" table:style-name="ce1">
            <text:p>17362</text:p>
          </table:table-cell>
          <table:table-cell office:value-type="float" office:value="3" table:style-name="ce1">
            <text:p>3</text:p>
          </table:table-cell>
          <table:table-cell office:value-type="float" office:value="14005" table:style-name="ce1">
            <text:p>14005</text:p>
          </table:table-cell>
          <table:table-cell table:number-columns-repeated="2" table:style-name="ce1"/>
          <table:table-cell office:value-type="float" office:value="18630" table:style-name="ce1">
            <text:p>18630</text:p>
          </table:table-cell>
          <table:table-cell table:style-name="ce1"/>
          <table:table-cell office:value-type="float" office:value="18923" table:style-name="ce1">
            <text:p>18923</text:p>
          </table:table-cell>
          <table:table-cell office:value-type="float" office:value="55690" table:style-name="ce1">
            <text:p>55690</text:p>
          </table:table-cell>
          <table:table-cell office:value-type="float" office:value="19195" table:style-name="ce1">
            <text:p>19195</text:p>
          </table:table-cell>
          <table:table-cell office:value-type="float" office:value="56967" table:style-name="ce1">
            <text:p>56967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22" table:style-name="ce1">
            <text:p>22</text:p>
          </table:table-cell>
          <table:table-cell office:value-type="float" office:value="3108" table:style-name="ce1">
            <text:p>3108</text:p>
          </table:table-cell>
          <table:table-cell office:value-type="float" office:value="15" table:style-name="ce1">
            <text:p>15</text:p>
          </table:table-cell>
          <table:table-cell office:value-type="float" office:value="6445" table:style-name="ce1">
            <text:p>6445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Hadamard</text:p>
          </table:table-cell>
          <table:table-cell office:value-type="float" office:value="16" table:style-name="ce1">
            <text:p>16</text:p>
          </table:table-cell>
          <table:table-cell office:value-type="float" office:value="1356" table:style-name="ce1">
            <text:p>1356</text:p>
          </table:table-cell>
          <table:table-cell office:value-type="float" office:value="20" table:style-name="ce1">
            <text:p>20</text:p>
          </table:table-cell>
          <table:table-cell office:value-type="float" office:value="8497" table:style-name="ce1">
            <text:p>8497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Hadamard</text:p>
          </table:table-cell>
          <table:table-cell office:value-type="float" office:value="1" table:style-name="ce1">
            <text:p>1</text:p>
          </table:table-cell>
          <table:table-cell office:value-type="float" office:value="387" table:style-name="ce1">
            <text:p>387</text:p>
          </table:table-cell>
          <table:table-cell office:value-type="float" office:value="1" table:style-name="ce1">
            <text:p>1</text:p>
          </table:table-cell>
          <table:table-cell office:value-type="float" office:value="1042" table:style-name="ce1">
            <text:p>104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Hadamard</text:p>
          </table:table-cell>
          <table:table-cell office:value-type="float" office:value="3" table:style-name="ce1">
            <text:p>3</text:p>
          </table:table-cell>
          <table:table-cell office:value-type="float" office:value="5027" table:style-name="ce1">
            <text:p>5027</text:p>
          </table:table-cell>
          <table:table-cell office:value-type="float" office:value="3" table:style-name="ce1">
            <text:p>3</text:p>
          </table:table-cell>
          <table:table-cell office:value-type="float" office:value="8157" table:style-name="ce1">
            <text:p>815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Hadamard</text:p>
          </table:table-cell>
          <table:table-cell office:value-type="float" office:value="17776" table:style-name="ce1">
            <text:p>17776</text:p>
          </table:table-cell>
          <table:table-cell table:style-name="ce1"/>
          <table:table-cell office:value-type="float" office:value="18161" table:style-name="ce1">
            <text:p>18161</text:p>
          </table:table-cell>
          <table:table-cell office:value-type="float" office:value="839" table:style-name="ce1">
            <text:p>839</text:p>
          </table:table-cell>
          <table:table-cell office:value-type="float" office:value="18470" table:style-name="ce1">
            <text:p>18470</text:p>
          </table:table-cell>
          <table:table-cell office:value-type="float" office:value="6320" table:style-name="ce1">
            <text:p>6320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5206" table:style-name="ce1">
            <text:p>5206</text:p>
          </table:table-cell>
          <table:table-cell office:value-type="float" office:value="13" table:style-name="ce1">
            <text:p>13</text:p>
          </table:table-cell>
          <table:table-cell office:value-type="float" office:value="8781" table:style-name="ce1">
            <text:p>8781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9019" table:style-name="ce1">
            <text:p>9019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361" table:style-name="ce1">
            <text:p>36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934" table:style-name="ce1">
            <text:p>934</text:p>
          </table:table-cell>
          <table:table-cell office:value-type="float" office:value="3" table:style-name="ce1">
            <text:p>3</text:p>
          </table:table-cell>
          <table:table-cell office:value-type="float" office:value="4384" table:style-name="ce1">
            <text:p>4384</text:p>
          </table:table-cell>
          <table:table-cell office:value-type="float" office:value="3" table:style-name="ce1">
            <text:p>3</text:p>
          </table:table-cell>
          <table:table-cell office:value-type="float" office:value="2315" table:style-name="ce1">
            <text:p>2315</text:p>
          </table:table-cell>
          <table:table-cell table:number-columns-repeated="2" table:style-name="ce1"/>
          <table:table-cell office:value-type="float" office:value="17686" table:style-name="ce1">
            <text:p>17686</text:p>
          </table:table-cell>
          <table:table-cell table:style-name="ce1"/>
          <table:table-cell office:value-type="float" office:value="18021" table:style-name="ce1">
            <text:p>18021</text:p>
          </table:table-cell>
          <table:table-cell office:value-type="float" office:value="2004" table:style-name="ce1">
            <text:p>2004</text:p>
          </table:table-cell>
          <table:table-cell office:value-type="float" office:value="18290" table:style-name="ce1">
            <text:p>18290</text:p>
          </table:table-cell>
          <table:table-cell office:value-type="float" office:value="9715" table:style-name="ce1">
            <text:p>9715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312" table:style-name="ce1">
            <text:p>2312</text:p>
          </table:table-cell>
          <table:table-cell office:value-type="float" office:value="13" table:style-name="ce1">
            <text:p>13</text:p>
          </table:table-cell>
          <table:table-cell office:value-type="float" office:value="2185" table:style-name="ce1">
            <text:p>2185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14358" table:style-name="ce1">
            <text:p>14358</text:p>
          </table:table-cell>
          <table:table-cell office:value-type="float" office:value="25" table:style-name="ce1">
            <text:p>25</text:p>
          </table:table-cell>
          <table:table-cell office:value-type="float" office:value="21746" table:style-name="ce1">
            <text:p>21746</text:p>
          </table:table-cell>
          <table:table-cell office:value-type="float" office:value="28" table:style-name="ce1">
            <text:p>2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294" table:style-name="ce1">
            <text:p>294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3370" table:style-name="ce1">
            <text:p>3370</text:p>
          </table:table-cell>
          <table:table-cell office:value-type="float" office:value="3" table:style-name="ce1">
            <text:p>3</text:p>
          </table:table-cell>
          <table:table-cell office:value-type="float" office:value="8659" table:style-name="ce1">
            <text:p>865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7608" table:style-name="ce1">
            <text:p>17608</text:p>
          </table:table-cell>
          <table:table-cell table:style-name="ce1"/>
          <table:table-cell office:value-type="float" office:value="17793" table:style-name="ce1">
            <text:p>17793</text:p>
          </table:table-cell>
          <table:table-cell office:value-type="float" office:value="951" table:style-name="ce1">
            <text:p>951</text:p>
          </table:table-cell>
          <table:table-cell office:value-type="float" office:value="17918" table:style-name="ce1">
            <text:p>17918</text:p>
          </table:table-cell>
          <table:table-cell office:value-type="float" office:value="4823" table:style-name="ce1">
            <text:p>4823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9534" table:style-name="ce1">
            <text:p>9534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float" office:value="723" table:style-name="ce1">
            <text:p>723</text:p>
          </table:table-cell>
          <table:table-cell office:value-type="float" office:value="22" table:style-name="ce1">
            <text:p>22</text:p>
          </table:table-cell>
          <table:table-cell office:value-type="float" office:value="4455" table:style-name="ce1">
            <text:p>4455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513" table:style-name="ce1">
            <text:p>513</text:p>
          </table:table-cell>
          <table:table-cell office:value-type="float" office:value="1" table:style-name="ce1">
            <text:p>1</text:p>
          </table:table-cell>
          <table:table-cell office:value-type="float" office:value="478" table:style-name="ce1">
            <text:p>478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4071" table:style-name="ce1">
            <text:p>4071</text:p>
          </table:table-cell>
          <table:table-cell office:value-type="float" office:value="3" table:style-name="ce1">
            <text:p>3</text:p>
          </table:table-cell>
          <table:table-cell office:value-type="float" office:value="6611" table:style-name="ce1">
            <text:p>6611</text:p>
          </table:table-cell>
          <table:table-cell office:value-type="float" office:value="3" table:style-name="ce1">
            <text:p>3</text:p>
          </table:table-cell>
          <table:table-cell office:value-type="float" office:value="5057" table:style-name="ce1">
            <text:p>5057</text:p>
          </table:table-cell>
          <table:table-cell table:number-columns-repeated="2" table:style-name="ce1"/>
          <table:table-cell office:value-type="float" office:value="18021" table:style-name="ce1">
            <text:p>18021</text:p>
          </table:table-cell>
          <table:table-cell table:style-name="ce1"/>
          <table:table-cell office:value-type="float" office:value="18285" table:style-name="ce1">
            <text:p>18285</text:p>
          </table:table-cell>
          <table:table-cell office:value-type="float" office:value="5543" table:style-name="ce1">
            <text:p>5543</text:p>
          </table:table-cell>
          <table:table-cell office:value-type="float" office:value="18549" table:style-name="ce1">
            <text:p>18549</text:p>
          </table:table-cell>
          <table:table-cell office:value-type="float" office:value="17830" table:style-name="ce1">
            <text:p>17830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1205" table:style-name="ce1">
            <text:p>11205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float" office:value="2606" table:style-name="ce1">
            <text:p>2606</text:p>
          </table:table-cell>
          <table:table-cell office:value-type="float" office:value="25" table:style-name="ce1">
            <text:p>25</text:p>
          </table:table-cell>
          <table:table-cell office:value-type="float" office:value="8856" table:style-name="ce1">
            <text:p>8856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525" table:style-name="ce1">
            <text:p>525</text:p>
          </table:table-cell>
          <table:table-cell office:value-type="float" office:value="1" table:style-name="ce1">
            <text:p>1</text:p>
          </table:table-cell>
          <table:table-cell office:value-type="float" office:value="331" table:style-name="ce1">
            <text:p>331</text:p>
          </table:table-cell>
          <table:table-cell office:value-type="float" office:value="1" table:style-name="ce1">
            <text:p>1</text:p>
          </table:table-cell>
          <table:table-cell office:value-type="float" office:value="1325" table:style-name="ce1">
            <text:p>1325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055" table:style-name="ce1">
            <text:p>3055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17635" table:style-name="ce1">
            <text:p>17635</text:p>
          </table:table-cell>
          <table:table-cell table:style-name="ce1"/>
          <table:table-cell office:value-type="float" office:value="17982" table:style-name="ce1">
            <text:p>17982</text:p>
          </table:table-cell>
          <table:table-cell office:value-type="float" office:value="2263" table:style-name="ce1">
            <text:p>2263</text:p>
          </table:table-cell>
          <table:table-cell office:value-type="float" office:value="18229" table:style-name="ce1">
            <text:p>18229</text:p>
          </table:table-cell>
          <table:table-cell office:value-type="float" office:value="13703" table:style-name="ce1">
            <text:p>13703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869" table:style-name="ce1">
            <text:p>869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Weighted-L1</text:p>
          </table:table-cell>
          <table:table-cell office:value-type="float" office:value="17" table:style-name="ce1">
            <text:p>17</text:p>
          </table:table-cell>
          <table:table-cell office:value-type="float" office:value="18694" table:style-name="ce1">
            <text:p>18694</text:p>
          </table:table-cell>
          <table:table-cell office:value-type="float" office:value="22" table:style-name="ce1">
            <text:p>22</text:p>
          </table:table-cell>
          <table:table-cell office:value-type="float" office:value="21496" table:style-name="ce1">
            <text:p>21496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Weighted-L1</text:p>
          </table:table-cell>
          <table:table-cell office:value-type="float" office:value="2" table:style-name="ce1">
            <text:p>2</text:p>
          </table:table-cell>
          <table:table-cell office:value-type="float" office:value="1251" table:style-name="ce1">
            <text:p>1251</text:p>
          </table:table-cell>
          <table:table-cell office:value-type="float" office:value="2" table:style-name="ce1">
            <text:p>2</text:p>
          </table:table-cell>
          <table:table-cell office:value-type="float" office:value="1799" table:style-name="ce1">
            <text:p>179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eighted-L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742" table:style-name="ce1">
            <text:p>1742</text:p>
          </table:table-cell>
          <table:table-cell office:value-type="float" office:value="3" table:style-name="ce1">
            <text:p>3</text:p>
          </table:table-cell>
          <table:table-cell office:value-type="float" office:value="21403" table:style-name="ce1">
            <text:p>21403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8358" table:style-name="ce1">
            <text:p>18358</text:p>
          </table:table-cell>
          <table:table-cell office:value-type="float" office:value="18820" table:style-name="ce1">
            <text:p>18820</text:p>
          </table:table-cell>
          <table:table-cell office:value-type="float" office:value="19110" table:style-name="ce1">
            <text:p>19110</text:p>
          </table:table-cell>
          <table:table-cell office:value-type="float" office:value="40280" table:style-name="ce1">
            <text:p>40280</text:p>
          </table:table-cell>
          <table:table-cell office:value-type="float" office:value="19699" table:style-name="ce1">
            <text:p>19699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4691" table:style-name="ce1">
            <text:p>4691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18362" table:style-name="ce1">
            <text:p>18362</text:p>
          </table:table-cell>
          <table:table-cell office:value-type="float" office:value="20" table:style-name="ce1">
            <text:p>20</text:p>
          </table:table-cell>
          <table:table-cell office:value-type="float" office:value="17061" table:style-name="ce1">
            <text:p>17061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668" table:style-name="ce1">
            <text:p>668</text:p>
          </table:table-cell>
          <table:table-cell office:value-type="float" office:value="2" table:style-name="ce1">
            <text:p>2</text:p>
          </table:table-cell>
          <table:table-cell office:value-type="float" office:value="1406" table:style-name="ce1">
            <text:p>140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328" table:style-name="ce1">
            <text:p>328</text:p>
          </table:table-cell>
          <table:table-cell office:value-type="float" office:value="2" table:style-name="ce1">
            <text:p>2</text:p>
          </table:table-cell>
          <table:table-cell office:value-type="float" office:value="943" table:style-name="ce1">
            <text:p>943</text:p>
          </table:table-cell>
          <table:table-cell office:value-type="float" office:value="2" table:style-name="ce1">
            <text:p>2</text:p>
          </table:table-cell>
          <table:table-cell office:value-type="float" office:value="1235" table:style-name="ce1">
            <text:p>1235</text:p>
          </table:table-cell>
          <table:table-cell table:number-columns-repeated="2" table:style-name="ce1"/>
          <table:table-cell office:value-type="float" office:value="18536" table:style-name="ce1">
            <text:p>18536</text:p>
          </table:table-cell>
          <table:table-cell office:value-type="float" office:value="24379" table:style-name="ce1">
            <text:p>24379</text:p>
          </table:table-cell>
          <table:table-cell office:value-type="float" office:value="19203" table:style-name="ce1">
            <text:p>19203</text:p>
          </table:table-cell>
          <table:table-cell office:value-type="float" office:value="43687" table:style-name="ce1">
            <text:p>43687</text:p>
          </table:table-cell>
          <table:table-cell office:value-type="float" office:value="19726" table:style-name="ce1">
            <text:p>19726</text:p>
          </table:table-cell>
          <table:table-cell office:value-type="float" office:value="51926" table:style-name="ce1">
            <text:p>51926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89" table:style-name="ce1">
            <text:p>389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22874" table:style-name="ce1">
            <text:p>22874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3240" table:style-name="ce1">
            <text:p>3240</text:p>
          </table:table-cell>
          <table:table-cell office:value-type="float" office:value="2" table:style-name="ce1">
            <text:p>2</text:p>
          </table:table-cell>
          <table:table-cell office:value-type="float" office:value="3326" table:style-name="ce1">
            <text:p>3326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964" table:style-name="ce1">
            <text:p>964</text:p>
          </table:table-cell>
          <table:table-cell office:value-type="float" office:value="2" table:style-name="ce1">
            <text:p>2</text:p>
          </table:table-cell>
          <table:table-cell office:value-type="float" office:value="3857" table:style-name="ce1">
            <text:p>3857</text:p>
          </table:table-cell>
          <table:table-cell table:number-columns-repeated="2" table:style-name="ce1"/>
          <table:table-cell office:value-type="float" office:value="19192" table:style-name="ce1">
            <text:p>19192</text:p>
          </table:table-cell>
          <table:table-cell office:value-type="float" office:value="15366" table:style-name="ce1">
            <text:p>15366</text:p>
          </table:table-cell>
          <table:table-cell office:value-type="float" office:value="20107" table:style-name="ce1">
            <text:p>20107</text:p>
          </table:table-cell>
          <table:table-cell office:value-type="float" office:value="38627" table:style-name="ce1">
            <text:p>38627</text:p>
          </table:table-cell>
          <table:table-cell office:value-type="float" office:value="20707" table:style-name="ce1">
            <text:p>20707</text:p>
          </table:table-cell>
          <table:table-cell office:value-type="float" office:value="41935" table:style-name="ce1">
            <text:p>41935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1539" table:style-name="ce1">
            <text:p>1539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float" office:value="18454" table:style-name="ce1">
            <text:p>18454</text:p>
          </table:table-cell>
          <table:table-cell office:value-type="float" office:value="20" table:style-name="ce1">
            <text:p>20</text:p>
          </table:table-cell>
          <table:table-cell office:value-type="float" office:value="18034" table:style-name="ce1">
            <text:p>18034</text:p>
          </table:table-cell>
          <table:table-cell office:value-type="float" office:value="22" table:style-name="ce1">
            <text:p>22</text:p>
          </table:table-cell>
          <table:table-cell office:value-type="float" office:value="17664" table:style-name="ce1">
            <text:p>17664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207" table:style-name="ce1">
            <text:p>1207</text:p>
          </table:table-cell>
          <table:table-cell office:value-type="float" office:value="2" table:style-name="ce1">
            <text:p>2</text:p>
          </table:table-cell>
          <table:table-cell office:value-type="float" office:value="563" table:style-name="ce1">
            <text:p>56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944" table:style-name="ce1">
            <text:p>944</text:p>
          </table:table-cell>
          <table:table-cell office:value-type="float" office:value="3" table:style-name="ce1">
            <text:p>3</text:p>
          </table:table-cell>
          <table:table-cell office:value-type="float" office:value="2061" table:style-name="ce1">
            <text:p>2061</text:p>
          </table:table-cell>
          <table:table-cell office:value-type="float" office:value="2" table:style-name="ce1">
            <text:p>2</text:p>
          </table:table-cell>
          <table:table-cell office:value-type="float" office:value="23122" table:style-name="ce1">
            <text:p>23122</text:p>
          </table:table-cell>
          <table:table-cell table:number-columns-repeated="2" table:style-name="ce1"/>
          <table:table-cell office:value-type="float" office:value="18348" table:style-name="ce1">
            <text:p>18348</text:p>
          </table:table-cell>
          <table:table-cell office:value-type="float" office:value="36004" table:style-name="ce1">
            <text:p>36004</text:p>
          </table:table-cell>
          <table:table-cell office:value-type="float" office:value="19050" table:style-name="ce1">
            <text:p>19050</text:p>
          </table:table-cell>
          <table:table-cell office:value-type="float" office:value="42148" table:style-name="ce1">
            <text:p>42148</text:p>
          </table:table-cell>
          <table:table-cell office:value-type="float" office:value="19629" table:style-name="ce1">
            <text:p>19629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769" table:style-name="ce1">
            <text:p>769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3079" table:style-name="ce1">
            <text:p>13079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442" table:style-name="ce1">
            <text:p>244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700" table:style-name="ce1">
            <text:p>700</text:p>
          </table:table-cell>
          <table:table-cell office:value-type="float" office:value="2" table:style-name="ce1">
            <text:p>2</text:p>
          </table:table-cell>
          <table:table-cell office:value-type="float" office:value="1124" table:style-name="ce1">
            <text:p>1124</text:p>
          </table:table-cell>
          <table:table-cell table:number-columns-repeated="2" table:style-name="ce1"/>
          <table:table-cell office:value-type="float" office:value="19155" table:style-name="ce1">
            <text:p>19155</text:p>
          </table:table-cell>
          <table:table-cell office:value-type="float" office:value="13615" table:style-name="ce1">
            <text:p>13615</text:p>
          </table:table-cell>
          <table:table-cell office:value-type="float" office:value="20519" table:style-name="ce1">
            <text:p>20519</text:p>
          </table:table-cell>
          <table:table-cell office:value-type="float" office:value="37564" table:style-name="ce1">
            <text:p>37564</text:p>
          </table:table-cell>
          <table:table-cell office:value-type="float" office:value="21459" table:style-name="ce1">
            <text:p>21459</text:p>
          </table:table-cell>
          <table:table-cell office:value-type="float" office:value="45300" table:style-name="ce1">
            <text:p>45300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21" table:style-name="ce1">
            <text:p>21</text:p>
          </table:table-cell>
          <table:table-cell office:value-type="float" office:value="360" table:style-name="ce1">
            <text:p>360</text:p>
          </table:table-cell>
          <table:table-cell office:value-type="float" office:value="19" table:style-name="ce1">
            <text:p>19</text:p>
          </table:table-cell>
          <table:table-cell office:value-type="float" office:value="863" table:style-name="ce1">
            <text:p>86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Weighted-L2</text:p>
          </table:table-cell>
          <table:table-cell office:value-type="float" office:value="35" table:style-name="ce1">
            <text:p>35</text:p>
          </table:table-cell>
          <table:table-cell office:value-type="float" office:value="28918" table:style-name="ce1">
            <text:p>28918</text:p>
          </table:table-cell>
          <table:table-cell office:value-type="float" office:value="26" table:style-name="ce1">
            <text:p>26</text:p>
          </table:table-cell>
          <table:table-cell office:value-type="float" office:value="22887" table:style-name="ce1">
            <text:p>22887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Weighted-L2</text:p>
          </table:table-cell>
          <table:table-cell office:value-type="float" office:value="2" table:style-name="ce1">
            <text:p>2</text:p>
          </table:table-cell>
          <table:table-cell office:value-type="float" office:value="1358" table:style-name="ce1">
            <text:p>1358</text:p>
          </table:table-cell>
          <table:table-cell office:value-type="float" office:value="2" table:style-name="ce1">
            <text:p>2</text:p>
          </table:table-cell>
          <table:table-cell office:value-type="float" office:value="949" table:style-name="ce1">
            <text:p>94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Weighted-L2</text:p>
          </table:table-cell>
          <table:table-cell office:value-type="float" office:value="4" table:style-name="ce1">
            <text:p>4</text:p>
          </table:table-cell>
          <table:table-cell office:value-type="float" office:value="878" table:style-name="ce1">
            <text:p>878</text:p>
          </table:table-cell>
          <table:table-cell office:value-type="float" office:value="3" table:style-name="ce1">
            <text:p>3</text:p>
          </table:table-cell>
          <table:table-cell office:value-type="float" office:value="1202" table:style-name="ce1">
            <text:p>1202</text:p>
          </table:table-cell>
          <table:table-cell office:value-type="float" office:value="2" table:style-name="ce1">
            <text:p>2</text:p>
          </table:table-cell>
          <table:table-cell office:value-type="float" office:value="9435" table:style-name="ce1">
            <text:p>9435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8944" table:style-name="ce1">
            <text:p>18944</text:p>
          </table:table-cell>
          <table:table-cell office:value-type="float" office:value="23024" table:style-name="ce1">
            <text:p>23024</text:p>
          </table:table-cell>
          <table:table-cell office:value-type="float" office:value="20707" table:style-name="ce1">
            <text:p>20707</text:p>
          </table:table-cell>
          <table:table-cell office:value-type="float" office:value="41809" table:style-name="ce1">
            <text:p>41809</text:p>
          </table:table-cell>
          <table:table-cell office:value-type="float" office:value="22062" table:style-name="ce1">
            <text:p>22062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421" table:style-name="ce1">
            <text:p>421</text:p>
          </table:table-cell>
          <table:table-cell office:value-type="float" office:value="31" table:style-name="ce1">
            <text:p>31</text:p>
          </table:table-cell>
          <table:table-cell office:value-type="float" office:value="267" table:style-name="ce1">
            <text:p>267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float" office:value="19496" table:style-name="ce1">
            <text:p>19496</text:p>
          </table:table-cell>
          <table:table-cell office:value-type="float" office:value="24" table:style-name="ce1">
            <text:p>24</text:p>
          </table:table-cell>
          <table:table-cell office:value-type="float" office:value="12346" table:style-name="ce1">
            <text:p>12346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2315" table:style-name="ce1">
            <text:p>2315</text:p>
          </table:table-cell>
          <table:table-cell office:value-type="float" office:value="2" table:style-name="ce1">
            <text:p>2</text:p>
          </table:table-cell>
          <table:table-cell office:value-type="float" office:value="1039" table:style-name="ce1">
            <text:p>1039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office:value-type="float" office:value="9271" table:style-name="ce1">
            <text:p>9271</text:p>
          </table:table-cell>
          <table:table-cell table:number-columns-repeated="2" table:style-name="ce1"/>
          <table:table-cell office:value-type="float" office:value="18807" table:style-name="ce1">
            <text:p>18807</text:p>
          </table:table-cell>
          <table:table-cell office:value-type="float" office:value="13341" table:style-name="ce1">
            <text:p>13341</text:p>
          </table:table-cell>
          <table:table-cell office:value-type="float" office:value="20018" table:style-name="ce1">
            <text:p>20018</text:p>
          </table:table-cell>
          <table:table-cell office:value-type="float" office:value="38314" table:style-name="ce1">
            <text:p>38314</text:p>
          </table:table-cell>
          <table:table-cell office:value-type="float" office:value="20929" table:style-name="ce1">
            <text:p>20929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52" table:style-name="ce1">
            <text:p>152</text:p>
          </table:table-cell>
          <table:table-cell office:value-type="float" office:value="26" table:style-name="ce1">
            <text:p>26</text:p>
          </table:table-cell>
          <table:table-cell office:value-type="float" office:value="963" table:style-name="ce1">
            <text:p>963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1345" table:style-name="ce1">
            <text:p>11345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745" table:style-name="ce1">
            <text:p>1745</text:p>
          </table:table-cell>
          <table:table-cell office:value-type="float" office:value="2" table:style-name="ce1">
            <text:p>2</text:p>
          </table:table-cell>
          <table:table-cell office:value-type="float" office:value="1899" table:style-name="ce1">
            <text:p>1899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82" table:style-name="ce1">
            <text:p>582</text:p>
          </table:table-cell>
          <table:table-cell office:value-type="float" office:value="3" table:style-name="ce1">
            <text:p>3</text:p>
          </table:table-cell>
          <table:table-cell office:value-type="float" office:value="12290" table:style-name="ce1">
            <text:p>12290</text:p>
          </table:table-cell>
          <table:table-cell table:number-columns-repeated="2" table:style-name="ce1"/>
          <table:table-cell office:value-type="float" office:value="18618" table:style-name="ce1">
            <text:p>18618</text:p>
          </table:table-cell>
          <table:table-cell office:value-type="float" office:value="18073" table:style-name="ce1">
            <text:p>18073</text:p>
          </table:table-cell>
          <table:table-cell office:value-type="float" office:value="20456" table:style-name="ce1">
            <text:p>20456</text:p>
          </table:table-cell>
          <table:table-cell office:value-type="float" office:value="41141" table:style-name="ce1">
            <text:p>41141</text:p>
          </table:table-cell>
          <table:table-cell office:value-type="float" office:value="21777" table:style-name="ce1">
            <text:p>21777</text:p>
          </table:table-cell>
          <table:table-cell table:number-columns-repeated="16345" table:style-name="ce1"/>
        </table:table-row>
        <table:table-row table:style-name="ro3">
          <table:table-cell/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10344" table:style-name="ce1">
            <text:p>10344</text:p>
          </table:table-cell>
          <table:table-cell office:value-type="float" office:value="26" table:style-name="ce1">
            <text:p>26</text:p>
          </table:table-cell>
          <table:table-cell office:value-type="float" office:value="8583" table:style-name="ce1">
            <text:p>8583</text:p>
          </table:table-cell>
          <table:table-cell office:value-type="float" office:value="24" table:style-name="ce1">
            <text:p>24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float" office:value="22598" table:style-name="ce1">
            <text:p>22598</text:p>
          </table:table-cell>
          <table:table-cell office:value-type="float" office:value="22" table:style-name="ce1">
            <text:p>22</text:p>
          </table:table-cell>
          <table:table-cell office:value-type="float" office:value="16290" table:style-name="ce1">
            <text:p>16290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598" table:style-name="ce1">
            <text:p>598</text:p>
          </table:table-cell>
          <table:table-cell office:value-type="float" office:value="2" table:style-name="ce1">
            <text:p>2</text:p>
          </table:table-cell>
          <table:table-cell office:value-type="float" office:value="3025" table:style-name="ce1">
            <text:p>3025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372" table:style-name="ce1">
            <text:p>1372</text:p>
          </table:table-cell>
          <table:table-cell office:value-type="float" office:value="3" table:style-name="ce1">
            <text:p>3</text:p>
          </table:table-cell>
          <table:table-cell office:value-type="float" office:value="16281" table:style-name="ce1">
            <text:p>16281</text:p>
          </table:table-cell>
          <table:table-cell table:number-columns-repeated="2" table:style-name="ce1"/>
          <table:table-cell office:value-type="float" office:value="18340" table:style-name="ce1">
            <text:p>18340</text:p>
          </table:table-cell>
          <table:table-cell office:value-type="float" office:value="25229" table:style-name="ce1">
            <text:p>25229</text:p>
          </table:table-cell>
          <table:table-cell office:value-type="float" office:value="19887" table:style-name="ce1">
            <text:p>19887</text:p>
          </table:table-cell>
          <table:table-cell office:value-type="float" office:value="45332" table:style-name="ce1">
            <text:p>45332</text:p>
          </table:table-cell>
          <table:table-cell office:value-type="float" office:value="21014" table:style-name="ce1">
            <text:p>21014</text:p>
          </table:table-cell>
          <table:table-cell office:value-type="float" office:value="46062" table:style-name="ce1">
            <text:p>46062</text:p>
          </table:table-cell>
          <table:table-cell table:number-columns-repeated="16344"/>
        </table:table-row>
        <table:table-row table:style-name="ro3">
          <table:table-cell/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1576" table:style-name="ce1">
            <text:p>1576</text:p>
          </table:table-cell>
          <table:table-cell office:value-type="float" office:value="32" table:style-name="ce1">
            <text:p>32</text:p>
          </table:table-cell>
          <table:table-cell office:value-type="float" office:value="2057" table:style-name="ce1">
            <text:p>2057</text:p>
          </table:table-cell>
          <table:table-cell office:value-type="float" office:value="26" table:style-name="ce1">
            <text:p>26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14705" table:style-name="ce1">
            <text:p>14705</text:p>
          </table:table-cell>
          <table:table-cell office:value-type="float" office:value="22" table:style-name="ce1">
            <text:p>2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744" table:style-name="ce1">
            <text:p>744</text:p>
          </table:table-cell>
          <table:table-cell office:value-type="float" office:value="2" table:style-name="ce1">
            <text:p>2</text:p>
          </table:table-cell>
          <table:table-cell office:value-type="float" office:value="442" table:style-name="ce1">
            <text:p>44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413" table:style-name="ce1">
            <text:p>413</text:p>
          </table:table-cell>
          <table:table-cell office:value-type="float" office:value="3" table:style-name="ce1">
            <text:p>3</text:p>
          </table:table-cell>
          <table:table-cell office:value-type="float" office:value="1030" table:style-name="ce1">
            <text:p>1030</text:p>
          </table:table-cell>
          <table:table-cell office:value-type="float" office:value="3" table:style-name="ce1">
            <text:p>3</text:p>
          </table:table-cell>
          <table:table-cell office:value-type="float" office:value="8225" table:style-name="ce1">
            <text:p>8225</text:p>
          </table:table-cell>
          <table:table-cell table:number-columns-repeated="2" table:style-name="ce1"/>
          <table:table-cell office:value-type="float" office:value="18647" table:style-name="ce1">
            <text:p>18647</text:p>
          </table:table-cell>
          <table:table-cell office:value-type="float" office:value="31649" table:style-name="ce1">
            <text:p>31649</text:p>
          </table:table-cell>
          <table:table-cell office:value-type="float" office:value="20931" table:style-name="ce1">
            <text:p>20931</text:p>
          </table:table-cell>
          <table:table-cell office:value-type="float" office:value="35827" table:style-name="ce1">
            <text:p>35827</text:p>
          </table:table-cell>
          <table:table-cell office:value-type="float" office:value="22600" table:style-name="ce1">
            <text:p>22600</text:p>
          </table:table-cell>
          <table:table-cell table:number-columns-repeated="16345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1" table:style-name="ce5">
            <text:p>Migraine &amp; Magnesium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Somatomedin &amp; Arginine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Alzheimer's &amp; Estrogen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Alzheimer's &amp; Indomethicin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Schizophrenia &amp; Calcium Independent phospholipase A2 Mean</text:p>
          </table:table-cell>
          <table:covered-table-cell table:number-columns-repeated="6"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number-columns-repeated="16344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24.4" table:formula="of:=AVERAGE([.C144:.C148])" table:style-name="ce1">
            <text:p>24.4</text:p>
          </table:table-cell>
          <table:table-cell office:value-type="float" office:value="6306.25" table:formula="of:=AVERAGE([.D144:.D148])" table:style-name="ce1">
            <text:p>6306.25</text:p>
          </table:table-cell>
          <table:table-cell office:value-type="float" office:value="24" table:formula="of:=AVERAGE([.E144:.E148])" table:style-name="ce1">
            <text:p>24</text:p>
          </table:table-cell>
          <table:table-cell office:value-type="float" office:value="6776.2" table:formula="of:=AVERAGE([.F144:.F148])" table:style-name="ce1">
            <text:p>6776.2</text:p>
          </table:table-cell>
          <table:table-cell office:value-type="float" office:value="24.4" table:formula="of:=AVERAGE([.G144:.G148])" table:style-name="ce1">
            <text:p>24.4</text:p>
          </table:table-cell>
          <table:table-cell office:value-type="float" office:value="8018.333333333333" table:formula="of:=AVERAGE([.H144:.H148])" table:style-name="ce1">
            <text:p>8018.333333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8.399999999999999" table:formula="of:=AVERAGE([.K144:.K148])" table:style-name="ce1">
            <text:p>18.4</text:p>
          </table:table-cell>
          <table:table-cell office:value-type="float" office:value="4852.333333333333" table:formula="of:=AVERAGE([.L144:.L148])" table:style-name="ce1">
            <text:p>4852.333333</text:p>
          </table:table-cell>
          <table:table-cell office:value-type="float" office:value="16.2" table:formula="of:=AVERAGE([.M144:.M148])" table:style-name="ce1">
            <text:p>16.2</text:p>
          </table:table-cell>
          <table:table-cell office:value-type="float" office:value="7321.8" table:formula="of:=AVERAGE([.N144:.N148])" table:style-name="ce1">
            <text:p>7321.8</text:p>
          </table:table-cell>
          <table:table-cell office:value-type="float" office:value="18.600000000000001" table:formula="of:=AVERAGE([.O144:.O148])" table:style-name="ce1">
            <text:p>18.6</text:p>
          </table:table-cell>
          <table:table-cell office:value-type="float" office:value="0" table:formula="of:=AVERAGE([.P144:.P148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.2" table:formula="of:=AVERAGE([.S144:.S148])" table:style-name="ce1">
            <text:p>1.2</text:p>
          </table:table-cell>
          <table:table-cell office:value-type="float" office:value="3968.6666666666665" table:formula="of:=AVERAGE([.T144:.T148])" table:style-name="ce1">
            <text:p>3968.666667</text:p>
          </table:table-cell>
          <table:table-cell office:value-type="float" office:value="1.2" table:formula="of:=AVERAGE([.U144:.U148])" table:style-name="ce1">
            <text:p>1.2</text:p>
          </table:table-cell>
          <table:table-cell office:value-type="float" office:value="5237.6000000000004" table:formula="of:=AVERAGE([.V144:.V148])" table:style-name="ce1">
            <text:p>5237.6</text:p>
          </table:table-cell>
          <table:table-cell office:value-type="float" office:value="1.4" table:formula="of:=AVERAGE([.W144:.W148])" table:style-name="ce1">
            <text:p>1.4</text:p>
          </table:table-cell>
          <table:table-cell office:value-type="float" office:value="11563" table:formula="of:=AVERAGE([.X144:.X148])" table:style-name="ce1">
            <text:p>11563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3" table:formula="of:=AVERAGE([.AA144:.AA148])" table:style-name="ce1">
            <text:p>3</text:p>
          </table:table-cell>
          <table:table-cell office:value-type="float" office:value="875.5" table:formula="of:=AVERAGE([.AB144:.AB148])" table:style-name="ce1">
            <text:p>875.5</text:p>
          </table:table-cell>
          <table:table-cell office:value-type="float" office:value="3" table:formula="of:=AVERAGE([.AC144:.AC148])" table:style-name="ce1">
            <text:p>3</text:p>
          </table:table-cell>
          <table:table-cell office:value-type="float" office:value="2463.1999999999998" table:formula="of:=AVERAGE([.AD144:.AD148])" table:style-name="ce1">
            <text:p>2463.2</text:p>
          </table:table-cell>
          <table:table-cell office:value-type="float" office:value="2.6" table:formula="of:=AVERAGE([.AE144:.AE148])" table:style-name="ce1">
            <text:p>2.6</text:p>
          </table:table-cell>
          <table:table-cell office:value-type="float" office:value="9531.6" table:formula="of:=AVERAGE([.AF144:.AF148])" table:style-name="ce1">
            <text:p>9531.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8168.2" table:formula="of:=AVERAGE([.AI144:.AI148])" table:style-name="ce1">
            <text:p>18168.2</text:p>
          </table:table-cell>
          <table:table-cell office:value-type="float" office:value="16341" table:formula="of:=AVERAGE([.AJ144:.AJ148])" table:style-name="ce1">
            <text:p>16341</text:p>
          </table:table-cell>
          <table:table-cell office:value-type="float" office:value="18589.2" table:formula="of:=AVERAGE([.AK144:.AK148])" table:style-name="ce1">
            <text:p>18589.2</text:p>
          </table:table-cell>
          <table:table-cell office:value-type="float" office:value="15227.2" table:formula="of:=AVERAGE([.AL144:.AL148])" table:style-name="ce1">
            <text:p>15227.2</text:p>
          </table:table-cell>
          <table:table-cell office:value-type="float" office:value="18979.599999999999" table:formula="of:=AVERAGE([.AM144:.AM148])" table:style-name="ce1">
            <text:p>18979.6</text:p>
          </table:table-cell>
          <table:table-cell office:value-type="float" office:value="0" table:formula="of:=AVERAGE([.AN144:.AN148])" table:style-name="ce1">
            <text:p>#DIV/0!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7.2" table:formula="of:=AVERAGE([.C149:.C153])" table:style-name="ce1">
            <text:p>17.2</text:p>
          </table:table-cell>
          <table:table-cell office:value-type="float" office:value="981" table:formula="of:=AVERAGE([.D149:.D153])" table:style-name="ce1">
            <text:p>981</text:p>
          </table:table-cell>
          <table:table-cell office:value-type="float" office:value="18.2" table:formula="of:=AVERAGE([.E149:.E153])" table:style-name="ce1">
            <text:p>18.2</text:p>
          </table:table-cell>
          <table:table-cell office:value-type="float" office:value="6933" table:formula="of:=AVERAGE([.F149:.F153])" table:style-name="ce1">
            <text:p>6933</text:p>
          </table:table-cell>
          <table:table-cell office:value-type="float" office:value="19" table:formula="of:=AVERAGE([.G149:.G153])" table:style-name="ce1">
            <text:p>19</text:p>
          </table:table-cell>
          <table:table-cell office:value-type="float" office:value="1224.6666666666667" table:formula="of:=AVERAGE([.H149:.H153])" table:style-name="ce1">
            <text:p>1224.666667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4" table:formula="of:=AVERAGE([.K149:.K153])" table:style-name="ce1">
            <text:p>4</text:p>
          </table:table-cell>
          <table:table-cell office:value-type="float" office:value="1917.8" table:formula="of:=AVERAGE([.L149:.L153])" table:style-name="ce1">
            <text:p>1917.8</text:p>
          </table:table-cell>
          <table:table-cell office:value-type="float" office:value="9.6" table:formula="of:=AVERAGE([.M149:.M153])" table:style-name="ce1">
            <text:p>9.6</text:p>
          </table:table-cell>
          <table:table-cell office:value-type="float" office:value="2887.2" table:formula="of:=AVERAGE([.N149:.N153])" table:style-name="ce1">
            <text:p>2887.2</text:p>
          </table:table-cell>
          <table:table-cell office:value-type="float" office:value="16.399999999999999" table:formula="of:=AVERAGE([.O149:.O153])" table:style-name="ce1">
            <text:p>16.4</text:p>
          </table:table-cell>
          <table:table-cell office:value-type="float" office:value="0" table:formula="of:=AVERAGE([.P149:.P153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.8" table:formula="of:=AVERAGE([.S149:.S153])" table:style-name="ce1">
            <text:p>1.8</text:p>
          </table:table-cell>
          <table:table-cell office:value-type="float" office:value="784.33333333333337" table:formula="of:=AVERAGE([.T149:.T153])" table:style-name="ce1">
            <text:p>784.3333333</text:p>
          </table:table-cell>
          <table:table-cell office:value-type="float" office:value="1.6" table:formula="of:=AVERAGE([.U149:.U153])" table:style-name="ce1">
            <text:p>1.6</text:p>
          </table:table-cell>
          <table:table-cell office:value-type="float" office:value="1039.5999999999999" table:formula="of:=AVERAGE([.V149:.V153])" table:style-name="ce1">
            <text:p>1039.6</text:p>
          </table:table-cell>
          <table:table-cell office:value-type="float" office:value="1" table:formula="of:=AVERAGE([.W149:.W153])" table:style-name="ce1">
            <text:p>1</text:p>
          </table:table-cell>
          <table:table-cell office:value-type="float" office:value="17382.75" table:formula="of:=AVERAGE([.X149:.X153])" table:style-name="ce1">
            <text:p>17382.75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.2" table:formula="of:=AVERAGE([.AA149:.AA153])" table:style-name="ce1">
            <text:p>3.2</text:p>
          </table:table-cell>
          <table:table-cell office:value-type="float" office:value="11145" table:formula="of:=AVERAGE([.AB149:.AB153])" table:style-name="ce1">
            <text:p>11145</text:p>
          </table:table-cell>
          <table:table-cell office:value-type="float" office:value="3" table:formula="of:=AVERAGE([.AC149:.AC153])" table:style-name="ce1">
            <text:p>3</text:p>
          </table:table-cell>
          <table:table-cell office:value-type="float" office:value="24291.4" table:formula="of:=AVERAGE([.AD149:.AD153])" table:style-name="ce1">
            <text:p>24291.4</text:p>
          </table:table-cell>
          <table:table-cell office:value-type="float" office:value="2.6" table:formula="of:=AVERAGE([.AE149:.AE153])" table:style-name="ce1">
            <text:p>2.6</text:p>
          </table:table-cell>
          <table:table-cell office:value-type="float" office:value="16930.333333333332" table:formula="of:=AVERAGE([.AF149:.AF153])" table:style-name="ce1">
            <text:p>16930.33333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8580.8" table:formula="of:=AVERAGE([.AI149:.AI153])" table:style-name="ce1">
            <text:p>18580.8</text:p>
          </table:table-cell>
          <table:table-cell office:value-type="float" office:value="41321" table:formula="of:=AVERAGE([.AJ149:.AJ153])" table:style-name="ce1">
            <text:p>41321</text:p>
          </table:table-cell>
          <table:table-cell office:value-type="float" office:value="18754.599999999999" table:formula="of:=AVERAGE([.AK149:.AK153])" table:style-name="ce1">
            <text:p>18754.6</text:p>
          </table:table-cell>
          <table:table-cell office:value-type="float" office:value="46478.2" table:formula="of:=AVERAGE([.AL149:.AL153])" table:style-name="ce1">
            <text:p>46478.2</text:p>
          </table:table-cell>
          <table:table-cell office:value-type="float" office:value="18904.2" table:formula="of:=AVERAGE([.AM149:.AM153])" table:style-name="ce1">
            <text:p>18904.2</text:p>
          </table:table-cell>
          <table:table-cell office:value-type="float" office:value="47480.666666666664" table:formula="of:=AVERAGE([.AN149:.AN153])" table:style-name="ce1">
            <text:p>47480.66667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9.2" table:formula="of:=AVERAGE([.C154:.C158])" table:style-name="ce1">
            <text:p>19.2</text:p>
          </table:table-cell>
          <table:table-cell office:value-type="float" office:value="3542" table:formula="of:=AVERAGE([.D154:.D158])" table:style-name="ce1">
            <text:p>3542</text:p>
          </table:table-cell>
          <table:table-cell office:value-type="float" office:value="14.2" table:formula="of:=AVERAGE([.E154:.E158])" table:style-name="ce1">
            <text:p>14.2</text:p>
          </table:table-cell>
          <table:table-cell office:value-type="float" office:value="7630" table:formula="of:=AVERAGE([.F154:.F158])" table:style-name="ce1">
            <text:p>7630</text:p>
          </table:table-cell>
          <table:table-cell office:value-type="float" office:value="13.4" table:formula="of:=AVERAGE([.G154:.G158])" table:style-name="ce1">
            <text:p>13.4</text:p>
          </table:table-cell>
          <table:table-cell office:value-type="float" office:value="0" table:formula="of:=AVERAGE([.H154:.H158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2.6" table:formula="of:=AVERAGE([.K154:.K158])" table:style-name="ce1">
            <text:p>22.6</text:p>
          </table:table-cell>
          <table:table-cell office:value-type="float" office:value="4760.75" table:formula="of:=AVERAGE([.L154:.L158])" table:style-name="ce1">
            <text:p>4760.75</text:p>
          </table:table-cell>
          <table:table-cell office:value-type="float" office:value="23.4" table:formula="of:=AVERAGE([.M154:.M158])" table:style-name="ce1">
            <text:p>23.4</text:p>
          </table:table-cell>
          <table:table-cell office:value-type="float" office:value="10514.6" table:formula="of:=AVERAGE([.N154:.N158])" table:style-name="ce1">
            <text:p>10514.6</text:p>
          </table:table-cell>
          <table:table-cell office:value-type="float" office:value="24" table:formula="of:=AVERAGE([.O154:.O158])" table:style-name="ce1">
            <text:p>24</text:p>
          </table:table-cell>
          <table:table-cell office:value-type="float" office:value="0" table:formula="of:=AVERAGE([.P154:.P158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.4" table:formula="of:=AVERAGE([.S154:.S158])" table:style-name="ce1">
            <text:p>1.4</text:p>
          </table:table-cell>
          <table:table-cell office:value-type="float" office:value="323.8" table:formula="of:=AVERAGE([.T154:.T158])" table:style-name="ce1">
            <text:p>323.8</text:p>
          </table:table-cell>
          <table:table-cell office:value-type="float" office:value="1" table:formula="of:=AVERAGE([.U154:.U158])" table:style-name="ce1">
            <text:p>1</text:p>
          </table:table-cell>
          <table:table-cell office:value-type="float" office:value="501.2" table:formula="of:=AVERAGE([.V154:.V158])" table:style-name="ce1">
            <text:p>501.2</text:p>
          </table:table-cell>
          <table:table-cell office:value-type="float" office:value="1" table:formula="of:=AVERAGE([.W154:.W158])" table:style-name="ce1">
            <text:p>1</text:p>
          </table:table-cell>
          <table:table-cell office:value-type="float" office:value="1325" table:formula="of:=AVERAGE([.X154:.X158])" table:style-name="ce1">
            <text:p>1325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3" table:formula="of:=AVERAGE([.AA154:.AA158])" table:style-name="ce1">
            <text:p>3</text:p>
          </table:table-cell>
          <table:table-cell office:value-type="float" office:value="3350.5" table:formula="of:=AVERAGE([.AB154:.AB158])" table:style-name="ce1">
            <text:p>3350.5</text:p>
          </table:table-cell>
          <table:table-cell office:value-type="float" office:value="3" table:formula="of:=AVERAGE([.AC154:.AC158])" table:style-name="ce1">
            <text:p>3</text:p>
          </table:table-cell>
          <table:table-cell office:value-type="float" office:value="6173.2" table:formula="of:=AVERAGE([.AD154:.AD158])" table:style-name="ce1">
            <text:p>6173.2</text:p>
          </table:table-cell>
          <table:table-cell office:value-type="float" office:value="3" table:formula="of:=AVERAGE([.AE154:.AE158])" table:style-name="ce1">
            <text:p>3</text:p>
          </table:table-cell>
          <table:table-cell office:value-type="float" office:value="3686" table:formula="of:=AVERAGE([.AF154:.AF158])" table:style-name="ce1">
            <text:p>368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7745.2" table:formula="of:=AVERAGE([.AI154:.AI158])" table:style-name="ce1">
            <text:p>17745.2</text:p>
          </table:table-cell>
          <table:table-cell office:value-type="float" office:value="0" table:formula="of:=AVERAGE([.AJ154:.AJ158])" table:style-name="ce1">
            <text:p>#DIV/0!</text:p>
          </table:table-cell>
          <table:table-cell office:value-type="float" office:value="18048.400000000001" table:formula="of:=AVERAGE([.AK154:.AK158])" table:style-name="ce1">
            <text:p>18048.4</text:p>
          </table:table-cell>
          <table:table-cell office:value-type="float" office:value="2320" table:formula="of:=AVERAGE([.AL154:.AL158])" table:style-name="ce1">
            <text:p>2320</text:p>
          </table:table-cell>
          <table:table-cell office:value-type="float" office:value="18291.2" table:formula="of:=AVERAGE([.AM154:.AM158])" table:style-name="ce1">
            <text:p>18291.2</text:p>
          </table:table-cell>
          <table:table-cell office:value-type="float" office:value="10478.200000000001" table:formula="of:=AVERAGE([.AN154:.AN158])" table:style-name="ce1">
            <text:p>10478.2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23" table:formula="of:=AVERAGE([.C159:.C163])" table:style-name="ce1">
            <text:p>23</text:p>
          </table:table-cell>
          <table:table-cell office:value-type="float" office:value="0" table:formula="of:=AVERAGE([.D159:.D163])" table:style-name="ce1">
            <text:p>#DIV/0!</text:p>
          </table:table-cell>
          <table:table-cell office:value-type="float" office:value="20.8" table:formula="of:=AVERAGE([.E159:.E163])" table:style-name="ce1">
            <text:p>20.8</text:p>
          </table:table-cell>
          <table:table-cell office:value-type="float" office:value="1651.4" table:formula="of:=AVERAGE([.F159:.F163])" table:style-name="ce1">
            <text:p>1651.4</text:p>
          </table:table-cell>
          <table:table-cell office:value-type="float" office:value="20.399999999999999" table:formula="of:=AVERAGE([.G159:.G163])" table:style-name="ce1">
            <text:p>20.4</text:p>
          </table:table-cell>
          <table:table-cell office:value-type="float" office:value="0" table:formula="of:=AVERAGE([.H159:.H163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7.600000000000001" table:formula="of:=AVERAGE([.K159:.K163])" table:style-name="ce1">
            <text:p>17.6</text:p>
          </table:table-cell>
          <table:table-cell office:value-type="float" office:value="18574" table:formula="of:=AVERAGE([.L159:.L163])" table:style-name="ce1">
            <text:p>18574</text:p>
          </table:table-cell>
          <table:table-cell office:value-type="float" office:value="19.8" table:formula="of:=AVERAGE([.M159:.M163])" table:style-name="ce1">
            <text:p>19.8</text:p>
          </table:table-cell>
          <table:table-cell office:value-type="float" office:value="18769" table:formula="of:=AVERAGE([.N159:.N163])" table:style-name="ce1">
            <text:p>18769</text:p>
          </table:table-cell>
          <table:table-cell office:value-type="float" office:value="21.8" table:formula="of:=AVERAGE([.O159:.O163])" table:style-name="ce1">
            <text:p>21.8</text:p>
          </table:table-cell>
          <table:table-cell office:value-type="float" office:value="17362.5" table:formula="of:=AVERAGE([.P159:.P163])" table:style-name="ce1">
            <text:p>17362.5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2" table:formula="of:=AVERAGE([.S159:.S163])" table:style-name="ce1">
            <text:p>2</text:p>
          </table:table-cell>
          <table:table-cell office:value-type="float" office:value="1591.5" table:formula="of:=AVERAGE([.T159:.T163])" table:style-name="ce1">
            <text:p>1591.5</text:p>
          </table:table-cell>
          <table:table-cell office:value-type="float" office:value="2" table:formula="of:=AVERAGE([.U159:.U163])" table:style-name="ce1">
            <text:p>2</text:p>
          </table:table-cell>
          <table:table-cell office:value-type="float" office:value="1907.2" table:formula="of:=AVERAGE([.V159:.V163])" table:style-name="ce1">
            <text:p>1907.2</text:p>
          </table:table-cell>
          <table:table-cell office:value-type="float" office:value="2" table:formula="of:=AVERAGE([.W159:.W163])" table:style-name="ce1">
            <text:p>2</text:p>
          </table:table-cell>
          <table:table-cell office:value-type="float" office:value="0" table:formula="of:=AVERAGE([.X159:.X163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3.4" table:formula="of:=AVERAGE([.AA159:.AA163])" table:style-name="ce1">
            <text:p>3.4</text:p>
          </table:table-cell>
          <table:table-cell office:value-type="float" office:value="636" table:formula="of:=AVERAGE([.AB159:.AB163])" table:style-name="ce1">
            <text:p>636</text:p>
          </table:table-cell>
          <table:table-cell office:value-type="float" office:value="2.6" table:formula="of:=AVERAGE([.AC159:.AC163])" table:style-name="ce1">
            <text:p>2.6</text:p>
          </table:table-cell>
          <table:table-cell office:value-type="float" office:value="1282" table:formula="of:=AVERAGE([.AD159:.AD163])" table:style-name="ce1">
            <text:p>1282</text:p>
          </table:table-cell>
          <table:table-cell office:value-type="float" office:value="2.2000000000000002" table:formula="of:=AVERAGE([.AE159:.AE163])" table:style-name="ce1">
            <text:p>2.2</text:p>
          </table:table-cell>
          <table:table-cell office:value-type="float" office:value="10148.200000000001" table:formula="of:=AVERAGE([.AF159:.AF163])" table:style-name="ce1">
            <text:p>10148.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8717.8" table:formula="of:=AVERAGE([.AI159:.AI163])" table:style-name="ce1">
            <text:p>18717.8</text:p>
          </table:table-cell>
          <table:table-cell office:value-type="float" office:value="21636.799999999999" table:formula="of:=AVERAGE([.AJ159:.AJ163])" table:style-name="ce1">
            <text:p>21636.8</text:p>
          </table:table-cell>
          <table:table-cell office:value-type="float" office:value="19597.8" table:formula="of:=AVERAGE([.AK159:.AK163])" table:style-name="ce1">
            <text:p>19597.8</text:p>
          </table:table-cell>
          <table:table-cell office:value-type="float" office:value="40461.199999999997" table:formula="of:=AVERAGE([.AL159:.AL163])" table:style-name="ce1">
            <text:p>40461.2</text:p>
          </table:table-cell>
          <table:table-cell office:value-type="float" office:value="20244" table:formula="of:=AVERAGE([.AM159:.AM163])" table:style-name="ce1">
            <text:p>20244</text:p>
          </table:table-cell>
          <table:table-cell office:value-type="float" office:value="46387" table:formula="of:=AVERAGE([.AN159:.AN163])" table:style-name="ce1">
            <text:p>46387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31.4" table:formula="of:=AVERAGE([.C164:.C168])" table:style-name="ce1">
            <text:p>31.4</text:p>
          </table:table-cell>
          <table:table-cell office:value-type="float" office:value="2570.6" table:formula="of:=AVERAGE([.D164:.D168])" table:style-name="ce1">
            <text:p>2570.6</text:p>
          </table:table-cell>
          <table:table-cell office:value-type="float" office:value="26.8" table:formula="of:=AVERAGE([.E164:.E168])" table:style-name="ce1">
            <text:p>26.8</text:p>
          </table:table-cell>
          <table:table-cell office:value-type="float" office:value="2546.6" table:formula="of:=AVERAGE([.F164:.F168])" table:style-name="ce1">
            <text:p>2546.6</text:p>
          </table:table-cell>
          <table:table-cell office:value-type="float" office:value="24" table:formula="of:=AVERAGE([.G164:.G168])" table:style-name="ce1">
            <text:p>24</text:p>
          </table:table-cell>
          <table:table-cell office:value-type="float" office:value="0" table:formula="of:=AVERAGE([.H164:.H168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5" table:formula="of:=AVERAGE([.K164:.K168])" table:style-name="ce1">
            <text:p>25</text:p>
          </table:table-cell>
          <table:table-cell office:value-type="float" office:value="23670.666666666668" table:formula="of:=AVERAGE([.L164:.L168])" table:style-name="ce1">
            <text:p>23670.66667</text:p>
          </table:table-cell>
          <table:table-cell office:value-type="float" office:value="22.6" table:formula="of:=AVERAGE([.M164:.M168])" table:style-name="ce1">
            <text:p>22.6</text:p>
          </table:table-cell>
          <table:table-cell office:value-type="float" office:value="15514.6" table:formula="of:=AVERAGE([.N164:.N168])" table:style-name="ce1">
            <text:p>15514.6</text:p>
          </table:table-cell>
          <table:table-cell office:value-type="float" office:value="21.8" table:formula="of:=AVERAGE([.O164:.O168])" table:style-name="ce1">
            <text:p>21.8</text:p>
          </table:table-cell>
          <table:table-cell office:value-type="float" office:value="0" table:formula="of:=AVERAGE([.P164:.P168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" table:formula="of:=AVERAGE([.S164:.S168])" table:style-name="ce1">
            <text:p>2</text:p>
          </table:table-cell>
          <table:table-cell office:value-type="float" office:value="1352" table:formula="of:=AVERAGE([.T164:.T168])" table:style-name="ce1">
            <text:p>1352</text:p>
          </table:table-cell>
          <table:table-cell office:value-type="float" office:value="2" table:formula="of:=AVERAGE([.U164:.U168])" table:style-name="ce1">
            <text:p>2</text:p>
          </table:table-cell>
          <table:table-cell office:value-type="float" office:value="1470.8" table:formula="of:=AVERAGE([.V164:.V168])" table:style-name="ce1">
            <text:p>1470.8</text:p>
          </table:table-cell>
          <table:table-cell office:value-type="float" office:value="2.2000000000000002" table:formula="of:=AVERAGE([.W164:.W168])" table:style-name="ce1">
            <text:p>2.2</text:p>
          </table:table-cell>
          <table:table-cell office:value-type="float" office:value="0" table:formula="of:=AVERAGE([.X164:.X168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" table:formula="of:=AVERAGE([.AA164:.AA168])" table:style-name="ce1">
            <text:p>4</text:p>
          </table:table-cell>
          <table:table-cell office:value-type="float" office:value="645.5" table:formula="of:=AVERAGE([.AB164:.AB168])" table:style-name="ce1">
            <text:p>645.5</text:p>
          </table:table-cell>
          <table:table-cell office:value-type="float" office:value="3.6" table:formula="of:=AVERAGE([.AC164:.AC168])" table:style-name="ce1">
            <text:p>3.6</text:p>
          </table:table-cell>
          <table:table-cell office:value-type="float" office:value="899.8" table:formula="of:=AVERAGE([.AD164:.AD168])" table:style-name="ce1">
            <text:p>899.8</text:p>
          </table:table-cell>
          <table:table-cell office:value-type="float" office:value="2.8" table:formula="of:=AVERAGE([.AE164:.AE168])" table:style-name="ce1">
            <text:p>2.8</text:p>
          </table:table-cell>
          <table:table-cell office:value-type="float" office:value="11100.4" table:formula="of:=AVERAGE([.AF164:.AF168])" table:style-name="ce1">
            <text:p>11100.4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8671.2" table:formula="of:=AVERAGE([.AI164:.AI168])" table:style-name="ce1">
            <text:p>18671.2</text:p>
          </table:table-cell>
          <table:table-cell office:value-type="float" office:value="22263.200000000001" table:formula="of:=AVERAGE([.AJ164:.AJ168])" table:style-name="ce1">
            <text:p>22263.2</text:p>
          </table:table-cell>
          <table:table-cell office:value-type="float" office:value="20399.8" table:formula="of:=AVERAGE([.AK164:.AK168])" table:style-name="ce1">
            <text:p>20399.8</text:p>
          </table:table-cell>
          <table:table-cell office:value-type="float" office:value="40484.6" table:formula="of:=AVERAGE([.AL164:.AL168])" table:style-name="ce1">
            <text:p>40484.6</text:p>
          </table:table-cell>
          <table:table-cell office:value-type="float" office:value="21676.400000000001" table:formula="of:=AVERAGE([.AM164:.AM168])" table:style-name="ce1">
            <text:p>21676.4</text:p>
          </table:table-cell>
          <table:table-cell office:value-type="float" office:value="46062" table:formula="of:=AVERAGE([.AN164:.AN168])" table:style-name="ce1">
            <text:p>46062</text:p>
          </table:table-cell>
          <table:table-cell table:number-columns-repeated="16344"/>
        </table:table-row>
        <table:table-row table:number-rows-repeated="2"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1" table:style-name="ce5">
            <text:p>Migraine &amp; Magnesium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Somatomedin &amp; Arginine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Alzheimer's &amp; Estrogen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Alzheimer's &amp; Indomethicin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Schizophrenia &amp; Calcium Independent phospholipase A2 Standard Deviation</text:p>
          </table:table-cell>
          <table:covered-table-cell table:number-columns-repeated="6"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number-columns-repeated="16344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4.2778499272414825" table:formula="of:=STDEV([.C144:.C148])" table:style-name="ce1">
            <text:p>4.277849927</text:p>
          </table:table-cell>
          <table:table-cell office:value-type="float" office:value="2997.0420278445658" table:formula="of:=STDEV([.D144:.D148])" table:style-name="ce1">
            <text:p>2997.042028</text:p>
          </table:table-cell>
          <table:table-cell office:value-type="float" office:value="3.3911649915626341" table:formula="of:=STDEV([.E144:.E148])" table:style-name="ce1">
            <text:p>3.391164992</text:p>
          </table:table-cell>
          <table:table-cell office:value-type="float" office:value="4146.7841395471751" table:formula="of:=STDEV([.F144:.F148])" table:style-name="ce1">
            <text:p>4146.78414</text:p>
          </table:table-cell>
          <table:table-cell office:value-type="float" office:value="4.2190046219457917" table:formula="of:=STDEV([.G144:.G148])" table:style-name="ce1">
            <text:p>4.219004622</text:p>
          </table:table-cell>
          <table:table-cell office:value-type="float" office:value="8420.7319357246688" table:formula="of:=STDEV([.H144:.H148])" table:style-name="ce1">
            <text:p>8420.73193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2.095453691366853" table:formula="of:=STDEV([.K144:.K148])" table:style-name="ce1">
            <text:p>12.09545369</text:p>
          </table:table-cell>
          <table:table-cell office:value-type="float" office:value="3885.9171804521693" table:formula="of:=STDEV([.L144:.L148])" table:style-name="ce1">
            <text:p>3885.91718</text:p>
          </table:table-cell>
          <table:table-cell office:value-type="float" office:value="4.147288270665543" table:formula="of:=STDEV([.M144:.M148])" table:style-name="ce1">
            <text:p>4.147288271</text:p>
          </table:table-cell>
          <table:table-cell office:value-type="float" office:value="4198.721317258387" table:formula="of:=STDEV([.N144:.N148])" table:style-name="ce1">
            <text:p>4198.721317</text:p>
          </table:table-cell>
          <table:table-cell office:value-type="float" office:value="1.6733200530681511" table:formula="of:=STDEV([.O144:.O148])" table:style-name="ce1">
            <text:p>1.673320053</text:p>
          </table:table-cell>
          <table:table-cell office:value-type="float" office:value="0" table:formula="of:=STDEV([.P144:.P148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.44721359549995787" table:formula="of:=STDEV([.S144:.S148])" table:style-name="ce1">
            <text:p>0.447213595</text:p>
          </table:table-cell>
          <table:table-cell office:value-type="float" office:value="3969.156879405667" table:formula="of:=STDEV([.T144:.T148])" table:style-name="ce1">
            <text:p>3969.156879</text:p>
          </table:table-cell>
          <table:table-cell office:value-type="float" office:value="0.44721359549995787" table:formula="of:=STDEV([.U144:.U148])" table:style-name="ce1">
            <text:p>0.447213595</text:p>
          </table:table-cell>
          <table:table-cell office:value-type="float" office:value="4274.0065278377851" table:formula="of:=STDEV([.V144:.V148])" table:style-name="ce1">
            <text:p>4274.006528</text:p>
          </table:table-cell>
          <table:table-cell office:value-type="float" office:value="0.54772255750516596" table:formula="of:=STDEV([.W144:.W148])" table:style-name="ce1">
            <text:p>0.547722558</text:p>
          </table:table-cell>
          <table:table-cell office:value-type="float" office:value="5522.2720414698879" table:formula="of:=STDEV([.X144:.X148])" table:style-name="ce1">
            <text:p>5522.272041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STDEV([.AA144:.AA148])" table:style-name="ce1">
            <text:p>0</text:p>
          </table:table-cell>
          <table:table-cell office:value-type="float" office:value="410.82903986938413" table:formula="of:=STDEV([.AB144:.AB148])" table:style-name="ce1">
            <text:p>410.8290399</text:p>
          </table:table-cell>
          <table:table-cell office:value-type="float" office:value="0" table:formula="of:=STDEV([.AC144:.AC148])" table:style-name="ce1">
            <text:p>0</text:p>
          </table:table-cell>
          <table:table-cell office:value-type="float" office:value="1442.8320068531889" table:formula="of:=STDEV([.AD144:.AD148])" table:style-name="ce1">
            <text:p>1442.832007</text:p>
          </table:table-cell>
          <table:table-cell office:value-type="float" office:value="0.8944271909999163" table:formula="of:=STDEV([.AE144:.AE148])" table:style-name="ce1">
            <text:p>0.894427191</text:p>
          </table:table-cell>
          <table:table-cell office:value-type="float" office:value="3075.2642650673124" table:formula="of:=STDEV([.AF144:.AF148])" table:style-name="ce1">
            <text:p>3075.26426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376.8550032592393" table:formula="of:=STDEV([.AI144:.AI148])" table:style-name="ce1">
            <text:p>1376.855003</text:p>
          </table:table-cell>
          <table:table-cell office:value-type="float" office:value="10763.405997483635" table:formula="of:=STDEV([.AJ144:.AJ148])" table:style-name="ce1">
            <text:p>10763.406</text:p>
          </table:table-cell>
          <table:table-cell office:value-type="float" office:value="630.13546162710122" table:formula="of:=STDEV([.AK144:.AK148])" table:style-name="ce1">
            <text:p>630.1354616</text:p>
          </table:table-cell>
          <table:table-cell office:value-type="float" office:value="9492.8457377121631" table:formula="of:=STDEV([.AL144:.AL148])" table:style-name="ce1">
            <text:p>9492.845738</text:p>
          </table:table-cell>
          <table:table-cell office:value-type="float" office:value="493.66415709467907" table:formula="of:=STDEV([.AM144:.AM148])" table:style-name="ce1">
            <text:p>493.6641571</text:p>
          </table:table-cell>
          <table:table-cell office:value-type="float" office:value="0" table:formula="of:=STDEV([.AN144:.AN148])" table:style-name="ce1">
            <text:p>#DIV/0!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2.1679483388678773" table:formula="of:=STDEV([.C149:.C153])" table:style-name="ce1">
            <text:p>2.167948339</text:p>
          </table:table-cell>
          <table:table-cell office:value-type="float" office:value="1330.7749621930825" table:formula="of:=STDEV([.D149:.D153])" table:style-name="ce1">
            <text:p>1330.774962</text:p>
          </table:table-cell>
          <table:table-cell office:value-type="float" office:value="4.0865633483405084" table:formula="of:=STDEV([.E149:.E153])" table:style-name="ce1">
            <text:p>4.086563348</text:p>
          </table:table-cell>
          <table:table-cell office:value-type="float" office:value="8284.4100876284483" table:formula="of:=STDEV([.F149:.F153])" table:style-name="ce1">
            <text:p>8284.410088</text:p>
          </table:table-cell>
          <table:table-cell office:value-type="float" office:value="4.8476798574163293" table:formula="of:=STDEV([.G149:.G153])" table:style-name="ce1">
            <text:p>4.847679857</text:p>
          </table:table-cell>
          <table:table-cell office:value-type="float" office:value="496.88261524562671" table:formula="of:=STDEV([.H149:.H153])" table:style-name="ce1">
            <text:p>496.882615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" table:formula="of:=STDEV([.K149:.K153])" table:style-name="ce1">
            <text:p>2</text:p>
          </table:table-cell>
          <table:table-cell office:value-type="float" office:value="1824.8881335577805" table:formula="of:=STDEV([.L149:.L153])" table:style-name="ce1">
            <text:p>1824.888134</text:p>
          </table:table-cell>
          <table:table-cell office:value-type="float" office:value="1.1401754250991367" table:formula="of:=STDEV([.M149:.M153])" table:style-name="ce1">
            <text:p>1.140175425</text:p>
          </table:table-cell>
          <table:table-cell office:value-type="float" office:value="2498.595245332865" table:formula="of:=STDEV([.N149:.N153])" table:style-name="ce1">
            <text:p>2498.595245</text:p>
          </table:table-cell>
          <table:table-cell office:value-type="float" office:value="1.51657508881031" table:formula="of:=STDEV([.O149:.O153])" table:style-name="ce1">
            <text:p>1.516575089</text:p>
          </table:table-cell>
          <table:table-cell office:value-type="float" office:value="0" table:formula="of:=STDEV([.P149:.P153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.44721359549995815" table:formula="of:=STDEV([.S149:.S153])" table:style-name="ce1">
            <text:p>0.447213595</text:p>
          </table:table-cell>
          <table:table-cell office:value-type="float" office:value="605.09944086351072" table:formula="of:=STDEV([.T149:.T153])" table:style-name="ce1">
            <text:p>605.0994409</text:p>
          </table:table-cell>
          <table:table-cell office:value-type="float" office:value="0.54772255750516596" table:formula="of:=STDEV([.U149:.U153])" table:style-name="ce1">
            <text:p>0.547722558</text:p>
          </table:table-cell>
          <table:table-cell office:value-type="float" office:value="986.95177187135141" table:formula="of:=STDEV([.V149:.V153])" table:style-name="ce1">
            <text:p>986.9517719</text:p>
          </table:table-cell>
          <table:table-cell office:value-type="float" office:value="0" table:formula="of:=STDEV([.W149:.W153])" table:style-name="ce1">
            <text:p>0</text:p>
          </table:table-cell>
          <table:table-cell office:value-type="float" office:value="7532.1434476957929" table:formula="of:=STDEV([.X149:.X153])" table:style-name="ce1">
            <text:p>7532.14344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.44721359549995715" table:formula="of:=STDEV([.AA149:.AA153])" table:style-name="ce1">
            <text:p>0.447213595</text:p>
          </table:table-cell>
          <table:table-cell office:value-type="float" office:value="4915.8063428088781" table:formula="of:=STDEV([.AB149:.AB153])" table:style-name="ce1">
            <text:p>4915.806343</text:p>
          </table:table-cell>
          <table:table-cell office:value-type="float" office:value="0.70710678118654757" table:formula="of:=STDEV([.AC149:.AC153])" table:style-name="ce1">
            <text:p>0.707106781</text:p>
          </table:table-cell>
          <table:table-cell office:value-type="float" office:value="5891.9768159761079" table:formula="of:=STDEV([.AD149:.AD153])" table:style-name="ce1">
            <text:p>5891.976816</text:p>
          </table:table-cell>
          <table:table-cell office:value-type="float" office:value="0.8944271909999163" table:formula="of:=STDEV([.AE149:.AE153])" table:style-name="ce1">
            <text:p>0.894427191</text:p>
          </table:table-cell>
          <table:table-cell office:value-type="float" office:value="14425.206491878489" table:formula="of:=STDEV([.AF149:.AF153])" table:style-name="ce1">
            <text:p>14425.20649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71.803203271163326" table:formula="of:=STDEV([.AI149:.AI153])" table:style-name="ce1">
            <text:p>71.80320327</text:p>
          </table:table-cell>
          <table:table-cell office:value-type="float" office:value="0" table:formula="of:=STDEV([.AJ149:.AJ153])" table:style-name="ce1">
            <text:p>#DIV/0!</text:p>
          </table:table-cell>
          <table:table-cell office:value-type="float" office:value="420.39778781530242" table:formula="of:=STDEV([.AK149:.AK153])" table:style-name="ce1">
            <text:p>420.3977878</text:p>
          </table:table-cell>
          <table:table-cell office:value-type="float" office:value="7490.5813993307493" table:formula="of:=STDEV([.AL149:.AL153])" table:style-name="ce1">
            <text:p>7490.581399</text:p>
          </table:table-cell>
          <table:table-cell office:value-type="float" office:value="690.9020914717222" table:formula="of:=STDEV([.AM149:.AM153])" table:style-name="ce1">
            <text:p>690.9020915</text:p>
          </table:table-cell>
          <table:table-cell office:value-type="float" office:value="12397.371912358421" table:formula="of:=STDEV([.AN149:.AN153])" table:style-name="ce1">
            <text:p>12397.37191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2.5884358211089546" table:formula="of:=STDEV([.C154:.C158])" table:style-name="ce1">
            <text:p>2.588435821</text:p>
          </table:table-cell>
          <table:table-cell office:value-type="float" office:value="1495.0170567588852" table:formula="of:=STDEV([.D154:.D158])" table:style-name="ce1">
            <text:p>1495.017057</text:p>
          </table:table-cell>
          <table:table-cell office:value-type="float" office:value="1.7888543819998286" table:formula="of:=STDEV([.E154:.E158])" table:style-name="ce1">
            <text:p>1.788854382</text:p>
          </table:table-cell>
          <table:table-cell office:value-type="float" office:value="3492.2375348764581" table:formula="of:=STDEV([.F154:.F158])" table:style-name="ce1">
            <text:p>3492.237535</text:p>
          </table:table-cell>
          <table:table-cell office:value-type="float" office:value="1.1401754250991378" table:formula="of:=STDEV([.G154:.G158])" table:style-name="ce1">
            <text:p>1.140175425</text:p>
          </table:table-cell>
          <table:table-cell office:value-type="float" office:value="0" table:formula="of:=STDEV([.H154:.H158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4.5055521304275192" table:formula="of:=STDEV([.K154:.K158])" table:style-name="ce1">
            <text:p>4.50555213</text:p>
          </table:table-cell>
          <table:table-cell office:value-type="float" office:value="6445.8230079641498" table:formula="of:=STDEV([.L154:.L158])" table:style-name="ce1">
            <text:p>6445.823008</text:p>
          </table:table-cell>
          <table:table-cell office:value-type="float" office:value="2.3021728866442679" table:formula="of:=STDEV([.M154:.M158])" table:style-name="ce1">
            <text:p>2.302172887</text:p>
          </table:table-cell>
          <table:table-cell office:value-type="float" office:value="6555.9435095186727" table:formula="of:=STDEV([.N154:.N158])" table:style-name="ce1">
            <text:p>6555.94351</text:p>
          </table:table-cell>
          <table:table-cell office:value-type="float" office:value="2.3452078799117149" table:formula="of:=STDEV([.O154:.O158])" table:style-name="ce1">
            <text:p>2.34520788</text:p>
          </table:table-cell>
          <table:table-cell office:value-type="float" office:value="0" table:formula="of:=STDEV([.P154:.P158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.54772255750516596" table:formula="of:=STDEV([.S154:.S158])" table:style-name="ce1">
            <text:p>0.547722558</text:p>
          </table:table-cell>
          <table:table-cell office:value-type="float" office:value="214.0740526079702" table:formula="of:=STDEV([.T154:.T158])" table:style-name="ce1">
            <text:p>214.0740526</text:p>
          </table:table-cell>
          <table:table-cell office:value-type="float" office:value="0" table:formula="of:=STDEV([.U154:.U158])" table:style-name="ce1">
            <text:p>0</text:p>
          </table:table-cell>
          <table:table-cell office:value-type="float" office:value="310.06402564631713" table:formula="of:=STDEV([.V154:.V158])" table:style-name="ce1">
            <text:p>310.0640256</text:p>
          </table:table-cell>
          <table:table-cell office:value-type="float" office:value="0" table:formula="of:=STDEV([.W154:.W158])" table:style-name="ce1">
            <text:p>0</text:p>
          </table:table-cell>
          <table:table-cell office:value-type="float" office:value="0" table:formula="of:=STDEV([.X154:.X158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STDEV([.AA154:.AA158])" table:style-name="ce1">
            <text:p>0</text:p>
          </table:table-cell>
          <table:table-cell office:value-type="float" office:value="1748.2967902123103" table:formula="of:=STDEV([.AB154:.AB158])" table:style-name="ce1">
            <text:p>1748.29679</text:p>
          </table:table-cell>
          <table:table-cell office:value-type="float" office:value="0" table:formula="of:=STDEV([.AC154:.AC158])" table:style-name="ce1">
            <text:p>0</text:p>
          </table:table-cell>
          <table:table-cell office:value-type="float" office:value="2409.913940372146" table:formula="of:=STDEV([.AD154:.AD158])" table:style-name="ce1">
            <text:p>2409.91394</text:p>
          </table:table-cell>
          <table:table-cell office:value-type="float" office:value="0" table:formula="of:=STDEV([.AE154:.AE158])" table:style-name="ce1">
            <text:p>0</text:p>
          </table:table-cell>
          <table:table-cell office:value-type="float" office:value="1938.8867940135133" table:formula="of:=STDEV([.AF154:.AF158])" table:style-name="ce1">
            <text:p>1938.886794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66.94819555778372" table:formula="of:=STDEV([.AI154:.AI158])" table:style-name="ce1">
            <text:p>166.9481956</text:p>
          </table:table-cell>
          <table:table-cell office:value-type="float" office:value="0" table:formula="of:=STDEV([.AJ154:.AJ158])" table:style-name="ce1">
            <text:p>#DIV/0!</text:p>
          </table:table-cell>
          <table:table-cell office:value-type="float" office:value="186.44516620175489" table:formula="of:=STDEV([.AK154:.AK158])" table:style-name="ce1">
            <text:p>186.4451662</text:p>
          </table:table-cell>
          <table:table-cell office:value-type="float" office:value="1907.7706885262705" table:formula="of:=STDEV([.AL154:.AL158])" table:style-name="ce1">
            <text:p>1907.770689</text:p>
          </table:table-cell>
          <table:table-cell office:value-type="float" office:value="245.75333161526009" table:formula="of:=STDEV([.AM154:.AM158])" table:style-name="ce1">
            <text:p>245.7533316</text:p>
          </table:table-cell>
          <table:table-cell office:value-type="float" office:value="5345.6217318474737" table:formula="of:=STDEV([.AN154:.AN158])" table:style-name="ce1">
            <text:p>5345.621732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4.7434164902525691" table:formula="of:=STDEV([.C159:.C163])" table:style-name="ce1">
            <text:p>4.74341649</text:p>
          </table:table-cell>
          <table:table-cell office:value-type="float" office:value="0" table:formula="of:=STDEV([.D159:.D163])" table:style-name="ce1">
            <text:p>#DIV/0!</text:p>
          </table:table-cell>
          <table:table-cell office:value-type="float" office:value="2.3874672772626737" table:formula="of:=STDEV([.E159:.E163])" table:style-name="ce1">
            <text:p>2.387467277</text:p>
          </table:table-cell>
          <table:table-cell office:value-type="float" office:value="1749.016523649791" table:formula="of:=STDEV([.F159:.F163])" table:style-name="ce1">
            <text:p>1749.016524</text:p>
          </table:table-cell>
          <table:table-cell office:value-type="float" office:value="1.9493588689617927" table:formula="of:=STDEV([.G159:.G163])" table:style-name="ce1">
            <text:p>1.949358869</text:p>
          </table:table-cell>
          <table:table-cell office:value-type="float" office:value="0" table:formula="of:=STDEV([.H159:.H163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.8165902124584952" table:formula="of:=STDEV([.K159:.K163])" table:style-name="ce1">
            <text:p>1.816590212</text:p>
          </table:table-cell>
          <table:table-cell office:value-type="float" office:value="169.70562748477141" table:formula="of:=STDEV([.L159:.L163])" table:style-name="ce1">
            <text:p>169.7056275</text:p>
          </table:table-cell>
          <table:table-cell office:value-type="float" office:value="1.4832396974191324" table:formula="of:=STDEV([.M159:.M163])" table:style-name="ce1">
            <text:p>1.483239697</text:p>
          </table:table-cell>
          <table:table-cell office:value-type="float" office:value="3787.1337446675948" table:formula="of:=STDEV([.N159:.N163])" table:style-name="ce1">
            <text:p>3787.133745</text:p>
          </table:table-cell>
          <table:table-cell office:value-type="float" office:value="1.0954451150103324" table:formula="of:=STDEV([.O159:.O163])" table:style-name="ce1">
            <text:p>1.095445115</text:p>
          </table:table-cell>
          <table:table-cell office:value-type="float" office:value="426.38538905548813" table:formula="of:=STDEV([.P159:.P163])" table:style-name="ce1">
            <text:p>426.3853891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" table:formula="of:=STDEV([.S159:.S163])" table:style-name="ce1">
            <text:p>0</text:p>
          </table:table-cell>
          <table:table-cell office:value-type="float" office:value="1130.5138949463058" table:formula="of:=STDEV([.T159:.T163])" table:style-name="ce1">
            <text:p>1130.513895</text:p>
          </table:table-cell>
          <table:table-cell office:value-type="float" office:value="0" table:formula="of:=STDEV([.U159:.U163])" table:style-name="ce1">
            <text:p>0</text:p>
          </table:table-cell>
          <table:table-cell office:value-type="float" office:value="1045.0821498810512" table:formula="of:=STDEV([.V159:.V163])" table:style-name="ce1">
            <text:p>1045.08215</text:p>
          </table:table-cell>
          <table:table-cell office:value-type="float" office:value="0" table:formula="of:=STDEV([.W159:.W163])" table:style-name="ce1">
            <text:p>0</text:p>
          </table:table-cell>
          <table:table-cell office:value-type="float" office:value="0" table:formula="of:=STDEV([.X159:.X163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.54772255750516674" table:formula="of:=STDEV([.AA159:.AA163])" table:style-name="ce1">
            <text:p>0.547722558</text:p>
          </table:table-cell>
          <table:table-cell office:value-type="float" office:value="435.57777721091327" table:formula="of:=STDEV([.AB159:.AB163])" table:style-name="ce1">
            <text:p>435.5777772</text:p>
          </table:table-cell>
          <table:table-cell office:value-type="float" office:value="0.8944271909999163" table:formula="of:=STDEV([.AC159:.AC163])" table:style-name="ce1">
            <text:p>0.894427191</text:p>
          </table:table-cell>
          <table:table-cell office:value-type="float" office:value="585.92021641175688" table:formula="of:=STDEV([.AD159:.AD163])" table:style-name="ce1">
            <text:p>585.9202164</text:p>
          </table:table-cell>
          <table:table-cell office:value-type="float" office:value="0.44721359549995815" table:formula="of:=STDEV([.AE159:.AE163])" table:style-name="ce1">
            <text:p>0.447213595</text:p>
          </table:table-cell>
          <table:table-cell office:value-type="float" office:value="11129.358997714109" table:formula="of:=STDEV([.AF159:.AF163])" table:style-name="ce1">
            <text:p>11129.359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22.8678280503259" table:formula="of:=STDEV([.AI159:.AI163])" table:style-name="ce1">
            <text:p>422.8678281</text:p>
          </table:table-cell>
          <table:table-cell office:value-type="float" office:value="9021.4004844037408" table:formula="of:=STDEV([.AJ159:.AJ163])" table:style-name="ce1">
            <text:p>9021.400484</text:p>
          </table:table-cell>
          <table:table-cell office:value-type="float" office:value="671.15475115654215" table:formula="of:=STDEV([.AK159:.AK163])" table:style-name="ce1">
            <text:p>671.1547512</text:p>
          </table:table-cell>
          <table:table-cell office:value-type="float" office:value="2502.0976599645346" table:formula="of:=STDEV([.AL159:.AL163])" table:style-name="ce1">
            <text:p>2502.09766</text:p>
          </table:table-cell>
          <table:table-cell office:value-type="float" office:value="811.50600737147965" table:formula="of:=STDEV([.AM159:.AM163])" table:style-name="ce1">
            <text:p>811.5060074</text:p>
          </table:table-cell>
          <table:table-cell office:value-type="float" office:value="5083.4237478298028" table:formula="of:=STDEV([.AN159:.AN163])" table:style-name="ce1">
            <text:p>5083.423748</text:p>
          </table:table-cell>
          <table:table-cell table:number-columns-repeated="16344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8.0808415403347666" table:formula="of:=STDEV([.C164:.C168])" table:style-name="ce1">
            <text:p>8.08084154</text:p>
          </table:table-cell>
          <table:table-cell office:value-type="float" office:value="4380.9854827424388" table:formula="of:=STDEV([.D164:.D168])" table:style-name="ce1">
            <text:p>4380.985483</text:p>
          </table:table-cell>
          <table:table-cell office:value-type="float" office:value="5.1672042731055301" table:formula="of:=STDEV([.E164:.E168])" table:style-name="ce1">
            <text:p>5.167204273</text:p>
          </table:table-cell>
          <table:table-cell office:value-type="float" office:value="3435.7207104187037" table:formula="of:=STDEV([.F164:.F168])" table:style-name="ce1">
            <text:p>3435.72071</text:p>
          </table:table-cell>
          <table:table-cell office:value-type="float" office:value="2.7386127875258306" table:formula="of:=STDEV([.G164:.G168])" table:style-name="ce1">
            <text:p>2.738612788</text:p>
          </table:table-cell>
          <table:table-cell office:value-type="float" office:value="0" table:formula="of:=STDEV([.H164:.H168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6.7453687816160208" table:formula="of:=STDEV([.K164:.K168])" table:style-name="ce1">
            <text:p>6.745368782</text:p>
          </table:table-cell>
          <table:table-cell office:value-type="float" office:value="4801.7164986422695" table:formula="of:=STDEV([.L164:.L168])" table:style-name="ce1">
            <text:p>4801.716499</text:p>
          </table:table-cell>
          <table:table-cell office:value-type="float" office:value="2.4083189157584592" table:formula="of:=STDEV([.M164:.M168])" table:style-name="ce1">
            <text:p>2.408318916</text:p>
          </table:table-cell>
          <table:table-cell office:value-type="float" office:value="4556.1653064830753" table:formula="of:=STDEV([.N164:.N168])" table:style-name="ce1">
            <text:p>4556.165306</text:p>
          </table:table-cell>
          <table:table-cell office:value-type="float" office:value="0.83666002653407556" table:formula="of:=STDEV([.O164:.O168])" table:style-name="ce1">
            <text:p>0.836660027</text:p>
          </table:table-cell>
          <table:table-cell office:value-type="float" office:value="0" table:formula="of:=STDEV([.P164:.P168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STDEV([.S164:.S168])" table:style-name="ce1">
            <text:p>0</text:p>
          </table:table-cell>
          <table:table-cell office:value-type="float" office:value="710.63950073155934" table:formula="of:=STDEV([.T164:.T168])" table:style-name="ce1">
            <text:p>710.6395007</text:p>
          </table:table-cell>
          <table:table-cell office:value-type="float" office:value="0" table:formula="of:=STDEV([.U164:.U168])" table:style-name="ce1">
            <text:p>0</text:p>
          </table:table-cell>
          <table:table-cell office:value-type="float" office:value="1014.4023856438826" table:formula="of:=STDEV([.V164:.V168])" table:style-name="ce1">
            <text:p>1014.402386</text:p>
          </table:table-cell>
          <table:table-cell office:value-type="float" office:value="0.44721359549995815" table:formula="of:=STDEV([.W164:.W168])" table:style-name="ce1">
            <text:p>0.447213595</text:p>
          </table:table-cell>
          <table:table-cell office:value-type="float" office:value="0" table:formula="of:=STDEV([.X164:.X168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STDEV([.AA164:.AA168])" table:style-name="ce1">
            <text:p>0</text:p>
          </table:table-cell>
          <table:table-cell office:value-type="float" office:value="328.80465325174458" table:formula="of:=STDEV([.AB164:.AB168])" table:style-name="ce1">
            <text:p>328.8046533</text:p>
          </table:table-cell>
          <table:table-cell office:value-type="float" office:value="0.54772255750516674" table:formula="of:=STDEV([.AC164:.AC168])" table:style-name="ce1">
            <text:p>0.547722558</text:p>
          </table:table-cell>
          <table:table-cell office:value-type="float" office:value="440.61910988970959" table:formula="of:=STDEV([.AD164:.AD168])" table:style-name="ce1">
            <text:p>440.6191099</text:p>
          </table:table-cell>
          <table:table-cell office:value-type="float" office:value="0.44721359549995715" table:formula="of:=STDEV([.AE164:.AE168])" table:style-name="ce1">
            <text:p>0.447213595</text:p>
          </table:table-cell>
          <table:table-cell office:value-type="float" office:value="3265.0402447749416" table:formula="of:=STDEV([.AF164:.AF168])" table:style-name="ce1">
            <text:p>3265.040245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26.92002996650606" table:formula="of:=STDEV([.AI164:.AI168])" table:style-name="ce1">
            <text:p>226.92003</text:p>
          </table:table-cell>
          <table:table-cell office:value-type="float" office:value="6975.5189197650416" table:formula="of:=STDEV([.AJ164:.AJ168])" table:style-name="ce1">
            <text:p>6975.51892</text:p>
          </table:table-cell>
          <table:table-cell office:value-type="float" office:value="443.97038189500887" table:formula="of:=STDEV([.AK164:.AK168])" table:style-name="ce1">
            <text:p>443.9703819</text:p>
          </table:table-cell>
          <table:table-cell office:value-type="float" office:value="3608.5636062012263" table:formula="of:=STDEV([.AL164:.AL168])" table:style-name="ce1">
            <text:p>3608.563606</text:p>
          </table:table-cell>
          <table:table-cell office:value-type="float" office:value="708.73570532321855" table:formula="of:=STDEV([.AM164:.AM168])" table:style-name="ce1">
            <text:p>708.7357053</text:p>
          </table:table-cell>
          <table:table-cell office:value-type="float" office:value="0" table:formula="of:=STDEV([.AN164:.AN168])" table:style-name="ce1">
            <text:p>#DIV/0!</text:p>
          </table:table-cell>
          <table:table-cell table:number-columns-repeated="16344"/>
        </table:table-row>
        <table:table-row table:number-rows-repeated="3" table:style-name="ro3">
          <table:table-cell/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5">
            <text:p>Swanson Cases: Mean (average) Rank</text:p>
          </table:table-cell>
          <table:covered-table-cell table:number-columns-repeated="3"/>
          <table:table-cell table:number-columns-repeated="3" table:style-name="ce3"/>
          <table:table-cell office:value-type="string" table:number-columns-spanned="6" table:number-rows-spanned="1" table:style-name="ce5">
            <text:p>Swanson Cases: Mean (average) Standard Deviation</text:p>
          </table:table-cell>
          <table:covered-table-cell table:number-columns-repeated="5"/>
          <table:table-cell office:value-type="string" table:number-columns-spanned="4" table:number-rows-spanned="1" table:style-name="ce5">
            <text:p>Swanson Cases: Median (average) Rank</text:p>
          </table:table-cell>
          <table:covered-table-cell table:number-columns-repeated="3"/>
          <table:table-cell table:number-columns-repeated="16367"/>
        </table:table-row>
        <table:table-row table:style-name="ro2"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3" table:style-name="ce3"/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2" table:style-name="ce3"/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16367"/>
        </table:table-row>
        <table:table-row table:style-name="ro2"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2" table:style-name="ce2"/>
          <table:table-cell table:style-name="ce3"/>
          <table:table-cell table:style-name="ce1"/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2" table:style-name="ce2"/>
          <table:table-cell table:number-columns-repeated="3" table:style-name="ce3"/>
          <table:table-cell office:value-type="string" table:style-name="ce3">
            <text:p>Rank</text:p>
          </table:table-cell>
          <table:table-cell table:style-name="ce2"/>
          <table:table-cell table:number-columns-repeated="16367"/>
        </table:table-row>
        <table:table-row table:style-name="ro2"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3" table:style-name="ce3"/>
          <table:table-cell table:style-name="ce1"/>
          <table:table-cell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2" table:style-name="ce3"/>
          <table:table-cell table:number-columns-repeated="16367"/>
        </table:table-row>
        <table:table-row table:style-name="ro2">
          <table:table-cell office:value-type="string" table:number-columns-spanned="1" table:number-rows-spanned="5" table:style-name="ce6">
            <text:p>Direct AC with convnet link prediction, Weighted LINE</text:p>
          </table:table-cell>
          <table:table-cell office:value-type="string" table:style-name="ce1">
            <text:p>Average</text:p>
          </table:table-cell>
          <table:table-cell office:value-type="float" office:value="6859" table:formula="of:=IF(ISNUMBER(AVERAGE([.C238];[.F238]; [.I238];[.L238]; [.O238]));AVERAGE([.C238];[.F238]; [.I238];[.L238]; [.O238]);&quot;*&quot;)" table:style-name="ce1">
            <text:p>6859</text:p>
          </table:table-cell>
          <table:table-cell table:style-name="ce3"/>
          <table:table-cell table:number-columns-repeated="3" table:style-name="ce1"/>
          <table:table-cell office:value-type="string" table:number-columns-spanned="1" table:number-rows-spanned="5" table:style-name="ce6">
            <text:p>Direct AC link prediction, Weighted LINE, uncapped model, ReLu? activation</text:p>
          </table:table-cell>
          <table:table-cell office:value-type="string" table:style-name="ce1">
            <text:p>Average</text:p>
          </table:table-cell>
          <table:table-cell office:value-type="float" office:value="784.01261602099851" table:formula="of:=IF(ISNUMBER(AVERAGE([.C247];[.F247]; [.I247];[.L247]; [.O247]));AVERAGE([.C247];[.F247]; [.I247];[.L247]; [.O247]);&quot;*&quot;)" table:style-name="ce1">
            <text:p>784.012616</text:p>
          </table:table-cell>
          <table:table-cell table:style-name="ce3"/>
          <table:table-cell table:number-columns-repeated="2" table:style-name="ce1"/>
          <table:table-cell office:value-type="string" table:number-columns-spanned="1" table:number-rows-spanned="5" table:style-name="ce6">
            <text:p>Direct AC link prediction, Weighted LINE, uncapped model, ReLu? activation</text:p>
          </table:table-cell>
          <table:table-cell office:value-type="string" table:style-name="ce1">
            <text:p>Average</text:p>
          </table:table-cell>
          <table:table-cell office:value-type="float" office:value="605.4" table:formula="of:=IF(ISNUMBER(MEDIAN([.C238];[.F238]; [.I238];[.L238]; [.O238]));MEDIAN([.C238];[.F238]; [.I238];[.L238]; [.O238]);&quot;*&quot;)" table:style-name="ce1">
            <text:p>605.4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Concatenation</text:p>
          </table:table-cell>
          <table:table-cell office:value-type="float" office:value="38638.959999999999" table:formula="of:=IF(ISNUMBER(AVERAGE([.C239];[.F239]; [.I239];[.L239]; [.O239]));AVERAGE([.C239];[.F239]; [.I239];[.L239]; [.O239]);&quot;*&quot;)" table:style-name="ce1">
            <text:p>38638.96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5085.1540938611251" table:formula="of:=IF(ISNUMBER(AVERAGE([.C248];[.F248]; [.I248];[.L248]; [.O248]));AVERAGE([.C248];[.F248]; [.I248];[.L248]; [.O248]);&quot;*&quot;)" table:style-name="ce1">
            <text:p>5085.154094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37783.800000000003" table:formula="of:=IF(ISNUMBER(MEDIAN([.C239];[.F239]; [.I239];[.L239]; [.O239]));MEDIAN([.C239];[.F239]; [.I239];[.L239]; [.O239]);&quot;*&quot;)" table:style-name="ce1">
            <text:p>37783.8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Hadamard</text:p>
          </table:table-cell>
          <table:table-cell office:value-type="float" office:value="1013.36" table:formula="of:=IF(ISNUMBER(AVERAGE([.C240];[.F240]; [.I240];[.L240]; [.O240]));AVERAGE([.C240];[.F240]; [.I240];[.L240]; [.O240]);&quot;*&quot;)" table:style-name="ce1">
            <text:p>1013.36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Hadamard</text:p>
          </table:table-cell>
          <table:table-cell office:value-type="float" office:value="167.91622829575448" table:formula="of:=IF(ISNUMBER(AVERAGE([.C249];[.F249]; [.I249];[.L249]; [.O249]));AVERAGE([.C249];[.F249]; [.I249];[.L249]; [.O249]);&quot;*&quot;)" table:style-name="ce1">
            <text:p>167.9162283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Hadamard</text:p>
          </table:table-cell>
          <table:table-cell office:value-type="float" office:value="17.600000000000001" table:formula="of:=IF(ISNUMBER(MEDIAN([.C240];[.F240]; [.I240];[.L240]; [.O240]));MEDIAN([.C240];[.F240]; [.I240];[.L240]; [.O240]);&quot;*&quot;)" table:style-name="ce1">
            <text:p>17.6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Weighted-L1</text:p>
          </table:table-cell>
          <table:table-cell office:value-type="float" office:value="29960.880000000005" table:formula="of:=IF(ISNUMBER(AVERAGE([.C241];[.F241]; [.I241];[.L241]; [.O241]));AVERAGE([.C241];[.F241]; [.I241];[.L241]; [.O241]);&quot;*&quot;)" table:style-name="ce1">
            <text:p>29960.88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5494.4960376997888" table:formula="of:=IF(ISNUMBER(AVERAGE([.C250];[.F250]; [.I250];[.L250]; [.O250]));AVERAGE([.C250];[.F250]; [.I250];[.L250]; [.O250]);&quot;*&quot;)" table:style-name="ce1">
            <text:p>5494.496038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44254" table:formula="of:=IF(ISNUMBER(MEDIAN([.C241];[.F241]; [.I241];[.L241]; [.O241]));MEDIAN([.C241];[.F241]; [.I241];[.L241]; [.O241]);&quot;*&quot;)" table:style-name="ce1">
            <text:p>44254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Weighted-L2</text:p>
          </table:table-cell>
          <table:table-cell office:value-type="float" office:value="14697.4" table:formula="of:=IF(ISNUMBER(AVERAGE([.C242];[.F242]; [.I242];[.L242]; [.O242]));AVERAGE([.C242];[.F242]; [.I242];[.L242]; [.O242]);&quot;*&quot;)" table:style-name="ce1">
            <text:p>14697.4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5088.367096348512" table:formula="of:=IF(ISNUMBER(AVERAGE([.C251];[.F251]; [.I251];[.L251]; [.O251]));AVERAGE([.C251];[.F251]; [.I251];[.L251]; [.O251]);&quot;*&quot;)" table:style-name="ce1">
            <text:p>5088.367096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49.6" table:formula="of:=IF(ISNUMBER(MEDIAN([.C242];[.F242]; [.I242];[.L242]; [.O242]));MEDIAN([.C242];[.F242]; [.I242];[.L242]; [.O242]);&quot;*&quot;)" table:style-name="ce1">
            <text:p>49.6</text:p>
          </table:table-cell>
          <table:table-cell table:style-name="ce3"/>
          <table:table-cell table:number-columns-repeated="16367"/>
        </table:table-row>
        <table:table-row table:style-name="ro2">
          <table:table-cell table:number-columns-repeated="2" table:style-name="ce1"/>
          <table:table-cell office:value-type="float" office:value="1013.36" table:formula="of:=MIN([.C199:.C203])" table:style-name="ce3">
            <text:p>1013.36</text:p>
          </table:table-cell>
          <table:table-cell table:number-columns-repeated="2" table:style-name="ce3"/>
          <table:table-cell table:number-columns-repeated="4" table:style-name="ce1"/>
          <table:table-cell table:number-columns-repeated="2" table:style-name="ce3"/>
          <table:table-cell table:number-columns-repeated="4" table:style-name="ce1"/>
          <table:table-cell office:value-type="float" office:value="17.600000000000001" table:formula="of:=MIN([.P199:.P203])" table:style-name="ce3">
            <text:p>17.6</text:p>
          </table:table-cell>
          <table:table-cell table:style-name="ce3"/>
          <table:table-cell table:number-columns-repeated="16367"/>
        </table:table-row>
        <table:table-row table:style-name="ro3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number-columns-spanned="2" table:number-rows-spanned="1" table:style-name="ce5">
            <text:p>Migraine &amp; Magnesium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omatomedin &amp; Arginine Ranks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Alzheimer's &amp; Estrogen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Alzheimer's &amp; Indomethicin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chizophrenia &amp; Calcium Independent phospholipase A2 Ranks</text:p>
          </table:table-cell>
          <table:covered-table-cell/>
          <table:table-cell table:number-columns-repeated="16369" table:style-name="ce1"/>
        </table:table-row>
        <table:table-row table:style-name="ro2">
          <table:table-cell table:style-name="ce1"/>
          <table:table-cell table:style-name="ce3"/>
          <table:table-cell office:value-type="string" table:style-name="ce3">
            <text:p>Rank</text:p>
          </table:table-cell>
          <table:table-cell office:value-type="string" table:style-name="ce2">
            <text:p>Epoch</text:p>
          </table:table-cell>
          <table:table-cell table:style-name="ce3"/>
          <table:table-cell office:value-type="string" table:style-name="ce3">
            <text:p>Rank</text:p>
          </table:table-cell>
          <table:table-cell office:value-type="string" table:style-name="ce3">
            <text:p>Epoch</text:p>
          </table:table-cell>
          <table:table-cell table:style-name="ce3"/>
          <table:table-cell office:value-type="string" table:style-name="ce3">
            <text:p>Rank</text:p>
          </table:table-cell>
          <table:table-cell table:style-name="ce2"/>
          <table:table-cell table:style-name="ce3"/>
          <table:table-cell office:value-type="string" table:style-name="ce3">
            <text:p>Rank</text:p>
          </table:table-cell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16369" table:style-name="ce1"/>
        </table:table-row>
        <table:table-row table:style-name="ro2">
          <table:table-cell table:style-name="ce1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style-name="ce3"/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2036" table:style-name="ce1">
            <text:p>203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verage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verage</text:p>
          </table:table-cell>
          <table:table-cell office:value-type="float" office:value="232" table:style-name="ce1">
            <text:p>2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verage</text:p>
          </table:table-cell>
          <table:table-cell office:value-type="float" office:value="356" table:style-name="ce1">
            <text:p>35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verage</text:p>
          </table:table-cell>
          <table:table-cell office:value-type="float" office:value="30967" table:style-name="ce1">
            <text:p>30967</text:p>
          </table:table-cell>
          <table:table-cell office:value-type="float" office:value="30" table:style-name="ce1">
            <text:p>3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544" table:style-name="ce1">
            <text:p>544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3103" table:style-name="ce1">
            <text:p>33103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689" table:style-name="ce1">
            <text:p>689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2106" table:style-name="ce1">
            <text:p>32106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2096" table:style-name="ce1">
            <text:p>209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5" table:style-name="ce1">
            <text:p>60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606" table:style-name="ce1">
            <text:p>606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449" table:style-name="ce1">
            <text:p>244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1513" table:style-name="ce1">
            <text:p>31513</text:p>
          </table:table-cell>
          <table:table-cell office:value-type="float" office:value="35" table:style-name="ce1">
            <text:p>35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872" table:style-name="ce1">
            <text:p>187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485" table:style-name="ce1">
            <text:p>1485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9526" table:style-name="ce1">
            <text:p>29526</text:p>
          </table:table-cell>
          <table:table-cell office:value-type="float" office:value="40" table:style-name="ce1">
            <text:p>4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37843" table:style-name="ce1">
            <text:p>37843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2076" table:style-name="ce1">
            <text:p>32076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58852" table:style-name="ce1">
            <text:p>5885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9063" table:style-name="ce1">
            <text:p>19063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5515" table:style-name="ce1">
            <text:p>5515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37715" table:style-name="ce1">
            <text:p>37715</text:p>
          </table:table-cell>
          <table:table-cell table:number-columns-repeated="2" table:style-name="ce1"/>
          <table:table-cell office:value-type="float" office:value="36532" table:style-name="ce1">
            <text:p>36532</text:p>
          </table:table-cell>
          <table:table-cell table:number-columns-repeated="2" table:style-name="ce1"/>
          <table:table-cell office:value-type="float" office:value="58796" table:style-name="ce1">
            <text:p>58796</text:p>
          </table:table-cell>
          <table:table-cell table:number-columns-repeated="2" table:style-name="ce1"/>
          <table:table-cell office:value-type="float" office:value="58844" table:style-name="ce1">
            <text:p>58844</text:p>
          </table:table-cell>
          <table:table-cell table:number-columns-repeated="2" table:style-name="ce1"/>
          <table:table-cell office:value-type="float" office:value="12575" table:style-name="ce1">
            <text:p>12575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37745" table:style-name="ce1">
            <text:p>37745</text:p>
          </table:table-cell>
          <table:table-cell table:number-columns-repeated="2" table:style-name="ce1"/>
          <table:table-cell office:value-type="float" office:value="39364" table:style-name="ce1">
            <text:p>39364</text:p>
          </table:table-cell>
          <table:table-cell table:number-columns-repeated="2" table:style-name="ce1"/>
          <table:table-cell office:value-type="float" office:value="58853" table:style-name="ce1">
            <text:p>58853</text:p>
          </table:table-cell>
          <table:table-cell table:number-columns-repeated="2" table:style-name="ce1"/>
          <table:table-cell office:value-type="float" office:value="58857" table:style-name="ce1">
            <text:p>58857</text:p>
          </table:table-cell>
          <table:table-cell table:number-columns-repeated="2" table:style-name="ce1"/>
          <table:table-cell office:value-type="float" office:value="4745" table:style-name="ce1">
            <text:p>4745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37806" table:style-name="ce1">
            <text:p>37806</text:p>
          </table:table-cell>
          <table:table-cell table:number-columns-repeated="2" table:style-name="ce1"/>
          <table:table-cell office:value-type="float" office:value="39891" table:style-name="ce1">
            <text:p>39891</text:p>
          </table:table-cell>
          <table:table-cell table:number-columns-repeated="2" table:style-name="ce1"/>
          <table:table-cell office:value-type="float" office:value="58840" table:style-name="ce1">
            <text:p>58840</text:p>
          </table:table-cell>
          <table:table-cell table:number-columns-repeated="2" table:style-name="ce1"/>
          <table:table-cell office:value-type="float" office:value="58852" table:style-name="ce1">
            <text:p>58852</text:p>
          </table:table-cell>
          <table:table-cell table:number-columns-repeated="2" table:style-name="ce1"/>
          <table:table-cell office:value-type="float" office:value="4902" table:style-name="ce1">
            <text:p>4902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37810" table:style-name="ce1">
            <text:p>37810</text:p>
          </table:table-cell>
          <table:table-cell table:number-columns-repeated="2" table:style-name="ce1"/>
          <table:table-cell office:value-type="float" office:value="40170" table:style-name="ce1">
            <text:p>40170</text:p>
          </table:table-cell>
          <table:table-cell table:number-columns-repeated="2" table:style-name="ce1"/>
          <table:table-cell office:value-type="float" office:value="58857" table:style-name="ce1">
            <text:p>58857</text:p>
          </table:table-cell>
          <table:table-cell table:number-columns-repeated="2" table:style-name="ce1"/>
          <table:table-cell office:value-type="float" office:value="58858" table:style-name="ce1">
            <text:p>58858</text:p>
          </table:table-cell>
          <table:table-cell table:number-columns-repeated="2" table:style-name="ce1"/>
          <table:table-cell office:value-type="float" office:value="12613" table:style-name="ce1">
            <text:p>12613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7" table:style-name="ce1">
            <text:p>17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Hadamard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adamard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Hadamard</text:p>
          </table:table-cell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Hadamard</text:p>
          </table:table-cell>
          <table:table-cell office:value-type="float" office:value="5381" table:style-name="ce1">
            <text:p>5381</text:p>
          </table:table-cell>
          <table:table-cell office:value-type="float" office:value="135" table:style-name="ce1">
            <text:p>135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6280" table:style-name="ce1">
            <text:p>6280</text:p>
          </table:table-cell>
          <table:table-cell office:value-type="float" office:value="150" table:style-name="ce1">
            <text:p>15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4598" table:style-name="ce1">
            <text:p>4598</text:p>
          </table:table-cell>
          <table:table-cell office:value-type="float" office:value="150" table:style-name="ce1">
            <text:p>15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4567" table:style-name="ce1">
            <text:p>4567</text:p>
          </table:table-cell>
          <table:table-cell office:value-type="float" office:value="150" table:style-name="ce1">
            <text:p>15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4245" table:style-name="ce1">
            <text:p>4245</text:p>
          </table:table-cell>
          <table:table-cell office:value-type="float" office:value="140" table:style-name="ce1">
            <text:p>140</text:p>
          </table:table-cell>
          <table:table-cell table:number-columns-repeated="16368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313" table:style-name="ce1">
            <text:p>313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206" table:style-name="ce1">
            <text:p>206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58785" table:style-name="ce1">
            <text:p>58785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58833" table:style-name="ce1">
            <text:p>58833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2893" table:style-name="ce1">
            <text:p>42893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568" table:style-name="ce1">
            <text:p>568</text:p>
          </table:table-cell>
          <table:table-cell table:number-columns-repeated="2" table:style-name="ce1"/>
          <table:table-cell office:value-type="float" office:value="492" table:style-name="ce1">
            <text:p>492</text:p>
          </table:table-cell>
          <table:table-cell table:number-columns-repeated="2" table:style-name="ce1"/>
          <table:table-cell office:value-type="float" office:value="58836" table:style-name="ce1">
            <text:p>58836</text:p>
          </table:table-cell>
          <table:table-cell table:number-columns-repeated="2" table:style-name="ce1"/>
          <table:table-cell office:value-type="float" office:value="2824" table:style-name="ce1">
            <text:p>2824</text:p>
          </table:table-cell>
          <table:table-cell table:number-columns-repeated="2" table:style-name="ce1"/>
          <table:table-cell office:value-type="float" office:value="41236" table:style-name="ce1">
            <text:p>41236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454" table:style-name="ce1">
            <text:p>454</text:p>
          </table:table-cell>
          <table:table-cell table:number-columns-repeated="2" table:style-name="ce1"/>
          <table:table-cell office:value-type="float" office:value="261" table:style-name="ce1">
            <text:p>261</text:p>
          </table:table-cell>
          <table:table-cell table:number-columns-repeated="2" table:style-name="ce1"/>
          <table:table-cell office:value-type="float" office:value="58850" table:style-name="ce1">
            <text:p>58850</text:p>
          </table:table-cell>
          <table:table-cell table:number-columns-repeated="2" table:style-name="ce1"/>
          <table:table-cell office:value-type="float" office:value="58679" table:style-name="ce1">
            <text:p>58679</text:p>
          </table:table-cell>
          <table:table-cell table:number-columns-repeated="2" table:style-name="ce1"/>
          <table:table-cell office:value-type="float" office:value="45292" table:style-name="ce1">
            <text:p>45292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232" table:style-name="ce1">
            <text:p>232</text:p>
          </table:table-cell>
          <table:table-cell table:number-columns-repeated="2" table:style-name="ce1"/>
          <table:table-cell office:value-type="float" office:value="293" table:style-name="ce1">
            <text:p>293</text:p>
          </table:table-cell>
          <table:table-cell table:number-columns-repeated="2" table:style-name="ce1"/>
          <table:table-cell office:value-type="float" office:value="58766" table:style-name="ce1">
            <text:p>58766</text:p>
          </table:table-cell>
          <table:table-cell table:number-columns-repeated="2" table:style-name="ce1"/>
          <table:table-cell office:value-type="float" office:value="51185" table:style-name="ce1">
            <text:p>51185</text:p>
          </table:table-cell>
          <table:table-cell table:number-columns-repeated="2" table:style-name="ce1"/>
          <table:table-cell office:value-type="float" office:value="43328" table:style-name="ce1">
            <text:p>43328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"/>
          <table:table-cell office:value-type="float" office:value="293" table:style-name="ce1">
            <text:p>293</text:p>
          </table:table-cell>
          <table:table-cell table:number-columns-repeated="2" table:style-name="ce1"/>
          <table:table-cell office:value-type="float" office:value="242" table:style-name="ce1">
            <text:p>242</text:p>
          </table:table-cell>
          <table:table-cell table:number-columns-repeated="2" table:style-name="ce1"/>
          <table:table-cell office:value-type="float" office:value="58797" table:style-name="ce1">
            <text:p>58797</text:p>
          </table:table-cell>
          <table:table-cell table:number-columns-repeated="2" table:style-name="ce1"/>
          <table:table-cell office:value-type="float" office:value="58843" table:style-name="ce1">
            <text:p>58843</text:p>
          </table:table-cell>
          <table:table-cell table:number-columns-repeated="2" table:style-name="ce1"/>
          <table:table-cell office:value-type="float" office:value="48521" table:style-name="ce1">
            <text:p>48521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eighted-L2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eighted-L2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eighted-L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Weighted-L2</text:p>
          </table:table-cell>
          <table:table-cell office:value-type="float" office:value="55972" table:style-name="ce1">
            <text:p>55972</text:p>
          </table:table-cell>
          <table:table-cell office:value-type="float" office:value="150" table:style-name="ce1">
            <text:p>15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90" table:style-name="ce1">
            <text:p>590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6970" table:style-name="ce1">
            <text:p>56970</text:p>
          </table:table-cell>
          <table:table-cell office:value-type="float" office:value="150" table:style-name="ce1">
            <text:p>15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6482" table:style-name="ce1">
            <text:p>56482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6879" table:style-name="ce1">
            <text:p>56879</text:p>
          </table:table-cell>
          <table:table-cell office:value-type="float" office:value="150" table:style-name="ce1">
            <text:p>15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7115" table:style-name="ce1">
            <text:p>57115</text:p>
          </table:table-cell>
          <table:table-cell office:value-type="float" office:value="150" table:style-name="ce1">
            <text:p>150</text:p>
          </table:table-cell>
          <table:table-cell table:number-columns-repeated="16368"/>
        </table:table-row>
        <table:table-row table:style-name="ro3">
          <table:table-cell/>
          <table:table-cell table:style-name="ce1"/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6506" table:style-name="ce1">
            <text:p>26506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6388" table:style-name="ce1">
            <text:p>56388</text:p>
          </table:table-cell>
          <table:table-cell office:value-type="float" office:value="150" table:style-name="ce1">
            <text:p>150</text:p>
          </table:table-cell>
          <table:table-cell table:number-columns-repeated="16368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1" table:style-name="ce5">
            <text:p>Migraine &amp; Magnesium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omatomedin &amp; Arginine Mean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Alzheimer's &amp; Estrogen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Alzheimer's &amp; Indomethicin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chizophrenia &amp; Calcium Independent phospholipase A2 Mean</text:p>
          </table:table-cell>
          <table:covered-table-cell/>
          <table:table-cell table:number-columns-repeated="16369" table:style-name="ce1"/>
        </table:table-row>
        <table:table-row table:style-name="ro2">
          <table:table-cell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5" table:style-name="ce3"/>
          <table:table-cell table:number-columns-repeated="16369" table:style-name="ce1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style-name="ce3"/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447.4" table:formula="of:=AVERAGE([.C209:.C213])" table:style-name="ce1">
            <text:p>1447.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51" table:formula="of:=AVERAGE([.F209:.F213])" table:style-name="ce1">
            <text:p>251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548.20000000000005" table:formula="of:=AVERAGE([.I209:.I213])" table:style-name="ce1">
            <text:p>548.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605.4" table:formula="of:=AVERAGE([.L209:.L213])" table:style-name="ce1">
            <text:p>605.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31443" table:formula="of:=AVERAGE([.O209:.O213])" table:style-name="ce1">
            <text:p>31443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37783.800000000003" table:formula="of:=AVERAGE([.C214:.C218])" table:style-name="ce1">
            <text:p>37783.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7606.6" table:formula="of:=AVERAGE([.F214:.F218])" table:style-name="ce1">
            <text:p>37606.6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58839.6" table:formula="of:=AVERAGE([.I214:.I218])" table:style-name="ce1">
            <text:p>58839.6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50894.8" table:formula="of:=AVERAGE([.L214:.L218])" table:style-name="ce1">
            <text:p>50894.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8070" table:formula="of:=AVERAGE([.O214:.O218])" table:style-name="ce1">
            <text:p>8070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21" table:formula="of:=AVERAGE([.C219:.C223])" table:style-name="ce1">
            <text:p>21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1.4" table:formula="of:=AVERAGE([.F219:.F223])" table:style-name="ce1">
            <text:p>11.4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.6" table:formula="of:=AVERAGE([.I219:.I223])" table:style-name="ce1">
            <text:p>2.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7.600000000000001" table:formula="of:=AVERAGE([.L219:.L223])" table:style-name="ce1">
            <text:p>17.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5014.2" table:formula="of:=AVERAGE([.O219:.O223])" table:style-name="ce1">
            <text:p>5014.2</text:p>
          </table:table-cell>
          <table:table-cell table:number-columns-repeated="16369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372" table:formula="of:=AVERAGE([.C224:.C228])" table:style-name="ce1">
            <text:p>37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298.8" table:formula="of:=AVERAGE([.F224:.F228])" table:style-name="ce1">
            <text:p>298.8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58806.8" table:formula="of:=AVERAGE([.I224:.I228])" table:style-name="ce1">
            <text:p>58806.8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6072.800000000003" table:formula="of:=AVERAGE([.L224:.L228])" table:style-name="ce1">
            <text:p>46072.8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4254" table:formula="of:=AVERAGE([.O224:.O228])" table:style-name="ce1">
            <text:p>44254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3.2" table:formula="of:=AVERAGE([.C229:.C233])" table:style-name="ce1">
            <text:p>3.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9.6" table:formula="of:=AVERAGE([.F229:.F233])" table:style-name="ce1">
            <text:p>49.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6765.8" table:formula="of:=AVERAGE([.I229:.I233])" table:style-name="ce1">
            <text:p>16765.8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3.6" table:formula="of:=AVERAGE([.L229:.L233])" table:style-name="ce1">
            <text:p>3.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56664.800000000003" table:formula="of:=AVERAGE([.O229:.O233])" table:style-name="ce1">
            <text:p>56664.8</text:p>
          </table:table-cell>
          <table:table-cell table:number-columns-repeated="16369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2" table:number-rows-spanned="1" table:style-name="ce5">
            <text:p>Migraine &amp; Magnesium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omatomedin &amp; Arginine Standard Deviation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Alzheimer's &amp; Estrogen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Alzheimer's &amp; Indomethicin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chizophrenia &amp; Calcium Independent phospholipase A2 Standard Deviation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5" table:style-name="ce3"/>
          <table:table-cell table:number-columns-repeated="16369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style-name="ce3"/>
          <table:table-cell table:number-columns-repeated="16369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764.64357709981437" table:formula="of:=STDEV([.C209:.C213])" table:style-name="ce1">
            <text:p>764.6435771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24.26435294089873" table:formula="of:=STDEV([.F209:.F213])" table:style-name="ce1">
            <text:p>224.2643529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559.96624898291861" table:formula="of:=STDEV([.I209:.I213])" table:style-name="ce1">
            <text:p>559.966249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038.7537244217226" table:formula="of:=STDEV([.L209:.L213])" table:style-name="ce1">
            <text:p>1038.75372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332.4351766596378" table:formula="of:=STDEV([.O209:.O213])" table:style-name="ce1">
            <text:p>1332.435177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52.256100122378058" table:formula="of:=STDEV([.C214:.C218])" table:style-name="ce1">
            <text:p>52.2561001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413.9514935042648" table:formula="of:=STDEV([.F214:.F218])" table:style-name="ce1">
            <text:p>3413.951494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25.185313180502643" table:formula="of:=STDEV([.I214:.I218])" table:style-name="ce1">
            <text:p>25.1853131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7794.518023818455" table:formula="of:=STDEV([.L214:.L218])" table:style-name="ce1">
            <text:p>17794.5180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4139.8595386800262" table:formula="of:=STDEV([.O214:.O218])" table:style-name="ce1">
            <text:p>4139.859539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6.2849025449882676" table:formula="of:=STDEV([.C219:.C223])" table:style-name="ce1">
            <text:p>6.284902545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.6076809620810617" table:formula="of:=STDEV([.F219:.F223])" table:style-name="ce1">
            <text:p>2.60768096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.8944271909999163" table:formula="of:=STDEV([.I219:.I223])" table:style-name="ce1">
            <text:p>0.894427191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7.956129712366435" table:formula="of:=STDEV([.L219:.L223])" table:style-name="ce1">
            <text:p>7.95612971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821.83800106833667" table:formula="of:=STDEV([.O219:.O223])" table:style-name="ce1">
            <text:p>821.8380011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36.43863089316017" table:formula="of:=STDEV([.C224:.C228])" table:style-name="ce1">
            <text:p>136.4386309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12.50199998222253" table:formula="of:=STDEV([.F224:.F228])" table:style-name="ce1">
            <text:p>112.50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35.195170123185939" table:formula="of:=STDEV([.I224:.I228])" table:style-name="ce1">
            <text:p>35.1951701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24399.847749524994" table:formula="of:=STDEV([.L224:.L228])" table:style-name="ce1">
            <text:p>24399.84775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2788.4966379753805" table:formula="of:=STDEV([.O224:.O228])" table:style-name="ce1">
            <text:p>2788.496638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.9235384061671343" table:formula="of:=STDEV([.C229:.C233])" table:style-name="ce1">
            <text:p>1.92353840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6.940675566882138" table:formula="of:=STDEV([.F229:.F233])" table:style-name="ce1">
            <text:p>26.94067557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24938.530413799446" table:formula="of:=STDEV([.I229:.I233])" table:style-name="ce1">
            <text:p>24938.53041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.54772255750516674" table:formula="of:=STDEV([.L229:.L233])" table:style-name="ce1">
            <text:p>0.547722558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473.89313141255803" table:formula="of:=STDEV([.O229:.O233])" table:style-name="ce1">
            <text:p>473.8931314</text:p>
          </table:table-cell>
          <table:table-cell table:number-columns-repeated="16369"/>
        </table:table-row>
        <table:table-row table:number-rows-repeated="5" table:style-name="ro3">
          <table:table-cell/>
          <table:table-cell table:number-columns-repeated="16383" table:style-name="ce1"/>
        </table:table-row>
        <table:table-row table:style-name="ro2">
          <table:table-cell office:value-type="string" table:number-columns-spanned="4" table:number-rows-spanned="1" table:style-name="ce5">
            <text:p>All Cases: Mean (average) Rank</text:p>
          </table:table-cell>
          <table:covered-table-cell table:number-columns-repeated="3"/>
          <table:table-cell table:number-columns-repeated="3" table:style-name="ce3"/>
          <table:table-cell office:value-type="string" table:number-columns-spanned="6" table:number-rows-spanned="1" table:style-name="ce5">
            <text:p>All Cases: Mean (average) Standard Deviation</text:p>
          </table:table-cell>
          <table:covered-table-cell table:number-columns-repeated="5"/>
          <table:table-cell office:value-type="string" table:number-columns-spanned="4" table:number-rows-spanned="1" table:style-name="ce5">
            <text:p>All Cases: Median (average) Rank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3" table:style-name="ce3"/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2" table:style-name="ce3"/>
          <table:table-cell office:value-type="string" table:number-columns-spanned="4" table:number-rows-spanned="1" table:style-name="ce5">
            <text:p>Open Discovery</text:p>
          </table:table-cell>
          <table:covered-table-cell table:number-columns-repeated="3"/>
          <table:table-cell table:number-columns-repeated="11" table:style-name="ce8"/>
          <table:table-cell table:number-columns-repeated="16356"/>
        </table:table-row>
        <table:table-row table:style-name="ro2"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2" table:style-name="ce2"/>
          <table:table-cell table:style-name="ce3"/>
          <table:table-cell table:style-name="ce1"/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2" table:style-name="ce2"/>
          <table:table-cell table:number-columns-repeated="3" table:style-name="ce3"/>
          <table:table-cell office:value-type="string" table:style-name="ce3">
            <text:p>Rank</text:p>
          </table:table-cell>
          <table:table-cell table:style-name="ce2"/>
          <table:table-cell table:number-columns-repeated="11" table:style-name="ce8"/>
          <table:table-cell table:number-columns-repeated="16356"/>
        </table:table-row>
        <table:table-row table:style-name="ro2"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3" table:style-name="ce3"/>
          <table:table-cell table:style-name="ce1"/>
          <table:table-cell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4"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2" table:style-name="ce3"/>
          <table:table-cell table:number-columns-repeated="11" table:style-name="ce8"/>
          <table:table-cell table:number-columns-repeated="16356"/>
        </table:table-row>
        <table:table-row table:style-name="ro4">
          <table:table-cell office:value-type="string" table:number-columns-spanned="1" table:number-rows-spanned="5" table:style-name="ce6">
            <text:p>Direct AC with convnet link prediction, Weighted LINE</text:p>
          </table:table-cell>
          <table:table-cell office:value-type="string" table:style-name="ce1">
            <text:p>Average</text:p>
          </table:table-cell>
          <table:table-cell office:value-type="float" office:value="3493.4650000000001" table:formula="of:=IF(ISNUMBER(AVERAGE([.C110];[.F110]; [.I110];[.L110]; [.O110];[.C238];[.F238]; [.I238];[.L238]; [.O238]));AVERAGE([.C110];[.F110]; [.I110];[.L110]; [.O110];[.C238];[.F238]; [.I238];[.L238]; [.O238]);&quot;*&quot;)" table:style-name="ce1">
            <text:p>3493.465</text:p>
          </table:table-cell>
          <table:table-cell table:style-name="ce3"/>
          <table:table-cell table:number-columns-repeated="3" table:style-name="ce1"/>
          <table:table-cell office:value-type="string" table:number-columns-spanned="1" table:number-rows-spanned="5" table:style-name="ce6">
            <text:p>Direct AC with convnet link prediction, Weighted LINE</text:p>
          </table:table-cell>
          <table:table-cell office:value-type="string" table:style-name="ce1">
            <text:p>Average</text:p>
          </table:table-cell>
          <table:table-cell office:value-type="float" office:value="427.71421773614327" table:formula="of:=IF(ISNUMBER(AVERAGE([.C119];[.F119]; [.I119];[.L119]; [.O119];[.C247];[.F247]; [.I247];[.L247]; [.O247]));AVERAGE([.C119];[.F119]; [.I119];[.L119]; [.O119];[.C247];[.F247]; [.I247];[.L247]; [.O247]);&quot;*&quot;)" table:style-name="ce1">
            <text:p>427.7142177</text:p>
          </table:table-cell>
          <table:table-cell table:style-name="ce3"/>
          <table:table-cell table:number-columns-repeated="2" table:style-name="ce1"/>
          <table:table-cell office:value-type="string" table:number-columns-spanned="1" table:number-rows-spanned="5" table:style-name="ce6">
            <text:p>Direct AC with convnet link prediction, Weighted LINE</text:p>
          </table:table-cell>
          <table:table-cell office:value-type="string" table:style-name="ce1">
            <text:p>Average</text:p>
          </table:table-cell>
          <table:table-cell office:value-type="float" office:value="399.6" table:formula="of:=IF(ISNUMBER(MEDIAN([.C110];[.F110]; [.I110];[.L110]; [.O110];[.C238];[.F238]; [.I238];[.L238]; [.O238]));MEDIAN([.C110];[.F110]; [.I110];[.L110]; [.O110];[.C238];[.F238]; [.I238];[.L238]; [.O238]);&quot;*&quot;)" table:style-name="ce1">
            <text:p>399.6</text:p>
          </table:table-cell>
          <table:table-cell table:style-name="ce3"/>
          <table:table-cell table:style-name="ce8"/>
          <table:table-cell table:number-columns-repeated="3" table:style-name="ce3"/>
          <table:table-cell table:number-columns-repeated="6" table:style-name="ce8"/>
          <table:table-cell table:style-name="ce3"/>
          <table:table-cell table:number-columns-repeated="16356"/>
        </table:table-row>
        <table:table-row table:style-name="ro2">
          <table:covered-table-cell/>
          <table:table-cell office:value-type="string" table:style-name="ce1">
            <text:p>Concatenation</text:p>
          </table:table-cell>
          <table:table-cell office:value-type="float" office:value="66923.3" table:formula="of:=IF(ISNUMBER(AVERAGE([.C111];[.F111]; [.I111];[.L111]; [.O111];[.C239];[.F239]; [.I239];[.L239]; [.O239]));AVERAGE([.C111];[.F111]; [.I111];[.L111]; [.O111];[.C239];[.F239]; [.I239];[.L239]; [.O239]);&quot;*&quot;)" table:style-name="ce1">
            <text:p>66923.3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7927.0590138913776" table:formula="of:=IF(ISNUMBER(AVERAGE([.C120];[.F120]; [.I120];[.L120]; [.O120];[.C248];[.F248]; [.I248];[.L248]; [.O248]));AVERAGE([.C120];[.F120]; [.I120];[.L120]; [.O120];[.C248];[.F248]; [.I248];[.L248]; [.O248]);&quot;*&quot;)" table:style-name="ce1">
            <text:p>7927.059014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54867.199999999997" table:formula="of:=IF(ISNUMBER(MEDIAN([.C111];[.F111]; [.I111];[.L111]; [.O111];[.C239];[.F239]; [.I239];[.L239]; [.O239]));MEDIAN([.C111];[.F111]; [.I111];[.L111]; [.O111];[.C239];[.F239]; [.I239];[.L239]; [.O239]);&quot;*&quot;)" table:style-name="ce1">
            <text:p>54867.2</text:p>
          </table:table-cell>
          <table:table-cell table:number-columns-repeated="12" table:style-name="ce3"/>
          <table:table-cell table:number-columns-repeated="16356"/>
        </table:table-row>
        <table:table-row table:style-name="ro2">
          <table:covered-table-cell/>
          <table:table-cell office:value-type="string" table:style-name="ce1">
            <text:p>Hadamard</text:p>
          </table:table-cell>
          <table:table-cell office:value-type="float" office:value="522.24" table:formula="of:=IF(ISNUMBER(AVERAGE([.C112];[.F112]; [.I112];[.L112]; [.O112];[.C240];[.F240]; [.I240];[.L240]; [.O240]));AVERAGE([.C112];[.F112]; [.I112];[.L112]; [.O112];[.C240];[.F240]; [.I240];[.L240]; [.O240]);&quot;*&quot;)" table:style-name="ce1">
            <text:p>522.24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Hadamard</text:p>
          </table:table-cell>
          <table:table-cell office:value-type="float" office:value="89.911024857393656" table:formula="of:=IF(ISNUMBER(AVERAGE([.C121];[.F121]; [.I121];[.L121]; [.O121];[.C249];[.F249]; [.I249];[.L249]; [.O249]));AVERAGE([.C121];[.F121]; [.I121];[.L121]; [.O121];[.C249];[.F249]; [.I249];[.L249]; [.O249]);&quot;*&quot;)" table:style-name="ce1">
            <text:p>89.91102486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Hadamard</text:p>
          </table:table-cell>
          <table:table-cell office:value-type="float" office:value="14.9" table:formula="of:=IF(ISNUMBER(MEDIAN([.C112];[.F112]; [.I112];[.L112]; [.O112];[.C240];[.F240]; [.I240];[.L240]; [.O240]));MEDIAN([.C112];[.F112]; [.I112];[.L112]; [.O112];[.C240];[.F240]; [.I240];[.L240]; [.O240]);&quot;*&quot;)" table:style-name="ce1">
            <text:p>14.9</text:p>
          </table:table-cell>
          <table:table-cell table:number-columns-repeated="12" table:style-name="ce3"/>
          <table:table-cell table:number-columns-repeated="16356"/>
        </table:table-row>
        <table:table-row table:style-name="ro2">
          <table:covered-table-cell/>
          <table:table-cell office:value-type="string" table:style-name="ce1">
            <text:p>Weighted-L1</text:p>
          </table:table-cell>
          <table:table-cell office:value-type="float" office:value="43593.539999999994" table:formula="of:=IF(ISNUMBER(AVERAGE([.C113];[.F113]; [.I113];[.L113]; [.O113];[.C241];[.F241]; [.I241];[.L241]; [.O241]));AVERAGE([.C113];[.F113]; [.I113];[.L113]; [.O113];[.C241];[.F241]; [.I241];[.L241]; [.O241]);&quot;*&quot;)" table:style-name="ce1">
            <text:p>43593.54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9028.831056897061" table:formula="of:=IF(ISNUMBER(AVERAGE([.C122];[.F122]; [.I122];[.L122]; [.O122];[.C250];[.F250]; [.I250];[.L250]; [.O250]));AVERAGE([.C122];[.F122]; [.I122];[.L122]; [.O122];[.C250];[.F250]; [.I250];[.L250]; [.O250]);&quot;*&quot;)" table:style-name="ce1">
            <text:p>9028.831057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40761.300000000003" table:formula="of:=IF(ISNUMBER(MEDIAN([.C113];[.F113]; [.I113];[.L113]; [.O113];[.C241];[.F241]; [.I241];[.L241]; [.O241]));MEDIAN([.C113];[.F113]; [.I113];[.L113]; [.O113];[.C241];[.F241]; [.I241];[.L241]; [.O241]);&quot;*&quot;)" table:style-name="ce1">
            <text:p>40761.3</text:p>
          </table:table-cell>
          <table:table-cell table:style-name="ce3"/>
          <table:table-cell table:number-columns-repeated="2" table:style-name="ce1"/>
          <table:table-cell table:style-name="ce8"/>
          <table:table-cell table:number-columns-repeated="7" table:style-name="ce1"/>
          <table:table-cell table:style-name="ce3"/>
          <table:table-cell table:number-columns-repeated="16356"/>
        </table:table-row>
        <table:table-row table:style-name="ro2">
          <table:covered-table-cell/>
          <table:table-cell office:value-type="string" table:style-name="ce1">
            <text:p>Weighted-L2</text:p>
          </table:table-cell>
          <table:table-cell office:value-type="float" office:value="7641.9800000000005" table:formula="of:=IF(ISNUMBER(AVERAGE([.C114];[.F114]; [.I114];[.L114]; [.O114];[.C242];[.F242]; [.I242];[.L242]; [.O242]));AVERAGE([.C114];[.F114]; [.I114];[.L114]; [.O114];[.C242];[.F242]; [.I242];[.L242]; [.O242]);&quot;*&quot;)" table:style-name="ce1">
            <text:p>7641.98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2660.6314349104923" table:formula="of:=IF(ISNUMBER(AVERAGE([.C123];[.F123]; [.I123];[.L123]; [.O123];[.C251];[.F251]; [.I251];[.L251]; [.O251]));AVERAGE([.C123];[.F123]; [.I123];[.L123]; [.O123];[.C251];[.F251]; [.I251];[.L251]; [.O251]);&quot;*&quot;)" table:style-name="ce1">
            <text:p>2660.631435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98.300000000000011" table:formula="of:=IF(ISNUMBER(MEDIAN([.C114];[.F114]; [.I114];[.L114]; [.O114];[.C242];[.F242]; [.I242];[.L242]; [.O242]));MEDIAN([.C114];[.F114]; [.I114];[.L114]; [.O114];[.C242];[.F242]; [.I242];[.L242]; [.O242]);&quot;*&quot;)" table:style-name="ce1">
            <text:p>98.3</text:p>
          </table:table-cell>
          <table:table-cell table:style-name="ce3"/>
          <table:table-cell table:number-columns-repeated="2" table:style-name="ce1"/>
          <table:table-cell table:style-name="ce8"/>
          <table:table-cell table:number-columns-repeated="7" table:style-name="ce1"/>
          <table:table-cell table:style-name="ce3"/>
          <table:table-cell table:number-columns-repeated="16356"/>
        </table:table-row>
        <table:table-row table:style-name="ro2">
          <table:table-cell table:number-columns-repeated="2" table:style-name="ce1"/>
          <table:table-cell office:value-type="float" office:value="522.24" table:formula="of:=MIN([.C261:.C265])" table:style-name="ce3">
            <text:p>522.24</text:p>
          </table:table-cell>
          <table:table-cell table:number-columns-repeated="2" table:style-name="ce3"/>
          <table:table-cell table:number-columns-repeated="4" table:style-name="ce1"/>
          <table:table-cell table:number-columns-repeated="2" table:style-name="ce3"/>
          <table:table-cell table:number-columns-repeated="4" table:style-name="ce1"/>
          <table:table-cell office:value-type="float" office:value="14.9" table:formula="of:=MIN([.P261:.P265])" table:style-name="ce3">
            <text:p>14.9</text:p>
          </table:table-cell>
          <table:table-cell table:style-name="ce3"/>
          <table:table-cell table:number-columns-repeated="2" table:style-name="ce1"/>
          <table:table-cell table:style-name="ce8"/>
          <table:table-cell table:number-columns-repeated="7" table:style-name="ce1"/>
          <table:table-cell table:style-name="ce3"/>
          <table:table-cell table:number-columns-repeated="16356"/>
        </table:table-row>
        <table:table-row table:number-rows-repeated="2" table:style-name="ro2">
          <table:table-cell table:style-name="ce8"/>
          <table:table-cell table:number-columns-repeated="7" table:style-name="ce1"/>
          <table:table-cell table:style-name="ce3"/>
          <table:table-cell table:style-name="ce1"/>
          <table:table-cell table:style-name="ce8"/>
          <table:table-cell table:number-columns-repeated="8" table:style-name="ce1"/>
          <table:table-cell table:style-name="ce8"/>
          <table:table-cell table:number-columns-repeated="7" table:style-name="ce1"/>
          <table:table-cell table:style-name="ce3"/>
          <table:table-cell table:number-columns-repeated="16356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12" table:style-name="ce1"/>
          <table:table-cell table:number-columns-repeated="7" table:style-name="ce3"/>
          <table:table-cell table:number-columns-repeated="16356"/>
        </table:table-row>
        <table:table-row table:style-name="ro2">
          <table:table-cell office:value-type="string" table:number-columns-spanned="9" table:number-rows-spanned="1" table:style-name="ce9">
            <text:p>All Cases: Mean (average) Rank</text:p>
          </table:table-cell>
          <table:covered-table-cell table:number-columns-repeated="8"/>
          <table:table-cell table:style-name="ce1"/>
          <table:table-cell office:value-type="string" table:number-columns-spanned="9" table:number-rows-spanned="1" table:style-name="ce9">
            <text:p>All Cases: Mean (average) Standard Deviation</text:p>
          </table:table-cell>
          <table:covered-table-cell table:number-columns-repeated="8"/>
          <table:table-cell office:value-type="string" table:number-columns-spanned="9" table:number-rows-spanned="1" table:style-name="ce9">
            <text:p>All Cases: Median Rank</text:p>
          </table:table-cell>
          <table:covered-table-cell table:number-columns-repeated="8"/>
          <table:table-cell table:number-columns-repeated="16356"/>
        </table:table-row>
        <table:table-row table:style-name="ro2">
          <table:table-cell office:value-type="string" table:number-columns-spanned="9" table:number-rows-spanned="1" table:style-name="ce5">
            <text:p>Open Discovery</text:p>
          </table:table-cell>
          <table:covered-table-cell table:number-columns-repeated="8"/>
          <table:table-cell table:style-name="ce1"/>
          <table:table-cell office:value-type="string" table:number-columns-spanned="9" table:number-rows-spanned="1" table:style-name="ce5">
            <text:p>Open Discovery</text:p>
          </table:table-cell>
          <table:covered-table-cell table:number-columns-repeated="8"/>
          <table:table-cell office:value-type="string" table:number-columns-spanned="9" table:number-rows-spanned="1" table:style-name="ce5">
            <text:p>Open Discovery</text:p>
          </table:table-cell>
          <table:covered-table-cell table:number-columns-repeated="8"/>
          <table:table-cell table:number-columns-repeated="16356"/>
        </table:table-row>
        <table:table-row table:style-name="ro2">
          <table:table-cell office:value-type="string" table:style-name="ce3">
            <text:p>Aggregation Funcs</text:p>
          </table:table-cell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3"/>
          <table:table-cell table:style-name="ce1"/>
          <table:table-cell office:value-type="string" table:style-name="ce3">
            <text:p>Aggregation Funcs</text:p>
          </table:table-cell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3"/>
          <table:table-cell office:value-type="string" table:style-name="ce3">
            <text:p>Aggregation Funcs</text:p>
          </table:table-cell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3"/>
          <table:table-cell table:number-columns-repeated="16356"/>
        </table:table-row>
        <table:table-row table:style-name="ro2">
          <table:table-cell office:value-type="string" table:style-name="ce3">
            <text:p>Accumulation Funcs</text:p>
          </table:table-cell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3"/>
          <table:table-cell table:style-name="ce1"/>
          <table:table-cell office:value-type="string" table:style-name="ce3">
            <text:p>Accumulation Funcs</text:p>
          </table:table-cell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3"/>
          <table:table-cell office:value-type="string" table:style-name="ce3">
            <text:p>Accumulation Funcs</text:p>
          </table:table-cell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3"/>
          <table:table-cell table:number-columns-repeated="16356"/>
        </table:table-row>
        <table:table-row table:style-name="ro2"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6" table:style-name="ce3"/>
          <table:table-cell office:value-type="string" table:style-name="ce3">
            <text:p>Min Rank</text:p>
          </table:table-cell>
          <table:table-cell table:style-name="ce1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7" table:style-name="ce3"/>
          <table:table-cell office:value-type="string" table:style-name="ce3">
            <text:p>Method/Model</text:p>
          </table:table-cell>
          <table:table-cell office:value-type="string" table:style-name="ce3">
            <text:p>Node Combination</text:p>
          </table:table-cell>
          <table:table-cell table:number-columns-repeated="6" table:style-name="ce3"/>
          <table:table-cell office:value-type="string" table:style-name="ce3">
            <text:p>Min Rank</text:p>
          </table:table-cell>
          <table:table-cell table:number-columns-repeated="16356"/>
        </table:table-row>
        <table:table-row table:style-name="ro2">
          <table:table-cell office:value-type="string" table:number-columns-spanned="1" table:number-rows-spanned="5" table:style-name="ce6">
            <text:p>Score AB &amp; BC links, Weighted LINE, softplus output, ReLu activation</text:p>
          </table:table-cell>
          <table:table-cell office:value-type="string" table:style-name="ce1">
            <text:p>Average</text:p>
          </table:table-cell>
          <table:table-cell office:value-type="float" office:value="1930.6799999999998" table:formula="of:=IF(ISNUMBER(AVERAGE([.C48];[.K48]; [.S48];[.AA48]; [.AI48];[.C174];[.K174]; [.S174];[.AA174]; [.AI174]));AVERAGE([.C48];[.K48]; [.S48];[.AA48]; [.AI48];[.C174];[.K174]; [.S174];[.AA174]; [.AI174]);&quot;*&quot;)" table:style-name="ce1">
            <text:p>1930.68</text:p>
          </table:table-cell>
          <table:table-cell office:value-type="string" office:string-value="*" table:formula="of:=IF(ISNUMBER(AVERAGE([.D48];[.L48]; [.T48];[.AB48]; [.AJ48];[.D174];[.L174]; [.T174];[.AB174]; [.AJ174]));AVERAGE([.D48];[.L48]; [.T48];[.AB48]; [.AJ48];[.D174];[.L174]; [.T174];[.AB174]; [.AJ174]);&quot;*&quot;)" table:style-name="ce1">
            <text:p>*</text:p>
          </table:table-cell>
          <table:table-cell office:value-type="float" office:value="1982.92" table:formula="of:=IF(ISNUMBER(AVERAGE([.E48];[.M48]; [.U48];[.AC48]; [.AK48];[.E174];[.M174]; [.U174];[.AC174]; [.AK174]));AVERAGE([.E48];[.M48]; [.U48];[.AC48]; [.AK48];[.E174];[.M174]; [.U174];[.AC174]; [.AK174]);&quot;*&quot;)" table:style-name="ce1">
            <text:p>1982.92</text:p>
          </table:table-cell>
          <table:table-cell office:value-type="float" office:value="4751.58" table:formula="of:=IF(ISNUMBER(AVERAGE([.F48];[.N48]; [.V48];[.AD48]; [.AL48];[.F174];[.N174]; [.V174];[.AD174]; [.AL174]));AVERAGE([.F48];[.N48]; [.V48];[.AD48]; [.AL48];[.F174];[.N174]; [.V174];[.AD174]; [.AL174]);&quot;*&quot;)" table:style-name="ce1">
            <text:p>4751.58</text:p>
          </table:table-cell>
          <table:table-cell office:value-type="float" office:value="2034.7599999999998" table:formula="of:=IF(ISNUMBER(AVERAGE([.G48];[.O48]; [.W48];[.AE48]; [.AM48];[.G174];[.O174]; [.W174];[.AE174]; [.AM174]));AVERAGE([.G48];[.O48]; [.W48];[.AE48]; [.AM48];[.G174];[.O174]; [.W174];[.AE174]; [.AM174]);&quot;*&quot;)" table:style-name="ce1">
            <text:p>2034.76</text:p>
          </table:table-cell>
          <table:table-cell office:value-type="string" office:string-value="*" table:formula="of:=IF(ISNUMBER(AVERAGE([.H48];[.P48]; [.X48];[.AF48]; [.AN48];[.H174];[.P174]; [.X174];[.AF174]; [.AN174]));AVERAGE([.H48];[.P48]; [.X48];[.AF48]; [.AN48];[.H174];[.P174]; [.X174];[.AF174]; [.AN174]);&quot;*&quot;)" table:style-name="ce1">
            <text:p>*</text:p>
          </table:table-cell>
          <table:table-cell office:value-type="float" office:value="1930.6799999999998" table:formula="of:=MIN([.C275:.H275])" table:style-name="ce3">
            <text:p>1930.68</text:p>
          </table:table-cell>
          <table:table-cell table:style-name="ce1"/>
          <table:table-cell office:value-type="string" table:number-columns-spanned="1" table:number-rows-spanned="5" table:style-name="ce6">
            <text:p>Score AB &amp; BC links, Weighted LINE, softplus output, ReLu activation</text:p>
          </table:table-cell>
          <table:table-cell office:value-type="string" table:style-name="ce1">
            <text:p>Average</text:p>
          </table:table-cell>
          <table:table-cell office:value-type="float" office:value="5711.500692618165" table:formula="of:=IF(ISNUMBER(STDEV([.C48];[.K48]; [.S48];[.AA48]; [.AI48];[.C174];[.K174]; [.S174];[.AA174]; [.AI174]));STDEV([.C48];[.K48]; [.S48];[.AA48]; [.AI48];[.C174];[.K174]; [.S174];[.AA174]; [.AI174]);&quot;*&quot;)" table:style-name="ce1">
            <text:p>5711.500693</text:p>
          </table:table-cell>
          <table:table-cell office:value-type="string" office:string-value="*" table:formula="of:=IF(ISNUMBER(STDEV([.D48];[.L48]; [.T48];[.AB48]; [.AJ48];[.D174];[.L174]; [.T174];[.AB174]; [.AJ174]));STDEV([.D48];[.L48]; [.T48];[.AB48]; [.AJ48];[.D174];[.L174]; [.T174];[.AB174]; [.AJ174]);&quot;*&quot;)" table:style-name="ce1">
            <text:p>*</text:p>
          </table:table-cell>
          <table:table-cell office:value-type="float" office:value="5841.8928996230898" table:formula="of:=IF(ISNUMBER(STDEV([.E48];[.M48]; [.U48];[.AC48]; [.AK48];[.E174];[.M174]; [.U174];[.AC174]; [.AK174]));STDEV([.E48];[.M48]; [.U48];[.AC48]; [.AK48];[.E174];[.M174]; [.U174];[.AC174]; [.AK174]);&quot;*&quot;)" table:style-name="ce1">
            <text:p>5841.8929</text:p>
          </table:table-cell>
          <table:table-cell office:value-type="float" office:value="4607.3221477219158" table:formula="of:=IF(ISNUMBER(STDEV([.F48];[.N48]; [.V48];[.AD48]; [.AL48];[.F174];[.N174]; [.V174];[.AD174]; [.AL174]));STDEV([.F48];[.N48]; [.V48];[.AD48]; [.AL48];[.F174];[.N174]; [.V174];[.AD174]; [.AL174]);&quot;*&quot;)" table:style-name="ce1">
            <text:p>4607.322148</text:p>
          </table:table-cell>
          <table:table-cell office:value-type="float" office:value="5962.0831943205894" table:formula="of:=IF(ISNUMBER(STDEV([.G48];[.O48]; [.W48];[.AE48]; [.AM48];[.G174];[.O174]; [.W174];[.AE174]; [.AM174]));STDEV([.G48];[.O48]; [.W48];[.AE48]; [.AM48];[.G174];[.O174]; [.W174];[.AE174]; [.AM174]);&quot;*&quot;)" table:style-name="ce1">
            <text:p>5962.083194</text:p>
          </table:table-cell>
          <table:table-cell office:value-type="string" office:string-value="*" table:formula="of:=IF(ISNUMBER(STDEV([.H48];[.P48]; [.X48];[.AF48]; [.AN48];[.H174];[.P174]; [.X174];[.AF174]; [.AN174]));STDEV([.H48];[.P48]; [.X48];[.AF48]; [.AN48];[.H174];[.P174]; [.X174];[.AF174]; [.AN174]);&quot;*&quot;)" table:style-name="ce1">
            <text:p>*</text:p>
          </table:table-cell>
          <table:table-cell table:style-name="ce1"/>
          <table:table-cell office:value-type="string" table:number-columns-spanned="1" table:number-rows-spanned="5" table:style-name="ce6">
            <text:p>Score AB &amp; BC links, Weighted LINE, softplus output, ReLu activation</text:p>
          </table:table-cell>
          <table:table-cell office:value-type="string" table:style-name="ce1">
            <text:p>Average</text:p>
          </table:table-cell>
          <table:table-cell office:value-type="float" office:value="25.2" table:formula="of:=IF(ISNUMBER(MEDIAN([.C48];[.K48]; [.S48];[.AA48]; [.AI48];[.C174];[.K174]; [.S174];[.AA174]; [.AI174]));MEDIAN([.C48];[.K48]; [.S48];[.AA48]; [.AI48];[.C174];[.K174]; [.S174];[.AA174]; [.AI174]);&quot;*&quot;)" table:style-name="ce1">
            <text:p>25.2</text:p>
          </table:table-cell>
          <table:table-cell office:value-type="string" office:string-value="*" table:formula="of:=IF(ISNUMBER(MEDIAN([.D48];[.L48]; [.T48];[.AB48]; [.AJ48];[.D174];[.L174]; [.T174];[.AB174]; [.AJ174]));MEDIAN([.D48];[.L48]; [.T48];[.AB48]; [.AJ48];[.D174];[.L174]; [.T174];[.AB174]; [.AJ174]);&quot;*&quot;)" table:style-name="ce1">
            <text:p>*</text:p>
          </table:table-cell>
          <table:table-cell office:value-type="float" office:value="29.2" table:formula="of:=IF(ISNUMBER(MEDIAN([.E48];[.M48]; [.U48];[.AC48]; [.AK48];[.E174];[.M174]; [.U174];[.AC174]; [.AK174]));MEDIAN([.E48];[.M48]; [.U48];[.AC48]; [.AK48];[.E174];[.M174]; [.U174];[.AC174]; [.AK174]);&quot;*&quot;)" table:style-name="ce1">
            <text:p>29.2</text:p>
          </table:table-cell>
          <table:table-cell office:value-type="float" office:value="3850.4" table:formula="of:=IF(ISNUMBER(MEDIAN([.F48];[.N48]; [.V48];[.AD48]; [.AL48];[.F174];[.N174]; [.V174];[.AD174]; [.AL174]));MEDIAN([.F48];[.N48]; [.V48];[.AD48]; [.AL48];[.F174];[.N174]; [.V174];[.AD174]; [.AL174]);&quot;*&quot;)" table:style-name="ce1">
            <text:p>3850.4</text:p>
          </table:table-cell>
          <table:table-cell office:value-type="float" office:value="32.700000000000003" table:formula="of:=IF(ISNUMBER(MEDIAN([.G48];[.O48]; [.W48];[.AE48]; [.AM48];[.G174];[.O174]; [.W174];[.AE174]; [.AM174]));MEDIAN([.G48];[.O48]; [.W48];[.AE48]; [.AM48];[.G174];[.O174]; [.W174];[.AE174]; [.AM174]);&quot;*&quot;)" table:style-name="ce1">
            <text:p>32.7</text:p>
          </table:table-cell>
          <table:table-cell office:value-type="string" office:string-value="*" table:formula="of:=IF(ISNUMBER(MEDIAN([.H48];[.P48]; [.X48];[.AF48]; [.AN48];[.H174];[.P174]; [.X174];[.AF174]; [.AN174]));MEDIAN([.H48];[.P48]; [.X48];[.AF48]; [.AN48];[.H174];[.P174]; [.X174];[.AF174]; [.AN174]);&quot;*&quot;)" table:style-name="ce1">
            <text:p>*</text:p>
          </table:table-cell>
          <table:table-cell office:value-type="float" office:value="25.2" table:formula="of:=MIN([.V275:.AA275])" table:style-name="ce3">
            <text:p>25.2</text:p>
          </table:table-cell>
          <table:table-cell table:number-columns-repeated="16356"/>
        </table:table-row>
        <table:table-row table:style-name="ro2">
          <table:covered-table-cell/>
          <table:table-cell office:value-type="string" table:style-name="ce1">
            <text:p>Concatenation</text:p>
          </table:table-cell>
          <table:table-cell office:value-type="float" office:value="1907.42" table:formula="of:=IF(ISNUMBER(AVERAGE([.C49];[.K49]; [.S49];[.AA49]; [.AI49];[.C175];[.K175]; [.S175];[.AA175]; [.AI175]));AVERAGE([.C49];[.K49]; [.S49];[.AA49]; [.AI49];[.C175];[.K175]; [.S175];[.AA175]; [.AI175]);&quot;*&quot;)" table:style-name="ce1">
            <text:p>1907.42</text:p>
          </table:table-cell>
          <table:table-cell office:value-type="string" office:string-value="*" table:formula="of:=IF(ISNUMBER(AVERAGE([.D49];[.L49]; [.T49];[.AB49]; [.AJ49];[.D175];[.L175]; [.T175];[.AB175]; [.AJ175]));AVERAGE([.D49];[.L49]; [.T49];[.AB49]; [.AJ49];[.D175];[.L175]; [.T175];[.AB175]; [.AJ175]);&quot;*&quot;)" table:style-name="ce1">
            <text:p>*</text:p>
          </table:table-cell>
          <table:table-cell office:value-type="float" office:value="1940.3" table:formula="of:=IF(ISNUMBER(AVERAGE([.E49];[.M49]; [.U49];[.AC49]; [.AK49];[.E175];[.M175]; [.U175];[.AC175]; [.AK175]));AVERAGE([.E49];[.M49]; [.U49];[.AC49]; [.AK49];[.E175];[.M175]; [.U175];[.AC175]; [.AK175]);&quot;*&quot;)" table:style-name="ce1">
            <text:p>1940.3</text:p>
          </table:table-cell>
          <table:table-cell office:value-type="float" office:value="26786.940000000002" table:formula="of:=IF(ISNUMBER(AVERAGE([.F49];[.N49]; [.V49];[.AD49]; [.AL49];[.F175];[.N175]; [.V175];[.AD175]; [.AL175]));AVERAGE([.F49];[.N49]; [.V49];[.AD49]; [.AL49];[.F175];[.N175]; [.V175];[.AD175]; [.AL175]);&quot;*&quot;)" table:style-name="ce1">
            <text:p>26786.94</text:p>
          </table:table-cell>
          <table:table-cell office:value-type="float" office:value="1972.78" table:formula="of:=IF(ISNUMBER(AVERAGE([.G49];[.O49]; [.W49];[.AE49]; [.AM49];[.G175];[.O175]; [.W175];[.AE175]; [.AM175]));AVERAGE([.G49];[.O49]; [.W49];[.AE49]; [.AM49];[.G175];[.O175]; [.W175];[.AE175]; [.AM175]);&quot;*&quot;)" table:style-name="ce1">
            <text:p>1972.78</text:p>
          </table:table-cell>
          <table:table-cell office:value-type="string" office:string-value="*" table:formula="of:=IF(ISNUMBER(AVERAGE([.H49];[.P49]; [.X49];[.AF49]; [.AN49];[.H175];[.P175]; [.X175];[.AF175]; [.AN175]));AVERAGE([.H49];[.P49]; [.X49];[.AF49]; [.AN49];[.H175];[.P175]; [.X175];[.AF175]; [.AN175]);&quot;*&quot;)" table:style-name="ce1">
            <text:p>*</text:p>
          </table:table-cell>
          <table:table-cell office:value-type="float" office:value="1907.42" table:formula="of:=MIN([.C276:.H276])" table:style-name="ce3">
            <text:p>1907.42</text:p>
          </table:table-cell>
          <table:table-cell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5859.3958084051255" table:formula="of:=IF(ISNUMBER(STDEV([.C49];[.K49]; [.S49];[.AA49]; [.AI49];[.C175];[.K175]; [.S175];[.AA175]; [.AI175]));STDEV([.C49];[.K49]; [.S49];[.AA49]; [.AI49];[.C175];[.K175]; [.S175];[.AA175]; [.AI175]);&quot;*&quot;)" table:style-name="ce1">
            <text:p>5859.395808</text:p>
          </table:table-cell>
          <table:table-cell office:value-type="string" office:string-value="*" table:formula="of:=IF(ISNUMBER(STDEV([.D49];[.L49]; [.T49];[.AB49]; [.AJ49];[.D175];[.L175]; [.T175];[.AB175]; [.AJ175]));STDEV([.D49];[.L49]; [.T49];[.AB49]; [.AJ49];[.D175];[.L175]; [.T175];[.AB175]; [.AJ175]);&quot;*&quot;)" table:style-name="ce1">
            <text:p>*</text:p>
          </table:table-cell>
          <table:table-cell office:value-type="float" office:value="5909.6230707023751" table:formula="of:=IF(ISNUMBER(STDEV([.E49];[.M49]; [.U49];[.AC49]; [.AK49];[.E175];[.M175]; [.U175];[.AC175]; [.AK175]));STDEV([.E49];[.M49]; [.U49];[.AC49]; [.AK49];[.E175];[.M175]; [.U175];[.AC175]; [.AK175]);&quot;*&quot;)" table:style-name="ce1">
            <text:p>5909.623071</text:p>
          </table:table-cell>
          <table:table-cell office:value-type="float" office:value="22128.20735783979" table:formula="of:=IF(ISNUMBER(STDEV([.F49];[.N49]; [.V49];[.AD49]; [.AL49];[.F175];[.N175]; [.V175];[.AD175]; [.AL175]));STDEV([.F49];[.N49]; [.V49];[.AD49]; [.AL49];[.F175];[.N175]; [.V175];[.AD175]; [.AL175]);&quot;*&quot;)" table:style-name="ce1">
            <text:p>22128.20736</text:p>
          </table:table-cell>
          <table:table-cell office:value-type="float" office:value="5951.8286470630183" table:formula="of:=IF(ISNUMBER(STDEV([.G49];[.O49]; [.W49];[.AE49]; [.AM49];[.G175];[.O175]; [.W175];[.AE175]; [.AM175]));STDEV([.G49];[.O49]; [.W49];[.AE49]; [.AM49];[.G175];[.O175]; [.W175];[.AE175]; [.AM175]);&quot;*&quot;)" table:style-name="ce1">
            <text:p>5951.828647</text:p>
          </table:table-cell>
          <table:table-cell office:value-type="string" office:string-value="*" table:formula="of:=IF(ISNUMBER(STDEV([.H49];[.P49]; [.X49];[.AF49]; [.AN49];[.H175];[.P175]; [.X175];[.AF175]; [.AN175]));STDEV([.H49];[.P49]; [.X49];[.AF49]; [.AN49];[.H175];[.P175]; [.X175];[.AF175]; [.AN175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Concatenation</text:p>
          </table:table-cell>
          <table:table-cell office:value-type="float" office:value="18.2" table:formula="of:=IF(ISNUMBER(MEDIAN([.C49];[.K49]; [.S49];[.AA49]; [.AI49];[.C175];[.K175]; [.S175];[.AA175]; [.AI175]));MEDIAN([.C49];[.K49]; [.S49];[.AA49]; [.AI49];[.C175];[.K175]; [.S175];[.AA175]; [.AI175]);&quot;*&quot;)" table:style-name="ce1">
            <text:p>18.2</text:p>
          </table:table-cell>
          <table:table-cell office:value-type="string" office:string-value="*" table:formula="of:=IF(ISNUMBER(MEDIAN([.D49];[.L49]; [.T49];[.AB49]; [.AJ49];[.D175];[.L175]; [.T175];[.AB175]; [.AJ175]));MEDIAN([.D49];[.L49]; [.T49];[.AB49]; [.AJ49];[.D175];[.L175]; [.T175];[.AB175]; [.AJ175]);&quot;*&quot;)" table:style-name="ce1">
            <text:p>*</text:p>
          </table:table-cell>
          <table:table-cell office:value-type="float" office:value="21.799999999999997" table:formula="of:=IF(ISNUMBER(MEDIAN([.E49];[.M49]; [.U49];[.AC49]; [.AK49];[.E175];[.M175]; [.U175];[.AC175]; [.AK175]));MEDIAN([.E49];[.M49]; [.U49];[.AC49]; [.AK49];[.E175];[.M175]; [.U175];[.AC175]; [.AK175]);&quot;*&quot;)" table:style-name="ce1">
            <text:p>21.8</text:p>
          </table:table-cell>
          <table:table-cell office:value-type="float" office:value="23334.800000000003" table:formula="of:=IF(ISNUMBER(MEDIAN([.F49];[.N49]; [.V49];[.AD49]; [.AL49];[.F175];[.N175]; [.V175];[.AD175]; [.AL175]));MEDIAN([.F49];[.N49]; [.V49];[.AD49]; [.AL49];[.F175];[.N175]; [.V175];[.AD175]; [.AL175]);&quot;*&quot;)" table:style-name="ce1">
            <text:p>23334.8</text:p>
          </table:table-cell>
          <table:table-cell office:value-type="float" office:value="26.6" table:formula="of:=IF(ISNUMBER(MEDIAN([.G49];[.O49]; [.W49];[.AE49]; [.AM49];[.G175];[.O175]; [.W175];[.AE175]; [.AM175]));MEDIAN([.G49];[.O49]; [.W49];[.AE49]; [.AM49];[.G175];[.O175]; [.W175];[.AE175]; [.AM175]);&quot;*&quot;)" table:style-name="ce1">
            <text:p>26.6</text:p>
          </table:table-cell>
          <table:table-cell office:value-type="string" office:string-value="*" table:formula="of:=IF(ISNUMBER(MEDIAN([.H49];[.P49]; [.X49];[.AF49]; [.AN49];[.H175];[.P175]; [.X175];[.AF175]; [.AN175]));MEDIAN([.H49];[.P49]; [.X49];[.AF49]; [.AN49];[.H175];[.P175]; [.X175];[.AF175]; [.AN175]);&quot;*&quot;)" table:style-name="ce1">
            <text:p>*</text:p>
          </table:table-cell>
          <table:table-cell office:value-type="float" office:value="18.2" table:formula="of:=MIN([.V276:.AA276])" table:style-name="ce3">
            <text:p>18.2</text:p>
          </table:table-cell>
          <table:table-cell table:number-columns-repeated="16356"/>
        </table:table-row>
        <table:table-row table:style-name="ro2">
          <table:covered-table-cell/>
          <table:table-cell office:value-type="string" table:style-name="ce1">
            <text:p>Hadamard</text:p>
          </table:table-cell>
          <table:table-cell office:value-type="float" office:value="1908.08" table:formula="of:=IF(ISNUMBER(AVERAGE([.C50];[.K50]; [.S50];[.AA50]; [.AI50];[.C176];[.K176]; [.S176];[.AA176]; [.AI176]));AVERAGE([.C50];[.K50]; [.S50];[.AA50]; [.AI50];[.C176];[.K176]; [.S176];[.AA176]; [.AI176]);&quot;*&quot;)" table:style-name="ce1">
            <text:p>1908.08</text:p>
          </table:table-cell>
          <table:table-cell office:value-type="string" office:string-value="*" table:formula="of:=IF(ISNUMBER(AVERAGE([.D50];[.L50]; [.T50];[.AB50]; [.AJ50];[.D176];[.L176]; [.T176];[.AB176]; [.AJ176]));AVERAGE([.D50];[.L50]; [.T50];[.AB50]; [.AJ50];[.D176];[.L176]; [.T176];[.AB176]; [.AJ176]);&quot;*&quot;)" table:style-name="ce1">
            <text:p>*</text:p>
          </table:table-cell>
          <table:table-cell office:value-type="float" office:value="1944.2800000000002" table:formula="of:=IF(ISNUMBER(AVERAGE([.E50];[.M50]; [.U50];[.AC50]; [.AK50];[.E176];[.M176]; [.U176];[.AC176]; [.AK176]));AVERAGE([.E50];[.M50]; [.U50];[.AC50]; [.AK50];[.E176];[.M176]; [.U176];[.AC176]; [.AK176]);&quot;*&quot;)" table:style-name="ce1">
            <text:p>1944.28</text:p>
          </table:table-cell>
          <table:table-cell office:value-type="float" office:value="6624.3599999999988" table:formula="of:=IF(ISNUMBER(AVERAGE([.F50];[.N50]; [.V50];[.AD50]; [.AL50];[.F176];[.N176]; [.V176];[.AD176]; [.AL176]));AVERAGE([.F50];[.N50]; [.V50];[.AD50]; [.AL50];[.F176];[.N176]; [.V176];[.AD176]; [.AL176]);&quot;*&quot;)" table:style-name="ce1">
            <text:p>6624.36</text:p>
          </table:table-cell>
          <table:table-cell office:value-type="float" office:value="1973.5400000000002" table:formula="of:=IF(ISNUMBER(AVERAGE([.G50];[.O50]; [.W50];[.AE50]; [.AM50];[.G176];[.O176]; [.W176];[.AE176]; [.AM176]));AVERAGE([.G50];[.O50]; [.W50];[.AE50]; [.AM50];[.G176];[.O176]; [.W176];[.AE176]; [.AM176]);&quot;*&quot;)" table:style-name="ce1">
            <text:p>1973.54</text:p>
          </table:table-cell>
          <table:table-cell office:value-type="string" office:string-value="*" table:formula="of:=IF(ISNUMBER(AVERAGE([.H50];[.P50]; [.X50];[.AF50]; [.AN50];[.H176];[.P176]; [.X176];[.AF176]; [.AN176]));AVERAGE([.H50];[.P50]; [.X50];[.AF50]; [.AN50];[.H176];[.P176]; [.X176];[.AF176]; [.AN176]);&quot;*&quot;)" table:style-name="ce1">
            <text:p>*</text:p>
          </table:table-cell>
          <table:table-cell office:value-type="float" office:value="1908.08" table:formula="of:=MIN([.C277:.H277])" table:style-name="ce3">
            <text:p>1908.08</text:p>
          </table:table-cell>
          <table:table-cell table:style-name="ce1"/>
          <table:covered-table-cell/>
          <table:table-cell office:value-type="string" table:style-name="ce1">
            <text:p>Hadamard</text:p>
          </table:table-cell>
          <table:table-cell office:value-type="float" office:value="5573.6889752558754" table:formula="of:=IF(ISNUMBER(STDEV([.C50];[.K50]; [.S50];[.AA50]; [.AI50];[.C176];[.K176]; [.S176];[.AA176]; [.AI176]));STDEV([.C50];[.K50]; [.S50];[.AA50]; [.AI50];[.C176];[.K176]; [.S176];[.AA176]; [.AI176]);&quot;*&quot;)" table:style-name="ce1">
            <text:p>5573.688975</text:p>
          </table:table-cell>
          <table:table-cell office:value-type="string" office:string-value="*" table:formula="of:=IF(ISNUMBER(STDEV([.D50];[.L50]; [.T50];[.AB50]; [.AJ50];[.D176];[.L176]; [.T176];[.AB176]; [.AJ176]));STDEV([.D50];[.L50]; [.T50];[.AB50]; [.AJ50];[.D176];[.L176]; [.T176];[.AB176]; [.AJ176]);&quot;*&quot;)" table:style-name="ce1">
            <text:p>*</text:p>
          </table:table-cell>
          <table:table-cell office:value-type="float" office:value="5668.027581051063" table:formula="of:=IF(ISNUMBER(STDEV([.E50];[.M50]; [.U50];[.AC50]; [.AK50];[.E176];[.M176]; [.U176];[.AC176]; [.AK176]));STDEV([.E50];[.M50]; [.U50];[.AC50]; [.AK50];[.E176];[.M176]; [.U176];[.AC176]; [.AK176]);&quot;*&quot;)" table:style-name="ce1">
            <text:p>5668.027581</text:p>
          </table:table-cell>
          <table:table-cell office:value-type="float" office:value="5454.3792361327041" table:formula="of:=IF(ISNUMBER(STDEV([.F50];[.N50]; [.V50];[.AD50]; [.AL50];[.F176];[.N176]; [.V176];[.AD176]; [.AL176]));STDEV([.F50];[.N50]; [.V50];[.AD50]; [.AL50];[.F176];[.N176]; [.V176];[.AD176]; [.AL176]);&quot;*&quot;)" table:style-name="ce1">
            <text:p>5454.379236</text:p>
          </table:table-cell>
          <table:table-cell office:value-type="float" office:value="5743.3728789894112" table:formula="of:=IF(ISNUMBER(STDEV([.G50];[.O50]; [.W50];[.AE50]; [.AM50];[.G176];[.O176]; [.W176];[.AE176]; [.AM176]));STDEV([.G50];[.O50]; [.W50];[.AE50]; [.AM50];[.G176];[.O176]; [.W176];[.AE176]; [.AM176]);&quot;*&quot;)" table:style-name="ce1">
            <text:p>5743.372879</text:p>
          </table:table-cell>
          <table:table-cell office:value-type="string" office:string-value="*" table:formula="of:=IF(ISNUMBER(STDEV([.H50];[.P50]; [.X50];[.AF50]; [.AN50];[.H176];[.P176]; [.X176];[.AF176]; [.AN176]));STDEV([.H50];[.P50]; [.X50];[.AF50]; [.AN50];[.H176];[.P176]; [.X176];[.AF176]; [.AN176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Hadamard</text:p>
          </table:table-cell>
          <table:table-cell office:value-type="float" office:value="22.4" table:formula="of:=IF(ISNUMBER(MEDIAN([.C50];[.K50]; [.S50];[.AA50]; [.AI50];[.C176];[.K176]; [.S176];[.AA176]; [.AI176]));MEDIAN([.C50];[.K50]; [.S50];[.AA50]; [.AI50];[.C176];[.K176]; [.S176];[.AA176]; [.AI176]);&quot;*&quot;)" table:style-name="ce1">
            <text:p>22.4</text:p>
          </table:table-cell>
          <table:table-cell office:value-type="string" office:string-value="*" table:formula="of:=IF(ISNUMBER(MEDIAN([.D50];[.L50]; [.T50];[.AB50]; [.AJ50];[.D176];[.L176]; [.T176];[.AB176]; [.AJ176]));MEDIAN([.D50];[.L50]; [.T50];[.AB50]; [.AJ50];[.D176];[.L176]; [.T176];[.AB176]; [.AJ176]);&quot;*&quot;)" table:style-name="ce1">
            <text:p>*</text:p>
          </table:table-cell>
          <table:table-cell office:value-type="float" office:value="23.4" table:formula="of:=IF(ISNUMBER(MEDIAN([.E50];[.M50]; [.U50];[.AC50]; [.AK50];[.E176];[.M176]; [.U176];[.AC176]; [.AK176]));MEDIAN([.E50];[.M50]; [.U50];[.AC50]; [.AK50];[.E176];[.M176]; [.U176];[.AC176]; [.AK176]);&quot;*&quot;)" table:style-name="ce1">
            <text:p>23.4</text:p>
          </table:table-cell>
          <table:table-cell office:value-type="float" office:value="6901.6" table:formula="of:=IF(ISNUMBER(MEDIAN([.F50];[.N50]; [.V50];[.AD50]; [.AL50];[.F176];[.N176]; [.V176];[.AD176]; [.AL176]));MEDIAN([.F50];[.N50]; [.V50];[.AD50]; [.AL50];[.F176];[.N176]; [.V176];[.AD176]; [.AL176]);&quot;*&quot;)" table:style-name="ce1">
            <text:p>6901.6</text:p>
          </table:table-cell>
          <table:table-cell office:value-type="float" office:value="25.3" table:formula="of:=IF(ISNUMBER(MEDIAN([.G50];[.O50]; [.W50];[.AE50]; [.AM50];[.G176];[.O176]; [.W176];[.AE176]; [.AM176]));MEDIAN([.G50];[.O50]; [.W50];[.AE50]; [.AM50];[.G176];[.O176]; [.W176];[.AE176]; [.AM176]);&quot;*&quot;)" table:style-name="ce1">
            <text:p>25.3</text:p>
          </table:table-cell>
          <table:table-cell office:value-type="string" office:string-value="*" table:formula="of:=IF(ISNUMBER(MEDIAN([.H50];[.P50]; [.X50];[.AF50]; [.AN50];[.H176];[.P176]; [.X176];[.AF176]; [.AN176]));MEDIAN([.H50];[.P50]; [.X50];[.AF50]; [.AN50];[.H176];[.P176]; [.X176];[.AF176]; [.AN176]);&quot;*&quot;)" table:style-name="ce1">
            <text:p>*</text:p>
          </table:table-cell>
          <table:table-cell office:value-type="float" office:value="22.4" table:formula="of:=MIN([.V277:.AA277])" table:style-name="ce3">
            <text:p>22.4</text:p>
          </table:table-cell>
          <table:table-cell table:number-columns-repeated="16356"/>
        </table:table-row>
        <table:table-row table:style-name="ro2">
          <table:covered-table-cell/>
          <table:table-cell office:value-type="string" table:style-name="ce1">
            <text:p>Weighted-L1</text:p>
          </table:table-cell>
          <table:table-cell office:value-type="float" office:value="1982.5" table:formula="of:=IF(ISNUMBER(AVERAGE([.C51];[.K51]; [.S51];[.AA51]; [.AI51];[.C177];[.K177]; [.S177];[.AA177]; [.AI177]));AVERAGE([.C51];[.K51]; [.S51];[.AA51]; [.AI51];[.C177];[.K177]; [.S177];[.AA177]; [.AI177]);&quot;*&quot;)" table:style-name="ce1">
            <text:p>1982.5</text:p>
          </table:table-cell>
          <table:table-cell office:value-type="string" office:string-value="*" table:formula="of:=IF(ISNUMBER(AVERAGE([.D51];[.L51]; [.T51];[.AB51]; [.AJ51];[.D177];[.L177]; [.T177];[.AB177]; [.AJ177]));AVERAGE([.D51];[.L51]; [.T51];[.AB51]; [.AJ51];[.D177];[.L177]; [.T177];[.AB177]; [.AJ177]);&quot;*&quot;)" table:style-name="ce1">
            <text:p>*</text:p>
          </table:table-cell>
          <table:table-cell office:value-type="float" office:value="2076.8599999999997" table:formula="of:=IF(ISNUMBER(AVERAGE([.E51];[.M51]; [.U51];[.AC51]; [.AK51];[.E177];[.M177]; [.U177];[.AC177]; [.AK177]));AVERAGE([.E51];[.M51]; [.U51];[.AC51]; [.AK51];[.E177];[.M177]; [.U177];[.AC177]; [.AK177]);&quot;*&quot;)" table:style-name="ce1">
            <text:p>2076.86</text:p>
          </table:table-cell>
          <table:table-cell office:value-type="float" office:value="18135.420000000002" table:formula="of:=IF(ISNUMBER(AVERAGE([.F51];[.N51]; [.V51];[.AD51]; [.AL51];[.F177];[.N177]; [.V177];[.AD177]; [.AL177]));AVERAGE([.F51];[.N51]; [.V51];[.AD51]; [.AL51];[.F177];[.N177]; [.V177];[.AD177]; [.AL177]);&quot;*&quot;)" table:style-name="ce1">
            <text:p>18135.42</text:p>
          </table:table-cell>
          <table:table-cell office:value-type="float" office:value="2147.4" table:formula="of:=IF(ISNUMBER(AVERAGE([.G51];[.O51]; [.W51];[.AE51]; [.AM51];[.G177];[.O177]; [.W177];[.AE177]; [.AM177]));AVERAGE([.G51];[.O51]; [.W51];[.AE51]; [.AM51];[.G177];[.O177]; [.W177];[.AE177]; [.AM177]);&quot;*&quot;)" table:style-name="ce1">
            <text:p>2147.4</text:p>
          </table:table-cell>
          <table:table-cell office:value-type="string" office:string-value="*" table:formula="of:=IF(ISNUMBER(AVERAGE([.H51];[.P51]; [.X51];[.AF51]; [.AN51];[.H177];[.P177]; [.X177];[.AF177]; [.AN177]));AVERAGE([.H51];[.P51]; [.X51];[.AF51]; [.AN51];[.H177];[.P177]; [.X177];[.AF177]; [.AN177]);&quot;*&quot;)" table:style-name="ce1">
            <text:p>*</text:p>
          </table:table-cell>
          <table:table-cell office:value-type="float" office:value="1982.5" table:formula="of:=MIN([.C278:.H278])" table:style-name="ce3">
            <text:p>1982.5</text:p>
          </table:table-cell>
          <table:table-cell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5885.9726795530105" table:formula="of:=IF(ISNUMBER(STDEV([.C51];[.K51]; [.S51];[.AA51]; [.AI51];[.C177];[.K177]; [.S177];[.AA177]; [.AI177]));STDEV([.C51];[.K51]; [.S51];[.AA51]; [.AI51];[.C177];[.K177]; [.S177];[.AA177]; [.AI177]);&quot;*&quot;)" table:style-name="ce1">
            <text:p>5885.97268</text:p>
          </table:table-cell>
          <table:table-cell office:value-type="string" office:string-value="*" table:formula="of:=IF(ISNUMBER(STDEV([.D51];[.L51]; [.T51];[.AB51]; [.AJ51];[.D177];[.L177]; [.T177];[.AB177]; [.AJ177]));STDEV([.D51];[.L51]; [.T51];[.AB51]; [.AJ51];[.D177];[.L177]; [.T177];[.AB177]; [.AJ177]);&quot;*&quot;)" table:style-name="ce1">
            <text:p>*</text:p>
          </table:table-cell>
          <table:table-cell office:value-type="float" office:value="6161.9651209298117" table:formula="of:=IF(ISNUMBER(STDEV([.E51];[.M51]; [.U51];[.AC51]; [.AK51];[.E177];[.M177]; [.U177];[.AC177]; [.AK177]));STDEV([.E51];[.M51]; [.U51];[.AC51]; [.AK51];[.E177];[.M177]; [.U177];[.AC177]; [.AK177]);&quot;*&quot;)" table:style-name="ce1">
            <text:p>6161.965121</text:p>
          </table:table-cell>
          <table:table-cell office:value-type="float" office:value="16695.914997507622" table:formula="of:=IF(ISNUMBER(STDEV([.F51];[.N51]; [.V51];[.AD51]; [.AL51];[.F177];[.N177]; [.V177];[.AD177]; [.AL177]));STDEV([.F51];[.N51]; [.V51];[.AD51]; [.AL51];[.F177];[.N177]; [.V177];[.AD177]; [.AL177]);&quot;*&quot;)" table:style-name="ce1">
            <text:p>16695.915</text:p>
          </table:table-cell>
          <table:table-cell office:value-type="float" office:value="6364.1896396076136" table:formula="of:=IF(ISNUMBER(STDEV([.G51];[.O51]; [.W51];[.AE51]; [.AM51];[.G177];[.O177]; [.W177];[.AE177]; [.AM177]));STDEV([.G51];[.O51]; [.W51];[.AE51]; [.AM51];[.G177];[.O177]; [.W177];[.AE177]; [.AM177]);&quot;*&quot;)" table:style-name="ce1">
            <text:p>6364.18964</text:p>
          </table:table-cell>
          <table:table-cell office:value-type="string" office:string-value="*" table:formula="of:=IF(ISNUMBER(STDEV([.H51];[.P51]; [.X51];[.AF51]; [.AN51];[.H177];[.P177]; [.X177];[.AF177]; [.AN177]));STDEV([.H51];[.P51]; [.X51];[.AF51]; [.AN51];[.H177];[.P177]; [.X177];[.AF177]; [.AN177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Weighted-L1</text:p>
          </table:table-cell>
          <table:table-cell office:value-type="float" office:value="20.3" table:formula="of:=IF(ISNUMBER(MEDIAN([.C51];[.K51]; [.S51];[.AA51]; [.AI51];[.C177];[.K177]; [.S177];[.AA177]; [.AI177]));MEDIAN([.C51];[.K51]; [.S51];[.AA51]; [.AI51];[.C177];[.K177]; [.S177];[.AA177]; [.AI177]);&quot;*&quot;)" table:style-name="ce1">
            <text:p>20.3</text:p>
          </table:table-cell>
          <table:table-cell office:value-type="string" office:string-value="*" table:formula="of:=IF(ISNUMBER(MEDIAN([.D51];[.L51]; [.T51];[.AB51]; [.AJ51];[.D177];[.L177]; [.T177];[.AB177]; [.AJ177]));MEDIAN([.D51];[.L51]; [.T51];[.AB51]; [.AJ51];[.D177];[.L177]; [.T177];[.AB177]; [.AJ177]);&quot;*&quot;)" table:style-name="ce1">
            <text:p>*</text:p>
          </table:table-cell>
          <table:table-cell office:value-type="float" office:value="21.200000000000003" table:formula="of:=IF(ISNUMBER(MEDIAN([.E51];[.M51]; [.U51];[.AC51]; [.AK51];[.E177];[.M177]; [.U177];[.AC177]; [.AK177]));MEDIAN([.E51];[.M51]; [.U51];[.AC51]; [.AK51];[.E177];[.M177]; [.U177];[.AC177]; [.AK177]);&quot;*&quot;)" table:style-name="ce1">
            <text:p>21.2</text:p>
          </table:table-cell>
          <table:table-cell office:value-type="float" office:value="19214.2" table:formula="of:=IF(ISNUMBER(MEDIAN([.F51];[.N51]; [.V51];[.AD51]; [.AL51];[.F177];[.N177]; [.V177];[.AD177]; [.AL177]));MEDIAN([.F51];[.N51]; [.V51];[.AD51]; [.AL51];[.F177];[.N177]; [.V177];[.AD177]; [.AL177]);&quot;*&quot;)" table:style-name="ce1">
            <text:p>19214.2</text:p>
          </table:table-cell>
          <table:table-cell office:value-type="float" office:value="25.1" table:formula="of:=IF(ISNUMBER(MEDIAN([.G51];[.O51]; [.W51];[.AE51]; [.AM51];[.G177];[.O177]; [.W177];[.AE177]; [.AM177]));MEDIAN([.G51];[.O51]; [.W51];[.AE51]; [.AM51];[.G177];[.O177]; [.W177];[.AE177]; [.AM177]);&quot;*&quot;)" table:style-name="ce1">
            <text:p>25.1</text:p>
          </table:table-cell>
          <table:table-cell office:value-type="string" office:string-value="*" table:formula="of:=IF(ISNUMBER(MEDIAN([.H51];[.P51]; [.X51];[.AF51]; [.AN51];[.H177];[.P177]; [.X177];[.AF177]; [.AN177]));MEDIAN([.H51];[.P51]; [.X51];[.AF51]; [.AN51];[.H177];[.P177]; [.X177];[.AF177]; [.AN177]);&quot;*&quot;)" table:style-name="ce1">
            <text:p>*</text:p>
          </table:table-cell>
          <table:table-cell office:value-type="float" office:value="20.3" table:formula="of:=MIN([.V278:.AA278])" table:style-name="ce3">
            <text:p>20.3</text:p>
          </table:table-cell>
          <table:table-cell table:number-columns-repeated="16356"/>
        </table:table-row>
        <table:table-row table:style-name="ro2">
          <table:covered-table-cell/>
          <table:table-cell office:value-type="string" table:style-name="ce1">
            <text:p>Weighted-L2</text:p>
          </table:table-cell>
          <table:table-cell office:value-type="float" office:value="1997.2600000000002" table:formula="of:=IF(ISNUMBER(AVERAGE([.C52];[.K52]; [.S52];[.AA52]; [.AI52];[.C178];[.K178]; [.S178];[.AA178]; [.AI178]));AVERAGE([.C52];[.K52]; [.S52];[.AA52]; [.AI52];[.C178];[.K178]; [.S178];[.AA178]; [.AI178]);&quot;*&quot;)" table:style-name="ce1">
            <text:p>1997.26</text:p>
          </table:table-cell>
          <table:table-cell office:value-type="float" office:value="9439.0333333333328" table:formula="of:=IF(ISNUMBER(AVERAGE([.D52];[.L52]; [.T52];[.AB52]; [.AJ52];[.D178];[.L178]; [.T178];[.AB178]; [.AJ178]));AVERAGE([.D52];[.L52]; [.T52];[.AB52]; [.AJ52];[.D178];[.L178]; [.T178];[.AB178]; [.AJ178]);&quot;*&quot;)" table:style-name="ce1">
            <text:p>9439.033333</text:p>
          </table:table-cell>
          <table:table-cell office:value-type="float" office:value="2186.2199999999998" table:formula="of:=IF(ISNUMBER(AVERAGE([.E52];[.M52]; [.U52];[.AC52]; [.AK52];[.E178];[.M178]; [.U178];[.AC178]; [.AK178]));AVERAGE([.E52];[.M52]; [.U52];[.AC52]; [.AK52];[.E178];[.M178]; [.U178];[.AC178]; [.AK178]);&quot;*&quot;)" table:style-name="ce1">
            <text:p>2186.22</text:p>
          </table:table-cell>
          <table:table-cell office:value-type="float" office:value="16365.080000000002" table:formula="of:=IF(ISNUMBER(AVERAGE([.F52];[.N52]; [.V52];[.AD52]; [.AL52];[.F178];[.N178]; [.V178];[.AD178]; [.AL178]));AVERAGE([.F52];[.N52]; [.V52];[.AD52]; [.AL52];[.F178];[.N178]; [.V178];[.AD178]; [.AL178]);&quot;*&quot;)" table:style-name="ce1">
            <text:p>16365.08</text:p>
          </table:table-cell>
          <table:table-cell office:value-type="float" office:value="2328.6800000000003" table:formula="of:=IF(ISNUMBER(AVERAGE([.G52];[.O52]; [.W52];[.AE52]; [.AM52];[.G178];[.O178]; [.W178];[.AE178]; [.AM178]));AVERAGE([.G52];[.O52]; [.W52];[.AE52]; [.AM52];[.G178];[.O178]; [.W178];[.AE178]; [.AM178]);&quot;*&quot;)" table:style-name="ce1">
            <text:p>2328.68</text:p>
          </table:table-cell>
          <table:table-cell office:value-type="string" office:string-value="*" table:formula="of:=IF(ISNUMBER(AVERAGE([.H52];[.P52]; [.X52];[.AF52]; [.AN52];[.H178];[.P178]; [.X178];[.AF178]; [.AN178]));AVERAGE([.H52];[.P52]; [.X52];[.AF52]; [.AN52];[.H178];[.P178]; [.X178];[.AF178]; [.AN178]);&quot;*&quot;)" table:style-name="ce1">
            <text:p>*</text:p>
          </table:table-cell>
          <table:table-cell office:value-type="float" office:value="1997.2600000000002" table:formula="of:=MIN([.C279:.H279])" table:style-name="ce3">
            <text:p>1997.26</text:p>
          </table:table-cell>
          <table:table-cell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5866.7418147080953" table:formula="of:=IF(ISNUMBER(STDEV([.C52];[.K52]; [.S52];[.AA52]; [.AI52];[.C178];[.K178]; [.S178];[.AA178]; [.AI178]));STDEV([.C52];[.K52]; [.S52];[.AA52]; [.AI52];[.C178];[.K178]; [.S178];[.AA178]; [.AI178]);&quot;*&quot;)" table:style-name="ce1">
            <text:p>5866.741815</text:p>
          </table:table-cell>
          <table:table-cell office:value-type="float" office:value="9764.8240280238351" table:formula="of:=IF(ISNUMBER(STDEV([.D52];[.L52]; [.T52];[.AB52]; [.AJ52];[.D178];[.L178]; [.T178];[.AB178]; [.AJ178]));STDEV([.D52];[.L52]; [.T52];[.AB52]; [.AJ52];[.D178];[.L178]; [.T178];[.AB178]; [.AJ178]);&quot;*&quot;)" table:style-name="ce1">
            <text:p>9764.824028</text:p>
          </table:table-cell>
          <table:table-cell office:value-type="float" office:value="6407.6980789255877" table:formula="of:=IF(ISNUMBER(STDEV([.E52];[.M52]; [.U52];[.AC52]; [.AK52];[.E178];[.M178]; [.U178];[.AC178]; [.AK178]));STDEV([.E52];[.M52]; [.U52];[.AC52]; [.AK52];[.E178];[.M178]; [.U178];[.AC178]; [.AK178]);&quot;*&quot;)" table:style-name="ce1">
            <text:p>6407.698079</text:p>
          </table:table-cell>
          <table:table-cell office:value-type="float" office:value="16406.846324683411" table:formula="of:=IF(ISNUMBER(STDEV([.F52];[.N52]; [.V52];[.AD52]; [.AL52];[.F178];[.N178]; [.V178];[.AD178]; [.AL178]));STDEV([.F52];[.N52]; [.V52];[.AD52]; [.AL52];[.F178];[.N178]; [.V178];[.AD178]; [.AL178]);&quot;*&quot;)" table:style-name="ce1">
            <text:p>16406.84632</text:p>
          </table:table-cell>
          <table:table-cell office:value-type="float" office:value="6806.4956336331152" table:formula="of:=IF(ISNUMBER(STDEV([.G52];[.O52]; [.W52];[.AE52]; [.AM52];[.G178];[.O178]; [.W178];[.AE178]; [.AM178]));STDEV([.G52];[.O52]; [.W52];[.AE52]; [.AM52];[.G178];[.O178]; [.W178];[.AE178]; [.AM178]);&quot;*&quot;)" table:style-name="ce1">
            <text:p>6806.495634</text:p>
          </table:table-cell>
          <table:table-cell office:value-type="string" office:string-value="*" table:formula="of:=IF(ISNUMBER(STDEV([.H52];[.P52]; [.X52];[.AF52]; [.AN52];[.H178];[.P178]; [.X178];[.AF178]; [.AN178]));STDEV([.H52];[.P52]; [.X52];[.AF52]; [.AN52];[.H178];[.P178]; [.X178];[.AF178]; [.AN178]);&quot;*&quot;)" table:style-name="ce1">
            <text:p>*</text:p>
          </table:table-cell>
          <table:table-cell table:style-name="ce1"/>
          <table:covered-table-cell/>
          <table:table-cell office:value-type="string" table:style-name="ce1">
            <text:p>Weighted-L2</text:p>
          </table:table-cell>
          <table:table-cell office:value-type="float" office:value="28.2" table:formula="of:=IF(ISNUMBER(MEDIAN([.C52];[.K52]; [.S52];[.AA52]; [.AI52];[.C178];[.K178]; [.S178];[.AA178]; [.AI178]));MEDIAN([.C52];[.K52]; [.S52];[.AA52]; [.AI52];[.C178];[.K178]; [.S178];[.AA178]; [.AI178]);&quot;*&quot;)" table:style-name="ce1">
            <text:p>28.2</text:p>
          </table:table-cell>
          <table:table-cell office:value-type="float" office:value="5470.4" table:formula="of:=IF(ISNUMBER(MEDIAN([.D52];[.L52]; [.T52];[.AB52]; [.AJ52];[.D178];[.L178]; [.T178];[.AB178]; [.AJ178]));MEDIAN([.D52];[.L52]; [.T52];[.AB52]; [.AJ52];[.D178];[.L178]; [.T178];[.AB178]; [.AJ178]);&quot;*&quot;)" table:style-name="ce1">
            <text:p>5470.4</text:p>
          </table:table-cell>
          <table:table-cell office:value-type="float" office:value="27.3" table:formula="of:=IF(ISNUMBER(MEDIAN([.E52];[.M52]; [.U52];[.AC52]; [.AK52];[.E178];[.M178]; [.U178];[.AC178]; [.AK178]));MEDIAN([.E52];[.M52]; [.U52];[.AC52]; [.AK52];[.E178];[.M178]; [.U178];[.AC178]; [.AK178]);&quot;*&quot;)" table:style-name="ce1">
            <text:p>27.3</text:p>
          </table:table-cell>
          <table:table-cell office:value-type="float" office:value="13559.3" table:formula="of:=IF(ISNUMBER(MEDIAN([.F52];[.N52]; [.V52];[.AD52]; [.AL52];[.F178];[.N178]; [.V178];[.AD178]; [.AL178]));MEDIAN([.F52];[.N52]; [.V52];[.AD52]; [.AL52];[.F178];[.N178]; [.V178];[.AD178]; [.AL178]);&quot;*&quot;)" table:style-name="ce1">
            <text:p>13559.3</text:p>
          </table:table-cell>
          <table:table-cell office:value-type="float" office:value="30.4" table:formula="of:=IF(ISNUMBER(MEDIAN([.G52];[.O52]; [.W52];[.AE52]; [.AM52];[.G178];[.O178]; [.W178];[.AE178]; [.AM178]));MEDIAN([.G52];[.O52]; [.W52];[.AE52]; [.AM52];[.G178];[.O178]; [.W178];[.AE178]; [.AM178]);&quot;*&quot;)" table:style-name="ce1">
            <text:p>30.4</text:p>
          </table:table-cell>
          <table:table-cell office:value-type="string" office:string-value="*" table:formula="of:=IF(ISNUMBER(MEDIAN([.H52];[.P52]; [.X52];[.AF52]; [.AN52];[.H178];[.P178]; [.X178];[.AF178]; [.AN178]));MEDIAN([.H52];[.P52]; [.X52];[.AF52]; [.AN52];[.H178];[.P178]; [.X178];[.AF178]; [.AN178]);&quot;*&quot;)" table:style-name="ce1">
            <text:p>*</text:p>
          </table:table-cell>
          <table:table-cell office:value-type="float" office:value="27.3" table:formula="of:=MIN([.V279:.AA279])" table:style-name="ce3">
            <text:p>27.3</text:p>
          </table:table-cell>
          <table:table-cell table:number-columns-repeated="16356"/>
        </table:table-row>
        <table:table-row table:style-name="ro2">
          <table:table-cell table:number-columns-repeated="2" table:style-name="ce1"/>
          <table:table-cell office:value-type="float" office:value="1907.42" table:formula="of:=MIN([.C275:.C279])" table:style-name="ce3">
            <text:p>1907.42</text:p>
          </table:table-cell>
          <table:table-cell office:value-type="float" office:value="9439.0333333333328" table:formula="of:=MIN([.D275:.D279])" table:style-name="ce3">
            <text:p>9439.033333</text:p>
          </table:table-cell>
          <table:table-cell office:value-type="float" office:value="1940.3" table:formula="of:=MIN([.E275:.E279])" table:style-name="ce3">
            <text:p>1940.3</text:p>
          </table:table-cell>
          <table:table-cell office:value-type="float" office:value="4751.58" table:formula="of:=MIN([.F275:.F279])" table:style-name="ce3">
            <text:p>4751.58</text:p>
          </table:table-cell>
          <table:table-cell office:value-type="float" office:value="1972.78" table:formula="of:=MIN([.G275:.G279])" table:style-name="ce3">
            <text:p>1972.78</text:p>
          </table:table-cell>
          <table:table-cell office:value-type="string" table:style-name="ce3">
            <text:p>*</text:p>
          </table:table-cell>
          <table:table-cell office:value-type="float" office:value="1907.42" table:formula="of:=MIN([.C280:.H280])" table:style-name="ce3">
            <text:p>1907.42</text:p>
          </table:table-cell>
          <table:table-cell table:number-columns-repeated="12" table:style-name="ce1"/>
          <table:table-cell office:value-type="float" office:value="18.2" table:formula="of:=MIN([.V275:.V279])" table:style-name="ce3">
            <text:p>18.2</text:p>
          </table:table-cell>
          <table:table-cell office:value-type="float" office:value="5470.4" table:formula="of:=MIN([.W275:.W279])" table:style-name="ce3">
            <text:p>5470.4</text:p>
          </table:table-cell>
          <table:table-cell office:value-type="float" office:value="21.200000000000003" table:formula="of:=MIN([.X275:.X279])" table:style-name="ce3">
            <text:p>21.2</text:p>
          </table:table-cell>
          <table:table-cell office:value-type="float" office:value="3850.4" table:formula="of:=MIN([.Y275:.Y279])" table:style-name="ce3">
            <text:p>3850.4</text:p>
          </table:table-cell>
          <table:table-cell office:value-type="float" office:value="25.1" table:formula="of:=MIN([.Z275:.Z279])" table:style-name="ce3">
            <text:p>25.1</text:p>
          </table:table-cell>
          <table:table-cell office:value-type="float" office:value="0" table:formula="of:=MIN([.AA275:.AA279])" table:style-name="ce3">
            <text:p>0</text:p>
          </table:table-cell>
          <table:table-cell office:value-type="float" office:value="18.2" table:formula="of:=MIN([.AB275:.AB279])" table:style-name="ce3">
            <text:p>18.2</text:p>
          </table:table-cell>
          <table:table-cell table:number-columns-repeated="16356"/>
        </table:table-row>
        <table:table-row table:number-rows-repeated="4" table:style-name="ro2">
          <table:table-cell table:number-columns-repeated="8" table:style-name="ce1"/>
          <table:table-cell table:style-name="ce3"/>
          <table:table-cell table:number-columns-repeated="10" table:style-name="ce1"/>
          <table:table-cell table:style-name="ce3"/>
          <table:table-cell table:number-columns-repeated="16364" table:style-name="ce1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4" table:style-name="ce1"/>
          <table:table-cell table:number-columns-repeated="7" table:style-name="ce3"/>
          <table:table-cell table:number-columns-repeated="16364" table:style-name="ce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2"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2" table:style-name="ce1"/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9" table:style-name="ce3"/>
          <table:table-cell table:number-columns-repeated="2" table:style-name="ce1"/>
          <table:table-cell table:number-columns-repeated="9" table:style-name="ce3"/>
          <table:table-cell table:number-columns-repeated="16364"/>
        </table:table-row>
        <table:table-row table:style-name="ro2"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2" table:style-name="ce1"/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16364"/>
        </table:table-row>
        <table:table-row table:number-rows-repeated="4" table:style-name="ro2">
          <table:covered-table-cell/>
          <table:table-cell table:number-columns-repeated="7" table:style-name="ce1"/>
          <table:table-cell table:style-name="ce3"/>
          <table:table-cell table:number-columns-repeated="2" table:style-name="ce1"/>
          <table:covered-table-cell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4" table:style-name="ce1"/>
          <table:table-cell table:number-columns-repeated="7" table:style-name="ce3"/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2"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2" table:style-name="ce1"/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9" table:style-name="ce3"/>
          <table:table-cell table:number-columns-repeated="2" table:style-name="ce1"/>
          <table:table-cell table:number-columns-repeated="9" table:style-name="ce3"/>
          <table:table-cell table:number-columns-repeated="16364"/>
        </table:table-row>
        <table:table-row table:style-name="ro2"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2" table:style-name="ce1"/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16364"/>
        </table:table-row>
        <table:table-row table:number-rows-repeated="4" table:style-name="ro2">
          <table:covered-table-cell/>
          <table:table-cell table:number-columns-repeated="7" table:style-name="ce1"/>
          <table:table-cell table:style-name="ce3"/>
          <table:table-cell table:number-columns-repeated="2" table:style-name="ce1"/>
          <table:covered-table-cell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4" table:style-name="ce1"/>
          <table:table-cell table:number-columns-repeated="7" table:style-name="ce3"/>
          <table:table-cell table:number-columns-repeated="16364"/>
        </table:table-row>
        <table:table-row table:number-rows-repeated="1048264" table:style-name="ro1">
          <table:table-cell table:number-columns-repeated="16384"/>
        </table:table-row>
      </table:table>
      <table:table table:name="BioGRID-Open_Discovery" table:style-name="ta1"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14" table:default-cell-style-name="ce1"/>
        <table:table-column table:style-name="co7" table:default-cell-style-name="ce1"/>
        <table:table-column table:style-name="co15" table:default-cell-style-name="ce1"/>
        <table:table-column table:style-name="co10" table:default-cell-style-name="ce1"/>
        <table:table-column table:style-name="co3" table:number-columns-repeated="33" table:default-cell-style-name="ce1"/>
        <table:table-column table:style-name="co11" table:number-columns-repeated="16344" table:default-cell-style-name="ce1"/>
        <table:table-row table:style-name="ro1">
          <table:table-cell table:number-columns-repeated="1638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style-name="ce1"/>
          <table:table-cell table:number-columns-spanned="9" table:number-rows-spanned="1" table:style-name="ce7"/>
          <table:covered-table-cell table:number-columns-repeated="8"/>
          <table:table-cell table:number-columns-spanned="9" table:number-rows-spanned="1" table:style-name="ce7"/>
          <table:covered-table-cell table:number-columns-repeated="8"/>
          <table:table-cell table:number-columns-repeated="16356" table:style-name="ce1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style-name="ce1"/>
          <table:table-cell table:number-columns-spanned="9" table:number-rows-spanned="1" table:style-name="ce7"/>
          <table:covered-table-cell table:number-columns-repeated="8"/>
          <table:table-cell table:number-columns-spanned="9" table:number-rows-spanned="1" table:style-name="ce7"/>
          <table:covered-table-cell table:number-columns-repeated="8"/>
          <table:table-cell table:number-columns-repeated="16356" table:style-name="ce1"/>
        </table:table-row>
        <table:table-row table:style-name="ro2"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style-name="ce1"/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3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16356" table:style-name="ce1"/>
        </table:table-row>
        <table:table-row table:number-rows-repeated="2" table:style-name="ro2">
          <table:table-cell table:number-columns-repeated="9" table:style-name="ce3"/>
          <table:table-cell table:style-name="ce1"/>
          <table:table-cell table:number-columns-repeated="18" table:style-name="ce3"/>
          <table:table-cell table:number-columns-repeated="16356" table:style-name="ce1"/>
        </table:table-row>
        <table:table-row table:style-name="ro2"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style-name="ce1"/>
          <table:table-cell table:number-columns-spanned="1" table:number-rows-spanned="5" table:style-name="ce7"/>
          <table:table-cell table:number-columns-repeated="8" table:style-name="ce1"/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16356" table:style-name="ce1"/>
        </table:table-row>
        <table:table-row table:number-rows-repeated="4" table:style-name="ro2">
          <table:covered-table-cell/>
          <table:table-cell table:number-columns-repeated="7" table:style-name="ce1"/>
          <table:table-cell table:style-name="ce3"/>
          <table:table-cell table:style-name="ce1"/>
          <table:covered-table-cell/>
          <table:table-cell table:number-columns-repeated="8" table:style-name="ce1"/>
          <table:covered-table-cell/>
          <table:table-cell table:number-columns-repeated="7" table:style-name="ce1"/>
          <table:table-cell table:style-name="ce3"/>
          <table:table-cell table:number-columns-repeated="16356" table:style-name="ce1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12" table:style-name="ce1"/>
          <table:table-cell table:number-columns-repeated="7" table:style-name="ce3"/>
          <table:table-cell table:number-columns-repeated="16356" table:style-name="ce1"/>
        </table:table-row>
        <table:table-row table:style-name="ro2">
          <table:table-cell office:value-type="string" table:number-columns-spanned="18" table:number-rows-spanned="1" table:style-name="ce5">
            <text:p>With Aggregators and accumulators</text:p>
          </table:table-cell>
          <table:covered-table-cell table:number-columns-repeated="17"/>
          <table:table-cell table:number-columns-repeated="16366" table:style-name="ce1"/>
        </table:table-row>
        <table:table-row table:style-name="ro2">
          <table:table-cell table:style-name="ce1"/>
          <table:table-cell office:value-type="string" table:number-columns-spanned="7" table:number-rows-spanned="1" table:style-name="ce5">
            <text:p>Ranks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MAP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MRR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Mean R-Prec</text:p>
          </table:table-cell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number-columns-repeated="16344"/>
        </table:table-row>
        <table:table-row table:style-name="ro2"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16344"/>
        </table:table-row>
        <table:table-row table:style-name="ro2"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number-columns-repeated="2"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2">
          <table:table-cell/>
          <table:table-cell office:value-type="string" table:style-name="ce1">
            <text:p>Average</text:p>
          </table:table-cell>
          <table:table-cell office:value-type="float" office:value="1913.2" table:style-name="ce1">
            <text:p>1913.2</text:p>
          </table:table-cell>
          <table:table-cell office:value-type="float" office:value="1910.79" table:style-name="ce1">
            <text:p>1910.79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8.34" table:style-name="ce1">
            <text:p>1908.34</text:p>
          </table:table-cell>
          <table:table-cell office:value-type="float" office:value="1912.67" table:style-name="ce1">
            <text:p>1912.67</text:p>
          </table:table-cell>
          <table:table-cell table:style-name="ce3"/>
          <table:table-cell office:value-type="string" table:style-name="ce1">
            <text:p>Average</text:p>
          </table:table-cell>
          <table:table-cell office:value-type="float" office:value="1.21" table:style-name="ce1">
            <text:p>1.21</text:p>
          </table:table-cell>
          <table:table-cell office:value-type="float" office:value="1.07" table:style-name="ce1">
            <text:p>1.07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4" table:style-name="ce1">
            <text:p>1.2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.94299999999999995" table:style-name="ce1">
            <text:p>0.943</text:p>
          </table:table-cell>
          <table:table-cell office:value-type="float" office:value="0.83899999999999997" table:style-name="ce1">
            <text:p>0.839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0.92200000000000004" table:style-name="ce1">
            <text:p>0.92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.03" table:style-name="ce1">
            <text:p>1.03</text:p>
          </table:table-cell>
          <table:table-cell office:value-type="float" office:value="0.89600000000000002" table:style-name="ce1">
            <text:p>0.896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6399999999999997" table:style-name="ce1">
            <text:p>0.964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1.14" table:style-name="ce1">
            <text:p>1911.14</text:p>
          </table:table-cell>
          <table:table-cell office:value-type="float" office:value="1913.12" table:style-name="ce1">
            <text:p>1913.12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79" table:style-name="ce1">
            <text:p>1909.79</text:p>
          </table:table-cell>
          <table:table-cell office:value-type="float" office:value="1913.85" table:style-name="ce1">
            <text:p>1913.85</text:p>
          </table:table-cell>
          <table:table-cell table:number-columns-repeated="2" table:style-name="ce1"/>
          <table:table-cell office:value-type="float" office:value="1.22" table:style-name="ce1">
            <text:p>1.22</text:p>
          </table:table-cell>
          <table:table-cell office:value-type="float" office:value="1.08" table:style-name="ce1">
            <text:p>1.08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4" table:style-name="ce1">
            <text:p>1.24</text:p>
          </table:table-cell>
          <table:table-cell table:number-columns-repeated="2" table:style-name="ce1"/>
          <table:table-cell office:value-type="float" office:value="0.90100000000000002" table:style-name="ce1">
            <text:p>0.901</text:p>
          </table:table-cell>
          <table:table-cell office:value-type="float" office:value="0.80300000000000005" table:style-name="ce1">
            <text:p>0.80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" table:style-name="ce1">
            <text:p>0.92</text:p>
          </table:table-cell>
          <table:table-cell office:value-type="float" office:value="0.92" table:style-name="ce1">
            <text:p>0.92</text:p>
          </table:table-cell>
          <table:table-cell table:number-columns-repeated="2" table:style-name="ce1"/>
          <table:table-cell office:value-type="float" office:value="0.93" table:style-name="ce1">
            <text:p>0.93</text:p>
          </table:table-cell>
          <table:table-cell office:value-type="float" office:value="0.78" table:style-name="ce1">
            <text:p>0.78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199999999999998" table:style-name="ce1">
            <text:p>0.972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0.13" table:style-name="ce1">
            <text:p>1910.13</text:p>
          </table:table-cell>
          <table:table-cell office:value-type="float" office:value="1912.72" table:style-name="ce1">
            <text:p>1912.72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7.71" table:style-name="ce1">
            <text:p>1907.71</text:p>
          </table:table-cell>
          <table:table-cell office:value-type="float" office:value="1908.82" table:style-name="ce1">
            <text:p>1908.82</text:p>
          </table:table-cell>
          <table:table-cell table:number-columns-repeated="2" table:style-name="ce1"/>
          <table:table-cell office:value-type="float" office:value="1.23" table:style-name="ce1">
            <text:p>1.23</text:p>
          </table:table-cell>
          <table:table-cell office:value-type="float" office:value="1.08" table:style-name="ce1">
            <text:p>1.08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5" table:style-name="ce1">
            <text:p>1.25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90990000000000004" table:style-name="ce1">
            <text:p>0.9099</text:p>
          </table:table-cell>
          <table:table-cell office:value-type="float" office:value="0.81769999999999998" table:style-name="ce1">
            <text:p>0.8177</text:p>
          </table:table-cell>
          <table:table-cell office:value-type="float" office:value="0.92279999999999995" table:style-name="ce1">
            <text:p>0.9228</text:p>
          </table:table-cell>
          <table:table-cell office:value-type="float" office:value="0.92279999999999995" table:style-name="ce1">
            <text:p>0.9228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96619999999999995" table:style-name="ce1">
            <text:p>0.9662</text:p>
          </table:table-cell>
          <table:table-cell table:number-columns-repeated="2" table:style-name="ce1"/>
          <table:table-cell office:value-type="float" office:value="0.90529999999999999" table:style-name="ce1">
            <text:p>0.9053</text:p>
          </table:table-cell>
          <table:table-cell office:value-type="float" office:value="0.78759999999999997" table:style-name="ce1">
            <text:p>0.7876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1.08" table:style-name="ce1">
            <text:p>1.08</text:p>
          </table:table-cell>
          <table:table-cell office:value-type="float" office:value="1.07" table:style-name="ce1">
            <text:p>1.07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2.26" table:style-name="ce1">
            <text:p>1912.26</text:p>
          </table:table-cell>
          <table:table-cell office:value-type="float" office:value="1910.4680000000001" table:style-name="ce1">
            <text:p>1910.468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7.56" table:style-name="ce1">
            <text:p>1907.56</text:p>
          </table:table-cell>
          <table:table-cell office:value-type="float" office:value="1909.63" table:style-name="ce1">
            <text:p>1909.63</text:p>
          </table:table-cell>
          <table:table-cell table:number-columns-repeated="2" table:style-name="ce1"/>
          <table:table-cell office:value-type="float" office:value="1.22" table:style-name="ce1">
            <text:p>1.22</text:p>
          </table:table-cell>
          <table:table-cell office:value-type="float" office:value="1.089" table:style-name="ce1">
            <text:p>1.089</text:p>
          </table:table-cell>
          <table:table-cell office:value-type="float" office:value="1.2729999999999999" table:style-name="ce1">
            <text:p>1.273</text:p>
          </table:table-cell>
          <table:table-cell office:value-type="float" office:value="1.2729999999999999" table:style-name="ce1">
            <text:p>1.273</text:p>
          </table:table-cell>
          <table:table-cell office:value-type="float" office:value="1.266" table:style-name="ce1">
            <text:p>1.266</text:p>
          </table:table-cell>
          <table:table-cell office:value-type="float" office:value="1.244" table:style-name="ce1">
            <text:p>1.244</text:p>
          </table:table-cell>
          <table:table-cell table:number-columns-repeated="2" table:style-name="ce1"/>
          <table:table-cell office:value-type="float" office:value="0.90580000000000005" table:style-name="ce1">
            <text:p>0.9058</text:p>
          </table:table-cell>
          <table:table-cell office:value-type="float" office:value="0.79749999999999999" table:style-name="ce1">
            <text:p>0.7975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230000000000001" table:style-name="ce1">
            <text:p>0.9223</text:p>
          </table:table-cell>
          <table:table-cell office:value-type="float" office:value="0.91949999999999998" table:style-name="ce1">
            <text:p>0.9195</text:p>
          </table:table-cell>
          <table:table-cell table:number-columns-repeated="2" table:style-name="ce1"/>
          <table:table-cell office:value-type="float" office:value="0.92400000000000004" table:style-name="ce1">
            <text:p>0.924</text:p>
          </table:table-cell>
          <table:table-cell office:value-type="float" office:value="0.8105" table:style-name="ce1">
            <text:p>0.8105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040000000000004" table:style-name="ce1">
            <text:p>0.9704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0.87" table:style-name="ce1">
            <text:p>1910.87</text:p>
          </table:table-cell>
          <table:table-cell office:value-type="float" office:value="1912.66" table:style-name="ce1">
            <text:p>1912.66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8.99" table:style-name="ce1">
            <text:p>1908.99</text:p>
          </table:table-cell>
          <table:table-cell office:value-type="float" office:value="1913.4" table:style-name="ce1">
            <text:p>1913.4</text:p>
          </table:table-cell>
          <table:table-cell table:number-columns-repeated="2" table:style-name="ce1"/>
          <table:table-cell office:value-type="float" office:value="1.2110000000000001" table:style-name="ce1">
            <text:p>1.211</text:p>
          </table:table-cell>
          <table:table-cell office:value-type="float" office:value="1.07" table:style-name="ce1">
            <text:p>1.07</text:p>
          </table:table-cell>
          <table:table-cell office:value-type="float" office:value="1.2729999999999999" table:style-name="ce1">
            <text:p>1.273</text:p>
          </table:table-cell>
          <table:table-cell office:value-type="float" office:value="1.2729999999999999" table:style-name="ce1">
            <text:p>1.273</text:p>
          </table:table-cell>
          <table:table-cell office:value-type="float" office:value="1.258" table:style-name="ce1">
            <text:p>1.258</text:p>
          </table:table-cell>
          <table:table-cell office:value-type="float" office:value="1.2518" table:style-name="ce1">
            <text:p>1.2518</text:p>
          </table:table-cell>
          <table:table-cell table:number-columns-repeated="2" table:style-name="ce1"/>
          <table:table-cell office:value-type="float" office:value="0.96" table:style-name="ce1">
            <text:p>0.96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1800000000000004" table:style-name="ce1">
            <text:p>0.918</text:p>
          </table:table-cell>
          <table:table-cell office:value-type="float" office:value="0.91690000000000005" table:style-name="ce1">
            <text:p>0.9169</text:p>
          </table:table-cell>
          <table:table-cell table:number-columns-repeated="2" table:style-name="ce1"/>
          <table:table-cell office:value-type="float" office:value="1.03" table:style-name="ce1">
            <text:p>1.03</text:p>
          </table:table-cell>
          <table:table-cell office:value-type="float" office:value="0.86799999999999999" table:style-name="ce1">
            <text:p>0.868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450000000000003" table:style-name="ce1">
            <text:p>0.9745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910.76" table:style-name="ce1">
            <text:p>1910.76</text:p>
          </table:table-cell>
          <table:table-cell office:value-type="float" office:value="1908.23" table:style-name="ce1">
            <text:p>1908.23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12.54" table:style-name="ce1">
            <text:p>1912.54</text:p>
          </table:table-cell>
          <table:table-cell office:value-type="float" office:value="1909.26" table:style-name="ce1">
            <text:p>1909.26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.25" table:style-name="ce1">
            <text:p>1.25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4" table:style-name="ce1">
            <text:p>1.24</text:p>
          </table:table-cell>
          <table:table-cell office:value-type="float" office:value="1.21" table:style-name="ce1">
            <text:p>1.21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0.83299999999999996" table:style-name="ce1">
            <text:p>0.83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6" table:style-name="ce1">
            <text:p>0.96</text:p>
          </table:table-cell>
          <table:table-cell office:value-type="float" office:value="0.94" table:style-name="ce1">
            <text:p>0.94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.97399999999999998" table:style-name="ce1">
            <text:p>0.974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1.07" table:style-name="ce1">
            <text:p>1.07</text:p>
          </table:table-cell>
          <table:table-cell office:value-type="float" office:value="1.06" table:style-name="ce1">
            <text:p>1.06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0.28" table:style-name="ce1">
            <text:p>1910.28</text:p>
          </table:table-cell>
          <table:table-cell office:value-type="float" office:value="1909.57" table:style-name="ce1">
            <text:p>1909.57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16.24" table:style-name="ce1">
            <text:p>1916.24</text:p>
          </table:table-cell>
          <table:table-cell office:value-type="float" office:value="1922.7" table:style-name="ce1">
            <text:p>1922.7</text:p>
          </table:table-cell>
          <table:table-cell table:number-columns-repeated="2" table:style-name="ce1"/>
          <table:table-cell office:value-type="float" office:value="1.24" table:style-name="ce1">
            <text:p>1.2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4" table:style-name="ce1">
            <text:p>1.24</text:p>
          </table:table-cell>
          <table:table-cell office:value-type="float" office:value="1.21" table:style-name="ce1">
            <text:p>1.21</text:p>
          </table:table-cell>
          <table:table-cell table:number-columns-repeated="2" table:style-name="ce1"/>
          <table:table-cell office:value-type="float" office:value="0.91800000000000004" table:style-name="ce1">
            <text:p>0.918</text:p>
          </table:table-cell>
          <table:table-cell office:value-type="float" office:value="0.86399999999999999" table:style-name="ce1">
            <text:p>0.864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" table:style-name="ce1">
            <text:p>0.92</text:p>
          </table:table-cell>
          <table:table-cell office:value-type="float" office:value="0.90500000000000003" table:style-name="ce1">
            <text:p>0.905</text:p>
          </table:table-cell>
          <table:table-cell table:number-columns-repeated="2" table:style-name="ce1"/>
          <table:table-cell office:value-type="float" office:value="0.97670000000000001" table:style-name="ce1">
            <text:p>0.9767</text:p>
          </table:table-cell>
          <table:table-cell office:value-type="float" office:value="0.88600000000000001" table:style-name="ce1">
            <text:p>0.886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0.94099999999999995" table:style-name="ce1">
            <text:p>0.941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0.11" table:style-name="ce1">
            <text:p>1910.11</text:p>
          </table:table-cell>
          <table:table-cell office:value-type="float" office:value="1910.88" table:style-name="ce1">
            <text:p>1910.88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12.8" table:style-name="ce1">
            <text:p>1912.8</text:p>
          </table:table-cell>
          <table:table-cell office:value-type="float" office:value="1912.17" table:style-name="ce1">
            <text:p>1912.17</text:p>
          </table:table-cell>
          <table:table-cell table:number-columns-repeated="2" table:style-name="ce1"/>
          <table:table-cell office:value-type="float" office:value="1.24" table:style-name="ce1">
            <text:p>1.24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4" table:style-name="ce1">
            <text:p>1.24</text:p>
          </table:table-cell>
          <table:table-cell office:value-type="float" office:value="1.21" table:style-name="ce1">
            <text:p>1.21</text:p>
          </table:table-cell>
          <table:table-cell table:number-columns-repeated="2" table:style-name="ce1"/>
          <table:table-cell office:value-type="float" office:value="0.92500000000000004" table:style-name="ce1">
            <text:p>0.925</text:p>
          </table:table-cell>
          <table:table-cell office:value-type="float" office:value="0.84499999999999997" table:style-name="ce1">
            <text:p>0.845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0.95399999999999996" table:style-name="ce1">
            <text:p>0.954</text:p>
          </table:table-cell>
          <table:table-cell table:number-columns-repeated="2" table:style-name="ce1"/>
          <table:table-cell office:value-type="float" office:value="0.97670000000000001" table:style-name="ce1">
            <text:p>0.9767</text:p>
          </table:table-cell>
          <table:table-cell office:value-type="float" office:value="0.83599999999999997" table:style-name="ce1">
            <text:p>0.836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1.05" table:style-name="ce1">
            <text:p>1.05</text:p>
          </table:table-cell>
          <table:table-cell office:value-type="float" office:value="1.04" table:style-name="ce1">
            <text:p>1.04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1.05" table:style-name="ce1">
            <text:p>1911.05</text:p>
          </table:table-cell>
          <table:table-cell office:value-type="float" office:value="1909.43" table:style-name="ce1">
            <text:p>1909.43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15.08" table:style-name="ce1">
            <text:p>1915.08</text:p>
          </table:table-cell>
          <table:table-cell office:value-type="float" office:value="1922.56" table:style-name="ce1">
            <text:p>1922.56</text:p>
          </table:table-cell>
          <table:table-cell table:number-columns-repeated="2" table:style-name="ce1"/>
          <table:table-cell office:value-type="float" office:value="1.25" table:style-name="ce1">
            <text:p>1.25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3" table:style-name="ce1">
            <text:p>1.23</text:p>
          </table:table-cell>
          <table:table-cell office:value-type="float" office:value="1.2" table:style-name="ce1">
            <text:p>1.2</text:p>
          </table:table-cell>
          <table:table-cell table:number-columns-repeated="2" table:style-name="ce1"/>
          <table:table-cell office:value-type="float" office:value="0.91500000000000004" table:style-name="ce1">
            <text:p>0.915</text:p>
          </table:table-cell>
          <table:table-cell office:value-type="float" office:value="0.86299999999999999" table:style-name="ce1">
            <text:p>0.86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1600000000000004" table:style-name="ce1">
            <text:p>0.916</text:p>
          </table:table-cell>
          <table:table-cell office:value-type="float" office:value="0.90900000000000003" table:style-name="ce1">
            <text:p>0.909</text:p>
          </table:table-cell>
          <table:table-cell table:number-columns-repeated="2" table:style-name="ce1"/>
          <table:table-cell office:value-type="float" office:value="0.96760000000000002" table:style-name="ce1">
            <text:p>0.9676</text:p>
          </table:table-cell>
          <table:table-cell office:value-type="float" office:value="0.876" table:style-name="ce1">
            <text:p>0.876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4699999999999995" table:style-name="ce1">
            <text:p>0.947</text:p>
          </table:table-cell>
          <table:table-cell office:value-type="float" office:value="0.95099999999999996" table:style-name="ce1">
            <text:p>0.951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0.44" table:style-name="ce1">
            <text:p>1910.44</text:p>
          </table:table-cell>
          <table:table-cell office:value-type="float" office:value="1910.05" table:style-name="ce1">
            <text:p>1910.05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10.3" table:style-name="ce1">
            <text:p>1910.3</text:p>
          </table:table-cell>
          <table:table-cell office:value-type="float" office:value="1912.5" table:style-name="ce1">
            <text:p>1912.5</text:p>
          </table:table-cell>
          <table:table-cell table:number-columns-repeated="2" table:style-name="ce1"/>
          <table:table-cell office:value-type="float" office:value="1.25" table:style-name="ce1">
            <text:p>1.25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3" table:style-name="ce1">
            <text:p>1.23</text:p>
          </table:table-cell>
          <table:table-cell office:value-type="float" office:value="1.19" table:style-name="ce1">
            <text:p>1.19</text:p>
          </table:table-cell>
          <table:table-cell table:number-columns-repeated="2" table:style-name="ce1"/>
          <table:table-cell office:value-type="float" office:value="0.91500000000000004" table:style-name="ce1">
            <text:p>0.915</text:p>
          </table:table-cell>
          <table:table-cell office:value-type="float" office:value="0.83299999999999996" table:style-name="ce1">
            <text:p>0.83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5499999999999996" table:style-name="ce1">
            <text:p>0.955</text:p>
          </table:table-cell>
          <table:table-cell office:value-type="float" office:value="0.93500000000000005" table:style-name="ce1">
            <text:p>0.935</text:p>
          </table:table-cell>
          <table:table-cell table:number-columns-repeated="2" table:style-name="ce1"/>
          <table:table-cell office:value-type="float" office:value="0.97399999999999998" table:style-name="ce1">
            <text:p>0.974</text:p>
          </table:table-cell>
          <table:table-cell office:value-type="float" office:value="0.89900000000000002" table:style-name="ce1">
            <text:p>0.899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1.05" table:style-name="ce1">
            <text:p>1.05</text:p>
          </table:table-cell>
          <table:table-cell office:value-type="float" office:value="1.05" table:style-name="ce1">
            <text:p>1.05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915.77" table:style-name="ce1">
            <text:p>1915.77</text:p>
          </table:table-cell>
          <table:table-cell office:value-type="float" office:value="1912.61" table:style-name="ce1">
            <text:p>1912.6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8.24" table:style-name="ce1">
            <text:p>1908.24</text:p>
          </table:table-cell>
          <table:table-cell office:value-type="float" office:value="1913.61" table:style-name="ce1">
            <text:p>1913.61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.24" table:style-name="ce1">
            <text:p>1.2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5" table:style-name="ce1">
            <text:p>1.25</text:p>
          </table:table-cell>
          <table:table-cell office:value-type="float" office:value="1.24" table:style-name="ce1">
            <text:p>1.24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.91100000000000003" table:style-name="ce1">
            <text:p>0.911</text:p>
          </table:table-cell>
          <table:table-cell office:value-type="float" office:value="0.80600000000000005" table:style-name="ce1">
            <text:p>0.806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" table:style-name="ce1">
            <text:p>0.92</text:p>
          </table:table-cell>
          <table:table-cell office:value-type="float" office:value="0.91200000000000003" table:style-name="ce1">
            <text:p>0.91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.96599999999999997" table:style-name="ce1">
            <text:p>0.966</text:p>
          </table:table-cell>
          <table:table-cell office:value-type="float" office:value="0.82799999999999996" table:style-name="ce1">
            <text:p>0.828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6" table:style-name="ce1">
            <text:p>0.96</text:p>
          </table:table-cell>
          <table:table-cell office:value-type="float" office:value="0.95899999999999996" table:style-name="ce1">
            <text:p>0.959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3.59" table:style-name="ce1">
            <text:p>1913.59</text:p>
          </table:table-cell>
          <table:table-cell office:value-type="float" office:value="1911.02" table:style-name="ce1">
            <text:p>1911.02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6.213" table:style-name="ce1">
            <text:p>1906.213</text:p>
          </table:table-cell>
          <table:table-cell office:value-type="float" office:value="1906.79" table:style-name="ce1">
            <text:p>1906.79</text:p>
          </table:table-cell>
          <table:table-cell table:number-columns-repeated="2" table:style-name="ce1"/>
          <table:table-cell office:value-type="float" office:value="1.23" table:style-name="ce1">
            <text:p>1.23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4" table:style-name="ce1">
            <text:p>1.24</text:p>
          </table:table-cell>
          <table:table-cell table:number-columns-repeated="2" table:style-name="ce1"/>
          <table:table-cell office:value-type="float" office:value="0.91400000000000003" table:style-name="ce1">
            <text:p>0.914</text:p>
          </table:table-cell>
          <table:table-cell office:value-type="float" office:value="0.88300000000000001" table:style-name="ce1">
            <text:p>0.88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0.91500000000000004" table:style-name="ce1">
            <text:p>0.915</text:p>
          </table:table-cell>
          <table:table-cell table:number-columns-repeated="2" table:style-name="ce1"/>
          <table:table-cell office:value-type="float" office:value="0.94799999999999995" table:style-name="ce1">
            <text:p>0.948</text:p>
          </table:table-cell>
          <table:table-cell office:value-type="float" office:value="0.9" table:style-name="ce1">
            <text:p>0.9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6299999999999997" table:style-name="ce1">
            <text:p>0.963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2.88" table:style-name="ce1">
            <text:p>1912.88</text:p>
          </table:table-cell>
          <table:table-cell office:value-type="float" office:value="1913.39" table:style-name="ce1">
            <text:p>1913.39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7.41" table:style-name="ce1">
            <text:p>1907.41</text:p>
          </table:table-cell>
          <table:table-cell office:value-type="float" office:value="1908.53" table:style-name="ce1">
            <text:p>1908.53</text:p>
          </table:table-cell>
          <table:table-cell table:number-columns-repeated="2" table:style-name="ce1"/>
          <table:table-cell office:value-type="float" office:value="1.24" table:style-name="ce1">
            <text:p>1.24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58" table:style-name="ce1">
            <text:p>1.258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96" table:style-name="ce1">
            <text:p>0.96</text:p>
          </table:table-cell>
          <table:table-cell office:value-type="float" office:value="0.89600000000000002" table:style-name="ce1">
            <text:p>0.896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0.92100000000000004" table:style-name="ce1">
            <text:p>0.921</text:p>
          </table:table-cell>
          <table:table-cell table:number-columns-repeated="2" table:style-name="ce1"/>
          <table:table-cell office:value-type="float" office:value="1.07" table:style-name="ce1">
            <text:p>1.07</text:p>
          </table:table-cell>
          <table:table-cell office:value-type="float" office:value="0.95899999999999996" table:style-name="ce1">
            <text:p>0.959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6699999999999997" table:style-name="ce1">
            <text:p>0.967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4.09" table:style-name="ce1">
            <text:p>1914.09</text:p>
          </table:table-cell>
          <table:table-cell office:value-type="float" office:value="1914.46" table:style-name="ce1">
            <text:p>1914.46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8.82" table:style-name="ce1">
            <text:p>1908.82</text:p>
          </table:table-cell>
          <table:table-cell office:value-type="float" office:value="1912.37" table:style-name="ce1">
            <text:p>1912.37</text:p>
          </table:table-cell>
          <table:table-cell table:number-columns-repeated="2" table:style-name="ce1"/>
          <table:table-cell office:value-type="float" office:value="1.24" table:style-name="ce1">
            <text:p>1.24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2729999999999999" table:style-name="ce1">
            <text:p>1.273</text:p>
          </table:table-cell>
          <table:table-cell office:value-type="float" office:value="1.2729999999999999" table:style-name="ce1">
            <text:p>1.273</text:p>
          </table:table-cell>
          <table:table-cell office:value-type="float" office:value="1.25" table:style-name="ce1">
            <text:p>1.25</text:p>
          </table:table-cell>
          <table:table-cell office:value-type="float" office:value="1.24" table:style-name="ce1">
            <text:p>1.24</text:p>
          </table:table-cell>
          <table:table-cell table:number-columns-repeated="2" table:style-name="ce1"/>
          <table:table-cell office:value-type="float" office:value="0.91300000000000003" table:style-name="ce1">
            <text:p>0.913</text:p>
          </table:table-cell>
          <table:table-cell office:value-type="float" office:value="0.84379999999999999" table:style-name="ce1">
            <text:p>0.8438</text:p>
          </table:table-cell>
          <table:table-cell office:value-type="float" office:value="0.92279999999999995" table:style-name="ce1">
            <text:p>0.9228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1879999999999995" table:style-name="ce1">
            <text:p>0.9188</text:p>
          </table:table-cell>
          <table:table-cell office:value-type="float" office:value="0.91149999999999998" table:style-name="ce1">
            <text:p>0.9115</text:p>
          </table:table-cell>
          <table:table-cell table:number-columns-repeated="2" table:style-name="ce1"/>
          <table:table-cell office:value-type="float" office:value="0.96599999999999997" table:style-name="ce1">
            <text:p>0.966</text:p>
          </table:table-cell>
          <table:table-cell office:value-type="float" office:value="0.84189999999999998" table:style-name="ce1">
            <text:p>0.8419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5320000000000005" table:style-name="ce1">
            <text:p>0.9532</text:p>
          </table:table-cell>
          <table:table-cell office:value-type="float" office:value="0.95099999999999996" table:style-name="ce1">
            <text:p>0.951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5.01" table:style-name="ce1">
            <text:p>1915.01</text:p>
          </table:table-cell>
          <table:table-cell office:value-type="float" office:value="1912.53" table:style-name="ce1">
            <text:p>1912.53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6.65" table:style-name="ce1">
            <text:p>1906.65</text:p>
          </table:table-cell>
          <table:table-cell office:value-type="float" office:value="1911.48" table:style-name="ce1">
            <text:p>1911.48</text:p>
          </table:table-cell>
          <table:table-cell table:number-columns-repeated="2" table:style-name="ce1"/>
          <table:table-cell office:value-type="float" office:value="1.234" table:style-name="ce1">
            <text:p>1.23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2729999999999999" table:style-name="ce1">
            <text:p>1.273</text:p>
          </table:table-cell>
          <table:table-cell office:value-type="float" office:value="1.2729999999999999" table:style-name="ce1">
            <text:p>1.273</text:p>
          </table:table-cell>
          <table:table-cell office:value-type="float" office:value="1.25" table:style-name="ce1">
            <text:p>1.25</text:p>
          </table:table-cell>
          <table:table-cell office:value-type="float" office:value="1.24" table:style-name="ce1">
            <text:p>1.24</text:p>
          </table:table-cell>
          <table:table-cell table:number-columns-repeated="2" table:style-name="ce1"/>
          <table:table-cell office:value-type="float" office:value="0.95899999999999996" table:style-name="ce1">
            <text:p>0.959</text:p>
          </table:table-cell>
          <table:table-cell office:value-type="float" office:value="0.86099999999999999" table:style-name="ce1">
            <text:p>0.861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1749999999999998" table:style-name="ce1">
            <text:p>0.9175</text:p>
          </table:table-cell>
          <table:table-cell office:value-type="float" office:value="0.91620000000000001" table:style-name="ce1">
            <text:p>0.9162</text:p>
          </table:table-cell>
          <table:table-cell table:number-columns-repeated="2" table:style-name="ce1"/>
          <table:table-cell office:value-type="float" office:value="1.05" table:style-name="ce1">
            <text:p>1.05</text:p>
          </table:table-cell>
          <table:table-cell office:value-type="float" office:value="0.89" table:style-name="ce1">
            <text:p>0.89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4730000000000003" table:style-name="ce1">
            <text:p>0.9473</text:p>
          </table:table-cell>
          <table:table-cell office:value-type="float" office:value="0.93889999999999996" table:style-name="ce1">
            <text:p>0.9389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910.2" table:style-name="ce1">
            <text:p>1910.2</text:p>
          </table:table-cell>
          <table:table-cell office:value-type="float" office:value="1913.59" table:style-name="ce1">
            <text:p>1913.59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8.69" table:style-name="ce1">
            <text:p>1908.69</text:p>
          </table:table-cell>
          <table:table-cell office:value-type="float" office:value="1916.04" table:style-name="ce1">
            <text:p>1916.0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.21" table:style-name="ce1">
            <text:p>1.2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4" table:style-name="ce1">
            <text:p>1.24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.89600000000000002" table:style-name="ce1">
            <text:p>0.896</text:p>
          </table:table-cell>
          <table:table-cell office:value-type="float" office:value="0.82599999999999996" table:style-name="ce1">
            <text:p>0.826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1900000000000004" table:style-name="ce1">
            <text:p>0.919</text:p>
          </table:table-cell>
          <table:table-cell office:value-type="float" office:value="0.90900000000000003" table:style-name="ce1">
            <text:p>0.909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.96299999999999997" table:style-name="ce1">
            <text:p>0.963</text:p>
          </table:table-cell>
          <table:table-cell office:value-type="float" office:value="0.89100000000000001" table:style-name="ce1">
            <text:p>0.891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0.97299999999999998" table:style-name="ce1">
            <text:p>0.973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2.2" table:style-name="ce1">
            <text:p>1912.2</text:p>
          </table:table-cell>
          <table:table-cell office:value-type="float" office:value="1911.24" table:style-name="ce1">
            <text:p>1911.24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07" table:style-name="ce1">
            <text:p>1909.07</text:p>
          </table:table-cell>
          <table:table-cell office:value-type="float" office:value="1916.78" table:style-name="ce1">
            <text:p>1916.78</text:p>
          </table:table-cell>
          <table:table-cell table:number-columns-repeated="2" table:style-name="ce1"/>
          <table:table-cell office:value-type="float" office:value="1.21" table:style-name="ce1">
            <text:p>1.2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90600000000000003" table:style-name="ce1">
            <text:p>0.906</text:p>
          </table:table-cell>
          <table:table-cell office:value-type="float" office:value="0.85899999999999999" table:style-name="ce1">
            <text:p>0.859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100000000000004" table:style-name="ce1">
            <text:p>0.921</text:p>
          </table:table-cell>
          <table:table-cell office:value-type="float" office:value="0.91600000000000004" table:style-name="ce1">
            <text:p>0.916</text:p>
          </table:table-cell>
          <table:table-cell table:number-columns-repeated="2" table:style-name="ce1"/>
          <table:table-cell office:value-type="float" office:value="0.94599999999999995" table:style-name="ce1">
            <text:p>0.946</text:p>
          </table:table-cell>
          <table:table-cell office:value-type="float" office:value="0.85199999999999998" table:style-name="ce1">
            <text:p>0.852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0.97670000000000001" table:style-name="ce1">
            <text:p>0.9767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0.6" table:style-name="ce1">
            <text:p>1910.6</text:p>
          </table:table-cell>
          <table:table-cell office:value-type="float" office:value="1908.2" table:style-name="ce1">
            <text:p>1908.2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6.47" table:style-name="ce1">
            <text:p>1906.47</text:p>
          </table:table-cell>
          <table:table-cell office:value-type="float" office:value="1902.99" table:style-name="ce1">
            <text:p>1902.99</text:p>
          </table:table-cell>
          <table:table-cell table:number-columns-repeated="2" table:style-name="ce1"/>
          <table:table-cell office:value-type="float" office:value="1.21" table:style-name="ce1">
            <text:p>1.2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90200000000000002" table:style-name="ce1">
            <text:p>0.902</text:p>
          </table:table-cell>
          <table:table-cell office:value-type="float" office:value="0.84699999999999998" table:style-name="ce1">
            <text:p>0.847</text:p>
          </table:table-cell>
          <table:table-cell office:value-type="float" office:value="0.92279999999999995" table:style-name="ce1">
            <text:p>0.9228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500000000000004" table:style-name="ce1">
            <text:p>0.925</text:p>
          </table:table-cell>
          <table:table-cell office:value-type="float" office:value="0.91700000000000004" table:style-name="ce1">
            <text:p>0.917</text:p>
          </table:table-cell>
          <table:table-cell table:number-columns-repeated="2" table:style-name="ce1"/>
          <table:table-cell office:value-type="float" office:value="0.96599999999999997" table:style-name="ce1">
            <text:p>0.966</text:p>
          </table:table-cell>
          <table:table-cell office:value-type="float" office:value="0.93700000000000006" table:style-name="ce1">
            <text:p>0.93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8" table:style-name="ce1">
            <text:p>0.9768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09.53" table:style-name="ce1">
            <text:p>1909.53</text:p>
          </table:table-cell>
          <table:table-cell office:value-type="float" office:value="1910.25" table:style-name="ce1">
            <text:p>1910.25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8.91" table:style-name="ce1">
            <text:p>1908.91</text:p>
          </table:table-cell>
          <table:table-cell office:value-type="float" office:value="1909.4" table:style-name="ce1">
            <text:p>1909.4</text:p>
          </table:table-cell>
          <table:table-cell table:number-columns-repeated="2" table:style-name="ce1"/>
          <table:table-cell office:value-type="float" office:value="1.22" table:style-name="ce1">
            <text:p>1.22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46" table:style-name="ce1">
            <text:p>1.246</text:p>
          </table:table-cell>
          <table:table-cell table:number-columns-repeated="2" table:style-name="ce1"/>
          <table:table-cell office:value-type="float" office:value="0.89500000000000002" table:style-name="ce1">
            <text:p>0.895</text:p>
          </table:table-cell>
          <table:table-cell office:value-type="float" office:value="0.82189999999999996" table:style-name="ce1">
            <text:p>0.8219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400000000000004" table:style-name="ce1">
            <text:p>0.924</text:p>
          </table:table-cell>
          <table:table-cell office:value-type="float" office:value="0.91149999999999998" table:style-name="ce1">
            <text:p>0.9115</text:p>
          </table:table-cell>
          <table:table-cell table:number-columns-repeated="2" table:style-name="ce1"/>
          <table:table-cell office:value-type="float" office:value="0.96560000000000001" table:style-name="ce1">
            <text:p>0.9656</text:p>
          </table:table-cell>
          <table:table-cell office:value-type="float" office:value="0.88700000000000001" table:style-name="ce1">
            <text:p>0.88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5179999999999998" table:style-name="ce1">
            <text:p>0.9518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0.39" table:style-name="ce1">
            <text:p>1910.39</text:p>
          </table:table-cell>
          <table:table-cell office:value-type="float" office:value="1908.21" table:style-name="ce1">
            <text:p>1908.2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8.36" table:style-name="ce1">
            <text:p>1908.36</text:p>
          </table:table-cell>
          <table:table-cell office:value-type="float" office:value="1912.64" table:style-name="ce1">
            <text:p>1912.64</text:p>
          </table:table-cell>
          <table:table-cell table:number-columns-repeated="2" table:style-name="ce1"/>
          <table:table-cell office:value-type="float" office:value="1.21" table:style-name="ce1">
            <text:p>1.21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58" table:style-name="ce1">
            <text:p>1.258</text:p>
          </table:table-cell>
          <table:table-cell office:value-type="float" office:value="1.24" table:style-name="ce1">
            <text:p>1.24</text:p>
          </table:table-cell>
          <table:table-cell table:number-columns-repeated="2" table:style-name="ce1"/>
          <table:table-cell office:value-type="float" office:value="0.90110000000000001" table:style-name="ce1">
            <text:p>0.9011</text:p>
          </table:table-cell>
          <table:table-cell office:value-type="float" office:value="0.874" table:style-name="ce1">
            <text:p>0.874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1900000000000004" table:style-name="ce1">
            <text:p>0.919</text:p>
          </table:table-cell>
          <table:table-cell office:value-type="float" office:value="0.90900000000000003" table:style-name="ce1">
            <text:p>0.909</text:p>
          </table:table-cell>
          <table:table-cell table:number-columns-repeated="2" table:style-name="ce1"/>
          <table:table-cell office:value-type="float" office:value="0.92700000000000005" table:style-name="ce1">
            <text:p>0.927</text:p>
          </table:table-cell>
          <table:table-cell office:value-type="float" office:value="0.86170000000000002" table:style-name="ce1">
            <text:p>0.861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4259999999999999" table:style-name="ce1">
            <text:p>0.9426</text:p>
          </table:table-cell>
          <table:table-cell office:value-type="float" office:value="0.9496" table:style-name="ce1">
            <text:p>0.9496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911.3" table:style-name="ce1">
            <text:p>1911.3</text:p>
          </table:table-cell>
          <table:table-cell office:value-type="float" office:value="1911.55" table:style-name="ce1">
            <text:p>1911.55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32" table:style-name="ce1">
            <text:p>1909.32</text:p>
          </table:table-cell>
          <table:table-cell office:value-type="float" office:value="1914.98" table:style-name="ce1">
            <text:p>1914.98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.21" table:style-name="ce1">
            <text:p>1.2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4" table:style-name="ce1">
            <text:p>1.24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.89700000000000002" table:style-name="ce1">
            <text:p>0.897</text:p>
          </table:table-cell>
          <table:table-cell office:value-type="float" office:value="0.81100000000000005" table:style-name="ce1">
            <text:p>0.811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0.91300000000000003" table:style-name="ce1">
            <text:p>0.913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.93600000000000005" table:style-name="ce1">
            <text:p>0.936</text:p>
          </table:table-cell>
          <table:table-cell office:value-type="float" office:value="0.83699999999999997" table:style-name="ce1">
            <text:p>0.837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7699999999999998" table:style-name="ce1">
            <text:p>0.977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09.7" table:style-name="ce1">
            <text:p>1909.7</text:p>
          </table:table-cell>
          <table:table-cell office:value-type="float" office:value="1910.03" table:style-name="ce1">
            <text:p>1910.03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8.91" table:style-name="ce1">
            <text:p>1908.91</text:p>
          </table:table-cell>
          <table:table-cell office:value-type="float" office:value="1912.72" table:style-name="ce1">
            <text:p>1912.72</text:p>
          </table:table-cell>
          <table:table-cell table:number-columns-repeated="2" table:style-name="ce1"/>
          <table:table-cell office:value-type="float" office:value="1.21" table:style-name="ce1">
            <text:p>1.21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90700000000000003" table:style-name="ce1">
            <text:p>0.907</text:p>
          </table:table-cell>
          <table:table-cell office:value-type="float" office:value="0.876" table:style-name="ce1">
            <text:p>0.876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100000000000004" table:style-name="ce1">
            <text:p>0.921</text:p>
          </table:table-cell>
          <table:table-cell office:value-type="float" office:value="0.91300000000000003" table:style-name="ce1">
            <text:p>0.913</text:p>
          </table:table-cell>
          <table:table-cell table:number-columns-repeated="2" table:style-name="ce1"/>
          <table:table-cell office:value-type="float" office:value="0.94799999999999995" table:style-name="ce1">
            <text:p>0.948</text:p>
          </table:table-cell>
          <table:table-cell office:value-type="float" office:value="0.86799999999999999" table:style-name="ce1">
            <text:p>0.868</text:p>
          </table:table-cell>
          <table:table-cell office:value-type="float" office:value="0.97699999999999998" table:style-name="ce1">
            <text:p>0.97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399999999999998" table:style-name="ce1">
            <text:p>0.974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08.79" table:style-name="ce1">
            <text:p>1908.79</text:p>
          </table:table-cell>
          <table:table-cell office:value-type="float" office:value="1909.87" table:style-name="ce1">
            <text:p>1909.87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7.09" table:style-name="ce1">
            <text:p>1907.09</text:p>
          </table:table-cell>
          <table:table-cell office:value-type="float" office:value="1913.92" table:style-name="ce1">
            <text:p>1913.92</text:p>
          </table:table-cell>
          <table:table-cell table:number-columns-repeated="2" table:style-name="ce1"/>
          <table:table-cell office:value-type="float" office:value="1.21" table:style-name="ce1">
            <text:p>1.21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89800000000000002" table:style-name="ce1">
            <text:p>0.898</text:p>
          </table:table-cell>
          <table:table-cell office:value-type="float" office:value="0.84399999999999997" table:style-name="ce1">
            <text:p>0.844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1800000000000004" table:style-name="ce1">
            <text:p>0.918</text:p>
          </table:table-cell>
          <table:table-cell office:value-type="float" office:value="0.91300000000000003" table:style-name="ce1">
            <text:p>0.913</text:p>
          </table:table-cell>
          <table:table-cell table:number-columns-repeated="2" table:style-name="ce1"/>
          <table:table-cell office:value-type="float" office:value="0.95099999999999996" table:style-name="ce1">
            <text:p>0.951</text:p>
          </table:table-cell>
          <table:table-cell office:value-type="float" office:value="0.84799999999999998" table:style-name="ce1">
            <text:p>0.848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6799999999999997" table:style-name="ce1">
            <text:p>0.968</text:p>
          </table:table-cell>
          <table:table-cell office:value-type="float" office:value="0.97399999999999998" table:style-name="ce1">
            <text:p>0.974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09.48" table:style-name="ce1">
            <text:p>1909.48</text:p>
          </table:table-cell>
          <table:table-cell office:value-type="float" office:value="1910.89" table:style-name="ce1">
            <text:p>1910.89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8.44" table:style-name="ce1">
            <text:p>1908.44</text:p>
          </table:table-cell>
          <table:table-cell office:value-type="float" office:value="1916.04" table:style-name="ce1">
            <text:p>1916.04</text:p>
          </table:table-cell>
          <table:table-cell table:number-columns-repeated="2" table:style-name="ce1"/>
          <table:table-cell office:value-type="float" office:value="1.21" table:style-name="ce1">
            <text:p>1.21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6" table:style-name="ce1">
            <text:p>1.26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94199999999999995" table:style-name="ce1">
            <text:p>0.942</text:p>
          </table:table-cell>
          <table:table-cell office:value-type="float" office:value="0.85980000000000001" table:style-name="ce1">
            <text:p>0.8598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1769999999999996" table:style-name="ce1">
            <text:p>0.9177</text:p>
          </table:table-cell>
          <table:table-cell office:value-type="float" office:value="0.9113" table:style-name="ce1">
            <text:p>0.9113</text:p>
          </table:table-cell>
          <table:table-cell table:number-columns-repeated="2" table:style-name="ce1"/>
          <table:table-cell office:value-type="float" office:value="1.06" table:style-name="ce1">
            <text:p>1.06</text:p>
          </table:table-cell>
          <table:table-cell office:value-type="float" office:value="0.93110000000000004" table:style-name="ce1">
            <text:p>0.9311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160000000000002" table:style-name="ce1">
            <text:p>0.9716</text:p>
          </table:table-cell>
          <table:table-cell table:number-columns-repeated="16352" table:style-name="ce1"/>
        </table:table-row>
        <table:table-row table:style-name="ro3">
          <table:table-cell/>
          <table:table-cell table:style-name="ce1"/>
          <table:table-cell office:value-type="float" office:value="1912.4" table:style-name="ce1">
            <text:p>1912.4</text:p>
          </table:table-cell>
          <table:table-cell office:value-type="float" office:value="1910.13" table:style-name="ce1">
            <text:p>1910.13</text:p>
          </table:table-cell>
          <table:table-cell office:value-type="float" office:value="1909.51" table:style-name="ce1">
            <text:p>1909.51</text:p>
          </table:table-cell>
          <table:table-cell office:value-type="float" office:value="1909.51" table:style-name="ce1">
            <text:p>1909.51</text:p>
          </table:table-cell>
          <table:table-cell office:value-type="float" office:value="1907.66" table:style-name="ce1">
            <text:p>1907.66</text:p>
          </table:table-cell>
          <table:table-cell office:value-type="float" office:value="1912.44" table:style-name="ce1">
            <text:p>1912.44</text:p>
          </table:table-cell>
          <table:table-cell table:number-columns-repeated="2" table:style-name="ce1"/>
          <table:table-cell office:value-type="float" office:value="1.21" table:style-name="ce1">
            <text:p>1.21</text:p>
          </table:table-cell>
          <table:table-cell office:value-type="float" office:value="1.0980000000000001" table:style-name="ce1">
            <text:p>1.098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7" table:style-name="ce1">
            <text:p>1.27</text:p>
          </table:table-cell>
          <table:table-cell office:value-type="float" office:value="1.25" table:style-name="ce1">
            <text:p>1.25</text:p>
          </table:table-cell>
          <table:table-cell table:number-columns-repeated="2" table:style-name="ce1"/>
          <table:table-cell office:value-type="float" office:value="0.89900000000000002" table:style-name="ce1">
            <text:p>0.899</text:p>
          </table:table-cell>
          <table:table-cell office:value-type="float" office:value="0.82799999999999996" table:style-name="ce1">
            <text:p>0.828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300000000000004" table:style-name="ce1">
            <text:p>0.923</text:p>
          </table:table-cell>
          <table:table-cell office:value-type="float" office:value="0.92200000000000004" table:style-name="ce1">
            <text:p>0.922</text:p>
          </table:table-cell>
          <table:table-cell office:value-type="float" office:value="0.91600000000000004" table:style-name="ce1">
            <text:p>0.916</text:p>
          </table:table-cell>
          <table:table-cell table:number-columns-repeated="2" table:style-name="ce1"/>
          <table:table-cell office:value-type="float" office:value="0.97199999999999998" table:style-name="ce1">
            <text:p>0.972</text:p>
          </table:table-cell>
          <table:table-cell office:value-type="float" office:value="0.82699999999999996" table:style-name="ce1">
            <text:p>0.82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670000000000001" table:style-name="ce1">
            <text:p>0.9767</text:p>
          </table:table-cell>
          <table:table-cell office:value-type="float" office:value="0.97399999999999998" table:style-name="ce1">
            <text:p>0.974</text:p>
          </table:table-cell>
          <table:table-cell table:number-columns-repeated="16352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7" table:number-rows-spanned="1" table:style-name="ce5">
            <text:p>Ranks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MAP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MRR Mea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Mean R-Prec Mean</text:p>
          </table:table-cell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911.52" table:formula="of:=AVERAGE([.C18:.C22])" table:style-name="ce1">
            <text:p>1911.52</text:p>
          </table:table-cell>
          <table:table-cell office:value-type="float" office:value="1911.9515999999999" table:formula="of:=AVERAGE([.D18:.D22])" table:style-name="ce1">
            <text:p>1911.9516</text:p>
          </table:table-cell>
          <table:table-cell office:value-type="float" office:value="1909.5099999999998" table:formula="of:=AVERAGE([.E18:.E22])" table:style-name="ce1">
            <text:p>1909.51</text:p>
          </table:table-cell>
          <table:table-cell office:value-type="float" office:value="1909.5099999999998" table:formula="of:=AVERAGE([.F18:.F22])" table:style-name="ce1">
            <text:p>1909.51</text:p>
          </table:table-cell>
          <table:table-cell office:value-type="float" office:value="1908.4779999999998" table:formula="of:=AVERAGE([.G18:.G22])" table:style-name="ce1">
            <text:p>1908.478</text:p>
          </table:table-cell>
          <table:table-cell office:value-type="float" office:value="1911.6740000000002" table:formula="of:=AVERAGE([.H18:.H22])" table:style-name="ce1">
            <text:p>1911.674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1.2181999999999999" table:formula="of:=AVERAGE([.K18:.K22])" table:style-name="ce1">
            <text:p>1.2182</text:p>
          </table:table-cell>
          <table:table-cell office:value-type="float" office:value="1.0778000000000003" table:formula="of:=AVERAGE([.L18:.L22])" table:style-name="ce1">
            <text:p>1.0778</text:p>
          </table:table-cell>
          <table:table-cell office:value-type="float" office:value="1.2711999999999999" table:formula="of:=AVERAGE([.M18:.M22])" table:style-name="ce1">
            <text:p>1.2712</text:p>
          </table:table-cell>
          <table:table-cell office:value-type="float" office:value="1.2711999999999999" table:formula="of:=AVERAGE([.N18:.N22])" table:style-name="ce1">
            <text:p>1.2712</text:p>
          </table:table-cell>
          <table:table-cell office:value-type="float" office:value="1.2587999999999999" table:formula="of:=AVERAGE([.O18:.O22])" table:style-name="ce1">
            <text:p>1.2588</text:p>
          </table:table-cell>
          <table:table-cell office:value-type="float" office:value="1.24516" table:formula="of:=AVERAGE([.P18:.P22])" table:style-name="ce1">
            <text:p>1.24516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.92393999999999998" table:formula="of:=AVERAGE([.S18:.S22])" table:style-name="ce1">
            <text:p>0.92394</text:p>
          </table:table-cell>
          <table:table-cell office:value-type="float" office:value="0.82023999999999986" table:formula="of:=AVERAGE([.T18:.T22])" table:style-name="ce1">
            <text:p>0.82024</text:p>
          </table:table-cell>
          <table:table-cell office:value-type="float" office:value="0.92296000000000011" table:formula="of:=AVERAGE([.U18:.U22])" table:style-name="ce1">
            <text:p>0.92296</text:p>
          </table:table-cell>
          <table:table-cell office:value-type="float" office:value="0.92296000000000011" table:formula="of:=AVERAGE([.V18:.V22])" table:style-name="ce1">
            <text:p>0.92296</text:p>
          </table:table-cell>
          <table:table-cell office:value-type="float" office:value="0.92965999999999993" table:formula="of:=AVERAGE([.W18:.W22])" table:style-name="ce1">
            <text:p>0.92966</text:p>
          </table:table-cell>
          <table:table-cell office:value-type="float" office:value="0.92892000000000008" table:formula="of:=AVERAGE([.X18:.X22])" table:style-name="ce1">
            <text:p>0.92892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.96386000000000005" table:formula="of:=AVERAGE([.AA18:.AA22])" table:style-name="ce1">
            <text:p>0.96386</text:p>
          </table:table-cell>
          <table:table-cell office:value-type="float" office:value="0.82842000000000005" table:formula="of:=AVERAGE([.AB18:.AB22])" table:style-name="ce1">
            <text:p>0.82842</text:p>
          </table:table-cell>
          <table:table-cell office:value-type="float" office:value="0.97675999999999996" table:formula="of:=AVERAGE([.AC18:.AC22])" table:style-name="ce1">
            <text:p>0.97676</text:p>
          </table:table-cell>
          <table:table-cell office:value-type="float" office:value="0.9766999999999999" table:formula="of:=AVERAGE([.AD18:.AD22])" table:style-name="ce1">
            <text:p>0.9767</text:p>
          </table:table-cell>
          <table:table-cell office:value-type="float" office:value="0.99736000000000014" table:formula="of:=AVERAGE([.AE18:.AE22])" table:style-name="ce1">
            <text:p>0.99736</text:p>
          </table:table-cell>
          <table:table-cell office:value-type="float" office:value="0.99018000000000017" table:formula="of:=AVERAGE([.AF18:.AF22])" table:style-name="ce1">
            <text:p>0.99018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910.5279999999998" table:formula="of:=AVERAGE([.C23:.C27])" table:style-name="ce1">
            <text:p>1910.528</text:p>
          </table:table-cell>
          <table:table-cell office:value-type="float" office:value="1909.6320000000001" table:formula="of:=AVERAGE([.D23:.D27])" table:style-name="ce1">
            <text:p>1909.632</text:p>
          </table:table-cell>
          <table:table-cell office:value-type="float" office:value="1909.5099999999998" table:formula="of:=AVERAGE([.E23:.E27])" table:style-name="ce1">
            <text:p>1909.51</text:p>
          </table:table-cell>
          <table:table-cell office:value-type="float" office:value="1909.5099999999998" table:formula="of:=AVERAGE([.F23:.F27])" table:style-name="ce1">
            <text:p>1909.51</text:p>
          </table:table-cell>
          <table:table-cell office:value-type="float" office:value="1913.3919999999998" table:formula="of:=AVERAGE([.G23:.G27])" table:style-name="ce1">
            <text:p>1913.392</text:p>
          </table:table-cell>
          <table:table-cell office:value-type="float" office:value="1915.8380000000002" table:formula="of:=AVERAGE([.H23:.H27])" table:style-name="ce1">
            <text:p>1915.838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1.246" table:formula="of:=AVERAGE([.K23:.K27])" table:style-name="ce1">
            <text:p>1.246</text:p>
          </table:table-cell>
          <table:table-cell office:value-type="float" office:value="1.1439999999999999" table:formula="of:=AVERAGE([.L23:.L27])" table:style-name="ce1">
            <text:p>1.144</text:p>
          </table:table-cell>
          <table:table-cell office:value-type="float" office:value="1.27" table:formula="of:=AVERAGE([.M23:.M27])" table:style-name="ce1">
            <text:p>1.27</text:p>
          </table:table-cell>
          <table:table-cell office:value-type="float" office:value="1.27" table:formula="of:=AVERAGE([.N23:.N27])" table:style-name="ce1">
            <text:p>1.27</text:p>
          </table:table-cell>
          <table:table-cell office:value-type="float" office:value="1.236" table:formula="of:=AVERAGE([.O23:.O27])" table:style-name="ce1">
            <text:p>1.236</text:p>
          </table:table-cell>
          <table:table-cell office:value-type="float" office:value="1.204" table:formula="of:=AVERAGE([.P23:.P27])" table:style-name="ce1">
            <text:p>1.204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.91900000000000015" table:formula="of:=AVERAGE([.S23:.S27])" table:style-name="ce1">
            <text:p>0.919</text:p>
          </table:table-cell>
          <table:table-cell office:value-type="float" office:value="0.84759999999999991" table:formula="of:=AVERAGE([.T23:.T27])" table:style-name="ce1">
            <text:p>0.8476</text:p>
          </table:table-cell>
          <table:table-cell office:value-type="float" office:value="0.92300000000000004" table:formula="of:=AVERAGE([.U23:.U27])" table:style-name="ce1">
            <text:p>0.923</text:p>
          </table:table-cell>
          <table:table-cell office:value-type="float" office:value="0.92300000000000004" table:formula="of:=AVERAGE([.V23:.V27])" table:style-name="ce1">
            <text:p>0.923</text:p>
          </table:table-cell>
          <table:table-cell office:value-type="float" office:value="0.94379999999999986" table:formula="of:=AVERAGE([.W23:.W27])" table:style-name="ce1">
            <text:p>0.9438</text:p>
          </table:table-cell>
          <table:table-cell office:value-type="float" office:value="0.92860000000000009" table:formula="of:=AVERAGE([.X23:.X27])" table:style-name="ce1">
            <text:p>0.9286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.9738" table:formula="of:=AVERAGE([.AA23:.AA27])" table:style-name="ce1">
            <text:p>0.9738</text:p>
          </table:table-cell>
          <table:table-cell office:value-type="float" office:value="0.88380000000000014" table:formula="of:=AVERAGE([.AB23:.AB27])" table:style-name="ce1">
            <text:p>0.8838</text:p>
          </table:table-cell>
          <table:table-cell office:value-type="float" office:value="0.97675999999999996" table:formula="of:=AVERAGE([.AC23:.AC27])" table:style-name="ce1">
            <text:p>0.97676</text:p>
          </table:table-cell>
          <table:table-cell office:value-type="float" office:value="0.9766999999999999" table:formula="of:=AVERAGE([.AD23:.AD27])" table:style-name="ce1">
            <text:p>0.9767</text:p>
          </table:table-cell>
          <table:table-cell office:value-type="float" office:value="1.0127999999999999" table:formula="of:=AVERAGE([.AE23:.AE27])" table:style-name="ce1">
            <text:p>1.0128</text:p>
          </table:table-cell>
          <table:table-cell office:value-type="float" office:value="1.0084" table:formula="of:=AVERAGE([.AF23:.AF27])" table:style-name="ce1">
            <text:p>1.0084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914.268" table:formula="of:=AVERAGE([.C28:.C32])" table:style-name="ce1">
            <text:p>1914.268</text:p>
          </table:table-cell>
          <table:table-cell office:value-type="float" office:value="1912.8020000000001" table:formula="of:=AVERAGE([.D28:.D32])" table:style-name="ce1">
            <text:p>1912.802</text:p>
          </table:table-cell>
          <table:table-cell office:value-type="float" office:value="1909.5099999999998" table:formula="of:=AVERAGE([.E28:.E32])" table:style-name="ce1">
            <text:p>1909.51</text:p>
          </table:table-cell>
          <table:table-cell office:value-type="float" office:value="1909.5099999999998" table:formula="of:=AVERAGE([.F28:.F32])" table:style-name="ce1">
            <text:p>1909.51</text:p>
          </table:table-cell>
          <table:table-cell office:value-type="float" office:value="1907.4666000000002" table:formula="of:=AVERAGE([.G28:.G32])" table:style-name="ce1">
            <text:p>1907.4666</text:p>
          </table:table-cell>
          <table:table-cell office:value-type="float" office:value="1910.5559999999998" table:formula="of:=AVERAGE([.H28:.H32])" table:style-name="ce1">
            <text:p>1910.55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.2368000000000001" table:formula="of:=AVERAGE([.K28:.K32])" table:style-name="ce1">
            <text:p>1.2368</text:p>
          </table:table-cell>
          <table:table-cell office:value-type="float" office:value="1.1160000000000001" table:formula="of:=AVERAGE([.L28:.L32])" table:style-name="ce1">
            <text:p>1.116</text:p>
          </table:table-cell>
          <table:table-cell office:value-type="float" office:value="1.2711999999999999" table:formula="of:=AVERAGE([.M28:.M32])" table:style-name="ce1">
            <text:p>1.2712</text:p>
          </table:table-cell>
          <table:table-cell office:value-type="float" office:value="1.2711999999999999" table:formula="of:=AVERAGE([.N28:.N32])" table:style-name="ce1">
            <text:p>1.2712</text:p>
          </table:table-cell>
          <table:table-cell office:value-type="float" office:value="1.2536" table:formula="of:=AVERAGE([.O28:.O32])" table:style-name="ce1">
            <text:p>1.2536</text:p>
          </table:table-cell>
          <table:table-cell office:value-type="float" office:value="1.242" table:formula="of:=AVERAGE([.P28:.P32])" table:style-name="ce1">
            <text:p>1.242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.93140000000000001" table:formula="of:=AVERAGE([.S28:.S32])" table:style-name="ce1">
            <text:p>0.9314</text:p>
          </table:table-cell>
          <table:table-cell office:value-type="float" office:value="0.85795999999999994" table:formula="of:=AVERAGE([.T28:.T32])" table:style-name="ce1">
            <text:p>0.85796</text:p>
          </table:table-cell>
          <table:table-cell office:value-type="float" office:value="0.92296000000000011" table:formula="of:=AVERAGE([.U28:.U32])" table:style-name="ce1">
            <text:p>0.92296</text:p>
          </table:table-cell>
          <table:table-cell office:value-type="float" office:value="0.92300000000000004" table:formula="of:=AVERAGE([.V28:.V32])" table:style-name="ce1">
            <text:p>0.923</text:p>
          </table:table-cell>
          <table:table-cell office:value-type="float" office:value="0.9200600000000001" table:formula="of:=AVERAGE([.W28:.W32])" table:style-name="ce1">
            <text:p>0.92006</text:p>
          </table:table-cell>
          <table:table-cell office:value-type="float" office:value="0.91514000000000006" table:formula="of:=AVERAGE([.X28:.X32])" table:style-name="ce1">
            <text:p>0.91514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1" table:formula="of:=AVERAGE([.AA28:.AA32])" table:style-name="ce1">
            <text:p>1</text:p>
          </table:table-cell>
          <table:table-cell office:value-type="float" office:value="0.88378000000000001" table:formula="of:=AVERAGE([.AB28:.AB32])" table:style-name="ce1">
            <text:p>0.88378</text:p>
          </table:table-cell>
          <table:table-cell office:value-type="float" office:value="0.97675999999999996" table:formula="of:=AVERAGE([.AC28:.AC32])" table:style-name="ce1">
            <text:p>0.97676</text:p>
          </table:table-cell>
          <table:table-cell office:value-type="float" office:value="0.97675999999999996" table:formula="of:=AVERAGE([.AD28:.AD32])" table:style-name="ce1">
            <text:p>0.97676</text:p>
          </table:table-cell>
          <table:table-cell office:value-type="float" office:value="0.96278000000000008" table:formula="of:=AVERAGE([.AE28:.AE32])" table:style-name="ce1">
            <text:p>0.96278</text:p>
          </table:table-cell>
          <table:table-cell office:value-type="float" office:value="0.95578000000000007" table:formula="of:=AVERAGE([.AF28:.AF32])" table:style-name="ce1">
            <text:p>0.95578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910.5840000000001" table:formula="of:=AVERAGE([.C33:.C37])" table:style-name="ce1">
            <text:p>1910.584</text:p>
          </table:table-cell>
          <table:table-cell office:value-type="float" office:value="1910.298" table:formula="of:=AVERAGE([.D33:.D37])" table:style-name="ce1">
            <text:p>1910.298</text:p>
          </table:table-cell>
          <table:table-cell office:value-type="float" office:value="1909.5099999999998" table:formula="of:=AVERAGE([.E33:.E37])" table:style-name="ce1">
            <text:p>1909.51</text:p>
          </table:table-cell>
          <table:table-cell office:value-type="float" office:value="1909.5099999999998" table:formula="of:=AVERAGE([.F33:.F37])" table:style-name="ce1">
            <text:p>1909.51</text:p>
          </table:table-cell>
          <table:table-cell office:value-type="float" office:value="1908.3" table:formula="of:=AVERAGE([.G33:.G37])" table:style-name="ce1">
            <text:p>1908.3</text:p>
          </table:table-cell>
          <table:table-cell office:value-type="float" office:value="1911.5699999999997" table:formula="of:=AVERAGE([.H33:.H37])" table:style-name="ce1">
            <text:p>1911.57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.212" table:formula="of:=AVERAGE([.K33:.K37])" table:style-name="ce1">
            <text:p>1.212</text:p>
          </table:table-cell>
          <table:table-cell office:value-type="float" office:value="1.1120000000000001" table:formula="of:=AVERAGE([.L33:.L37])" table:style-name="ce1">
            <text:p>1.112</text:p>
          </table:table-cell>
          <table:table-cell office:value-type="float" office:value="1.27" table:formula="of:=AVERAGE([.M33:.M37])" table:style-name="ce1">
            <text:p>1.27</text:p>
          </table:table-cell>
          <table:table-cell office:value-type="float" office:value="1.27" table:formula="of:=AVERAGE([.N33:.N37])" table:style-name="ce1">
            <text:p>1.27</text:p>
          </table:table-cell>
          <table:table-cell office:value-type="float" office:value="1.2596000000000001" table:formula="of:=AVERAGE([.O33:.O37])" table:style-name="ce1">
            <text:p>1.2596</text:p>
          </table:table-cell>
          <table:table-cell office:value-type="float" office:value="1.2452000000000001" table:formula="of:=AVERAGE([.P33:.P37])" table:style-name="ce1">
            <text:p>1.245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.90001999999999993" table:formula="of:=AVERAGE([.S33:.S37])" table:style-name="ce1">
            <text:p>0.90002</text:p>
          </table:table-cell>
          <table:table-cell office:value-type="float" office:value="0.84558" table:formula="of:=AVERAGE([.T33:.T37])" table:style-name="ce1">
            <text:p>0.84558</text:p>
          </table:table-cell>
          <table:table-cell office:value-type="float" office:value="0.92296000000000011" table:formula="of:=AVERAGE([.U33:.U37])" table:style-name="ce1">
            <text:p>0.92296</text:p>
          </table:table-cell>
          <table:table-cell office:value-type="float" office:value="0.92300000000000004" table:formula="of:=AVERAGE([.V33:.V37])" table:style-name="ce1">
            <text:p>0.923</text:p>
          </table:table-cell>
          <table:table-cell office:value-type="float" office:value="0.92160000000000009" table:formula="of:=AVERAGE([.W33:.W37])" table:style-name="ce1">
            <text:p>0.9216</text:p>
          </table:table-cell>
          <table:table-cell office:value-type="float" office:value="0.91249999999999998" table:formula="of:=AVERAGE([.X33:.X37])" table:style-name="ce1">
            <text:p>0.9125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.95351999999999992" table:formula="of:=AVERAGE([.AA33:.AA37])" table:style-name="ce1">
            <text:p>0.95352</text:p>
          </table:table-cell>
          <table:table-cell office:value-type="float" office:value="0.88573999999999997" table:formula="of:=AVERAGE([.AB33:.AB37])" table:style-name="ce1">
            <text:p>0.88574</text:p>
          </table:table-cell>
          <table:table-cell office:value-type="float" office:value="0.9766999999999999" table:formula="of:=AVERAGE([.AC33:.AC37])" table:style-name="ce1">
            <text:p>0.9767</text:p>
          </table:table-cell>
          <table:table-cell office:value-type="float" office:value="0.9766999999999999" table:formula="of:=AVERAGE([.AD33:.AD37])" table:style-name="ce1">
            <text:p>0.9767</text:p>
          </table:table-cell>
          <table:table-cell office:value-type="float" office:value="0.96639999999999993" table:formula="of:=AVERAGE([.AE33:.AE37])" table:style-name="ce1">
            <text:p>0.9664</text:p>
          </table:table-cell>
          <table:table-cell office:value-type="float" office:value="0.96557999999999988" table:formula="of:=AVERAGE([.AF33:.AF37])" table:style-name="ce1">
            <text:p>0.96558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910.3340000000001" table:formula="of:=AVERAGE([.C38:.C42])" table:style-name="ce1">
            <text:p>1910.334</text:p>
          </table:table-cell>
          <table:table-cell office:value-type="float" office:value="1910.4940000000001" table:formula="of:=AVERAGE([.D38:.D42])" table:style-name="ce1">
            <text:p>1910.494</text:p>
          </table:table-cell>
          <table:table-cell office:value-type="float" office:value="1909.5099999999998" table:formula="of:=AVERAGE([.E38:.E42])" table:style-name="ce1">
            <text:p>1909.51</text:p>
          </table:table-cell>
          <table:table-cell office:value-type="float" office:value="1909.5099999999998" table:formula="of:=AVERAGE([.F38:.F42])" table:style-name="ce1">
            <text:p>1909.51</text:p>
          </table:table-cell>
          <table:table-cell office:value-type="float" office:value="1908.2840000000001" table:formula="of:=AVERAGE([.G38:.G42])" table:style-name="ce1">
            <text:p>1908.284</text:p>
          </table:table-cell>
          <table:table-cell office:value-type="float" office:value="1914.02" table:formula="of:=AVERAGE([.H38:.H42])" table:style-name="ce1">
            <text:p>1914.0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.21" table:formula="of:=AVERAGE([.K38:.K42])" table:style-name="ce1">
            <text:p>1.21</text:p>
          </table:table-cell>
          <table:table-cell office:value-type="float" office:value="1.1056000000000001" table:formula="of:=AVERAGE([.L38:.L42])" table:style-name="ce1">
            <text:p>1.1056</text:p>
          </table:table-cell>
          <table:table-cell office:value-type="float" office:value="1.27" table:formula="of:=AVERAGE([.M38:.M42])" table:style-name="ce1">
            <text:p>1.27</text:p>
          </table:table-cell>
          <table:table-cell office:value-type="float" office:value="1.27" table:formula="of:=AVERAGE([.N38:.N42])" table:style-name="ce1">
            <text:p>1.27</text:p>
          </table:table-cell>
          <table:table-cell office:value-type="float" office:value="1.262" table:formula="of:=AVERAGE([.O38:.O42])" table:style-name="ce1">
            <text:p>1.262</text:p>
          </table:table-cell>
          <table:table-cell office:value-type="float" office:value="1.248" table:formula="of:=AVERAGE([.P38:.P42])" table:style-name="ce1">
            <text:p>1.248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.90860000000000007" table:formula="of:=AVERAGE([.S38:.S42])" table:style-name="ce1">
            <text:p>0.9086</text:p>
          </table:table-cell>
          <table:table-cell office:value-type="float" office:value="0.84375999999999995" table:formula="of:=AVERAGE([.T38:.T42])" table:style-name="ce1">
            <text:p>0.84376</text:p>
          </table:table-cell>
          <table:table-cell office:value-type="float" office:value="0.92300000000000004" table:formula="of:=AVERAGE([.U38:.U42])" table:style-name="ce1">
            <text:p>0.923</text:p>
          </table:table-cell>
          <table:table-cell office:value-type="float" office:value="0.92300000000000004" table:formula="of:=AVERAGE([.V38:.V42])" table:style-name="ce1">
            <text:p>0.923</text:p>
          </table:table-cell>
          <table:table-cell office:value-type="float" office:value="0.92013999999999996" table:formula="of:=AVERAGE([.W38:.W42])" table:style-name="ce1">
            <text:p>0.92014</text:p>
          </table:table-cell>
          <table:table-cell office:value-type="float" office:value="0.91325999999999996" table:formula="of:=AVERAGE([.X38:.X42])" table:style-name="ce1">
            <text:p>0.9132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.97340000000000004" table:formula="of:=AVERAGE([.AA38:.AA42])" table:style-name="ce1">
            <text:p>0.9734</text:p>
          </table:table-cell>
          <table:table-cell office:value-type="float" office:value="0.86221999999999999" table:formula="of:=AVERAGE([.AB38:.AB42])" table:style-name="ce1">
            <text:p>0.86222</text:p>
          </table:table-cell>
          <table:table-cell office:value-type="float" office:value="0.97682000000000002" table:formula="of:=AVERAGE([.AC38:.AC42])" table:style-name="ce1">
            <text:p>0.97682</text:p>
          </table:table-cell>
          <table:table-cell office:value-type="float" office:value="0.97675999999999996" table:formula="of:=AVERAGE([.AD38:.AD42])" table:style-name="ce1">
            <text:p>0.97676</text:p>
          </table:table-cell>
          <table:table-cell office:value-type="float" office:value="0.97502" table:formula="of:=AVERAGE([.AE38:.AE42])" table:style-name="ce1">
            <text:p>0.97502</text:p>
          </table:table-cell>
          <table:table-cell office:value-type="float" office:value="0.97411999999999987" table:formula="of:=AVERAGE([.AF38:.AF42])" table:style-name="ce1">
            <text:p>0.97412</text:p>
          </table:table-cell>
          <table:table-cell table:number-columns-repeated="16352" table:style-name="ce1"/>
        </table:table-row>
        <table:table-row table:style-name="ro2">
          <table:table-cell table:style-name="ce3"/>
          <table:table-cell office:value-type="string" table:style-name="ce3">
            <text:p>Best</text:p>
          </table:table-cell>
          <table:table-cell office:value-type="float" office:value="1910.3340000000001" table:formula="of:=MIN([.C48:.C52])" table:style-name="ce3">
            <text:p>1910.334</text:p>
          </table:table-cell>
          <table:table-cell office:value-type="float" office:value="1909.6320000000001" table:formula="of:=MIN([.D48:.D52])" table:style-name="ce3">
            <text:p>1909.632</text:p>
          </table:table-cell>
          <table:table-cell office:value-type="float" office:value="1909.5099999999998" table:formula="of:=MIN([.E48:.E52])" table:style-name="ce3">
            <text:p>1909.51</text:p>
          </table:table-cell>
          <table:table-cell office:value-type="float" office:value="1909.5099999999998" table:formula="of:=MIN([.F48:.F52])" table:style-name="ce3">
            <text:p>1909.51</text:p>
          </table:table-cell>
          <table:table-cell office:value-type="float" office:value="1907.4666000000002" table:formula="of:=MIN([.G48:.G52])" table:style-name="ce3">
            <text:p>1907.4666</text:p>
          </table:table-cell>
          <table:table-cell office:value-type="float" office:value="1910.5559999999998" table:formula="of:=MIN([.H48:.H52])" table:style-name="ce3">
            <text:p>1910.556</text:p>
          </table:table-cell>
          <table:table-cell office:value-type="float" office:value="1907.4666000000002" table:formula="of:=MIN([.C53:.H53])" table:style-name="ce3">
            <text:p>1907.4666</text:p>
          </table:table-cell>
          <table:table-cell office:value-type="string" table:style-name="ce3">
            <text:p>Best</text:p>
          </table:table-cell>
          <table:table-cell office:value-type="float" office:value="1.246" table:formula="of:=MAX([.K48:.K52])" table:style-name="ce3">
            <text:p>1.246</text:p>
          </table:table-cell>
          <table:table-cell office:value-type="float" office:value="1.1439999999999999" table:formula="of:=MAX([.L48:.L52])" table:style-name="ce3">
            <text:p>1.144</text:p>
          </table:table-cell>
          <table:table-cell office:value-type="float" office:value="1.2711999999999999" table:formula="of:=MAX([.M48:.M52])" table:style-name="ce3">
            <text:p>1.2712</text:p>
          </table:table-cell>
          <table:table-cell office:value-type="float" office:value="1.2711999999999999" table:formula="of:=MAX([.N48:.N52])" table:style-name="ce3">
            <text:p>1.2712</text:p>
          </table:table-cell>
          <table:table-cell office:value-type="float" office:value="1.262" table:formula="of:=MAX([.O48:.O52])" table:style-name="ce3">
            <text:p>1.262</text:p>
          </table:table-cell>
          <table:table-cell office:value-type="float" office:value="1.248" table:formula="of:=MAX([.P48:.P52])" table:style-name="ce3">
            <text:p>1.248</text:p>
          </table:table-cell>
          <table:table-cell office:value-type="float" office:value="1.2711999999999999" table:formula="of:=MAX([.K53:.P53])" table:style-name="ce3">
            <text:p>1.2712</text:p>
          </table:table-cell>
          <table:table-cell office:value-type="string" table:style-name="ce3">
            <text:p>Best</text:p>
          </table:table-cell>
          <table:table-cell office:value-type="float" office:value="0.93140000000000001" table:formula="of:=MAX([.S48:.S52])" table:style-name="ce3">
            <text:p>0.9314</text:p>
          </table:table-cell>
          <table:table-cell office:value-type="float" office:value="0.85795999999999994" table:formula="of:=MAX([.T48:.T52])" table:style-name="ce3">
            <text:p>0.85796</text:p>
          </table:table-cell>
          <table:table-cell office:value-type="float" office:value="0.92300000000000004" table:formula="of:=MAX([.U48:.U52])" table:style-name="ce3">
            <text:p>0.923</text:p>
          </table:table-cell>
          <table:table-cell office:value-type="float" office:value="0.92300000000000004" table:formula="of:=MAX([.V48:.V52])" table:style-name="ce3">
            <text:p>0.923</text:p>
          </table:table-cell>
          <table:table-cell office:value-type="float" office:value="0.94379999999999986" table:formula="of:=MAX([.W48:.W52])" table:style-name="ce3">
            <text:p>0.9438</text:p>
          </table:table-cell>
          <table:table-cell office:value-type="float" office:value="0.92892000000000008" table:formula="of:=MAX([.X48:.X52])" table:style-name="ce3">
            <text:p>0.92892</text:p>
          </table:table-cell>
          <table:table-cell office:value-type="float" office:value="0.94379999999999986" table:formula="of:=MAX([.S53:.X53])" table:style-name="ce3">
            <text:p>0.9438</text:p>
          </table:table-cell>
          <table:table-cell office:value-type="string" table:style-name="ce3">
            <text:p>Best</text:p>
          </table:table-cell>
          <table:table-cell office:value-type="float" office:value="1" table:formula="of:=MAX([.AA48];[.AA50:.AA52])" table:style-name="ce3">
            <text:p>1</text:p>
          </table:table-cell>
          <table:table-cell office:value-type="float" office:value="0.88573999999999997" table:formula="of:=MAX([.AB48:.AB52])" table:style-name="ce3">
            <text:p>0.88574</text:p>
          </table:table-cell>
          <table:table-cell office:value-type="float" office:value="0.97682000000000002" table:formula="of:=MAX([.AC48:.AC52])" table:style-name="ce3">
            <text:p>0.97682</text:p>
          </table:table-cell>
          <table:table-cell office:value-type="float" office:value="0.97675999999999996" table:formula="of:=MAX([.AD48:.AD52])" table:style-name="ce3">
            <text:p>0.97676</text:p>
          </table:table-cell>
          <table:table-cell office:value-type="float" office:value="1.0127999999999999" table:formula="of:=MAX([.AE48:.AE52])" table:style-name="ce3">
            <text:p>1.0128</text:p>
          </table:table-cell>
          <table:table-cell office:value-type="float" office:value="1.0084" table:formula="of:=MAX([.AF48:.AF52])" table:style-name="ce3">
            <text:p>1.0084</text:p>
          </table:table-cell>
          <table:table-cell office:value-type="float" office:value="1.0127999999999999" table:formula="of:=MAX([.AA53:.AF53])" table:style-name="ce3">
            <text:p>1.0128</text:p>
          </table:table-cell>
          <table:table-cell table:number-columns-repeated="16351" table:style-name="ce3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7" table:number-rows-spanned="1" table:style-name="ce5">
            <text:p>Ranks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MAP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MRR Standard Deviation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1" table:style-name="ce5">
            <text:p>R-Prec Standard Deviation</text:p>
          </table:table-cell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5">
            <text:p>Min</text:p>
          </table:table-cell>
          <table:covered-table-cell/>
          <table:table-cell office:value-type="string" table:number-columns-spanned="2" table:number-rows-spanned="1" table:style-name="ce5">
            <text:p>Avg</text:p>
          </table:table-cell>
          <table:covered-table-cell/>
          <table:table-cell office:value-type="string" table:number-columns-spanned="2" table:number-rows-spanned="1" table:style-name="ce5">
            <text:p>Max</text:p>
          </table:table-cell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16344"/>
        </table:table-row>
        <table:table-row table:style-name="ro2">
          <table:table-cell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style-name="ce3"/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office:value-type="string" table:style-name="ce3">
            <text:p>Sum</text:p>
          </table:table-cell>
          <table:table-cell office:value-type="string" table:style-name="ce3">
            <text:p>Max</text:p>
          </table:table-cell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office:value-type="string" table:style-name="ce3">
            <text:p>Node Combination</text:p>
          </table:table-cell>
          <table:table-cell table:number-columns-repeated="6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.2113009535206252" table:formula="of:=STDEV([.C18:.C22])" table:style-name="ce1">
            <text:p>1.211300954</text:p>
          </table:table-cell>
          <table:table-cell office:value-type="float" office:value="1.2255418393510447" table:formula="of:=STDEV([.D18:.D22])" table:style-name="ce1">
            <text:p>1.225541839</text:p>
          </table:table-cell>
          <table:table-cell office:value-type="float" office:value="2.5421149729252077E-13" table:formula="of:=STDEV([.E18:.E22])" table:style-name="ce1">
            <text:p>2.54211E-13</text:p>
          </table:table-cell>
          <table:table-cell office:value-type="float" office:value="2.5421149729252077E-13" table:formula="of:=STDEV([.F18:.F22])" table:style-name="ce1">
            <text:p>2.54211E-13</text:p>
          </table:table-cell>
          <table:table-cell office:value-type="float" office:value="0.92669844070225738" table:formula="of:=STDEV([.G18:.G22])" table:style-name="ce1">
            <text:p>0.926698441</text:p>
          </table:table-cell>
          <table:table-cell office:value-type="float" office:value="2.2928868266881373" table:formula="of:=STDEV([.H18:.H22])" table:style-name="ce1">
            <text:p>2.292886827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8.13633824272318E-3" table:formula="of:=STDEV([.K18:.K22])" table:style-name="ce1">
            <text:p>0.008136338</text:p>
          </table:table-cell>
          <table:table-cell office:value-type="float" office:value="8.0124902496040203E-3" table:formula="of:=STDEV([.L18:.L22])" table:style-name="ce1">
            <text:p>0.00801249</text:p>
          </table:table-cell>
          <table:table-cell office:value-type="float" office:value="1.643167672515439E-3" table:formula="of:=STDEV([.M18:.M22])" table:style-name="ce1">
            <text:p>0.001643168</text:p>
          </table:table-cell>
          <table:table-cell office:value-type="float" office:value="1.643167672515439E-3" table:formula="of:=STDEV([.N18:.N22])" table:style-name="ce1">
            <text:p>0.001643168</text:p>
          </table:table-cell>
          <table:table-cell office:value-type="float" office:value="5.7619441163551787E-3" table:formula="of:=STDEV([.O18:.O22])" table:style-name="ce1">
            <text:p>0.005761944</text:p>
          </table:table-cell>
          <table:table-cell office:value-type="float" office:value="5.5252149279462542E-3" table:formula="of:=STDEV([.P18:.P22])" table:style-name="ce1">
            <text:p>0.005525215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2.6057781947049864E-2" table:formula="of:=STDEV([.S18:.S22])" table:style-name="ce1">
            <text:p>0.026057782</text:p>
          </table:table-cell>
          <table:table-cell office:value-type="float" office:value="2.0840177542429891E-2" table:formula="of:=STDEV([.T18:.T22])" table:style-name="ce1">
            <text:p>0.020840178</text:p>
          </table:table-cell>
          <table:table-cell office:value-type="float" office:value="8.9442719100031381E-5" table:formula="of:=STDEV([.U18:.U22])" table:style-name="ce1">
            <text:p>8.94427E-05</text:p>
          </table:table-cell>
          <table:table-cell office:value-type="float" office:value="8.9442719100031381E-5" table:formula="of:=STDEV([.V18:.V22])" table:style-name="ce1">
            <text:p>8.94427E-05</text:p>
          </table:table-cell>
          <table:table-cell office:value-type="float" office:value="2.0388182851838434E-2" table:formula="of:=STDEV([.W18:.W22])" table:style-name="ce1">
            <text:p>0.020388183</text:p>
          </table:table-cell>
          <table:table-cell office:value-type="float" office:value="2.0919297311334302E-2" table:formula="of:=STDEV([.X18:.X22])" table:style-name="ce1">
            <text:p>0.020919297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6.1060609233776902E-2" table:formula="of:=STDEV([.AA18:.AA22])" table:style-name="ce1">
            <text:p>0.061060609</text:p>
          </table:table-cell>
          <table:table-cell office:value-type="float" office:value="5.1150581619371645E-2" table:formula="of:=STDEV([.AB18:.AB22])" table:style-name="ce1">
            <text:p>0.051150582</text:p>
          </table:table-cell>
          <table:table-cell office:value-type="float" office:value="1.3416407864997261E-4" table:formula="of:=STDEV([.AC18:.AC22])" table:style-name="ce1">
            <text:p>0.000134164</text:p>
          </table:table-cell>
          <table:table-cell office:value-type="float" office:value="1.2412670766236366E-16" table:formula="of:=STDEV([.AD18:.AD22])" table:style-name="ce1">
            <text:p>1.24127E-16</text:p>
          </table:table-cell>
          <table:table-cell office:value-type="float" office:value="4.6197164415145681E-2" table:formula="of:=STDEV([.AE18:.AE22])" table:style-name="ce1">
            <text:p>0.046197164</text:p>
          </table:table-cell>
          <table:table-cell office:value-type="float" office:value="4.4789083491404501E-2" table:formula="of:=STDEV([.AF18:.AF22])" table:style-name="ce1">
            <text:p>0.044789083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0.37758442764500894" table:formula="of:=STDEV([.C23:.C27])" table:style-name="ce1">
            <text:p>0.377584428</text:p>
          </table:table-cell>
          <table:table-cell office:value-type="float" office:value="0.9672745215294577" table:formula="of:=STDEV([.D23:.D27])" table:style-name="ce1">
            <text:p>0.967274522</text:p>
          </table:table-cell>
          <table:table-cell office:value-type="float" office:value="2.5421149729252077E-13" table:formula="of:=STDEV([.E23:.E27])" table:style-name="ce1">
            <text:p>2.54211E-13</text:p>
          </table:table-cell>
          <table:table-cell office:value-type="float" office:value="2.5421149729252077E-13" table:formula="of:=STDEV([.F23:.F27])" table:style-name="ce1">
            <text:p>2.54211E-13</text:p>
          </table:table-cell>
          <table:table-cell office:value-type="float" office:value="2.3236436904138404" table:formula="of:=STDEV([.G23:.G27])" table:style-name="ce1">
            <text:p>2.32364369</text:p>
          </table:table-cell>
          <table:table-cell office:value-type="float" office:value="6.327299581970169" table:formula="of:=STDEV([.H23:.H27])" table:style-name="ce1">
            <text:p>6.32729958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5.4772255750516665E-3" table:formula="of:=STDEV([.K23:.K27])" table:style-name="ce1">
            <text:p>0.005477226</text:p>
          </table:table-cell>
          <table:table-cell office:value-type="float" office:value="1.5165750888103114E-2" table:formula="of:=STDEV([.L23:.L27])" table:style-name="ce1">
            <text:p>0.015165751</text:p>
          </table:table-cell>
          <table:table-cell office:value-type="float" office:value="0" table:formula="of:=STDEV([.M23:.M27])" table:style-name="ce1">
            <text:p>0</text:p>
          </table:table-cell>
          <table:table-cell office:value-type="float" office:value="0" table:formula="of:=STDEV([.N23:.N27])" table:style-name="ce1">
            <text:p>0</text:p>
          </table:table-cell>
          <table:table-cell office:value-type="float" office:value="5.4772255750516656E-3" table:formula="of:=STDEV([.O23:.O27])" table:style-name="ce1">
            <text:p>0.005477226</text:p>
          </table:table-cell>
          <table:table-cell office:value-type="float" office:value="8.9442719099991665E-3" table:formula="of:=STDEV([.P23:.P27])" table:style-name="ce1">
            <text:p>0.008944272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4.415880433163928E-3" table:formula="of:=STDEV([.S23:.S27])" table:style-name="ce1">
            <text:p>0.00441588</text:p>
          </table:table-cell>
          <table:table-cell office:value-type="float" office:value="1.5323185047502378E-2" table:formula="of:=STDEV([.T23:.T27])" table:style-name="ce1">
            <text:p>0.015323185</text:p>
          </table:table-cell>
          <table:table-cell office:value-type="float" office:value="0" table:formula="of:=STDEV([.U23:.U27])" table:style-name="ce1">
            <text:p>0</text:p>
          </table:table-cell>
          <table:table-cell office:value-type="float" office:value="0" table:formula="of:=STDEV([.V23:.V27])" table:style-name="ce1">
            <text:p>0</text:p>
          </table:table-cell>
          <table:table-cell office:value-type="float" office:value="2.4045789652244697E-2" table:formula="of:=STDEV([.W23:.W27])" table:style-name="ce1">
            <text:p>0.02404579</text:p>
          </table:table-cell>
          <table:table-cell office:value-type="float" office:value="2.0959484726490743E-2" table:formula="of:=STDEV([.X23:.X27])" table:style-name="ce1">
            <text:p>0.020959485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3.7195429826794558E-3" table:formula="of:=STDEV([.AA23:.AA27])" table:style-name="ce1">
            <text:p>0.003719543</text:p>
          </table:table-cell>
          <table:table-cell office:value-type="float" office:value="3.1783643592263017E-2" table:formula="of:=STDEV([.AB23:.AB27])" table:style-name="ce1">
            <text:p>0.031783644</text:p>
          </table:table-cell>
          <table:table-cell office:value-type="float" office:value="1.3416407864997261E-4" table:formula="of:=STDEV([.AC23:.AC27])" table:style-name="ce1">
            <text:p>0.000134164</text:p>
          </table:table-cell>
          <table:table-cell office:value-type="float" office:value="1.2412670766236366E-16" table:formula="of:=STDEV([.AD23:.AD27])" table:style-name="ce1">
            <text:p>1.24127E-16</text:p>
          </table:table-cell>
          <table:table-cell office:value-type="float" office:value="6.061930385611506E-2" table:formula="of:=STDEV([.AE23:.AE27])" table:style-name="ce1">
            <text:p>0.060619304</text:p>
          </table:table-cell>
          <table:table-cell office:value-type="float" office:value="5.7509129709986104E-2" table:formula="of:=STDEV([.AF23:.AF27])" table:style-name="ce1">
            <text:p>0.05750913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.142856071428044" table:formula="of:=STDEV([.C28:.C32])" table:style-name="ce1">
            <text:p>1.142856071</text:p>
          </table:table-cell>
          <table:table-cell office:value-type="float" office:value="1.2630399835318316" table:formula="of:=STDEV([.D28:.D32])" table:style-name="ce1">
            <text:p>1.263039984</text:p>
          </table:table-cell>
          <table:table-cell office:value-type="float" office:value="2.5421149729252077E-13" table:formula="of:=STDEV([.E28:.E32])" table:style-name="ce1">
            <text:p>2.54211E-13</text:p>
          </table:table-cell>
          <table:table-cell office:value-type="float" office:value="2.5421149729252077E-13" table:formula="of:=STDEV([.F28:.F32])" table:style-name="ce1">
            <text:p>2.54211E-13</text:p>
          </table:table-cell>
          <table:table-cell office:value-type="float" office:value="1.0806700699103047" table:formula="of:=STDEV([.G28:.G32])" table:style-name="ce1">
            <text:p>1.08067007</text:p>
          </table:table-cell>
          <table:table-cell office:value-type="float" office:value="2.8177437782736479" table:formula="of:=STDEV([.H28:.H32])" table:style-name="ce1">
            <text:p>2.817743778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4.6043457732885401E-3" table:formula="of:=STDEV([.K28:.K32])" table:style-name="ce1">
            <text:p>0.004604346</text:p>
          </table:table-cell>
          <table:table-cell office:value-type="float" office:value="1.8165902124584851E-2" table:formula="of:=STDEV([.L28:.L32])" table:style-name="ce1">
            <text:p>0.018165902</text:p>
          </table:table-cell>
          <table:table-cell office:value-type="float" office:value="1.643167672515439E-3" table:formula="of:=STDEV([.M28:.M32])" table:style-name="ce1">
            <text:p>0.001643168</text:p>
          </table:table-cell>
          <table:table-cell office:value-type="float" office:value="1.643167672515439E-3" table:formula="of:=STDEV([.N28:.N32])" table:style-name="ce1">
            <text:p>0.001643168</text:p>
          </table:table-cell>
          <table:table-cell office:value-type="float" office:value="4.9799598391954969E-3" table:formula="of:=STDEV([.O28:.O32])" table:style-name="ce1">
            <text:p>0.00497996</text:p>
          </table:table-cell>
          <table:table-cell office:value-type="float" office:value="4.4721359549995832E-3" table:formula="of:=STDEV([.P28:.P32])" table:style-name="ce1">
            <text:p>0.004472136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2.5676837811537425E-2" table:formula="of:=STDEV([.S28:.S32])" table:style-name="ce1">
            <text:p>0.025676838</text:p>
          </table:table-cell>
          <table:table-cell office:value-type="float" office:value="3.5297422002180258E-2" table:formula="of:=STDEV([.T28:.T32])" table:style-name="ce1">
            <text:p>0.035297422</text:p>
          </table:table-cell>
          <table:table-cell office:value-type="float" office:value="8.9442719100031381E-5" table:formula="of:=STDEV([.U28:.U32])" table:style-name="ce1">
            <text:p>8.94427E-05</text:p>
          </table:table-cell>
          <table:table-cell office:value-type="float" office:value="0" table:formula="of:=STDEV([.V28:.V32])" table:style-name="ce1">
            <text:p>0</text:p>
          </table:table-cell>
          <table:table-cell office:value-type="float" office:value="1.9793938466106573E-3" table:formula="of:=STDEV([.W28:.W32])" table:style-name="ce1">
            <text:p>0.001979394</text:p>
          </table:table-cell>
          <table:table-cell office:value-type="float" office:value="3.8272705679113042E-3" table:formula="of:=STDEV([.X28:.X32])" table:style-name="ce1">
            <text:p>0.003827271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5.5713553108736526E-2" table:formula="of:=STDEV([.AA28:.AA32])" table:style-name="ce1">
            <text:p>0.055713553</text:p>
          </table:table-cell>
          <table:table-cell office:value-type="float" office:value="5.2022033793384131E-2" table:formula="of:=STDEV([.AB28:.AB32])" table:style-name="ce1">
            <text:p>0.052022034</text:p>
          </table:table-cell>
          <table:table-cell office:value-type="float" office:value="1.3416407864997261E-4" table:formula="of:=STDEV([.AC28:.AC32])" table:style-name="ce1">
            <text:p>0.000134164</text:p>
          </table:table-cell>
          <table:table-cell office:value-type="float" office:value="1.3416407864997261E-4" table:formula="of:=STDEV([.AD28:.AD32])" table:style-name="ce1">
            <text:p>0.000134164</text:p>
          </table:table-cell>
          <table:table-cell office:value-type="float" office:value="1.3478390111582309E-2" table:formula="of:=STDEV([.AE28:.AE32])" table:style-name="ce1">
            <text:p>0.01347839</text:p>
          </table:table-cell>
          <table:table-cell office:value-type="float" office:value="1.1137414421668978E-2" table:formula="of:=STDEV([.AF28:.AF32])" table:style-name="ce1">
            <text:p>0.011137414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0.9883976932389269" table:formula="of:=STDEV([.C33:.C37])" table:style-name="ce1">
            <text:p>0.988397693</text:p>
          </table:table-cell>
          <table:table-cell office:value-type="float" office:value="2.2631990632729999" table:formula="of:=STDEV([.D33:.D37])" table:style-name="ce1">
            <text:p>2.263199063</text:p>
          </table:table-cell>
          <table:table-cell office:value-type="float" office:value="2.5421149729252077E-13" table:formula="of:=STDEV([.E33:.E37])" table:style-name="ce1">
            <text:p>2.54211E-13</text:p>
          </table:table-cell>
          <table:table-cell office:value-type="float" office:value="2.5421149729252077E-13" table:formula="of:=STDEV([.F33:.F37])" table:style-name="ce1">
            <text:p>2.54211E-13</text:p>
          </table:table-cell>
          <table:table-cell office:value-type="float" office:value="1.05707142615813" table:formula="of:=STDEV([.G33:.G37])" table:style-name="ce1">
            <text:p>1.057071426</text:p>
          </table:table-cell>
          <table:table-cell office:value-type="float" office:value="5.6257266197354241" table:formula="of:=STDEV([.H33:.H37])" table:style-name="ce1">
            <text:p>5.62572662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.4721359549995832E-3" table:formula="of:=STDEV([.K33:.K37])" table:style-name="ce1">
            <text:p>0.004472136</text:p>
          </table:table-cell>
          <table:table-cell office:value-type="float" office:value="4.4721359549995841E-3" table:formula="of:=STDEV([.L33:.L37])" table:style-name="ce1">
            <text:p>0.004472136</text:p>
          </table:table-cell>
          <table:table-cell office:value-type="float" office:value="0" table:formula="of:=STDEV([.M33:.M37])" table:style-name="ce1">
            <text:p>0</text:p>
          </table:table-cell>
          <table:table-cell office:value-type="float" office:value="0" table:formula="of:=STDEV([.N33:.N37])" table:style-name="ce1">
            <text:p>0</text:p>
          </table:table-cell>
          <table:table-cell office:value-type="float" office:value="8.9442719099991667E-4" table:formula="of:=STDEV([.O33:.O37])" table:style-name="ce1">
            <text:p>0.000894427</text:p>
          </table:table-cell>
          <table:table-cell office:value-type="float" office:value="5.0199601592044582E-3" table:formula="of:=STDEV([.P33:.P37])" table:style-name="ce1">
            <text:p>0.00501996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4.5334313714889335E-3" table:formula="of:=STDEV([.S33:.S37])" table:style-name="ce1">
            <text:p>0.004533431</text:p>
          </table:table-cell>
          <table:table-cell office:value-type="float" office:value="2.1988224121106296E-2" table:formula="of:=STDEV([.T33:.T37])" table:style-name="ce1">
            <text:p>0.021988224</text:p>
          </table:table-cell>
          <table:table-cell office:value-type="float" office:value="8.9442719100031381E-5" table:formula="of:=STDEV([.U33:.U37])" table:style-name="ce1">
            <text:p>8.94427E-05</text:p>
          </table:table-cell>
          <table:table-cell office:value-type="float" office:value="0" table:formula="of:=STDEV([.V33:.V37])" table:style-name="ce1">
            <text:p>0</text:p>
          </table:table-cell>
          <table:table-cell office:value-type="float" office:value="2.7928480087537908E-3" table:formula="of:=STDEV([.W33:.W37])" table:style-name="ce1">
            <text:p>0.002792848</text:p>
          </table:table-cell>
          <table:table-cell office:value-type="float" office:value="3.8078865529319614E-3" table:formula="of:=STDEV([.X33:.X37])" table:style-name="ce1">
            <text:p>0.003807887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1.6966201696313743E-2" table:formula="of:=STDEV([.AA33:.AA37])" table:style-name="ce1">
            <text:p>0.016966202</text:p>
          </table:table-cell>
          <table:table-cell office:value-type="float" office:value="3.3064905867097247E-2" table:formula="of:=STDEV([.AB33:.AB37])" table:style-name="ce1">
            <text:p>0.033064906</text:p>
          </table:table-cell>
          <table:table-cell office:value-type="float" office:value="1.2412670766236366E-16" table:formula="of:=STDEV([.AC33:.AC37])" table:style-name="ce1">
            <text:p>1.24127E-16</text:p>
          </table:table-cell>
          <table:table-cell office:value-type="float" office:value="1.2412670766236366E-16" table:formula="of:=STDEV([.AD33:.AD37])" table:style-name="ce1">
            <text:p>1.24127E-16</text:p>
          </table:table-cell>
          <table:table-cell office:value-type="float" office:value="1.3997678378931278E-2" table:formula="of:=STDEV([.AE33:.AE37])" table:style-name="ce1">
            <text:p>0.013997678</text:p>
          </table:table-cell>
          <table:table-cell office:value-type="float" office:value="1.3691676303506452E-2" table:formula="of:=STDEV([.AF33:.AF37])" table:style-name="ce1">
            <text:p>0.013691676</text:p>
          </table:table-cell>
          <table:table-cell table:number-columns-repeated="16352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.476204592866476" table:formula="of:=STDEV([.C38:.C42])" table:style-name="ce1">
            <text:p>1.476204593</text:p>
          </table:table-cell>
          <table:table-cell office:value-type="float" office:value="0.70871715091425314" table:formula="of:=STDEV([.D38:.D42])" table:style-name="ce1">
            <text:p>0.708717151</text:p>
          </table:table-cell>
          <table:table-cell office:value-type="float" office:value="2.5421149729252077E-13" table:formula="of:=STDEV([.E38:.E42])" table:style-name="ce1">
            <text:p>2.54211E-13</text:p>
          </table:table-cell>
          <table:table-cell office:value-type="float" office:value="2.5421149729252077E-13" table:formula="of:=STDEV([.F38:.F42])" table:style-name="ce1">
            <text:p>2.54211E-13</text:p>
          </table:table-cell>
          <table:table-cell office:value-type="float" office:value="0.90891693789917916" table:formula="of:=STDEV([.G38:.G42])" table:style-name="ce1">
            <text:p>0.908916938</text:p>
          </table:table-cell>
          <table:table-cell office:value-type="float" office:value="1.5164432069813585" table:formula="of:=STDEV([.H38:.H42])" table:style-name="ce1">
            <text:p>1.516443207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STDEV([.K38:.K42])" table:style-name="ce1">
            <text:p>0</text:p>
          </table:table-cell>
          <table:table-cell office:value-type="float" office:value="1.3667479650615922E-2" table:formula="of:=STDEV([.L38:.L42])" table:style-name="ce1">
            <text:p>0.01366748</text:p>
          </table:table-cell>
          <table:table-cell office:value-type="float" office:value="0" table:formula="of:=STDEV([.M38:.M42])" table:style-name="ce1">
            <text:p>0</text:p>
          </table:table-cell>
          <table:table-cell office:value-type="float" office:value="0" table:formula="of:=STDEV([.N38:.N42])" table:style-name="ce1">
            <text:p>0</text:p>
          </table:table-cell>
          <table:table-cell office:value-type="float" office:value="4.4721359549995841E-3" table:formula="of:=STDEV([.O38:.O42])" table:style-name="ce1">
            <text:p>0.004472136</text:p>
          </table:table-cell>
          <table:table-cell office:value-type="float" office:value="4.4721359549995832E-3" table:formula="of:=STDEV([.P38:.P42])" table:style-name="ce1">
            <text:p>0.004472136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1.9086644545335849E-2" table:formula="of:=STDEV([.S38:.S42])" table:style-name="ce1">
            <text:p>0.019086645</text:p>
          </table:table-cell>
          <table:table-cell office:value-type="float" office:value="2.5584917431955873E-2" table:formula="of:=STDEV([.T38:.T42])" table:style-name="ce1">
            <text:p>0.025584917</text:p>
          </table:table-cell>
          <table:table-cell office:value-type="float" office:value="0" table:formula="of:=STDEV([.U38:.U42])" table:style-name="ce1">
            <text:p>0</text:p>
          </table:table-cell>
          <table:table-cell office:value-type="float" office:value="0" table:formula="of:=STDEV([.V38:.V42])" table:style-name="ce1">
            <text:p>0</text:p>
          </table:table-cell>
          <table:table-cell office:value-type="float" office:value="2.132604042010636E-3" table:formula="of:=STDEV([.W38:.W42])" table:style-name="ce1">
            <text:p>0.002132604</text:p>
          </table:table-cell>
          <table:table-cell office:value-type="float" office:value="1.6994116628998512E-3" table:formula="of:=STDEV([.X38:.X42])" table:style-name="ce1">
            <text:p>0.001699412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5.0117861087640228E-2" table:formula="of:=STDEV([.AA38:.AA42])" table:style-name="ce1">
            <text:p>0.050117861</text:p>
          </table:table-cell>
          <table:table-cell office:value-type="float" office:value="4.1402198009284519E-2" table:formula="of:=STDEV([.AB38:.AB42])" table:style-name="ce1">
            <text:p>0.041402198</text:p>
          </table:table-cell>
          <table:table-cell office:value-type="float" office:value="1.6431676725153172E-4" table:formula="of:=STDEV([.AC38:.AC42])" table:style-name="ce1">
            <text:p>0.000164317</text:p>
          </table:table-cell>
          <table:table-cell office:value-type="float" office:value="1.3416407864997261E-4" table:formula="of:=STDEV([.AD38:.AD42])" table:style-name="ce1">
            <text:p>0.000134164</text:p>
          </table:table-cell>
          <table:table-cell office:value-type="float" office:value="3.9264487772031498E-3" table:formula="of:=STDEV([.AE38:.AE42])" table:style-name="ce1">
            <text:p>0.003926449</text:p>
          </table:table-cell>
          <table:table-cell office:value-type="float" office:value="1.9162463307205446E-3" table:formula="of:=STDEV([.AF38:.AF42])" table:style-name="ce1">
            <text:p>0.001916246</text:p>
          </table:table-cell>
          <table:table-cell table:number-columns-repeated="16352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spanned="4" table:number-rows-spanned="1" table:style-name="ce7"/>
          <table:covered-table-cell table:number-columns-repeated="3"/>
          <table:table-cell table:number-columns-repeated="3" table:style-name="ce3"/>
          <table:table-cell table:number-columns-spanned="6" table:number-rows-spanned="1" table:style-name="ce7"/>
          <table:covered-table-cell table:number-columns-repeated="5"/>
          <table:table-cell table:number-columns-spanned="4" table:number-rows-spanned="1" table:style-name="ce7"/>
          <table:covered-table-cell table:number-columns-repeated="3"/>
          <table:table-cell table:number-columns-repeated="16367"/>
        </table:table-row>
        <table:table-row table:style-name="ro2">
          <table:table-cell table:number-columns-spanned="4" table:number-rows-spanned="1" table:style-name="ce7"/>
          <table:covered-table-cell table:number-columns-repeated="3"/>
          <table:table-cell table:number-columns-repeated="3" table:style-name="ce3"/>
          <table:table-cell table:number-columns-spanned="4" table:number-rows-spanned="1" table:style-name="ce7"/>
          <table:covered-table-cell table:number-columns-repeated="3"/>
          <table:table-cell table:number-columns-repeated="2" table:style-name="ce3"/>
          <table:table-cell table:number-columns-spanned="4" table:number-rows-spanned="1" table:style-name="ce7"/>
          <table:covered-table-cell table:number-columns-repeated="3"/>
          <table:table-cell table:number-columns-repeated="16367"/>
        </table:table-row>
        <table:table-row table:style-name="ro2">
          <table:table-cell table:number-columns-repeated="3" table:style-name="ce3"/>
          <table:table-cell table:number-columns-repeated="2" table:style-name="ce2"/>
          <table:table-cell table:style-name="ce3"/>
          <table:table-cell table:style-name="ce1"/>
          <table:table-cell table:number-columns-repeated="3" table:style-name="ce3"/>
          <table:table-cell table:number-columns-repeated="2" table:style-name="ce2"/>
          <table:table-cell table:number-columns-repeated="4" table:style-name="ce3"/>
          <table:table-cell table:style-name="ce2"/>
          <table:table-cell table:number-columns-repeated="16367"/>
        </table:table-row>
        <table:table-row table:style-name="ro2">
          <table:table-cell table:number-columns-repeated="5" table:style-name="ce3"/>
          <table:table-cell table:style-name="ce1"/>
          <table:table-cell table:number-columns-repeated="11" table:style-name="ce3"/>
          <table:table-cell table:number-columns-repeated="16367"/>
        </table:table-row>
        <table:table-row table:style-name="ro2">
          <table:table-cell table:number-columns-spanned="1" table:number-rows-spanned="5" table:style-name="ce7"/>
          <table:table-cell table:number-columns-repeated="2" table:style-name="ce1"/>
          <table:table-cell table:style-name="ce3"/>
          <table:table-cell table:number-columns-repeated="3" table:style-name="ce1"/>
          <table:table-cell table:number-columns-spanned="1" table:number-rows-spanned="5" table:style-name="ce7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spanned="1" table:number-rows-spanned="5" table:style-name="ce7"/>
          <table:table-cell table:number-columns-repeated="2" table:style-name="ce1"/>
          <table:table-cell table:style-name="ce3"/>
          <table:table-cell table:number-columns-repeated="16367"/>
        </table:table-row>
        <table:table-row table:number-rows-repeated="4" table:style-name="ro2">
          <table:covered-table-cell/>
          <table:table-cell table:number-columns-repeated="2" table:style-name="ce1"/>
          <table:table-cell table:style-name="ce3"/>
          <table:table-cell table:number-columns-repeated="3" table:style-name="ce1"/>
          <table:covered-table-cell/>
          <table:table-cell table:number-columns-repeated="2" table:style-name="ce1"/>
          <table:table-cell table:style-name="ce3"/>
          <table:table-cell table:number-columns-repeated="2" table:style-name="ce1"/>
          <table:covered-table-cell/>
          <table:table-cell table:number-columns-repeated="2" table:style-name="ce1"/>
          <table:table-cell table:style-name="ce3"/>
          <table:table-cell table:number-columns-repeated="16367"/>
        </table:table-row>
        <table:table-row table:style-name="ro2">
          <table:table-cell office:value-type="string" table:number-columns-spanned="10" table:number-rows-spanned="1" table:style-name="ce5">
            <text:p>Without Aggregators and Accumulators</text:p>
          </table:table-cell>
          <table:covered-table-cell table:number-columns-repeated="9"/>
          <table:table-cell table:style-name="ce3"/>
          <table:table-cell table:number-columns-repeated="4" table:style-name="ce1"/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number-columns-spanned="2" table:number-rows-spanned="1" table:style-name="ce7"/>
          <table:covered-table-cell/>
          <table:table-cell table:style-name="ce1"/>
          <table:table-cell table:number-columns-spanned="2" table:number-rows-spanned="1" table:style-name="ce7"/>
          <table:covered-table-cell/>
          <table:table-cell table:style-name="ce2"/>
          <table:table-cell table:number-columns-spanned="2" table:number-rows-spanned="1" table:style-name="ce7"/>
          <table:covered-table-cell/>
          <table:table-cell table:style-name="ce1"/>
          <table:table-cell table:number-columns-spanned="2" table:number-rows-spanned="1" table:style-name="ce7"/>
          <table:covered-table-cell/>
          <table:table-cell table:style-name="ce1"/>
          <table:table-cell table:number-columns-spanned="2" table:number-rows-spanned="1" table:style-name="ce7"/>
          <table:covered-table-cell/>
          <table:table-cell table:number-columns-repeated="16369" table:style-name="ce1"/>
        </table:table-row>
        <table:table-row table:style-name="ro2">
          <table:table-cell table:style-name="ce1"/>
          <table:table-cell table:style-name="ce3"/>
          <table:table-cell office:value-type="string" table:style-name="ce3">
            <text:p>Rank</text:p>
          </table:table-cell>
          <table:table-cell office:value-type="string" table:style-name="ce2">
            <text:p>MAP</text:p>
          </table:table-cell>
          <table:table-cell office:value-type="string" table:style-name="ce3">
            <text:p>MRR</text:p>
          </table:table-cell>
          <table:table-cell office:value-type="string" table:style-name="ce3">
            <text:p>R-Prec</text:p>
          </table:table-cell>
          <table:table-cell office:value-type="string" table:style-name="ce3">
            <text:p>Epoch</text:p>
          </table:table-cell>
          <table:table-cell table:number-columns-repeated="9" table:style-name="ce3"/>
          <table:table-cell table:number-columns-repeated="16368" table:style-name="ce1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13" table:style-name="ce3"/>
          <table:table-cell table:number-columns-repeated="16369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139.97" table:style-name="ce1">
            <text:p>1139.97</text:p>
          </table:table-cell>
          <table:table-cell office:value-type="float" office:value="5.1909999999999998E-2" table:style-name="ce1">
            <text:p>0.05191</text:p>
          </table:table-cell>
          <table:table-cell office:value-type="float" office:value="3.1099999999999999E-2" table:style-name="ce1">
            <text:p>0.0311</text:p>
          </table:table-cell>
          <table:table-cell office:value-type="float" office:value="4.2450000000000002E-2" table:style-name="ce1">
            <text:p>0.04245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137.67" table:style-name="ce1">
            <text:p>1137.67</text:p>
          </table:table-cell>
          <table:table-cell office:value-type="float" office:value="4.9399999999999999E-2" table:style-name="ce1">
            <text:p>0.0494</text:p>
          </table:table-cell>
          <table:table-cell office:value-type="float" office:value="3.1850000000000003E-2" table:style-name="ce1">
            <text:p>0.03185</text:p>
          </table:table-cell>
          <table:table-cell office:value-type="float" office:value="4.4609999999999997E-2" table:style-name="ce1">
            <text:p>0.04461</text:p>
          </table:table-cell>
          <table:table-cell office:value-type="float" office:value="125" table:style-name="ce1">
            <text:p>12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156.22" table:style-name="ce1">
            <text:p>1156.22</text:p>
          </table:table-cell>
          <table:table-cell office:value-type="float" office:value="5.16E-2" table:style-name="ce1">
            <text:p>0.0516</text:p>
          </table:table-cell>
          <table:table-cell office:value-type="float" office:value="3.5819999999999998E-2" table:style-name="ce1">
            <text:p>0.03582</text:p>
          </table:table-cell>
          <table:table-cell office:value-type="float" office:value="4.6589999999999999E-2" table:style-name="ce1">
            <text:p>0.04659</text:p>
          </table:table-cell>
          <table:table-cell office:value-type="float" office:value="125" table:style-name="ce1">
            <text:p>12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150.48" table:style-name="ce1">
            <text:p>1150.48</text:p>
          </table:table-cell>
          <table:table-cell office:value-type="float" office:value="5.6340000000000001E-2" table:style-name="ce1">
            <text:p>0.05634</text:p>
          </table:table-cell>
          <table:table-cell office:value-type="float" office:value="3.7929999999999998E-2" table:style-name="ce1">
            <text:p>0.03793</text:p>
          </table:table-cell>
          <table:table-cell office:value-type="float" office:value="4.7370000000000002E-2" table:style-name="ce1">
            <text:p>0.04737</text:p>
          </table:table-cell>
          <table:table-cell office:value-type="float" office:value="100" table:style-name="ce1">
            <text:p>10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185.8900000000001" table:style-name="ce1">
            <text:p>1185.89</text:p>
          </table:table-cell>
          <table:table-cell office:value-type="float" office:value="4.9459999999999997E-2" table:style-name="ce1">
            <text:p>0.04946</text:p>
          </table:table-cell>
          <table:table-cell office:value-type="float" office:value="3.1460000000000002E-2" table:style-name="ce1">
            <text:p>0.03146</text:p>
          </table:table-cell>
          <table:table-cell office:value-type="float" office:value="4.129E-2" table:style-name="ce1">
            <text:p>0.04129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098.92" table:style-name="ce1">
            <text:p>1098.92</text:p>
          </table:table-cell>
          <table:table-cell office:value-type="float" office:value="5.5059999999999998E-2" table:style-name="ce1">
            <text:p>0.05506</text:p>
          </table:table-cell>
          <table:table-cell office:value-type="float" office:value="3.2660000000000002E-2" table:style-name="ce1">
            <text:p>0.03266</text:p>
          </table:table-cell>
          <table:table-cell office:value-type="float" office:value="4.768E-2" table:style-name="ce1">
            <text:p>0.04768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117.1400000000001" table:style-name="ce1">
            <text:p>1117.14</text:p>
          </table:table-cell>
          <table:table-cell office:value-type="float" office:value="5.246E-2" table:style-name="ce1">
            <text:p>0.05246</text:p>
          </table:table-cell>
          <table:table-cell office:value-type="float" office:value="3.372E-2" table:style-name="ce1">
            <text:p>0.03372</text:p>
          </table:table-cell>
          <table:table-cell office:value-type="float" office:value="4.4949999999999997E-2" table:style-name="ce1">
            <text:p>0.04495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148.21" table:style-name="ce1">
            <text:p>1148.21</text:p>
          </table:table-cell>
          <table:table-cell office:value-type="float" office:value="5.3429999999999998E-2" table:style-name="ce1">
            <text:p>0.05343</text:p>
          </table:table-cell>
          <table:table-cell office:value-type="float" office:value="3.3110000000000001E-2" table:style-name="ce1">
            <text:p>0.03311</text:p>
          </table:table-cell>
          <table:table-cell office:value-type="float" office:value="4.7059999999999998E-2" table:style-name="ce1">
            <text:p>0.04706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119.21" table:style-name="ce1">
            <text:p>1119.21</text:p>
          </table:table-cell>
          <table:table-cell office:value-type="float" office:value="5.3240000000000003E-2" table:style-name="ce1">
            <text:p>0.05324</text:p>
          </table:table-cell>
          <table:table-cell office:value-type="float" office:value="3.4160000000000003E-2" table:style-name="ce1">
            <text:p>0.03416</text:p>
          </table:table-cell>
          <table:table-cell office:value-type="float" office:value="4.7120000000000002E-2" table:style-name="ce1">
            <text:p>0.04712</text:p>
          </table:table-cell>
          <table:table-cell office:value-type="float" office:value="125" table:style-name="ce1">
            <text:p>12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082.1199999999999" table:style-name="ce1">
            <text:p>1082.12</text:p>
          </table:table-cell>
          <table:table-cell office:value-type="float" office:value="5.8749999999999997E-2" table:style-name="ce1">
            <text:p>0.05875</text:p>
          </table:table-cell>
          <table:table-cell office:value-type="float" office:value="3.7249999999999998E-2" table:style-name="ce1">
            <text:p>0.03725</text:p>
          </table:table-cell>
          <table:table-cell office:value-type="float" office:value="4.9829999999999999E-2" table:style-name="ce1">
            <text:p>0.04983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279.19" table:style-name="ce1">
            <text:p>1279.19</text:p>
          </table:table-cell>
          <table:table-cell office:value-type="float" office:value="4.2779999999999999E-2" table:style-name="ce1">
            <text:p>0.04278</text:p>
          </table:table-cell>
          <table:table-cell office:value-type="float" office:value="2.8989999999999998E-2" table:style-name="ce1">
            <text:p>0.02899</text:p>
          </table:table-cell>
          <table:table-cell office:value-type="float" office:value="3.8960000000000002E-2" table:style-name="ce1">
            <text:p>0.03896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319.81" table:style-name="ce1">
            <text:p>1319.81</text:p>
          </table:table-cell>
          <table:table-cell office:value-type="float" office:value="3.9690000000000003E-2" table:style-name="ce1">
            <text:p>0.03969</text:p>
          </table:table-cell>
          <table:table-cell office:value-type="float" office:value="2.657E-2" table:style-name="ce1">
            <text:p>0.02657</text:p>
          </table:table-cell>
          <table:table-cell office:value-type="float" office:value="3.5360000000000003E-2" table:style-name="ce1">
            <text:p>0.03536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314.69" table:style-name="ce1">
            <text:p>1314.69</text:p>
          </table:table-cell>
          <table:table-cell office:value-type="float" office:value="4.0629999999999999E-2" table:style-name="ce1">
            <text:p>0.04063</text:p>
          </table:table-cell>
          <table:table-cell office:value-type="float" office:value="2.683E-2" table:style-name="ce1">
            <text:p>0.02683</text:p>
          </table:table-cell>
          <table:table-cell office:value-type="float" office:value="3.8609999999999998E-2" table:style-name="ce1">
            <text:p>0.03861</text:p>
          </table:table-cell>
          <table:table-cell office:value-type="float" office:value="150" table:style-name="ce1">
            <text:p>15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309.03" table:style-name="ce1">
            <text:p>1309.03</text:p>
          </table:table-cell>
          <table:table-cell office:value-type="float" office:value="4.2799999999999998E-2" table:style-name="ce1">
            <text:p>0.0428</text:p>
          </table:table-cell>
          <table:table-cell office:value-type="float" office:value="3.0179999999999998E-2" table:style-name="ce1">
            <text:p>0.03018</text:p>
          </table:table-cell>
          <table:table-cell office:value-type="float" office:value="4.0579999999999998E-2" table:style-name="ce1">
            <text:p>0.04058</text:p>
          </table:table-cell>
          <table:table-cell office:value-type="float" office:value="100" table:style-name="ce1">
            <text:p>10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356.49" table:style-name="ce1">
            <text:p>1356.49</text:p>
          </table:table-cell>
          <table:table-cell office:value-type="float" office:value="3.9390000000000001E-2" table:style-name="ce1">
            <text:p>0.03939</text:p>
          </table:table-cell>
          <table:table-cell office:value-type="float" office:value="2.648E-2" table:style-name="ce1">
            <text:p>0.02648</text:p>
          </table:table-cell>
          <table:table-cell office:value-type="float" office:value="3.5639999999999998E-2" table:style-name="ce1">
            <text:p>0.03564</text:p>
          </table:table-cell>
          <table:table-cell office:value-type="float" office:value="125" table:style-name="ce1">
            <text:p>125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636.12" table:style-name="ce1">
            <text:p>1636.12</text:p>
          </table:table-cell>
          <table:table-cell office:value-type="float" office:value="2.5430000000000001E-2" table:style-name="ce1">
            <text:p>0.02543</text:p>
          </table:table-cell>
          <table:table-cell office:value-type="float" office:value="1.7440000000000001E-2" table:style-name="ce1">
            <text:p>0.01744</text:p>
          </table:table-cell>
          <table:table-cell office:value-type="float" office:value="2.019E-2" table:style-name="ce1">
            <text:p>0.02019</text:p>
          </table:table-cell>
          <table:table-cell office:value-type="float" office:value="25" table:style-name="ce1">
            <text:p>2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607.34" table:style-name="ce1">
            <text:p>1607.34</text:p>
          </table:table-cell>
          <table:table-cell office:value-type="float" office:value="2.6190000000000001E-2" table:style-name="ce1">
            <text:p>0.02619</text:p>
          </table:table-cell>
          <table:table-cell office:value-type="float" office:value="1.7639999999999999E-2" table:style-name="ce1">
            <text:p>0.01764</text:p>
          </table:table-cell>
          <table:table-cell office:value-type="float" office:value="2.1989999999999999E-2" table:style-name="ce1">
            <text:p>0.02199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663.16" table:style-name="ce1">
            <text:p>1663.16</text:p>
          </table:table-cell>
          <table:table-cell office:value-type="float" office:value="2.4979999999999999E-2" table:style-name="ce1">
            <text:p>0.02498</text:p>
          </table:table-cell>
          <table:table-cell office:value-type="float" office:value="1.7260000000000001E-2" table:style-name="ce1">
            <text:p>0.01726</text:p>
          </table:table-cell>
          <table:table-cell office:value-type="float" office:value="2.0420000000000001E-2" table:style-name="ce1">
            <text:p>0.02042</text:p>
          </table:table-cell>
          <table:table-cell office:value-type="float" office:value="25" table:style-name="ce1">
            <text:p>2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656.06" table:style-name="ce1">
            <text:p>1656.06</text:p>
          </table:table-cell>
          <table:table-cell office:value-type="float" office:value="2.743E-2" table:style-name="ce1">
            <text:p>0.02743</text:p>
          </table:table-cell>
          <table:table-cell office:value-type="float" office:value="1.8329999999999999E-2" table:style-name="ce1">
            <text:p>0.01833</text:p>
          </table:table-cell>
          <table:table-cell office:value-type="float" office:value="2.325E-2" table:style-name="ce1">
            <text:p>0.02325</text:p>
          </table:table-cell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789.48" table:style-name="ce1">
            <text:p>1789.48</text:p>
          </table:table-cell>
          <table:table-cell office:value-type="float" office:value="2.4809999999999999E-2" table:style-name="ce1">
            <text:p>0.02481</text:p>
          </table:table-cell>
          <table:table-cell office:value-type="float" office:value="1.6650000000000002E-2" table:style-name="ce1">
            <text:p>0.01665</text:p>
          </table:table-cell>
          <table:table-cell office:value-type="float" office:value="2.1843000000000001E-2" table:style-name="ce1">
            <text:p>0.021843</text:p>
          </table:table-cell>
          <table:table-cell office:value-type="float" office:value="100" table:style-name="ce1">
            <text:p>100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887.45" table:style-name="ce1">
            <text:p>1887.45</text:p>
          </table:table-cell>
          <table:table-cell office:value-type="float" office:value="2.4400000000000002E-2" table:style-name="ce1">
            <text:p>0.0244</text:p>
          </table:table-cell>
          <table:table-cell office:value-type="float" office:value="1.7569999999999999E-2" table:style-name="ce1">
            <text:p>0.01757</text:p>
          </table:table-cell>
          <table:table-cell office:value-type="float" office:value="1.8970000000000001E-2" table:style-name="ce1">
            <text:p>0.01897</text:p>
          </table:table-cell>
          <table:table-cell office:value-type="float" office:value="100" table:style-name="ce1">
            <text:p>10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875.04" table:style-name="ce1">
            <text:p>1875.04</text:p>
          </table:table-cell>
          <table:table-cell office:value-type="float" office:value="2.4979999999999999E-2" table:style-name="ce1">
            <text:p>0.02498</text:p>
          </table:table-cell>
          <table:table-cell office:value-type="float" office:value="1.796E-2" table:style-name="ce1">
            <text:p>0.01796</text:p>
          </table:table-cell>
          <table:table-cell office:value-type="float" office:value="1.7819999999999999E-2" table:style-name="ce1">
            <text:p>0.01782</text:p>
          </table:table-cell>
          <table:table-cell office:value-type="float" office:value="100" table:style-name="ce1">
            <text:p>10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863.45" table:style-name="ce1">
            <text:p>1863.45</text:p>
          </table:table-cell>
          <table:table-cell office:value-type="float" office:value="2.3040000000000001E-2" table:style-name="ce1">
            <text:p>0.02304</text:p>
          </table:table-cell>
          <table:table-cell office:value-type="float" office:value="1.6209999999999999E-2" table:style-name="ce1">
            <text:p>0.01621</text:p>
          </table:table-cell>
          <table:table-cell office:value-type="float" office:value="1.7510000000000001E-2" table:style-name="ce1">
            <text:p>0.01751</text:p>
          </table:table-cell>
          <table:table-cell office:value-type="float" office:value="100" table:style-name="ce1">
            <text:p>100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881.41" table:style-name="ce1">
            <text:p>1881.41</text:p>
          </table:table-cell>
          <table:table-cell office:value-type="float" office:value="2.4320000000000001E-2" table:style-name="ce1">
            <text:p>0.02432</text:p>
          </table:table-cell>
          <table:table-cell office:value-type="float" office:value="1.754E-2" table:style-name="ce1">
            <text:p>0.01754</text:p>
          </table:table-cell>
          <table:table-cell office:value-type="float" office:value="1.9056E-2" table:style-name="ce1">
            <text:p>0.019056</text:p>
          </table:table-cell>
          <table:table-cell office:value-type="float" office:value="125" table:style-name="ce1">
            <text:p>125</text:p>
          </table:table-cell>
          <table:table-cell table:number-columns-repeated="16377" table:style-name="ce1"/>
        </table:table-row>
        <table:table-row table:style-name="ro3">
          <table:table-cell/>
          <table:table-cell table:style-name="ce1"/>
          <table:table-cell office:value-type="float" office:value="1839.94" table:style-name="ce1">
            <text:p>1839.94</text:p>
          </table:table-cell>
          <table:table-cell office:value-type="float" office:value="2.623E-2" table:style-name="ce1">
            <text:p>0.02623</text:p>
          </table:table-cell>
          <table:table-cell office:value-type="float" office:value="1.8679999999999999E-2" table:style-name="ce1">
            <text:p>0.01868</text:p>
          </table:table-cell>
          <table:table-cell office:value-type="float" office:value="1.992E-2" table:style-name="ce1">
            <text:p>0.01992</text:p>
          </table:table-cell>
          <table:table-cell office:value-type="float" office:value="75" table:style-name="ce1">
            <text:p>75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Mean Rank</text:p>
          </table:table-cell>
          <table:table-cell office:value-type="string" table:style-name="ce2">
            <text:p>Mean MAP</text:p>
          </table:table-cell>
          <table:table-cell office:value-type="string" table:style-name="ce2">
            <text:p>Mean MRR</text:p>
          </table:table-cell>
          <table:table-cell office:value-type="string" table:style-name="ce2">
            <text:p>Mean R-Prec</text:p>
          </table:table-cell>
          <table:table-cell office:value-type="string" table:style-name="ce2">
            <text:p>Mean epoch</text:p>
          </table:table-cell>
          <table:table-cell table:number-columns-repeated="16377" table:style-name="ce1"/>
        </table:table-row>
        <table:table-row table:style-name="ro2">
          <table:table-cell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5" table:style-name="ce3"/>
          <table:table-cell table:number-columns-repeated="16369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13" table:style-name="ce3"/>
          <table:table-cell table:number-columns-repeated="16369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154.046" table:formula="of:=AVERAGE([.C82:.C86])" table:style-name="ce1">
            <text:p>1154.046</text:p>
          </table:table-cell>
          <table:table-cell office:value-type="float" office:value="5.1741999999999996E-2" table:formula="of:=AVERAGE([.D82:.D86])" table:style-name="ce1">
            <text:p>0.051742</text:p>
          </table:table-cell>
          <table:table-cell office:value-type="float" office:value="3.3631999999999995E-2" table:formula="of:=AVERAGE([.E82:.E86])" table:style-name="ce1">
            <text:p>0.033632</text:p>
          </table:table-cell>
          <table:table-cell office:value-type="float" office:value="4.4461999999999995E-2" table:formula="of:=AVERAGE([.F82:.F86])" table:style-name="ce1">
            <text:p>0.044462</text:p>
          </table:table-cell>
          <table:table-cell office:value-type="float" office:value="100" table:formula="of:=AVERAGE([.G82:.G86])" table:style-name="ce1">
            <text:p>100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1113.1200000000001" table:formula="of:=AVERAGE([.C87:.C91])" table:style-name="ce1">
            <text:p>1113.12</text:p>
          </table:table-cell>
          <table:table-cell office:value-type="float" office:value="5.4588000000000005E-2" table:formula="of:=AVERAGE([.D87:.D91])" table:style-name="ce1">
            <text:p>0.054588</text:p>
          </table:table-cell>
          <table:table-cell office:value-type="float" office:value="3.4180000000000002E-2" table:formula="of:=AVERAGE([.E87:.E91])" table:style-name="ce1">
            <text:p>0.03418</text:p>
          </table:table-cell>
          <table:table-cell office:value-type="float" office:value="4.7327999999999995E-2" table:formula="of:=AVERAGE([.F87:.F91])" table:style-name="ce1">
            <text:p>0.047328</text:p>
          </table:table-cell>
          <table:table-cell office:value-type="float" office:value="75" table:formula="of:=AVERAGE([.G87:.G91])" table:style-name="ce1">
            <text:p>75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1315.8420000000001" table:formula="of:=AVERAGE([.C92:.C96])" table:style-name="ce1">
            <text:p>1315.842</text:p>
          </table:table-cell>
          <table:table-cell office:value-type="float" office:value="4.1057999999999997E-2" table:formula="of:=AVERAGE([.D92:.D96])" table:style-name="ce1">
            <text:p>0.041058</text:p>
          </table:table-cell>
          <table:table-cell office:value-type="float" office:value="2.7809999999999994E-2" table:formula="of:=AVERAGE([.E92:.E96])" table:style-name="ce1">
            <text:p>0.02781</text:p>
          </table:table-cell>
          <table:table-cell office:value-type="float" office:value="3.7830000000000003E-2" table:formula="of:=AVERAGE([.F92:.F96])" table:style-name="ce1">
            <text:p>0.03783</text:p>
          </table:table-cell>
          <table:table-cell office:value-type="float" office:value="100" table:formula="of:=AVERAGE([.G92:.G96])" table:style-name="ce1">
            <text:p>100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1670.432" table:formula="of:=AVERAGE([.C97:.C101])" table:style-name="ce1">
            <text:p>1670.432</text:p>
          </table:table-cell>
          <table:table-cell office:value-type="float" office:value="2.5768000000000003E-2" table:formula="of:=AVERAGE([.D97:.D101])" table:style-name="ce1">
            <text:p>0.025768</text:p>
          </table:table-cell>
          <table:table-cell office:value-type="float" office:value="1.7464E-2" table:formula="of:=AVERAGE([.E97:.E101])" table:style-name="ce1">
            <text:p>0.017464</text:p>
          </table:table-cell>
          <table:table-cell office:value-type="float" office:value="2.1538599999999998E-2" table:formula="of:=AVERAGE([.F97:.F101])" table:style-name="ce1">
            <text:p>0.0215386</text:p>
          </table:table-cell>
          <table:table-cell office:value-type="float" office:value="50" table:formula="of:=AVERAGE([.G97:.G101])" table:style-name="ce1">
            <text:p>50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869.4579999999999" table:formula="of:=AVERAGE([.C102:.C106])" table:style-name="ce1">
            <text:p>1869.458</text:p>
          </table:table-cell>
          <table:table-cell office:value-type="float" office:value="2.4593999999999998E-2" table:formula="of:=AVERAGE([.D102:.D106])" table:style-name="ce1">
            <text:p>0.024594</text:p>
          </table:table-cell>
          <table:table-cell office:value-type="float" office:value="1.7592E-2" table:formula="of:=AVERAGE([.E102:.E106])" table:style-name="ce1">
            <text:p>0.017592</text:p>
          </table:table-cell>
          <table:table-cell office:value-type="float" office:value="1.86552E-2" table:formula="of:=AVERAGE([.F102:.F106])" table:style-name="ce1">
            <text:p>0.0186552</text:p>
          </table:table-cell>
          <table:table-cell office:value-type="float" office:value="100" table:formula="of:=AVERAGE([.G102:.G106])" table:style-name="ce1">
            <text:p>100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3">
            <text:p>Best</text:p>
          </table:table-cell>
          <table:table-cell office:value-type="float" office:value="1113.1200000000001" table:formula="of:=MIN([.C111:.C115])" table:style-name="ce3">
            <text:p>1113.12</text:p>
          </table:table-cell>
          <table:table-cell office:value-type="float" office:value="5.4588000000000005E-2" table:formula="of:=MAX([.D111:.D115])" table:style-name="ce3">
            <text:p>0.054588</text:p>
          </table:table-cell>
          <table:table-cell office:value-type="float" office:value="3.4180000000000002E-2" table:formula="of:=MAX([.E111:.E115])" table:style-name="ce3">
            <text:p>0.03418</text:p>
          </table:table-cell>
          <table:table-cell office:value-type="float" office:value="4.7327999999999995E-2" table:formula="of:=MAX([.F111:.F115])" table:style-name="ce3">
            <text:p>0.047328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2">
            <text:p>Rank SD</text:p>
          </table:table-cell>
          <table:table-cell office:value-type="string" table:style-name="ce2">
            <text:p>MAP SD</text:p>
          </table:table-cell>
          <table:table-cell office:value-type="string" table:style-name="ce2">
            <text:p>MRR SD</text:p>
          </table:table-cell>
          <table:table-cell office:value-type="string" table:style-name="ce2">
            <text:p>R-Prec SD</text:p>
          </table:table-cell>
          <table:table-cell office:value-type="string" table:style-name="ce2">
            <text:p>Epoch SD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70" table:style-name="ce1"/>
        </table:table-row>
        <table:table-row table:style-name="ro2">
          <table:table-cell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5" table:style-name="ce3"/>
          <table:table-cell table:number-columns-repeated="16369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13" table:style-name="ce3"/>
          <table:table-cell table:number-columns-repeated="16369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19.350646759217142" table:formula="of:=STDEV([.C82:.C86])" table:style-name="ce1">
            <text:p>19.35064676</text:p>
          </table:table-cell>
          <table:table-cell office:value-type="float" office:value="2.8232286481969554E-3" table:formula="of:=STDEV([.D82:.D86])" table:style-name="ce1">
            <text:p>0.002823229</text:p>
          </table:table-cell>
          <table:table-cell office:value-type="float" office:value="3.0644852748871205E-3" table:formula="of:=STDEV([.E82:.E86])" table:style-name="ce1">
            <text:p>0.003064485</text:p>
          </table:table-cell>
          <table:table-cell office:value-type="float" office:value="2.6036743267928114E-3" table:formula="of:=STDEV([.F82:.F86])" table:style-name="ce1">
            <text:p>0.002603674</text:p>
          </table:table-cell>
          <table:table-cell office:value-type="float" office:value="25" table:formula="of:=STDEV([.G82:.G86])" table:style-name="ce1">
            <text:p>25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24.734573980564171" table:formula="of:=STDEV([.C87:.C91])" table:style-name="ce1">
            <text:p>24.73457398</text:p>
          </table:table-cell>
          <table:table-cell office:value-type="float" office:value="2.5115473318255404E-3" table:formula="of:=STDEV([.D87:.D91])" table:style-name="ce1">
            <text:p>0.002511547</text:p>
          </table:table-cell>
          <table:table-cell office:value-type="float" office:value="1.8091572623738369E-3" table:formula="of:=STDEV([.E87:.E91])" table:style-name="ce1">
            <text:p>0.001809157</text:p>
          </table:table-cell>
          <table:table-cell office:value-type="float" office:value="1.7431207646058269E-3" table:formula="of:=STDEV([.F87:.F91])" table:style-name="ce1">
            <text:p>0.001743121</text:p>
          </table:table-cell>
          <table:table-cell office:value-type="float" office:value="30.618621784789728" table:formula="of:=STDEV([.G87:.G91])" table:style-name="ce1">
            <text:p>30.61862178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27.654585876487086" table:formula="of:=STDEV([.C92:.C96])" table:style-name="ce1">
            <text:p>27.65458588</text:p>
          </table:table-cell>
          <table:table-cell office:value-type="float" office:value="1.6459556494632514E-3" table:formula="of:=STDEV([.D92:.D96])" table:style-name="ce1">
            <text:p>0.001645956</text:p>
          </table:table-cell>
          <table:table-cell office:value-type="float" office:value="1.679002680164626E-3" table:formula="of:=STDEV([.E92:.E96])" table:style-name="ce1">
            <text:p>0.001679003</text:p>
          </table:table-cell>
          <table:table-cell office:value-type="float" office:value="2.2552605171021812E-3" table:formula="of:=STDEV([.F92:.F96])" table:style-name="ce1">
            <text:p>0.002255261</text:p>
          </table:table-cell>
          <table:table-cell office:value-type="float" office:value="39.528470752104745" table:formula="of:=STDEV([.G92:.G96])" table:style-name="ce1">
            <text:p>39.52847075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69.981741333007747" table:formula="of:=STDEV([.C97:.C101])" table:style-name="ce1">
            <text:p>69.98174133</text:p>
          </table:table-cell>
          <table:table-cell office:value-type="float" office:value="1.0715969391520306E-3" table:formula="of:=STDEV([.D97:.D101])" table:style-name="ce1">
            <text:p>0.001071597</text:p>
          </table:table-cell>
          <table:table-cell office:value-type="float" office:value="6.0945057223699345E-4" table:formula="of:=STDEV([.E97:.E101])" table:style-name="ce1">
            <text:p>0.000609451</text:p>
          </table:table-cell>
          <table:table-cell office:value-type="float" office:value="1.254521741541373E-3" table:formula="of:=STDEV([.F97:.F101])" table:style-name="ce1">
            <text:p>0.001254522</text:p>
          </table:table-cell>
          <table:table-cell office:value-type="float" office:value="30.618621784789728" table:formula="of:=STDEV([.G97:.G101])" table:style-name="ce1">
            <text:p>30.61862178</text:p>
          </table:table-cell>
          <table:table-cell table:number-columns-repeated="16377" table:style-name="ce1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18.742528377996386" table:formula="of:=STDEV([.C102:.C106])" table:style-name="ce1">
            <text:p>18.74252838</text:p>
          </table:table-cell>
          <table:table-cell office:value-type="float" office:value="1.1568405248779964E-3" table:formula="of:=STDEV([.D102:.D106])" table:style-name="ce1">
            <text:p>0.001156841</text:p>
          </table:table-cell>
          <table:table-cell office:value-type="float" office:value="8.9892713831544785E-4" table:formula="of:=STDEV([.E102:.E106])" table:style-name="ce1">
            <text:p>0.000898927</text:p>
          </table:table-cell>
          <table:table-cell office:value-type="float" office:value="9.8342523864297887E-4" table:formula="of:=STDEV([.F102:.F106])" table:style-name="ce1">
            <text:p>0.000983425</text:p>
          </table:table-cell>
          <table:table-cell office:value-type="float" office:value="17.677669529663689" table:formula="of:=STDEV([.G102:.G106])" table:style-name="ce1">
            <text:p>17.67766953</text:p>
          </table:table-cell>
          <table:table-cell table:number-columns-repeated="16377" table:style-name="ce1"/>
        </table:table-row>
        <table:table-row table:style-name="ro2">
          <table:table-cell/>
          <table:table-cell office:value-type="string" table:style-name="ce3">
            <text:p>Best</text:p>
          </table:table-cell>
          <table:table-cell office:value-type="float" office:value="18.742528377996386" table:formula="of:=MIN([.C121:.C125])" table:style-name="ce3">
            <text:p>18.74252838</text:p>
          </table:table-cell>
          <table:table-cell office:value-type="float" office:value="1.0715969391520306E-3" table:formula="of:=MIN([.D121:.D125])" table:style-name="ce3">
            <text:p>0.001071597</text:p>
          </table:table-cell>
          <table:table-cell office:value-type="float" office:value="6.0945057223699345E-4" table:formula="of:=MIN([.E121:.E125])" table:style-name="ce3">
            <text:p>0.000609451</text:p>
          </table:table-cell>
          <table:table-cell office:value-type="float" office:value="9.8342523864297887E-4" table:formula="of:=MIN([.F121:.F125])" table:style-name="ce3">
            <text:p>0.000983425</text:p>
          </table:table-cell>
          <table:table-cell table:number-columns-repeated="16378" table:style-name="ce1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style-name="ce1"/>
          <table:table-cell table:number-columns-spanned="9" table:number-rows-spanned="1" table:style-name="ce7"/>
          <table:covered-table-cell table:number-columns-repeated="8"/>
          <table:table-cell table:number-columns-spanned="9" table:number-rows-spanned="1" table:style-name="ce7"/>
          <table:covered-table-cell table:number-columns-repeated="8"/>
          <table:table-cell table:number-columns-repeated="16356" table:style-name="ce1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style-name="ce1"/>
          <table:table-cell table:number-columns-spanned="9" table:number-rows-spanned="1" table:style-name="ce7"/>
          <table:covered-table-cell table:number-columns-repeated="8"/>
          <table:table-cell table:number-columns-spanned="9" table:number-rows-spanned="1" table:style-name="ce7"/>
          <table:covered-table-cell table:number-columns-repeated="8"/>
          <table:table-cell table:number-columns-repeated="16356" table:style-name="ce1"/>
        </table:table-row>
        <table:table-row table:style-name="ro2"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style-name="ce1"/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3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16356" table:style-name="ce1"/>
        </table:table-row>
        <table:table-row table:number-rows-repeated="2" table:style-name="ro2">
          <table:table-cell table:number-columns-repeated="9" table:style-name="ce3"/>
          <table:table-cell table:style-name="ce1"/>
          <table:table-cell table:number-columns-repeated="18" table:style-name="ce3"/>
          <table:table-cell table:number-columns-repeated="16356" table:style-name="ce1"/>
        </table:table-row>
        <table:table-row table:style-name="ro2"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style-name="ce1"/>
          <table:table-cell table:number-columns-spanned="1" table:number-rows-spanned="5" table:style-name="ce7"/>
          <table:table-cell table:number-columns-repeated="8" table:style-name="ce1"/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16356" table:style-name="ce1"/>
        </table:table-row>
        <table:table-row table:number-rows-repeated="4" table:style-name="ro2">
          <table:covered-table-cell/>
          <table:table-cell table:number-columns-repeated="7" table:style-name="ce1"/>
          <table:table-cell table:style-name="ce3"/>
          <table:table-cell table:style-name="ce1"/>
          <table:covered-table-cell/>
          <table:table-cell table:number-columns-repeated="8" table:style-name="ce1"/>
          <table:covered-table-cell/>
          <table:table-cell table:number-columns-repeated="7" table:style-name="ce1"/>
          <table:table-cell table:style-name="ce3"/>
          <table:table-cell table:number-columns-repeated="16356" table:style-name="ce1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12" table:style-name="ce1"/>
          <table:table-cell table:number-columns-repeated="7" table:style-name="ce3"/>
          <table:table-cell table:number-columns-repeated="16356" table:style-name="ce1"/>
        </table:table-row>
        <table:table-row table:style-name="ro1">
          <table:table-cell table:number-columns-repeated="16384"/>
        </table:table-row>
        <table:table-row table:style-name="ro3"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number-columns-repeated="16344"/>
        </table:table-row>
        <table:table-row table:style-name="ro2"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16344"/>
        </table:table-row>
        <table:table-row table:style-name="ro2">
          <table:table-cell table:style-name="ce1"/>
          <table:table-cell table:number-columns-repeated="15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2">
          <table:table-cell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style-name="ro2">
          <table:table-cell/>
          <table:table-cell table:number-columns-repeated="7" table:style-name="ce1"/>
          <table:table-cell table:style-name="ce3"/>
          <table:table-cell table:number-columns-repeated="16375" table:style-name="ce1"/>
        </table:table-row>
        <table:table-row table:number-rows-repeated="25" table:style-name="ro1">
          <table:table-cell table:number-columns-repeated="16384"/>
        </table:table-row>
        <table:table-row table:style-name="ro3">
          <table:table-cell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number-columns-repeated="16344"/>
        </table:table-row>
        <table:table-row table:style-name="ro2">
          <table:table-cell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16344"/>
        </table:table-row>
        <table:table-row table:number-rows-repeated="2" table:style-name="ro2">
          <table:table-cell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number-rows-repeated="6" table:style-name="ro1">
          <table:table-cell table:number-columns-repeated="16384"/>
        </table:table-row>
        <table:table-row table:style-name="ro3">
          <table:table-cell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style-name="ce1"/>
          <table:table-cell table:number-columns-spanned="7" table:number-rows-spanned="1" table:style-name="ce7"/>
          <table:covered-table-cell table:number-columns-repeated="6"/>
          <table:table-cell table:number-columns-repeated="16344"/>
        </table:table-row>
        <table:table-row table:style-name="ro2">
          <table:table-cell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1"/>
          <table:table-cell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16344"/>
        </table:table-row>
        <table:table-row table:number-rows-repeated="2" table:style-name="ro2">
          <table:table-cell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style-name="ce1"/>
          <table:table-cell table:number-columns-repeated="7" table:style-name="ce3"/>
          <table:table-cell table:number-columns-repeated="16344"/>
        </table:table-row>
        <table:table-row table:number-rows-repeated="10" table:style-name="ro1">
          <table:table-cell table:number-columns-repeated="16384"/>
        </table:table-row>
        <table:table-row table:style-name="ro2">
          <table:table-cell table:number-columns-spanned="4" table:number-rows-spanned="1" table:style-name="ce7"/>
          <table:covered-table-cell table:number-columns-repeated="3"/>
          <table:table-cell table:number-columns-repeated="3" table:style-name="ce3"/>
          <table:table-cell table:number-columns-spanned="6" table:number-rows-spanned="1" table:style-name="ce7"/>
          <table:covered-table-cell table:number-columns-repeated="5"/>
          <table:table-cell table:number-columns-spanned="4" table:number-rows-spanned="1" table:style-name="ce7"/>
          <table:covered-table-cell table:number-columns-repeated="3"/>
          <table:table-cell table:number-columns-repeated="16367"/>
        </table:table-row>
        <table:table-row table:style-name="ro2">
          <table:table-cell table:number-columns-spanned="4" table:number-rows-spanned="1" table:style-name="ce7"/>
          <table:covered-table-cell table:number-columns-repeated="3"/>
          <table:table-cell table:number-columns-repeated="3" table:style-name="ce3"/>
          <table:table-cell table:number-columns-spanned="4" table:number-rows-spanned="1" table:style-name="ce7"/>
          <table:covered-table-cell table:number-columns-repeated="3"/>
          <table:table-cell table:number-columns-repeated="2" table:style-name="ce3"/>
          <table:table-cell table:number-columns-spanned="4" table:number-rows-spanned="1" table:style-name="ce7"/>
          <table:covered-table-cell table:number-columns-repeated="3"/>
          <table:table-cell table:number-columns-repeated="16367"/>
        </table:table-row>
        <table:table-row table:style-name="ro2">
          <table:table-cell table:number-columns-repeated="3" table:style-name="ce3"/>
          <table:table-cell table:number-columns-repeated="2" table:style-name="ce2"/>
          <table:table-cell table:style-name="ce3"/>
          <table:table-cell table:style-name="ce1"/>
          <table:table-cell table:number-columns-repeated="3" table:style-name="ce3"/>
          <table:table-cell table:number-columns-repeated="2" table:style-name="ce2"/>
          <table:table-cell table:number-columns-repeated="4" table:style-name="ce3"/>
          <table:table-cell table:style-name="ce2"/>
          <table:table-cell table:number-columns-repeated="16367"/>
        </table:table-row>
        <table:table-row table:style-name="ro2">
          <table:table-cell table:number-columns-repeated="5" table:style-name="ce3"/>
          <table:table-cell table:style-name="ce1"/>
          <table:table-cell table:number-columns-repeated="11" table:style-name="ce3"/>
          <table:table-cell table:number-columns-repeated="16367"/>
        </table:table-row>
        <table:table-row table:style-name="ro2">
          <table:table-cell office:value-type="string" table:number-columns-spanned="1" table:number-rows-spanned="5" table:style-name="ce6">
            <text:p>Direct AC with convnet link prediction, Weighted LINE</text:p>
          </table:table-cell>
          <table:table-cell office:value-type="string" table:style-name="ce1">
            <text:p>Average</text:p>
          </table:table-cell>
          <table:table-cell office:value-type="string" office:string-value="*" table:formula="of:=IF(ISNUMBER(AVERAGE([.C239];[.F239]; [.I239];[.L239]; [.O239]));AVERAGE([.C239];[.F239]; [.I239];[.L239]; [.O239]);&quot;*&quot;)" table:style-name="ce1">
            <text:p>*</text:p>
          </table:table-cell>
          <table:table-cell table:style-name="ce3"/>
          <table:table-cell table:number-columns-repeated="3" table:style-name="ce1"/>
          <table:table-cell office:value-type="string" table:number-columns-spanned="1" table:number-rows-spanned="5" table:style-name="ce6">
            <text:p>Direct AC link prediction, Weighted LINE, uncapped model, ReLu? activation</text:p>
          </table:table-cell>
          <table:table-cell office:value-type="string" table:style-name="ce1">
            <text:p>Average</text:p>
          </table:table-cell>
          <table:table-cell office:value-type="string" office:string-value="*" table:formula="of:=IF(ISNUMBER(AVERAGE([.C248];[.F248]; [.I248];[.L248]; [.O248]));AVERAGE([.C248];[.F248]; [.I248];[.L248]; [.O248]);&quot;*&quot;)" table:style-name="ce1">
            <text:p>*</text:p>
          </table:table-cell>
          <table:table-cell table:style-name="ce3"/>
          <table:table-cell table:number-columns-repeated="2" table:style-name="ce1"/>
          <table:table-cell office:value-type="string" table:number-columns-spanned="1" table:number-rows-spanned="5" table:style-name="ce6">
            <text:p>Direct AC link prediction, Weighted LINE, uncapped model, ReLu? activation</text:p>
          </table:table-cell>
          <table:table-cell office:value-type="string" table:style-name="ce1">
            <text:p>Average</text:p>
          </table:table-cell>
          <table:table-cell office:value-type="string" office:string-value="*" table:formula="of:=IF(ISNUMBER(MEDIAN([.C239];[.F239]; [.I239];[.L239]; [.O239]));MEDIAN([.C239];[.F239]; [.I239];[.L239]; [.O239]);&quot;*&quot;)" table:style-name="ce1">
            <text:p>*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Concatenation</text:p>
          </table:table-cell>
          <table:table-cell office:value-type="string" office:string-value="*" table:formula="of:=IF(ISNUMBER(AVERAGE([.C240];[.F240]; [.I240];[.L240]; [.O240]));AVERAGE([.C240];[.F240]; [.I240];[.L240]; [.O240]);&quot;*&quot;)" table:style-name="ce1">
            <text:p>*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Concatenation</text:p>
          </table:table-cell>
          <table:table-cell office:value-type="string" office:string-value="*" table:formula="of:=IF(ISNUMBER(AVERAGE([.C249];[.F249]; [.I249];[.L249]; [.O249]));AVERAGE([.C249];[.F249]; [.I249];[.L249]; [.O249]);&quot;*&quot;)" table:style-name="ce1">
            <text:p>*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Concatenation</text:p>
          </table:table-cell>
          <table:table-cell office:value-type="string" office:string-value="*" table:formula="of:=IF(ISNUMBER(MEDIAN([.C240];[.F240]; [.I240];[.L240]; [.O240]));MEDIAN([.C240];[.F240]; [.I240];[.L240]; [.O240]);&quot;*&quot;)" table:style-name="ce1">
            <text:p>*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Hadamard</text:p>
          </table:table-cell>
          <table:table-cell office:value-type="string" office:string-value="*" table:formula="of:=IF(ISNUMBER(AVERAGE([.C241];[.F241]; [.I241];[.L241]; [.O241]));AVERAGE([.C241];[.F241]; [.I241];[.L241]; [.O241]);&quot;*&quot;)" table:style-name="ce1">
            <text:p>*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Hadamard</text:p>
          </table:table-cell>
          <table:table-cell office:value-type="string" office:string-value="*" table:formula="of:=IF(ISNUMBER(AVERAGE([.C250];[.F250]; [.I250];[.L250]; [.O250]));AVERAGE([.C250];[.F250]; [.I250];[.L250]; [.O250]);&quot;*&quot;)" table:style-name="ce1">
            <text:p>*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Hadamard</text:p>
          </table:table-cell>
          <table:table-cell office:value-type="string" office:string-value="*" table:formula="of:=IF(ISNUMBER(MEDIAN([.C241];[.F241]; [.I241];[.L241]; [.O241]));MEDIAN([.C241];[.F241]; [.I241];[.L241]; [.O241]);&quot;*&quot;)" table:style-name="ce1">
            <text:p>*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Weighted-L1</text:p>
          </table:table-cell>
          <table:table-cell office:value-type="string" office:string-value="*" table:formula="of:=IF(ISNUMBER(AVERAGE([.C242];[.F242]; [.I242];[.L242]; [.O242]));AVERAGE([.C242];[.F242]; [.I242];[.L242]; [.O242]);&quot;*&quot;)" table:style-name="ce1">
            <text:p>*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1</text:p>
          </table:table-cell>
          <table:table-cell office:value-type="string" office:string-value="*" table:formula="of:=IF(ISNUMBER(AVERAGE([.C251];[.F251]; [.I251];[.L251]; [.O251]));AVERAGE([.C251];[.F251]; [.I251];[.L251]; [.O251]);&quot;*&quot;)" table:style-name="ce1">
            <text:p>*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1</text:p>
          </table:table-cell>
          <table:table-cell office:value-type="string" office:string-value="*" table:formula="of:=IF(ISNUMBER(MEDIAN([.C242];[.F242]; [.I242];[.L242]; [.O242]));MEDIAN([.C242];[.F242]; [.I242];[.L242]; [.O242]);&quot;*&quot;)" table:style-name="ce1">
            <text:p>*</text:p>
          </table:table-cell>
          <table:table-cell table:style-name="ce3"/>
          <table:table-cell table:number-columns-repeated="16367"/>
        </table:table-row>
        <table:table-row table:style-name="ro2">
          <table:covered-table-cell/>
          <table:table-cell office:value-type="string" table:style-name="ce1">
            <text:p>Weighted-L2</text:p>
          </table:table-cell>
          <table:table-cell office:value-type="string" office:string-value="*" table:formula="of:=IF(ISNUMBER(AVERAGE([.C243];[.F243]; [.I243];[.L243]; [.O243]));AVERAGE([.C243];[.F243]; [.I243];[.L243]; [.O243]);&quot;*&quot;)" table:style-name="ce1">
            <text:p>*</text:p>
          </table:table-cell>
          <table:table-cell table:style-name="ce3"/>
          <table:table-cell table:number-columns-repeated="3" table:style-name="ce1"/>
          <table:covered-table-cell/>
          <table:table-cell office:value-type="string" table:style-name="ce1">
            <text:p>Weighted-L2</text:p>
          </table:table-cell>
          <table:table-cell office:value-type="string" office:string-value="*" table:formula="of:=IF(ISNUMBER(AVERAGE([.C252];[.F252]; [.I252];[.L252]; [.O252]));AVERAGE([.C252];[.F252]; [.I252];[.L252]; [.O252]);&quot;*&quot;)" table:style-name="ce1">
            <text:p>*</text:p>
          </table:table-cell>
          <table:table-cell table:style-name="ce3"/>
          <table:table-cell table:number-columns-repeated="2" table:style-name="ce1"/>
          <table:covered-table-cell/>
          <table:table-cell office:value-type="string" table:style-name="ce1">
            <text:p>Weighted-L2</text:p>
          </table:table-cell>
          <table:table-cell office:value-type="string" office:string-value="*" table:formula="of:=IF(ISNUMBER(MEDIAN([.C243];[.F243]; [.I243];[.L243]; [.O243]));MEDIAN([.C243];[.F243]; [.I243];[.L243]; [.O243]);&quot;*&quot;)" table:style-name="ce1">
            <text:p>*</text:p>
          </table:table-cell>
          <table:table-cell table:style-name="ce3"/>
          <table:table-cell table:number-columns-repeated="16367"/>
        </table:table-row>
        <table:table-row table:style-name="ro2">
          <table:table-cell table:number-columns-repeated="2" table:style-name="ce1"/>
          <table:table-cell office:value-type="float" office:value="0" table:formula="of:=MIN([.C200:.C204])" table:style-name="ce3">
            <text:p>0</text:p>
          </table:table-cell>
          <table:table-cell table:number-columns-repeated="2" table:style-name="ce3"/>
          <table:table-cell table:number-columns-repeated="4" table:style-name="ce1"/>
          <table:table-cell table:number-columns-repeated="2" table:style-name="ce3"/>
          <table:table-cell table:number-columns-repeated="4" table:style-name="ce1"/>
          <table:table-cell office:value-type="float" office:value="0" table:formula="of:=MIN([.P200:.P204])" table:style-name="ce3">
            <text:p>0</text:p>
          </table:table-cell>
          <table:table-cell table:style-name="ce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number-columns-spanned="2" table:number-rows-spanned="1" table:style-name="ce5">
            <text:p>Migraine &amp; Magnesium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omatomedin &amp; Arginine Ranks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Alzheimer's &amp; Estrogen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Alzheimer's &amp; Indomethicin Ranks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chizophrenia &amp; Calcium Independent phospholipase A2 Ranks</text:p>
          </table:table-cell>
          <table:covered-table-cell/>
          <table:table-cell table:number-columns-repeated="16369" table:style-name="ce1"/>
        </table:table-row>
        <table:table-row table:style-name="ro2">
          <table:table-cell table:style-name="ce1"/>
          <table:table-cell table:style-name="ce3"/>
          <table:table-cell office:value-type="string" table:style-name="ce3">
            <text:p>Rank</text:p>
          </table:table-cell>
          <table:table-cell table:style-name="ce2"/>
          <table:table-cell table:style-name="ce3"/>
          <table:table-cell office:value-type="string" table:style-name="ce3">
            <text:p>Rank</text:p>
          </table:table-cell>
          <table:table-cell table:number-columns-repeated="2" table:style-name="ce3"/>
          <table:table-cell office:value-type="string" table:style-name="ce3">
            <text:p>Rank</text:p>
          </table:table-cell>
          <table:table-cell table:style-name="ce2"/>
          <table:table-cell table:style-name="ce3"/>
          <table:table-cell office:value-type="string" table:style-name="ce3">
            <text:p>Rank</text:p>
          </table:table-cell>
          <table:table-cell table:number-columns-repeated="2" table:style-name="ce3"/>
          <table:table-cell office:value-type="string" table:style-name="ce3">
            <text:p>Rank</text:p>
          </table:table-cell>
          <table:table-cell table:number-columns-repeated="16369" table:style-name="ce1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style-name="ce3"/>
          <table:table-cell table:number-columns-repeated="16369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number-columns-repeated="2" table:style-name="ce1"/>
          <table:table-cell office:value-type="string" table:style-name="ce1">
            <text:p>Average</text:p>
          </table:table-cell>
          <table:table-cell table:number-columns-repeated="1637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table:number-columns-repeated="2" table:style-name="ce1"/>
          <table:table-cell office:value-type="string" table:style-name="ce1">
            <text:p>Concatenation</text:p>
          </table:table-cell>
          <table:table-cell table:number-columns-repeated="2" table:style-name="ce1"/>
          <table:table-cell office:value-type="string" table:style-name="ce1">
            <text:p>Concatenation</text:p>
          </table:table-cell>
          <table:table-cell table:number-columns-repeated="2" table:style-name="ce1"/>
          <table:table-cell office:value-type="string" table:style-name="ce1">
            <text:p>Concatenation</text:p>
          </table:table-cell>
          <table:table-cell table:number-columns-repeated="2" table:style-name="ce1"/>
          <table:table-cell office:value-type="string" table:style-name="ce1">
            <text:p>Concatenation</text:p>
          </table:table-cell>
          <table:table-cell table:number-columns-repeated="1637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table:number-columns-repeated="2" table:style-name="ce1"/>
          <table:table-cell office:value-type="string" table:style-name="ce1">
            <text:p>Hadamard</text:p>
          </table:table-cell>
          <table:table-cell table:number-columns-repeated="2" table:style-name="ce1"/>
          <table:table-cell office:value-type="string" table:style-name="ce1">
            <text:p>Hadamard</text:p>
          </table:table-cell>
          <table:table-cell table:number-columns-repeated="2" table:style-name="ce1"/>
          <table:table-cell office:value-type="string" table:style-name="ce1">
            <text:p>Hadamard</text:p>
          </table:table-cell>
          <table:table-cell table:number-columns-repeated="2" table:style-name="ce1"/>
          <table:table-cell office:value-type="string" table:style-name="ce1">
            <text:p>Hadamard</text:p>
          </table:table-cell>
          <table:table-cell table:number-columns-repeated="1637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table:number-columns-repeated="2" table:style-name="ce1"/>
          <table:table-cell office:value-type="string" table:style-name="ce1">
            <text:p>Weighted-L1</text:p>
          </table:table-cell>
          <table:table-cell table:number-columns-repeated="2" table:style-name="ce1"/>
          <table:table-cell office:value-type="string" table:style-name="ce1">
            <text:p>Weighted-L1</text:p>
          </table:table-cell>
          <table:table-cell table:number-columns-repeated="2" table:style-name="ce1"/>
          <table:table-cell office:value-type="string" table:style-name="ce1">
            <text:p>Weighted-L1</text:p>
          </table:table-cell>
          <table:table-cell table:number-columns-repeated="2" table:style-name="ce1"/>
          <table:table-cell office:value-type="string" table:style-name="ce1">
            <text:p>Weighted-L1</text:p>
          </table:table-cell>
          <table:table-cell table:number-columns-repeated="16370" table:style-name="ce1"/>
        </table:table-row>
        <table:table-row table:number-rows-repeated="4" table:style-name="ro1">
          <table:table-cell table:number-columns-repeated="16384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table:number-columns-repeated="2" table:style-name="ce1"/>
          <table:table-cell office:value-type="string" table:style-name="ce1">
            <text:p>Weighted-L2</text:p>
          </table:table-cell>
          <table:table-cell table:number-columns-repeated="2" table:style-name="ce1"/>
          <table:table-cell office:value-type="string" table:style-name="ce1">
            <text:p>Weighted-L2</text:p>
          </table:table-cell>
          <table:table-cell table:number-columns-repeated="2" table:style-name="ce1"/>
          <table:table-cell office:value-type="string" table:style-name="ce1">
            <text:p>Weighted-L2</text:p>
          </table:table-cell>
          <table:table-cell table:number-columns-repeated="2" table:style-name="ce1"/>
          <table:table-cell office:value-type="string" table:style-name="ce1">
            <text:p>Weighted-L2</text:p>
          </table:table-cell>
          <table:table-cell table:number-columns-repeated="16370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5">
            <text:p>Migraine &amp; Magnesium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omatomedin &amp; Arginine Mean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Alzheimer's &amp; Estrogen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Alzheimer's &amp; Indomethicin Mea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chizophrenia &amp; Calcium Independent phospholipase A2 Mean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5" table:style-name="ce3"/>
          <table:table-cell table:number-columns-repeated="16369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style-name="ce3"/>
          <table:table-cell table:number-columns-repeated="16369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0" table:formula="of:=AVERAGE([.C210:.C214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AVERAGE([.F210:.F214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AVERAGE([.I210:.I214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AVERAGE([.L210:.L214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AVERAGE([.O210:.O214])" table:style-name="ce1">
            <text:p>#DIV/0!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0" table:formula="of:=AVERAGE([.C215:.C219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" table:formula="of:=AVERAGE([.F215:.F219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" table:formula="of:=AVERAGE([.I215:.I219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" table:formula="of:=AVERAGE([.L215:.L219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" table:formula="of:=AVERAGE([.O215:.O219])" table:style-name="ce1">
            <text:p>#DIV/0!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0" table:formula="of:=AVERAGE([.C220:.C224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AVERAGE([.F220:.F224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AVERAGE([.I220:.I224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AVERAGE([.L220:.L224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AVERAGE([.O220:.O224])" table:style-name="ce1">
            <text:p>#DIV/0!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0" table:formula="of:=AVERAGE([.C225:.C229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" table:formula="of:=AVERAGE([.F225:.F229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" table:formula="of:=AVERAGE([.I225:.I229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" table:formula="of:=AVERAGE([.L225:.L229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" table:formula="of:=AVERAGE([.O225:.O229])" table:style-name="ce1">
            <text:p>#DIV/0!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0" table:formula="of:=AVERAGE([.C230:.C234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AVERAGE([.F230:.F234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AVERAGE([.I230:.I234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AVERAGE([.L230:.L234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AVERAGE([.O230:.O234])" table:style-name="ce1">
            <text:p>#DIV/0!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5">
            <text:p>Migraine &amp; Magnesium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omatomedin &amp; Arginine Standard Deviation</text:p>
          </table:table-cell>
          <table:covered-table-cell/>
          <table:table-cell table:style-name="ce2"/>
          <table:table-cell office:value-type="string" table:number-columns-spanned="2" table:number-rows-spanned="1" table:style-name="ce5">
            <text:p>Alzheimer's &amp; Estrogen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Alzheimer's &amp; Indomethicin Standard Deviation</text:p>
          </table:table-cell>
          <table:covered-table-cell/>
          <table:table-cell table:style-name="ce1"/>
          <table:table-cell office:value-type="string" table:number-columns-spanned="2" table:number-rows-spanned="1" table:style-name="ce5">
            <text:p>Schizophrenia &amp; Calcium Independent phospholipase A2 Standard Deviation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number-columns-repeated="2" table:style-name="ce3"/>
          <table:table-cell table:style-name="ce2"/>
          <table:table-cell table:number-columns-repeated="5" table:style-name="ce3"/>
          <table:table-cell table:style-name="ce2"/>
          <table:table-cell table:number-columns-repeated="5" table:style-name="ce3"/>
          <table:table-cell table:number-columns-repeated="16369"/>
        </table:table-row>
        <table:table-row table:style-name="ro2">
          <table:table-cell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number-columns-repeated="2" table:style-name="ce3"/>
          <table:table-cell office:value-type="string" table:style-name="ce3">
            <text:p>Node Combination</text:p>
          </table:table-cell>
          <table:table-cell table:style-name="ce3"/>
          <table:table-cell table:number-columns-repeated="16369"/>
        </table:table-row>
        <table:table-row table:style-name="ro3">
          <table:table-cell/>
          <table:table-cell office:value-type="string" table:style-name="ce1">
            <text:p>Average</text:p>
          </table:table-cell>
          <table:table-cell office:value-type="float" office:value="0" table:formula="of:=STDEV([.C210:.C214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STDEV([.F210:.F214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STDEV([.I210:.I214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STDEV([.L210:.L214])" table:style-name="ce1">
            <text:p>#DIV/0!</text:p>
          </table:table-cell>
          <table:table-cell table:style-name="ce1"/>
          <table:table-cell office:value-type="string" table:style-name="ce1">
            <text:p>Average</text:p>
          </table:table-cell>
          <table:table-cell office:value-type="float" office:value="0" table:formula="of:=STDEV([.O210:.O214])" table:style-name="ce1">
            <text:p>#DIV/0!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Concatenation</text:p>
          </table:table-cell>
          <table:table-cell office:value-type="float" office:value="0" table:formula="of:=STDEV([.C215:.C219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" table:formula="of:=STDEV([.F215:.F219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" table:formula="of:=STDEV([.I215:.I219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" table:formula="of:=STDEV([.L215:.L219])" table:style-name="ce1">
            <text:p>#DIV/0!</text:p>
          </table:table-cell>
          <table:table-cell table:style-name="ce1"/>
          <table:table-cell office:value-type="string" table:style-name="ce1">
            <text:p>Concatenation</text:p>
          </table:table-cell>
          <table:table-cell office:value-type="float" office:value="0" table:formula="of:=STDEV([.O215:.O219])" table:style-name="ce1">
            <text:p>#DIV/0!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Hadamard</text:p>
          </table:table-cell>
          <table:table-cell office:value-type="float" office:value="0" table:formula="of:=STDEV([.C220:.C224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STDEV([.F220:.F224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STDEV([.I220:.I224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STDEV([.L220:.L224])" table:style-name="ce1">
            <text:p>#DIV/0!</text:p>
          </table:table-cell>
          <table:table-cell table:style-name="ce1"/>
          <table:table-cell office:value-type="string" table:style-name="ce1">
            <text:p>Hadamard</text:p>
          </table:table-cell>
          <table:table-cell office:value-type="float" office:value="0" table:formula="of:=STDEV([.O220:.O224])" table:style-name="ce1">
            <text:p>#DIV/0!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Weighted-L1</text:p>
          </table:table-cell>
          <table:table-cell office:value-type="float" office:value="0" table:formula="of:=STDEV([.C225:.C229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" table:formula="of:=STDEV([.F225:.F229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" table:formula="of:=STDEV([.I225:.I229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" table:formula="of:=STDEV([.L225:.L229])" table:style-name="ce1">
            <text:p>#DIV/0!</text:p>
          </table:table-cell>
          <table:table-cell table:style-name="ce1"/>
          <table:table-cell office:value-type="string" table:style-name="ce1">
            <text:p>Weighted-L1</text:p>
          </table:table-cell>
          <table:table-cell office:value-type="float" office:value="0" table:formula="of:=STDEV([.O225:.O229])" table:style-name="ce1">
            <text:p>#DIV/0!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1">
            <text:p>Weighted-L2</text:p>
          </table:table-cell>
          <table:table-cell office:value-type="float" office:value="0" table:formula="of:=STDEV([.C230:.C234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STDEV([.F230:.F234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STDEV([.I230:.I234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STDEV([.L230:.L234])" table:style-name="ce1">
            <text:p>#DIV/0!</text:p>
          </table:table-cell>
          <table:table-cell table:style-name="ce1"/>
          <table:table-cell office:value-type="string" table:style-name="ce1">
            <text:p>Weighted-L2</text:p>
          </table:table-cell>
          <table:table-cell office:value-type="float" office:value="0" table:formula="of:=STDEV([.O230:.O234])" table:style-name="ce1">
            <text:p>#DIV/0!</text:p>
          </table:table-cell>
          <table:table-cell table:number-columns-repeated="16369"/>
        </table:table-row>
        <table:table-row table:number-rows-repeated="6" table:style-name="ro1">
          <table:table-cell table:number-columns-repeated="16384"/>
        </table:table-row>
        <table:table-row table:style-name="ro3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style-name="ce1"/>
          <table:table-cell table:number-columns-spanned="9" table:number-rows-spanned="1" table:style-name="ce7"/>
          <table:covered-table-cell table:number-columns-repeated="8"/>
          <table:table-cell table:number-columns-spanned="9" table:number-rows-spanned="1" table:style-name="ce7"/>
          <table:covered-table-cell table:number-columns-repeated="8"/>
          <table:table-cell table:number-columns-repeated="16356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style-name="ce1"/>
          <table:table-cell table:number-columns-spanned="9" table:number-rows-spanned="1" table:style-name="ce7"/>
          <table:covered-table-cell table:number-columns-repeated="8"/>
          <table:table-cell table:number-columns-spanned="9" table:number-rows-spanned="1" table:style-name="ce7"/>
          <table:covered-table-cell table:number-columns-repeated="8"/>
          <table:table-cell table:number-columns-repeated="16356"/>
        </table:table-row>
        <table:table-row table:style-name="ro2"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style-name="ce1"/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repeated="3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16356"/>
        </table:table-row>
        <table:table-row table:number-rows-repeated="2" table:style-name="ro2">
          <table:table-cell table:number-columns-repeated="9" table:style-name="ce3"/>
          <table:table-cell table:style-name="ce1"/>
          <table:table-cell table:number-columns-repeated="18" table:style-name="ce3"/>
          <table:table-cell table:number-columns-repeated="16356"/>
        </table:table-row>
        <table:table-row table:style-name="ro2"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style-name="ce1"/>
          <table:table-cell table:number-columns-spanned="1" table:number-rows-spanned="5" table:style-name="ce7"/>
          <table:table-cell table:number-columns-repeated="8" table:style-name="ce1"/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16356"/>
        </table:table-row>
        <table:table-row table:number-rows-repeated="4" table:style-name="ro2">
          <table:covered-table-cell/>
          <table:table-cell table:number-columns-repeated="7" table:style-name="ce1"/>
          <table:table-cell table:style-name="ce3"/>
          <table:table-cell table:style-name="ce1"/>
          <table:covered-table-cell/>
          <table:table-cell table:number-columns-repeated="8" table:style-name="ce1"/>
          <table:covered-table-cell/>
          <table:table-cell table:number-columns-repeated="7" table:style-name="ce1"/>
          <table:table-cell table:style-name="ce3"/>
          <table:table-cell table:number-columns-repeated="16356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12" table:style-name="ce1"/>
          <table:table-cell table:number-columns-repeated="7" table:style-name="ce3"/>
          <table:table-cell table:number-columns-repeated="16356"/>
        </table:table-row>
        <table:table-row table:number-rows-repeated="5" table:style-name="ro1">
          <table:table-cell table:number-columns-repeated="1638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2"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2" table:style-name="ce1"/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9" table:style-name="ce3"/>
          <table:table-cell table:number-columns-repeated="2" table:style-name="ce1"/>
          <table:table-cell table:number-columns-repeated="9" table:style-name="ce3"/>
          <table:table-cell table:number-columns-repeated="16364"/>
        </table:table-row>
        <table:table-row table:style-name="ro2"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2" table:style-name="ce1"/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16364"/>
        </table:table-row>
        <table:table-row table:number-rows-repeated="4" table:style-name="ro2">
          <table:covered-table-cell/>
          <table:table-cell table:number-columns-repeated="7" table:style-name="ce1"/>
          <table:table-cell table:style-name="ce3"/>
          <table:table-cell table:number-columns-repeated="2" table:style-name="ce1"/>
          <table:covered-table-cell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4" table:style-name="ce1"/>
          <table:table-cell table:number-columns-repeated="7" table:style-name="ce3"/>
          <table:table-cell table:number-columns-repeated="16364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2"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2" table:style-name="ce1"/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9" table:style-name="ce3"/>
          <table:table-cell table:number-columns-repeated="2" table:style-name="ce1"/>
          <table:table-cell table:number-columns-repeated="9" table:style-name="ce3"/>
          <table:table-cell table:number-columns-repeated="16364"/>
        </table:table-row>
        <table:table-row table:style-name="ro2"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2" table:style-name="ce1"/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16364"/>
        </table:table-row>
        <table:table-row table:number-rows-repeated="4" table:style-name="ro2">
          <table:covered-table-cell/>
          <table:table-cell table:number-columns-repeated="7" table:style-name="ce1"/>
          <table:table-cell table:style-name="ce3"/>
          <table:table-cell table:number-columns-repeated="2" table:style-name="ce1"/>
          <table:covered-table-cell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4" table:style-name="ce1"/>
          <table:table-cell table:number-columns-repeated="7" table:style-name="ce3"/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3">
          <table:table-cell table:number-columns-spanned="9" table:number-rows-spanned="1" table:style-name="ce7"/>
          <table:covered-table-cell table:number-columns-repeated="8"/>
          <table:table-cell table:number-columns-repeated="2" table:style-name="ce1"/>
          <table:table-cell table:number-columns-spanned="9" table:number-rows-spanned="1" table:style-name="ce7"/>
          <table:covered-table-cell table:number-columns-repeated="8"/>
          <table:table-cell table:number-columns-repeated="16364"/>
        </table:table-row>
        <table:table-row table:style-name="ro2"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2" table:style-name="ce1"/>
          <table:table-cell table:number-columns-repeated="2" table:style-name="ce3"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number-columns-spanned="2" table:number-rows-spanned="1" table:style-name="ce7"/>
          <table:covered-table-cell/>
          <table:table-cell table:style-name="ce3"/>
          <table:table-cell table:number-columns-repeated="16364"/>
        </table:table-row>
        <table:table-row table:number-rows-repeated="2" table:style-name="ro2">
          <table:table-cell table:number-columns-repeated="9" table:style-name="ce3"/>
          <table:table-cell table:number-columns-repeated="2" table:style-name="ce1"/>
          <table:table-cell table:number-columns-repeated="9" table:style-name="ce3"/>
          <table:table-cell table:number-columns-repeated="16364"/>
        </table:table-row>
        <table:table-row table:style-name="ro2"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2" table:style-name="ce1"/>
          <table:table-cell table:number-columns-spanned="1" table:number-rows-spanned="5" table:style-name="ce7"/>
          <table:table-cell table:number-columns-repeated="7" table:style-name="ce1"/>
          <table:table-cell table:style-name="ce3"/>
          <table:table-cell table:number-columns-repeated="16364"/>
        </table:table-row>
        <table:table-row table:number-rows-repeated="4" table:style-name="ro2">
          <table:covered-table-cell/>
          <table:table-cell table:number-columns-repeated="7" table:style-name="ce1"/>
          <table:table-cell table:style-name="ce3"/>
          <table:table-cell table:number-columns-repeated="2" table:style-name="ce1"/>
          <table:covered-table-cell/>
          <table:table-cell table:number-columns-repeated="7" table:style-name="ce1"/>
          <table:table-cell table:style-name="ce3"/>
          <table:table-cell table:number-columns-repeated="16364"/>
        </table:table-row>
        <table:table-row table:style-name="ro2">
          <table:table-cell table:number-columns-repeated="2" table:style-name="ce1"/>
          <table:table-cell table:number-columns-repeated="7" table:style-name="ce3"/>
          <table:table-cell table:number-columns-repeated="4" table:style-name="ce1"/>
          <table:table-cell table:number-columns-repeated="7" table:style-name="ce3"/>
          <table:table-cell table:number-columns-repeated="16364"/>
        </table:table-row>
        <table:table-row table:number-rows-repeated="10482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Gamal</dc:creator>
    <meta:creation-date>2018-11-29T14:47:14Z</meta:creation-date>
    <dc:date>2020-01-22T11:05:17Z</dc:date>
    <meta:editing-cycles>815</meta:editing-cycles>
    <meta:editing-duration>PT1007149S</meta:editing-duration>
  </office:meta>
</office:document-meta>
</file>